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1957in"/>
    </style:style>
    <style:style style:name="co4" style:family="table-column">
      <style:table-column-properties fo:break-before="auto" style:column-width="2.5591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0.887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en">
      <number:number number:decimal-places="0" number:min-integer-digits="1"/>
    </number:number-style>
    <number:text-style style:name="N8100" number:language="en">
      <number:text-content/>
    </number:text-style>
    <style:style style:name="ce1" style:family="table-cell" style:parent-style-name="Excel_20_Built-in_20_Normal" style:data-style-name="N8001"/>
    <style:style style:name="ce2" style:family="table-cell" style:parent-style-name="Excel_20_Built-in_20_Normal" style:data-style-name="N8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email</text:p>
          </table:table-cell>
          <table:table-cell office:value-type="string">
            <text:p>gender</text:p>
          </table:table-cell>
          <table:table-cell office:value-type="string">
            <text:p>ip_address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wie</text:p>
          </table:table-cell>
          <table:table-cell office:value-type="string">
            <text:p>L'Homme</text:p>
          </table:table-cell>
          <table:table-cell office:value-type="string">
            <text:p>dlhomme0@furl.net</text:p>
          </table:table-cell>
          <table:table-cell office:value-type="string">
            <text:p>Male</text:p>
          </table:table-cell>
          <table:table-cell office:value-type="string">
            <text:p>142.195.98.252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is</text:p>
          </table:table-cell>
          <table:table-cell office:value-type="string">
            <text:p>Rude</text:p>
          </table:table-cell>
          <table:table-cell office:value-type="string">
            <text:p>lrude1@ameblo.jp</text:p>
          </table:table-cell>
          <table:table-cell office:value-type="string">
            <text:p>Male</text:p>
          </table:table-cell>
          <table:table-cell office:value-type="string">
            <text:p>249.250.140.236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rrett</text:p>
          </table:table-cell>
          <table:table-cell office:value-type="string">
            <text:p>Bartosik</text:p>
          </table:table-cell>
          <table:table-cell office:value-type="string">
            <text:p>jbartosik2@ed.gov</text:p>
          </table:table-cell>
          <table:table-cell office:value-type="string">
            <text:p>Male</text:p>
          </table:table-cell>
          <table:table-cell office:value-type="string">
            <text:p>209.35.90.5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astus</text:p>
          </table:table-cell>
          <table:table-cell office:value-type="string">
            <text:p>Bohlin</text:p>
          </table:table-cell>
          <table:table-cell office:value-type="string">
            <text:p>ebohlin3@si.edu</text:p>
          </table:table-cell>
          <table:table-cell office:value-type="string">
            <text:p>Male</text:p>
          </table:table-cell>
          <table:table-cell office:value-type="string">
            <text:p>203.2.187.221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essa</text:p>
          </table:table-cell>
          <table:table-cell office:value-type="string">
            <text:p>Ribbon</text:p>
          </table:table-cell>
          <table:table-cell office:value-type="string">
            <text:p>tribbon4@gravatar.com</text:p>
          </table:table-cell>
          <table:table-cell office:value-type="string">
            <text:p>Female</text:p>
          </table:table-cell>
          <table:table-cell office:value-type="string">
            <text:p>97.95.67.223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lroy</text:p>
          </table:table-cell>
          <table:table-cell office:value-type="string">
            <text:p>Heinssen</text:p>
          </table:table-cell>
          <table:table-cell office:value-type="string">
            <text:p>eheinssen5@fc2.com</text:p>
          </table:table-cell>
          <table:table-cell office:value-type="string">
            <text:p>Male</text:p>
          </table:table-cell>
          <table:table-cell office:value-type="string">
            <text:p>141.174.142.123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frem</text:p>
          </table:table-cell>
          <table:table-cell office:value-type="string">
            <text:p>Willans</text:p>
          </table:table-cell>
          <table:table-cell office:value-type="string">
            <text:p>ewillans6@istockphoto.com</text:p>
          </table:table-cell>
          <table:table-cell office:value-type="string">
            <text:p>Male</text:p>
          </table:table-cell>
          <table:table-cell office:value-type="string">
            <text:p>166.11.17.46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d</text:p>
          </table:table-cell>
          <table:table-cell office:value-type="string">
            <text:p>Stollenbecker</text:p>
          </table:table-cell>
          <table:table-cell office:value-type="string">
            <text:p>estollenbecker7@ihg.com</text:p>
          </table:table-cell>
          <table:table-cell office:value-type="string">
            <text:p>Male</text:p>
          </table:table-cell>
          <table:table-cell office:value-type="string">
            <text:p>241.20.102.204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ait</text:p>
          </table:table-cell>
          <table:table-cell office:value-type="string">
            <text:p>Vlach</text:p>
          </table:table-cell>
          <table:table-cell office:value-type="string">
            <text:p>wvlach8@europa.eu</text:p>
          </table:table-cell>
          <table:table-cell office:value-type="string">
            <text:p>Male</text:p>
          </table:table-cell>
          <table:table-cell office:value-type="string">
            <text:p>249.174.173.166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xton</text:p>
          </table:table-cell>
          <table:table-cell office:value-type="string">
            <text:p>Vertey</text:p>
          </table:table-cell>
          <table:table-cell office:value-type="string">
            <text:p>pvertey9@livejournal.com</text:p>
          </table:table-cell>
          <table:table-cell office:value-type="string">
            <text:p>Male</text:p>
          </table:table-cell>
          <table:table-cell office:value-type="string">
            <text:p>32.30.18.81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rgareta</text:p>
          </table:table-cell>
          <table:table-cell office:value-type="string">
            <text:p>Slocumb</text:p>
          </table:table-cell>
          <table:table-cell office:value-type="string">
            <text:p>mslocumba@wix.com</text:p>
          </table:table-cell>
          <table:table-cell office:value-type="string">
            <text:p>Female</text:p>
          </table:table-cell>
          <table:table-cell office:value-type="string">
            <text:p>17.190.102.186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thilia</text:p>
          </table:table-cell>
          <table:table-cell office:value-type="string">
            <text:p>Andrus</text:p>
          </table:table-cell>
          <table:table-cell office:value-type="string">
            <text:p>oandrusb@army.mil</text:p>
          </table:table-cell>
          <table:table-cell office:value-type="string">
            <text:p>Female</text:p>
          </table:table-cell>
          <table:table-cell office:value-type="string">
            <text:p>40.137.97.84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arlotta</text:p>
          </table:table-cell>
          <table:table-cell office:value-type="string">
            <text:p>Spofforth</text:p>
          </table:table-cell>
          <table:table-cell office:value-type="string">
            <text:p>cspofforthc@zdnet.com</text:p>
          </table:table-cell>
          <table:table-cell office:value-type="string">
            <text:p>Female</text:p>
          </table:table-cell>
          <table:table-cell office:value-type="string">
            <text:p>32.189.111.230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ichale</text:p>
          </table:table-cell>
          <table:table-cell office:value-type="string">
            <text:p>Klagge</text:p>
          </table:table-cell>
          <table:table-cell office:value-type="string">
            <text:p>mklagged@mlb.com</text:p>
          </table:table-cell>
          <table:table-cell office:value-type="string">
            <text:p>Male</text:p>
          </table:table-cell>
          <table:table-cell office:value-type="string">
            <text:p>234.153.116.86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ray</text:p>
          </table:table-cell>
          <table:table-cell office:value-type="string">
            <text:p>Tincknell</text:p>
          </table:table-cell>
          <table:table-cell office:value-type="string">
            <text:p>gtincknelle@elegantthemes.com</text:p>
          </table:table-cell>
          <table:table-cell office:value-type="string">
            <text:p>Female</text:p>
          </table:table-cell>
          <table:table-cell office:value-type="string">
            <text:p>142.135.170.206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oley</text:p>
          </table:table-cell>
          <table:table-cell office:value-type="string">
            <text:p>Hegley</text:p>
          </table:table-cell>
          <table:table-cell office:value-type="string">
            <text:p>rhegleyf@baidu.com</text:p>
          </table:table-cell>
          <table:table-cell office:value-type="string">
            <text:p>Male</text:p>
          </table:table-cell>
          <table:table-cell office:value-type="string">
            <text:p>168.75.8.52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arlene</text:p>
          </table:table-cell>
          <table:table-cell office:value-type="string">
            <text:p>Meneghi</text:p>
          </table:table-cell>
          <table:table-cell office:value-type="string">
            <text:p>smeneghig@nhs.uk</text:p>
          </table:table-cell>
          <table:table-cell office:value-type="string">
            <text:p>Female</text:p>
          </table:table-cell>
          <table:table-cell office:value-type="string">
            <text:p>99.58.82.78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ybila</text:p>
          </table:table-cell>
          <table:table-cell office:value-type="string">
            <text:p>McWhin</text:p>
          </table:table-cell>
          <table:table-cell office:value-type="string">
            <text:p>smcwhinh@mit.edu</text:p>
          </table:table-cell>
          <table:table-cell office:value-type="string">
            <text:p>Female</text:p>
          </table:table-cell>
          <table:table-cell office:value-type="string">
            <text:p>93.185.204.3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anenna</text:p>
          </table:table-cell>
          <table:table-cell office:value-type="string">
            <text:p>Frazer</text:p>
          </table:table-cell>
          <table:table-cell office:value-type="string">
            <text:p>jfrazeri@joomla.org</text:p>
          </table:table-cell>
          <table:table-cell office:value-type="string">
            <text:p>Female</text:p>
          </table:table-cell>
          <table:table-cell office:value-type="string">
            <text:p>76.190.238.247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utero</text:p>
          </table:table-cell>
          <table:table-cell office:value-type="string">
            <text:p>Gillease</text:p>
          </table:table-cell>
          <table:table-cell office:value-type="string">
            <text:p>lgilleasej@vimeo.com</text:p>
          </table:table-cell>
          <table:table-cell office:value-type="string">
            <text:p>Male</text:p>
          </table:table-cell>
          <table:table-cell office:value-type="string">
            <text:p>67.87.173.25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eggi</text:p>
          </table:table-cell>
          <table:table-cell office:value-type="string">
            <text:p>Pettican</text:p>
          </table:table-cell>
          <table:table-cell office:value-type="string">
            <text:p>ppetticank@technorati.com</text:p>
          </table:table-cell>
          <table:table-cell office:value-type="string">
            <text:p>Female</text:p>
          </table:table-cell>
          <table:table-cell office:value-type="string">
            <text:p>79.128.121.136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arrett</text:p>
          </table:table-cell>
          <table:table-cell office:value-type="string">
            <text:p>Hierro</text:p>
          </table:table-cell>
          <table:table-cell office:value-type="string">
            <text:p>bhierrol@cdbaby.com</text:p>
          </table:table-cell>
          <table:table-cell office:value-type="string">
            <text:p>Male</text:p>
          </table:table-cell>
          <table:table-cell office:value-type="string">
            <text:p>134.82.20.218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anya</text:p>
          </table:table-cell>
          <table:table-cell office:value-type="string">
            <text:p>Salthouse</text:p>
          </table:table-cell>
          <table:table-cell office:value-type="string">
            <text:p>vsalthousem@t.co</text:p>
          </table:table-cell>
          <table:table-cell office:value-type="string">
            <text:p>Male</text:p>
          </table:table-cell>
          <table:table-cell office:value-type="string">
            <text:p>174.15.22.224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nni</text:p>
          </table:table-cell>
          <table:table-cell office:value-type="string">
            <text:p>Bedham</text:p>
          </table:table-cell>
          <table:table-cell office:value-type="string">
            <text:p>lbedhamn@feedburner.com</text:p>
          </table:table-cell>
          <table:table-cell office:value-type="string">
            <text:p>Female</text:p>
          </table:table-cell>
          <table:table-cell office:value-type="string">
            <text:p>16.32.54.110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lie</text:p>
          </table:table-cell>
          <table:table-cell office:value-type="string">
            <text:p>Ondra</text:p>
          </table:table-cell>
          <table:table-cell office:value-type="string">
            <text:p>wondrao@myspace.com</text:p>
          </table:table-cell>
          <table:table-cell office:value-type="string">
            <text:p>Female</text:p>
          </table:table-cell>
          <table:table-cell office:value-type="string">
            <text:p>218.92.153.110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ree</text:p>
          </table:table-cell>
          <table:table-cell office:value-type="string">
            <text:p>Daughton</text:p>
          </table:table-cell>
          <table:table-cell office:value-type="string">
            <text:p>bdaughtonp@hao123.com</text:p>
          </table:table-cell>
          <table:table-cell office:value-type="string">
            <text:p>Female</text:p>
          </table:table-cell>
          <table:table-cell office:value-type="string">
            <text:p>98.25.103.241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rrissa</text:p>
          </table:table-cell>
          <table:table-cell office:value-type="string">
            <text:p>Cruikshanks</text:p>
          </table:table-cell>
          <table:table-cell office:value-type="string">
            <text:p>ccruikshanksq@foxnews.com</text:p>
          </table:table-cell>
          <table:table-cell office:value-type="string">
            <text:p>Female</text:p>
          </table:table-cell>
          <table:table-cell office:value-type="string">
            <text:p>67.158.113.211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rc</text:p>
          </table:table-cell>
          <table:table-cell office:value-type="string">
            <text:p>Abramcik</text:p>
          </table:table-cell>
          <table:table-cell office:value-type="string">
            <text:p>mabramcikr@indiatimes.com</text:p>
          </table:table-cell>
          <table:table-cell office:value-type="string">
            <text:p>Male</text:p>
          </table:table-cell>
          <table:table-cell office:value-type="string">
            <text:p>47.98.128.75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earl</text:p>
          </table:table-cell>
          <table:table-cell office:value-type="string">
            <text:p>Emerine</text:p>
          </table:table-cell>
          <table:table-cell office:value-type="string">
            <text:p>pemerines@omniture.com</text:p>
          </table:table-cell>
          <table:table-cell office:value-type="string">
            <text:p>Female</text:p>
          </table:table-cell>
          <table:table-cell office:value-type="string">
            <text:p>91.93.60.9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da</text:p>
          </table:table-cell>
          <table:table-cell office:value-type="string">
            <text:p>Reignolds</text:p>
          </table:table-cell>
          <table:table-cell office:value-type="string">
            <text:p>creignoldst@berkeley.edu</text:p>
          </table:table-cell>
          <table:table-cell office:value-type="string">
            <text:p>Female</text:p>
          </table:table-cell>
          <table:table-cell office:value-type="string">
            <text:p>140.128.193.211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rrianne</text:p>
          </table:table-cell>
          <table:table-cell office:value-type="string">
            <text:p>Jiles</text:p>
          </table:table-cell>
          <table:table-cell office:value-type="string">
            <text:p>cjilesu@pbs.org</text:p>
          </table:table-cell>
          <table:table-cell office:value-type="string">
            <text:p>Female</text:p>
          </table:table-cell>
          <table:table-cell office:value-type="string">
            <text:p>233.244.199.141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llivan</text:p>
          </table:table-cell>
          <table:table-cell office:value-type="string">
            <text:p>Pickerin</text:p>
          </table:table-cell>
          <table:table-cell office:value-type="string">
            <text:p>spickerinv@g.co</text:p>
          </table:table-cell>
          <table:table-cell office:value-type="string">
            <text:p>Male</text:p>
          </table:table-cell>
          <table:table-cell office:value-type="string">
            <text:p>65.250.126.37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margo</text:p>
          </table:table-cell>
          <table:table-cell office:value-type="string">
            <text:p>Fancourt</text:p>
          </table:table-cell>
          <table:table-cell office:value-type="string">
            <text:p>afancourtw@java.com</text:p>
          </table:table-cell>
          <table:table-cell office:value-type="string">
            <text:p>Female</text:p>
          </table:table-cell>
          <table:table-cell office:value-type="string">
            <text:p>238.170.147.16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rgi</text:p>
          </table:table-cell>
          <table:table-cell office:value-type="string">
            <text:p>Acom</text:p>
          </table:table-cell>
          <table:table-cell office:value-type="string">
            <text:p>macomx@surveymonkey.com</text:p>
          </table:table-cell>
          <table:table-cell office:value-type="string">
            <text:p>Female</text:p>
          </table:table-cell>
          <table:table-cell office:value-type="string">
            <text:p>203.79.22.206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nnadiane</text:p>
          </table:table-cell>
          <table:table-cell office:value-type="string">
            <text:p>Pickworth</text:p>
          </table:table-cell>
          <table:table-cell office:value-type="string">
            <text:p>apickworthy@apple.com</text:p>
          </table:table-cell>
          <table:table-cell office:value-type="string">
            <text:p>Female</text:p>
          </table:table-cell>
          <table:table-cell office:value-type="string">
            <text:p>137.186.3.71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er</text:p>
          </table:table-cell>
          <table:table-cell office:value-type="string">
            <text:p>Pitrelli</text:p>
          </table:table-cell>
          <table:table-cell office:value-type="string">
            <text:p>bpitrelliz@stanford.edu</text:p>
          </table:table-cell>
          <table:table-cell office:value-type="string">
            <text:p>Male</text:p>
          </table:table-cell>
          <table:table-cell office:value-type="string">
            <text:p>190.126.97.8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ante</text:p>
          </table:table-cell>
          <table:table-cell office:value-type="string">
            <text:p>Eeles</text:p>
          </table:table-cell>
          <table:table-cell office:value-type="string">
            <text:p>deeles10@npr.org</text:p>
          </table:table-cell>
          <table:table-cell office:value-type="string">
            <text:p>Male</text:p>
          </table:table-cell>
          <table:table-cell office:value-type="string">
            <text:p>142.125.85.106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ashenka</text:p>
          </table:table-cell>
          <table:table-cell office:value-type="string">
            <text:p>Carreyette</text:p>
          </table:table-cell>
          <table:table-cell office:value-type="string">
            <text:p>scarreyette11@xing.com</text:p>
          </table:table-cell>
          <table:table-cell office:value-type="string">
            <text:p>Female</text:p>
          </table:table-cell>
          <table:table-cell office:value-type="string">
            <text:p>104.80.127.22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ichael</text:p>
          </table:table-cell>
          <table:table-cell office:value-type="string">
            <text:p>Cattenach</text:p>
          </table:table-cell>
          <table:table-cell office:value-type="string">
            <text:p>mcattenach12@cornell.edu</text:p>
          </table:table-cell>
          <table:table-cell office:value-type="string">
            <text:p>Male</text:p>
          </table:table-cell>
          <table:table-cell office:value-type="string">
            <text:p>90.167.129.51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rentiss</text:p>
          </table:table-cell>
          <table:table-cell office:value-type="string">
            <text:p>Archibald</text:p>
          </table:table-cell>
          <table:table-cell office:value-type="string">
            <text:p>parchibald13@geocities.com</text:p>
          </table:table-cell>
          <table:table-cell office:value-type="string">
            <text:p>Male</text:p>
          </table:table-cell>
          <table:table-cell office:value-type="string">
            <text:p>47.254.156.165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dithe</text:p>
          </table:table-cell>
          <table:table-cell office:value-type="string">
            <text:p>Derr</text:p>
          </table:table-cell>
          <table:table-cell office:value-type="string">
            <text:p>ederr14@wix.com</text:p>
          </table:table-cell>
          <table:table-cell office:value-type="string">
            <text:p>Female</text:p>
          </table:table-cell>
          <table:table-cell office:value-type="string">
            <text:p>143.179.217.118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ussy</text:p>
          </table:table-cell>
          <table:table-cell office:value-type="string">
            <text:p>Barck</text:p>
          </table:table-cell>
          <table:table-cell office:value-type="string">
            <text:p>gbarck15@blogger.com</text:p>
          </table:table-cell>
          <table:table-cell office:value-type="string">
            <text:p>Female</text:p>
          </table:table-cell>
          <table:table-cell office:value-type="string">
            <text:p>140.130.136.21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abbi</text:p>
          </table:table-cell>
          <table:table-cell office:value-type="string">
            <text:p>Aire</text:p>
          </table:table-cell>
          <table:table-cell office:value-type="string">
            <text:p>gaire16@github.io</text:p>
          </table:table-cell>
          <table:table-cell office:value-type="string">
            <text:p>Female</text:p>
          </table:table-cell>
          <table:table-cell office:value-type="string">
            <text:p>171.145.234.252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iustina</text:p>
          </table:table-cell>
          <table:table-cell office:value-type="string">
            <text:p>Tanswill</text:p>
          </table:table-cell>
          <table:table-cell office:value-type="string">
            <text:p>gtanswill17@xing.com</text:p>
          </table:table-cell>
          <table:table-cell office:value-type="string">
            <text:p>Female</text:p>
          </table:table-cell>
          <table:table-cell office:value-type="string">
            <text:p>219.237.9.220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ora</text:p>
          </table:table-cell>
          <table:table-cell office:value-type="string">
            <text:p>Giovanitti</text:p>
          </table:table-cell>
          <table:table-cell office:value-type="string">
            <text:p>rgiovanitti18@twitter.com</text:p>
          </table:table-cell>
          <table:table-cell office:value-type="string">
            <text:p>Female</text:p>
          </table:table-cell>
          <table:table-cell office:value-type="string">
            <text:p>209.242.74.118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udolf</text:p>
          </table:table-cell>
          <table:table-cell office:value-type="string">
            <text:p>Sell</text:p>
          </table:table-cell>
          <table:table-cell office:value-type="string">
            <text:p>rsell19@hibu.com</text:p>
          </table:table-cell>
          <table:table-cell office:value-type="string">
            <text:p>Male</text:p>
          </table:table-cell>
          <table:table-cell office:value-type="string">
            <text:p>184.139.254.225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ommie</text:p>
          </table:table-cell>
          <table:table-cell office:value-type="string">
            <text:p>Dollar</text:p>
          </table:table-cell>
          <table:table-cell office:value-type="string">
            <text:p>tdollar1a@hibu.com</text:p>
          </table:table-cell>
          <table:table-cell office:value-type="string">
            <text:p>Male</text:p>
          </table:table-cell>
          <table:table-cell office:value-type="string">
            <text:p>166.38.161.200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evland</text:p>
          </table:table-cell>
          <table:table-cell office:value-type="string">
            <text:p>Garrard</text:p>
          </table:table-cell>
          <table:table-cell office:value-type="string">
            <text:p>dgarrard1b@ebay.com</text:p>
          </table:table-cell>
          <table:table-cell office:value-type="string">
            <text:p>Male</text:p>
          </table:table-cell>
          <table:table-cell office:value-type="string">
            <text:p>116.131.198.164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hristie</text:p>
          </table:table-cell>
          <table:table-cell office:value-type="string">
            <text:p>Matcham</text:p>
          </table:table-cell>
          <table:table-cell office:value-type="string">
            <text:p>cmatcham1c@buzzfeed.com</text:p>
          </table:table-cell>
          <table:table-cell office:value-type="string">
            <text:p>Male</text:p>
          </table:table-cell>
          <table:table-cell office:value-type="string">
            <text:p>66.213.252.107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lair</text:p>
          </table:table-cell>
          <table:table-cell office:value-type="string">
            <text:p>Elesander</text:p>
          </table:table-cell>
          <table:table-cell office:value-type="string">
            <text:p>aelesander1d@unesco.org</text:p>
          </table:table-cell>
          <table:table-cell office:value-type="string">
            <text:p>Male</text:p>
          </table:table-cell>
          <table:table-cell office:value-type="string">
            <text:p>81.85.81.251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icheil</text:p>
          </table:table-cell>
          <table:table-cell office:value-type="string">
            <text:p>Titcombe</text:p>
          </table:table-cell>
          <table:table-cell office:value-type="string">
            <text:p>mtitcombe1e@dmoz.org</text:p>
          </table:table-cell>
          <table:table-cell office:value-type="string">
            <text:p>Male</text:p>
          </table:table-cell>
          <table:table-cell office:value-type="string">
            <text:p>53.44.220.24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lyde</text:p>
          </table:table-cell>
          <table:table-cell office:value-type="string">
            <text:p>Klimkowski</text:p>
          </table:table-cell>
          <table:table-cell office:value-type="string">
            <text:p>cklimkowski1f@theglobeandmail.com</text:p>
          </table:table-cell>
          <table:table-cell office:value-type="string">
            <text:p>Male</text:p>
          </table:table-cell>
          <table:table-cell office:value-type="string">
            <text:p>190.123.107.58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Wendell</text:p>
          </table:table-cell>
          <table:table-cell office:value-type="string">
            <text:p>Hylton</text:p>
          </table:table-cell>
          <table:table-cell office:value-type="string">
            <text:p>whylton1g@amazon.de</text:p>
          </table:table-cell>
          <table:table-cell office:value-type="string">
            <text:p>Male</text:p>
          </table:table-cell>
          <table:table-cell office:value-type="string">
            <text:p>104.24.194.12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arly</text:p>
          </table:table-cell>
          <table:table-cell office:value-type="string">
            <text:p>Lamperti</text:p>
          </table:table-cell>
          <table:table-cell office:value-type="string">
            <text:p>flamperti1h@cdc.gov</text:p>
          </table:table-cell>
          <table:table-cell office:value-type="string">
            <text:p>Male</text:p>
          </table:table-cell>
          <table:table-cell office:value-type="string">
            <text:p>15.96.128.61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Karlotte</text:p>
          </table:table-cell>
          <table:table-cell office:value-type="string">
            <text:p>Venton</text:p>
          </table:table-cell>
          <table:table-cell office:value-type="string">
            <text:p>kventon1i@cornell.edu</text:p>
          </table:table-cell>
          <table:table-cell office:value-type="string">
            <text:p>Female</text:p>
          </table:table-cell>
          <table:table-cell office:value-type="string">
            <text:p>75.140.115.5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oyle</text:p>
          </table:table-cell>
          <table:table-cell office:value-type="string">
            <text:p>Shenfisch</text:p>
          </table:table-cell>
          <table:table-cell office:value-type="string">
            <text:p>dshenfisch1j@diigo.com</text:p>
          </table:table-cell>
          <table:table-cell office:value-type="string">
            <text:p>Male</text:p>
          </table:table-cell>
          <table:table-cell office:value-type="string">
            <text:p>0.89.56.230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Jacques</text:p>
          </table:table-cell>
          <table:table-cell office:value-type="string">
            <text:p>Britney</text:p>
          </table:table-cell>
          <table:table-cell office:value-type="string">
            <text:p>jbritney1k@marketwatch.com</text:p>
          </table:table-cell>
          <table:table-cell office:value-type="string">
            <text:p>Male</text:p>
          </table:table-cell>
          <table:table-cell office:value-type="string">
            <text:p>3.118.92.194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Karim</text:p>
          </table:table-cell>
          <table:table-cell office:value-type="string">
            <text:p>Wyard</text:p>
          </table:table-cell>
          <table:table-cell office:value-type="string">
            <text:p>kwyard1l@booking.com</text:p>
          </table:table-cell>
          <table:table-cell office:value-type="string">
            <text:p>Male</text:p>
          </table:table-cell>
          <table:table-cell office:value-type="string">
            <text:p>184.211.86.242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erton</text:p>
          </table:table-cell>
          <table:table-cell office:value-type="string">
            <text:p>Drexel</text:p>
          </table:table-cell>
          <table:table-cell office:value-type="string">
            <text:p>bdrexel1m@1688.com</text:p>
          </table:table-cell>
          <table:table-cell office:value-type="string">
            <text:p>Male</text:p>
          </table:table-cell>
          <table:table-cell office:value-type="string">
            <text:p>130.92.221.219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Jerri</text:p>
          </table:table-cell>
          <table:table-cell office:value-type="string">
            <text:p>Jaggar</text:p>
          </table:table-cell>
          <table:table-cell office:value-type="string">
            <text:p>jjaggar1n@nba.com</text:p>
          </table:table-cell>
          <table:table-cell office:value-type="string">
            <text:p>Male</text:p>
          </table:table-cell>
          <table:table-cell office:value-type="string">
            <text:p>140.215.172.129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aren</text:p>
          </table:table-cell>
          <table:table-cell office:value-type="string">
            <text:p>Barnham</text:p>
          </table:table-cell>
          <table:table-cell office:value-type="string">
            <text:p>cbarnham1o@sakura.ne.jp</text:p>
          </table:table-cell>
          <table:table-cell office:value-type="string">
            <text:p>Female</text:p>
          </table:table-cell>
          <table:table-cell office:value-type="string">
            <text:p>212.33.180.204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hacher</text:p>
          </table:table-cell>
          <table:table-cell office:value-type="string">
            <text:p>Fosh</text:p>
          </table:table-cell>
          <table:table-cell office:value-type="string">
            <text:p>tfosh1p@mac.com</text:p>
          </table:table-cell>
          <table:table-cell office:value-type="string">
            <text:p>Male</text:p>
          </table:table-cell>
          <table:table-cell office:value-type="string">
            <text:p>234.98.3.124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mbrosi</text:p>
          </table:table-cell>
          <table:table-cell office:value-type="string">
            <text:p>Folley</text:p>
          </table:table-cell>
          <table:table-cell office:value-type="string">
            <text:p>afolley1q@diigo.com</text:p>
          </table:table-cell>
          <table:table-cell office:value-type="string">
            <text:p>Male</text:p>
          </table:table-cell>
          <table:table-cell office:value-type="string">
            <text:p>241.203.102.211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enedikt</text:p>
          </table:table-cell>
          <table:table-cell office:value-type="string">
            <text:p>Brocks</text:p>
          </table:table-cell>
          <table:table-cell office:value-type="string">
            <text:p>bbrocks1r@liveinternet.ru</text:p>
          </table:table-cell>
          <table:table-cell office:value-type="string">
            <text:p>Male</text:p>
          </table:table-cell>
          <table:table-cell office:value-type="string">
            <text:p>65.30.235.184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Jud</text:p>
          </table:table-cell>
          <table:table-cell office:value-type="string">
            <text:p>Kemmer</text:p>
          </table:table-cell>
          <table:table-cell office:value-type="string">
            <text:p>jkemmer1s@liveinternet.ru</text:p>
          </table:table-cell>
          <table:table-cell office:value-type="string">
            <text:p>Male</text:p>
          </table:table-cell>
          <table:table-cell office:value-type="string">
            <text:p>141.122.200.135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amby</text:p>
          </table:table-cell>
          <table:table-cell office:value-type="string">
            <text:p>Eitter</text:p>
          </table:table-cell>
          <table:table-cell office:value-type="string">
            <text:p>beitter1t@ox.ac.uk</text:p>
          </table:table-cell>
          <table:table-cell office:value-type="string">
            <text:p>Female</text:p>
          </table:table-cell>
          <table:table-cell office:value-type="string">
            <text:p>178.187.155.160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Emma</text:p>
          </table:table-cell>
          <table:table-cell office:value-type="string">
            <text:p>Noir</text:p>
          </table:table-cell>
          <table:table-cell office:value-type="string">
            <text:p>enoir1u@earthlink.net</text:p>
          </table:table-cell>
          <table:table-cell office:value-type="string">
            <text:p>Female</text:p>
          </table:table-cell>
          <table:table-cell office:value-type="string">
            <text:p>164.4.228.249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Herbie</text:p>
          </table:table-cell>
          <table:table-cell office:value-type="string">
            <text:p>Scattergood</text:p>
          </table:table-cell>
          <table:table-cell office:value-type="string">
            <text:p>hscattergood1v@phpbb.com</text:p>
          </table:table-cell>
          <table:table-cell office:value-type="string">
            <text:p>Male</text:p>
          </table:table-cell>
          <table:table-cell office:value-type="string">
            <text:p>174.172.250.233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oss</text:p>
          </table:table-cell>
          <table:table-cell office:value-type="string">
            <text:p>Mosson</text:p>
          </table:table-cell>
          <table:table-cell office:value-type="string">
            <text:p>cmosson1w@ftc.gov</text:p>
          </table:table-cell>
          <table:table-cell office:value-type="string">
            <text:p>Male</text:p>
          </table:table-cell>
          <table:table-cell office:value-type="string">
            <text:p>146.137.76.243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Lynn</text:p>
          </table:table-cell>
          <table:table-cell office:value-type="string">
            <text:p>Brushfield</text:p>
          </table:table-cell>
          <table:table-cell office:value-type="string">
            <text:p>lbrushfield1x@bing.com</text:p>
          </table:table-cell>
          <table:table-cell office:value-type="string">
            <text:p>Female</text:p>
          </table:table-cell>
          <table:table-cell office:value-type="string">
            <text:p>88.194.223.144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ierette</text:p>
          </table:table-cell>
          <table:table-cell office:value-type="string">
            <text:p>McDoual</text:p>
          </table:table-cell>
          <table:table-cell office:value-type="string">
            <text:p>pmcdoual1y@dion.ne.jp</text:p>
          </table:table-cell>
          <table:table-cell office:value-type="string">
            <text:p>Female</text:p>
          </table:table-cell>
          <table:table-cell office:value-type="string">
            <text:p>235.203.100.237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lden</text:p>
          </table:table-cell>
          <table:table-cell office:value-type="string">
            <text:p>Johannes</text:p>
          </table:table-cell>
          <table:table-cell office:value-type="string">
            <text:p>wjohannes1z@amazon.de</text:p>
          </table:table-cell>
          <table:table-cell office:value-type="string">
            <text:p>Male</text:p>
          </table:table-cell>
          <table:table-cell office:value-type="string">
            <text:p>18.202.128.65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ulvia</text:p>
          </table:table-cell>
          <table:table-cell office:value-type="string">
            <text:p>Scimonelli</text:p>
          </table:table-cell>
          <table:table-cell office:value-type="string">
            <text:p>fscimonelli20@biblegateway.com</text:p>
          </table:table-cell>
          <table:table-cell office:value-type="string">
            <text:p>Female</text:p>
          </table:table-cell>
          <table:table-cell office:value-type="string">
            <text:p>199.119.219.95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ian</text:p>
          </table:table-cell>
          <table:table-cell office:value-type="string">
            <text:p>Moule</text:p>
          </table:table-cell>
          <table:table-cell office:value-type="string">
            <text:p>lmoule21@hhs.gov</text:p>
          </table:table-cell>
          <table:table-cell office:value-type="string">
            <text:p>Female</text:p>
          </table:table-cell>
          <table:table-cell office:value-type="string">
            <text:p>77.147.228.153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eddi</text:p>
          </table:table-cell>
          <table:table-cell office:value-type="string">
            <text:p>Seath</text:p>
          </table:table-cell>
          <table:table-cell office:value-type="string">
            <text:p>tseath22@vimeo.com</text:p>
          </table:table-cell>
          <table:table-cell office:value-type="string">
            <text:p>Female</text:p>
          </table:table-cell>
          <table:table-cell office:value-type="string">
            <text:p>234.36.7.7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Emlyn</text:p>
          </table:table-cell>
          <table:table-cell office:value-type="string">
            <text:p>Treweela</text:p>
          </table:table-cell>
          <table:table-cell office:value-type="string">
            <text:p>etreweela23@macromedia.com</text:p>
          </table:table-cell>
          <table:table-cell office:value-type="string">
            <text:p>Male</text:p>
          </table:table-cell>
          <table:table-cell office:value-type="string">
            <text:p>247.77.131.98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Val</text:p>
          </table:table-cell>
          <table:table-cell office:value-type="string">
            <text:p>Orris</text:p>
          </table:table-cell>
          <table:table-cell office:value-type="string">
            <text:p>vorris24@delicious.com</text:p>
          </table:table-cell>
          <table:table-cell office:value-type="string">
            <text:p>Male</text:p>
          </table:table-cell>
          <table:table-cell office:value-type="string">
            <text:p>196.32.47.63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eade</text:p>
          </table:table-cell>
          <table:table-cell office:value-type="string">
            <text:p>Pregel</text:p>
          </table:table-cell>
          <table:table-cell office:value-type="string">
            <text:p>mpregel25@google.cn</text:p>
          </table:table-cell>
          <table:table-cell office:value-type="string">
            <text:p>Female</text:p>
          </table:table-cell>
          <table:table-cell office:value-type="string">
            <text:p>6.255.238.127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tefa</text:p>
          </table:table-cell>
          <table:table-cell office:value-type="string">
            <text:p>Staunton</text:p>
          </table:table-cell>
          <table:table-cell office:value-type="string">
            <text:p>sstaunton26@nature.com</text:p>
          </table:table-cell>
          <table:table-cell office:value-type="string">
            <text:p>Female</text:p>
          </table:table-cell>
          <table:table-cell office:value-type="string">
            <text:p>243.210.225.183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inzy</text:p>
          </table:table-cell>
          <table:table-cell office:value-type="string">
            <text:p>Yielding</text:p>
          </table:table-cell>
          <table:table-cell office:value-type="string">
            <text:p>lyielding27@aboutads.info</text:p>
          </table:table-cell>
          <table:table-cell office:value-type="string">
            <text:p>Female</text:p>
          </table:table-cell>
          <table:table-cell office:value-type="string">
            <text:p>93.70.22.40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ane</text:p>
          </table:table-cell>
          <table:table-cell office:value-type="string">
            <text:p>Cropper</text:p>
          </table:table-cell>
          <table:table-cell office:value-type="string">
            <text:p>lcropper28@earthlink.net</text:p>
          </table:table-cell>
          <table:table-cell office:value-type="string">
            <text:p>Male</text:p>
          </table:table-cell>
          <table:table-cell office:value-type="string">
            <text:p>158.228.163.88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natole</text:p>
          </table:table-cell>
          <table:table-cell office:value-type="string">
            <text:p>Elsley</text:p>
          </table:table-cell>
          <table:table-cell office:value-type="string">
            <text:p>aelsley29@alibaba.com</text:p>
          </table:table-cell>
          <table:table-cell office:value-type="string">
            <text:p>Male</text:p>
          </table:table-cell>
          <table:table-cell office:value-type="string">
            <text:p>31.250.194.157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Jerri</text:p>
          </table:table-cell>
          <table:table-cell office:value-type="string">
            <text:p>Dunniom</text:p>
          </table:table-cell>
          <table:table-cell office:value-type="string">
            <text:p>jdunniom2a@apple.com</text:p>
          </table:table-cell>
          <table:table-cell office:value-type="string">
            <text:p>Male</text:p>
          </table:table-cell>
          <table:table-cell office:value-type="string">
            <text:p>15.82.120.5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Ignacio</text:p>
          </table:table-cell>
          <table:table-cell office:value-type="string">
            <text:p>Hurford</text:p>
          </table:table-cell>
          <table:table-cell office:value-type="string">
            <text:p>ihurford2b@bandcamp.com</text:p>
          </table:table-cell>
          <table:table-cell office:value-type="string">
            <text:p>Male</text:p>
          </table:table-cell>
          <table:table-cell office:value-type="string">
            <text:p>62.9.216.203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ald</text:p>
          </table:table-cell>
          <table:table-cell office:value-type="string">
            <text:p>Hartas</text:p>
          </table:table-cell>
          <table:table-cell office:value-type="string">
            <text:p>bhartas2c@hexun.com</text:p>
          </table:table-cell>
          <table:table-cell office:value-type="string">
            <text:p>Male</text:p>
          </table:table-cell>
          <table:table-cell office:value-type="string">
            <text:p>103.211.61.53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orgia</text:p>
          </table:table-cell>
          <table:table-cell office:value-type="string">
            <text:p>Stoddard</text:p>
          </table:table-cell>
          <table:table-cell office:value-type="string">
            <text:p>gstoddard2d@gmpg.org</text:p>
          </table:table-cell>
          <table:table-cell office:value-type="string">
            <text:p>Female</text:p>
          </table:table-cell>
          <table:table-cell office:value-type="string">
            <text:p>208.52.229.100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roy</text:p>
          </table:table-cell>
          <table:table-cell office:value-type="string">
            <text:p>Phidgin</text:p>
          </table:table-cell>
          <table:table-cell office:value-type="string">
            <text:p>tphidgin2e@hao123.com</text:p>
          </table:table-cell>
          <table:table-cell office:value-type="string">
            <text:p>Male</text:p>
          </table:table-cell>
          <table:table-cell office:value-type="string">
            <text:p>117.41.15.166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Etti</text:p>
          </table:table-cell>
          <table:table-cell office:value-type="string">
            <text:p>McVicker</text:p>
          </table:table-cell>
          <table:table-cell office:value-type="string">
            <text:p>emcvicker2f@jiathis.com</text:p>
          </table:table-cell>
          <table:table-cell office:value-type="string">
            <text:p>Female</text:p>
          </table:table-cell>
          <table:table-cell office:value-type="string">
            <text:p>159.96.58.237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De witt</text:p>
          </table:table-cell>
          <table:table-cell office:value-type="string">
            <text:p>Pither</text:p>
          </table:table-cell>
          <table:table-cell office:value-type="string">
            <text:p>dpither2g@tripadvisor.com</text:p>
          </table:table-cell>
          <table:table-cell office:value-type="string">
            <text:p>Male</text:p>
          </table:table-cell>
          <table:table-cell office:value-type="string">
            <text:p>103.78.31.110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tienne</text:p>
          </table:table-cell>
          <table:table-cell office:value-type="string">
            <text:p>Leach</text:p>
          </table:table-cell>
          <table:table-cell office:value-type="string">
            <text:p>eleach2h@moonfruit.com</text:p>
          </table:table-cell>
          <table:table-cell office:value-type="string">
            <text:p>Male</text:p>
          </table:table-cell>
          <table:table-cell office:value-type="string">
            <text:p>131.70.141.79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ynnette</text:p>
          </table:table-cell>
          <table:table-cell office:value-type="string">
            <text:p>McKinless</text:p>
          </table:table-cell>
          <table:table-cell office:value-type="string">
            <text:p>lmckinless2i@rediff.com</text:p>
          </table:table-cell>
          <table:table-cell office:value-type="string">
            <text:p>Female</text:p>
          </table:table-cell>
          <table:table-cell office:value-type="string">
            <text:p>170.249.239.251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amelina</text:p>
          </table:table-cell>
          <table:table-cell office:value-type="string">
            <text:p>Shallcross</text:p>
          </table:table-cell>
          <table:table-cell office:value-type="string">
            <text:p>pshallcross2j@stanford.edu</text:p>
          </table:table-cell>
          <table:table-cell office:value-type="string">
            <text:p>Female</text:p>
          </table:table-cell>
          <table:table-cell office:value-type="string">
            <text:p>170.243.56.17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erny</text:p>
          </table:table-cell>
          <table:table-cell office:value-type="string">
            <text:p>Penhallurick</text:p>
          </table:table-cell>
          <table:table-cell office:value-type="string">
            <text:p>bpenhallurick2k@prlog.org</text:p>
          </table:table-cell>
          <table:table-cell office:value-type="string">
            <text:p>Male</text:p>
          </table:table-cell>
          <table:table-cell office:value-type="string">
            <text:p>4.105.191.197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isha</text:p>
          </table:table-cell>
          <table:table-cell office:value-type="string">
            <text:p>Mushrow</text:p>
          </table:table-cell>
          <table:table-cell office:value-type="string">
            <text:p>mmushrow2l@studiopress.com</text:p>
          </table:table-cell>
          <table:table-cell office:value-type="string">
            <text:p>Female</text:p>
          </table:table-cell>
          <table:table-cell office:value-type="string">
            <text:p>240.3.202.89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evsa</text:p>
          </table:table-cell>
          <table:table-cell office:value-type="string">
            <text:p>Gounot</text:p>
          </table:table-cell>
          <table:table-cell office:value-type="string">
            <text:p>ngounot2m@nymag.com</text:p>
          </table:table-cell>
          <table:table-cell office:value-type="string">
            <text:p>Female</text:p>
          </table:table-cell>
          <table:table-cell office:value-type="string">
            <text:p>14.8.62.13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Uriah</text:p>
          </table:table-cell>
          <table:table-cell office:value-type="string">
            <text:p>McQuaide</text:p>
          </table:table-cell>
          <table:table-cell office:value-type="string">
            <text:p>umcquaide2n@dell.com</text:p>
          </table:table-cell>
          <table:table-cell office:value-type="string">
            <text:p>Male</text:p>
          </table:table-cell>
          <table:table-cell office:value-type="string">
            <text:p>162.65.144.252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aggi</text:p>
          </table:table-cell>
          <table:table-cell office:value-type="string">
            <text:p>Stovine</text:p>
          </table:table-cell>
          <table:table-cell office:value-type="string">
            <text:p>mstovine2o@aboutads.info</text:p>
          </table:table-cell>
          <table:table-cell office:value-type="string">
            <text:p>Female</text:p>
          </table:table-cell>
          <table:table-cell office:value-type="string">
            <text:p>187.205.116.78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June</text:p>
          </table:table-cell>
          <table:table-cell office:value-type="string">
            <text:p>Joe</text:p>
          </table:table-cell>
          <table:table-cell office:value-type="string">
            <text:p>jjoe2p@gnu.org</text:p>
          </table:table-cell>
          <table:table-cell office:value-type="string">
            <text:p>Female</text:p>
          </table:table-cell>
          <table:table-cell office:value-type="string">
            <text:p>14.113.63.62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randy</text:p>
          </table:table-cell>
          <table:table-cell office:value-type="string">
            <text:p>Lawman</text:p>
          </table:table-cell>
          <table:table-cell office:value-type="string">
            <text:p>blawman2q@meetup.com</text:p>
          </table:table-cell>
          <table:table-cell office:value-type="string">
            <text:p>Male</text:p>
          </table:table-cell>
          <table:table-cell office:value-type="string">
            <text:p>24.218.213.96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hana</text:p>
          </table:table-cell>
          <table:table-cell office:value-type="string">
            <text:p>Claybourne</text:p>
          </table:table-cell>
          <table:table-cell office:value-type="string">
            <text:p>sclaybourne2r@hhs.gov</text:p>
          </table:table-cell>
          <table:table-cell office:value-type="string">
            <text:p>Female</text:p>
          </table:table-cell>
          <table:table-cell office:value-type="string">
            <text:p>147.243.248.50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Jo-anne</text:p>
          </table:table-cell>
          <table:table-cell office:value-type="string">
            <text:p>Haggerwood</text:p>
          </table:table-cell>
          <table:table-cell office:value-type="string">
            <text:p>jhaggerwood2s@nhs.uk</text:p>
          </table:table-cell>
          <table:table-cell office:value-type="string">
            <text:p>Female</text:p>
          </table:table-cell>
          <table:table-cell office:value-type="string">
            <text:p>152.74.14.18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lorance</text:p>
          </table:table-cell>
          <table:table-cell office:value-type="string">
            <text:p>Baly</text:p>
          </table:table-cell>
          <table:table-cell office:value-type="string">
            <text:p>fbaly2t@baidu.com</text:p>
          </table:table-cell>
          <table:table-cell office:value-type="string">
            <text:p>Female</text:p>
          </table:table-cell>
          <table:table-cell office:value-type="string">
            <text:p>61.145.41.168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Keeley</text:p>
          </table:table-cell>
          <table:table-cell office:value-type="string">
            <text:p>Bowley</text:p>
          </table:table-cell>
          <table:table-cell office:value-type="string">
            <text:p>kbowley2u@barnesandnoble.com</text:p>
          </table:table-cell>
          <table:table-cell office:value-type="string">
            <text:p>Female</text:p>
          </table:table-cell>
          <table:table-cell office:value-type="string">
            <text:p>157.61.95.213</text:p>
          </table:table-cell>
          <table:table-cell table:number-columns-repeated="1018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Ruddie</text:p>
          </table:table-cell>
          <table:table-cell office:value-type="string">
            <text:p>Seymer</text:p>
          </table:table-cell>
          <table:table-cell office:value-type="string">
            <text:p>rseymer2v@eepurl.com</text:p>
          </table:table-cell>
          <table:table-cell office:value-type="string">
            <text:p>Male</text:p>
          </table:table-cell>
          <table:table-cell office:value-type="string">
            <text:p>2.191.213.246</text:p>
          </table:table-cell>
          <table:table-cell table:number-columns-repeated="1018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Jarvis</text:p>
          </table:table-cell>
          <table:table-cell office:value-type="string">
            <text:p>Bilovsky</text:p>
          </table:table-cell>
          <table:table-cell office:value-type="string">
            <text:p>jbilovsky2w@nsw.gov.au</text:p>
          </table:table-cell>
          <table:table-cell office:value-type="string">
            <text:p>Male</text:p>
          </table:table-cell>
          <table:table-cell office:value-type="string">
            <text:p>71.248.9.187</text:p>
          </table:table-cell>
          <table:table-cell table:number-columns-repeated="1018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Kermie</text:p>
          </table:table-cell>
          <table:table-cell office:value-type="string">
            <text:p>Kurt</text:p>
          </table:table-cell>
          <table:table-cell office:value-type="string">
            <text:p>kkurt2x@geocities.jp</text:p>
          </table:table-cell>
          <table:table-cell office:value-type="string">
            <text:p>Male</text:p>
          </table:table-cell>
          <table:table-cell office:value-type="string">
            <text:p>119.96.200.115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Ive</text:p>
          </table:table-cell>
          <table:table-cell office:value-type="string">
            <text:p>Slixby</text:p>
          </table:table-cell>
          <table:table-cell office:value-type="string">
            <text:p>islixby2y@arizona.edu</text:p>
          </table:table-cell>
          <table:table-cell office:value-type="string">
            <text:p>Male</text:p>
          </table:table-cell>
          <table:table-cell office:value-type="string">
            <text:p>98.202.252.123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assius</text:p>
          </table:table-cell>
          <table:table-cell office:value-type="string">
            <text:p>Duffer</text:p>
          </table:table-cell>
          <table:table-cell office:value-type="string">
            <text:p>cduffer2z@home.pl</text:p>
          </table:table-cell>
          <table:table-cell office:value-type="string">
            <text:p>Male</text:p>
          </table:table-cell>
          <table:table-cell office:value-type="string">
            <text:p>230.76.156.171</text:p>
          </table:table-cell>
          <table:table-cell table:number-columns-repeated="1018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Janith</text:p>
          </table:table-cell>
          <table:table-cell office:value-type="string">
            <text:p>Bernardet</text:p>
          </table:table-cell>
          <table:table-cell office:value-type="string">
            <text:p>jbernardet30@plala.or.jp</text:p>
          </table:table-cell>
          <table:table-cell office:value-type="string">
            <text:p>Female</text:p>
          </table:table-cell>
          <table:table-cell office:value-type="string">
            <text:p>29.53.237.230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Jerrylee</text:p>
          </table:table-cell>
          <table:table-cell office:value-type="string">
            <text:p>Labbey</text:p>
          </table:table-cell>
          <table:table-cell office:value-type="string">
            <text:p>jlabbey31@163.com</text:p>
          </table:table-cell>
          <table:table-cell office:value-type="string">
            <text:p>Female</text:p>
          </table:table-cell>
          <table:table-cell office:value-type="string">
            <text:p>201.220.65.236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ura</text:p>
          </table:table-cell>
          <table:table-cell office:value-type="string">
            <text:p>Harnetty</text:p>
          </table:table-cell>
          <table:table-cell office:value-type="string">
            <text:p>aharnetty32@kickstarter.com</text:p>
          </table:table-cell>
          <table:table-cell office:value-type="string">
            <text:p>Female</text:p>
          </table:table-cell>
          <table:table-cell office:value-type="string">
            <text:p>189.118.215.104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Raina</text:p>
          </table:table-cell>
          <table:table-cell office:value-type="string">
            <text:p>Fridaye</text:p>
          </table:table-cell>
          <table:table-cell office:value-type="string">
            <text:p>rfridaye33@salon.com</text:p>
          </table:table-cell>
          <table:table-cell office:value-type="string">
            <text:p>Female</text:p>
          </table:table-cell>
          <table:table-cell office:value-type="string">
            <text:p>239.79.19.170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L;urette</text:p>
          </table:table-cell>
          <table:table-cell office:value-type="string">
            <text:p>Marian</text:p>
          </table:table-cell>
          <table:table-cell office:value-type="string">
            <text:p>lmarian34@patch.com</text:p>
          </table:table-cell>
          <table:table-cell office:value-type="string">
            <text:p>Female</text:p>
          </table:table-cell>
          <table:table-cell office:value-type="string">
            <text:p>141.221.211.22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gretha</text:p>
          </table:table-cell>
          <table:table-cell office:value-type="string">
            <text:p>Jansa</text:p>
          </table:table-cell>
          <table:table-cell office:value-type="string">
            <text:p>ajansa35@mtv.com</text:p>
          </table:table-cell>
          <table:table-cell office:value-type="string">
            <text:p>Female</text:p>
          </table:table-cell>
          <table:table-cell office:value-type="string">
            <text:p>87.159.196.141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Drugi</text:p>
          </table:table-cell>
          <table:table-cell office:value-type="string">
            <text:p>Minogue</text:p>
          </table:table-cell>
          <table:table-cell office:value-type="string">
            <text:p>dminogue36@oracle.com</text:p>
          </table:table-cell>
          <table:table-cell office:value-type="string">
            <text:p>Male</text:p>
          </table:table-cell>
          <table:table-cell office:value-type="string">
            <text:p>167.230.231.32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Engelbert</text:p>
          </table:table-cell>
          <table:table-cell office:value-type="string">
            <text:p>McCluin</text:p>
          </table:table-cell>
          <table:table-cell office:value-type="string">
            <text:p>emccluin37@pagesperso-orange.fr</text:p>
          </table:table-cell>
          <table:table-cell office:value-type="string">
            <text:p>Male</text:p>
          </table:table-cell>
          <table:table-cell office:value-type="string">
            <text:p>239.184.14.132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retha</text:p>
          </table:table-cell>
          <table:table-cell office:value-type="string">
            <text:p>Ambrosini</text:p>
          </table:table-cell>
          <table:table-cell office:value-type="string">
            <text:p>aambrosini38@epa.gov</text:p>
          </table:table-cell>
          <table:table-cell office:value-type="string">
            <text:p>Female</text:p>
          </table:table-cell>
          <table:table-cell office:value-type="string">
            <text:p>255.192.74.89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xel</text:p>
          </table:table-cell>
          <table:table-cell office:value-type="string">
            <text:p>Bucke</text:p>
          </table:table-cell>
          <table:table-cell office:value-type="string">
            <text:p>abucke39@hostgator.com</text:p>
          </table:table-cell>
          <table:table-cell office:value-type="string">
            <text:p>Male</text:p>
          </table:table-cell>
          <table:table-cell office:value-type="string">
            <text:p>40.152.98.220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Murry</text:p>
          </table:table-cell>
          <table:table-cell office:value-type="string">
            <text:p>MacKellen</text:p>
          </table:table-cell>
          <table:table-cell office:value-type="string">
            <text:p>mmackellen3a@bizjournals.com</text:p>
          </table:table-cell>
          <table:table-cell office:value-type="string">
            <text:p>Male</text:p>
          </table:table-cell>
          <table:table-cell office:value-type="string">
            <text:p>202.40.106.148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aria</text:p>
          </table:table-cell>
          <table:table-cell office:value-type="string">
            <text:p>Eggleton</text:p>
          </table:table-cell>
          <table:table-cell office:value-type="string">
            <text:p>ceggleton3b@sakura.ne.jp</text:p>
          </table:table-cell>
          <table:table-cell office:value-type="string">
            <text:p>Female</text:p>
          </table:table-cell>
          <table:table-cell office:value-type="string">
            <text:p>116.72.185.62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rant</text:p>
          </table:table-cell>
          <table:table-cell office:value-type="string">
            <text:p>Andrichuk</text:p>
          </table:table-cell>
          <table:table-cell office:value-type="string">
            <text:p>bandrichuk3c@icq.com</text:p>
          </table:table-cell>
          <table:table-cell office:value-type="string">
            <text:p>Male</text:p>
          </table:table-cell>
          <table:table-cell office:value-type="string">
            <text:p>13.33.163.82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ichelina</text:p>
          </table:table-cell>
          <table:table-cell office:value-type="string">
            <text:p>Akram</text:p>
          </table:table-cell>
          <table:table-cell office:value-type="string">
            <text:p>makram3d@sciencedirect.com</text:p>
          </table:table-cell>
          <table:table-cell office:value-type="string">
            <text:p>Female</text:p>
          </table:table-cell>
          <table:table-cell office:value-type="string">
            <text:p>57.69.75.180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Fran</text:p>
          </table:table-cell>
          <table:table-cell office:value-type="string">
            <text:p>Glencorse</text:p>
          </table:table-cell>
          <table:table-cell office:value-type="string">
            <text:p>fglencorse3e@zdnet.com</text:p>
          </table:table-cell>
          <table:table-cell office:value-type="string">
            <text:p>Female</text:p>
          </table:table-cell>
          <table:table-cell office:value-type="string">
            <text:p>81.46.12.197</text:p>
          </table:table-cell>
          <table:table-cell table:number-columns-repeated="1018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lorri</text:p>
          </table:table-cell>
          <table:table-cell office:value-type="string">
            <text:p>McParland</text:p>
          </table:table-cell>
          <table:table-cell office:value-type="string">
            <text:p>fmcparland3f@msn.com</text:p>
          </table:table-cell>
          <table:table-cell office:value-type="string">
            <text:p>Female</text:p>
          </table:table-cell>
          <table:table-cell office:value-type="string">
            <text:p>116.86.31.23</text:p>
          </table:table-cell>
          <table:table-cell table:number-columns-repeated="1018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Gabrila</text:p>
          </table:table-cell>
          <table:table-cell office:value-type="string">
            <text:p>Francescuzzi</text:p>
          </table:table-cell>
          <table:table-cell office:value-type="string">
            <text:p>gfrancescuzzi3g@fema.gov</text:p>
          </table:table-cell>
          <table:table-cell office:value-type="string">
            <text:p>Female</text:p>
          </table:table-cell>
          <table:table-cell office:value-type="string">
            <text:p>30.225.66.72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urvyn</text:p>
          </table:table-cell>
          <table:table-cell office:value-type="string">
            <text:p>Shingfield</text:p>
          </table:table-cell>
          <table:table-cell office:value-type="string">
            <text:p>mshingfield3h@edublogs.org</text:p>
          </table:table-cell>
          <table:table-cell office:value-type="string">
            <text:p>Male</text:p>
          </table:table-cell>
          <table:table-cell office:value-type="string">
            <text:p>30.65.112.149</text:p>
          </table:table-cell>
          <table:table-cell table:number-columns-repeated="1018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Rosemaria</text:p>
          </table:table-cell>
          <table:table-cell office:value-type="string">
            <text:p>Moylan</text:p>
          </table:table-cell>
          <table:table-cell office:value-type="string">
            <text:p>rmoylan3i@dagondesign.com</text:p>
          </table:table-cell>
          <table:table-cell office:value-type="string">
            <text:p>Female</text:p>
          </table:table-cell>
          <table:table-cell office:value-type="string">
            <text:p>219.233.199.44</text:p>
          </table:table-cell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arene</text:p>
          </table:table-cell>
          <table:table-cell office:value-type="string">
            <text:p>Knowlton</text:p>
          </table:table-cell>
          <table:table-cell office:value-type="string">
            <text:p>sknowlton3j@arstechnica.com</text:p>
          </table:table-cell>
          <table:table-cell office:value-type="string">
            <text:p>Female</text:p>
          </table:table-cell>
          <table:table-cell office:value-type="string">
            <text:p>202.80.174.162</text:p>
          </table:table-cell>
          <table:table-cell table:number-columns-repeated="1018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Isis</text:p>
          </table:table-cell>
          <table:table-cell office:value-type="string">
            <text:p>Matches</text:p>
          </table:table-cell>
          <table:table-cell office:value-type="string">
            <text:p>imatches3k@microsoft.com</text:p>
          </table:table-cell>
          <table:table-cell office:value-type="string">
            <text:p>Female</text:p>
          </table:table-cell>
          <table:table-cell office:value-type="string">
            <text:p>179.147.100.84</text:p>
          </table:table-cell>
          <table:table-cell table:number-columns-repeated="1018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nnabel</text:p>
          </table:table-cell>
          <table:table-cell office:value-type="string">
            <text:p>Shearsby</text:p>
          </table:table-cell>
          <table:table-cell office:value-type="string">
            <text:p>ashearsby3l@netvibes.com</text:p>
          </table:table-cell>
          <table:table-cell office:value-type="string">
            <text:p>Female</text:p>
          </table:table-cell>
          <table:table-cell office:value-type="string">
            <text:p>159.215.32.158</text:p>
          </table:table-cell>
          <table:table-cell table:number-columns-repeated="1018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Juditha</text:p>
          </table:table-cell>
          <table:table-cell office:value-type="string">
            <text:p>Haberjam</text:p>
          </table:table-cell>
          <table:table-cell office:value-type="string">
            <text:p>jhaberjam3m@tuttocitta.it</text:p>
          </table:table-cell>
          <table:table-cell office:value-type="string">
            <text:p>Female</text:p>
          </table:table-cell>
          <table:table-cell office:value-type="string">
            <text:p>226.170.14.120</text:p>
          </table:table-cell>
          <table:table-cell table:number-columns-repeated="1018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rella</text:p>
          </table:table-cell>
          <table:table-cell office:value-type="string">
            <text:p>Alekseicik</text:p>
          </table:table-cell>
          <table:table-cell office:value-type="string">
            <text:p>oalekseicik3n@hp.com</text:p>
          </table:table-cell>
          <table:table-cell office:value-type="string">
            <text:p>Female</text:p>
          </table:table-cell>
          <table:table-cell office:value-type="string">
            <text:p>116.150.209.115</text:p>
          </table:table-cell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amiano</text:p>
          </table:table-cell>
          <table:table-cell office:value-type="string">
            <text:p>Abrahamsohn</text:p>
          </table:table-cell>
          <table:table-cell office:value-type="string">
            <text:p>dabrahamsohn3o@chicagotribune.com</text:p>
          </table:table-cell>
          <table:table-cell office:value-type="string">
            <text:p>Male</text:p>
          </table:table-cell>
          <table:table-cell office:value-type="string">
            <text:p>14.201.198.213</text:p>
          </table:table-cell>
          <table:table-cell table:number-columns-repeated="1018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Laurens</text:p>
          </table:table-cell>
          <table:table-cell office:value-type="string">
            <text:p>Thackham</text:p>
          </table:table-cell>
          <table:table-cell office:value-type="string">
            <text:p>lthackham3p@360.cn</text:p>
          </table:table-cell>
          <table:table-cell office:value-type="string">
            <text:p>Male</text:p>
          </table:table-cell>
          <table:table-cell office:value-type="string">
            <text:p>32.247.90.239</text:p>
          </table:table-cell>
          <table:table-cell table:number-columns-repeated="1018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Lucia</text:p>
          </table:table-cell>
          <table:table-cell office:value-type="string">
            <text:p>Bernardoux</text:p>
          </table:table-cell>
          <table:table-cell office:value-type="string">
            <text:p>lbernardoux3q@businessweek.com</text:p>
          </table:table-cell>
          <table:table-cell office:value-type="string">
            <text:p>Female</text:p>
          </table:table-cell>
          <table:table-cell office:value-type="string">
            <text:p>216.192.205.227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Udell</text:p>
          </table:table-cell>
          <table:table-cell office:value-type="string">
            <text:p>Widocks</text:p>
          </table:table-cell>
          <table:table-cell office:value-type="string">
            <text:p>uwidocks3r@nbcnews.com</text:p>
          </table:table-cell>
          <table:table-cell office:value-type="string">
            <text:p>Male</text:p>
          </table:table-cell>
          <table:table-cell office:value-type="string">
            <text:p>148.43.100.50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tephine</text:p>
          </table:table-cell>
          <table:table-cell office:value-type="string">
            <text:p>Ghione</text:p>
          </table:table-cell>
          <table:table-cell office:value-type="string">
            <text:p>sghione3s@slashdot.org</text:p>
          </table:table-cell>
          <table:table-cell office:value-type="string">
            <text:p>Female</text:p>
          </table:table-cell>
          <table:table-cell office:value-type="string">
            <text:p>40.165.216.118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nnecorinne</text:p>
          </table:table-cell>
          <table:table-cell office:value-type="string">
            <text:p>MacMeekan</text:p>
          </table:table-cell>
          <table:table-cell office:value-type="string">
            <text:p>amacmeekan3t@phpbb.com</text:p>
          </table:table-cell>
          <table:table-cell office:value-type="string">
            <text:p>Female</text:p>
          </table:table-cell>
          <table:table-cell office:value-type="string">
            <text:p>92.146.110.8</text:p>
          </table:table-cell>
          <table:table-cell table:number-columns-repeated="1018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Jorge</text:p>
          </table:table-cell>
          <table:table-cell office:value-type="string">
            <text:p>Lotherington</text:p>
          </table:table-cell>
          <table:table-cell office:value-type="string">
            <text:p>jlotherington3u@myspace.com</text:p>
          </table:table-cell>
          <table:table-cell office:value-type="string">
            <text:p>Male</text:p>
          </table:table-cell>
          <table:table-cell office:value-type="string">
            <text:p>15.41.23.79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emar</text:p>
          </table:table-cell>
          <table:table-cell office:value-type="string">
            <text:p>Simoneton</text:p>
          </table:table-cell>
          <table:table-cell office:value-type="string">
            <text:p>lsimoneton3v@whitehouse.gov</text:p>
          </table:table-cell>
          <table:table-cell office:value-type="string">
            <text:p>Male</text:p>
          </table:table-cell>
          <table:table-cell office:value-type="string">
            <text:p>230.122.188.106</text:p>
          </table:table-cell>
          <table:table-cell table:number-columns-repeated="1018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assey</text:p>
          </table:table-cell>
          <table:table-cell office:value-type="string">
            <text:p>Orneles</text:p>
          </table:table-cell>
          <table:table-cell office:value-type="string">
            <text:p>corneles3w@youtube.com</text:p>
          </table:table-cell>
          <table:table-cell office:value-type="string">
            <text:p>Female</text:p>
          </table:table-cell>
          <table:table-cell office:value-type="string">
            <text:p>116.128.121.112</text:p>
          </table:table-cell>
          <table:table-cell table:number-columns-repeated="1018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Ofella</text:p>
          </table:table-cell>
          <table:table-cell office:value-type="string">
            <text:p>Thyng</text:p>
          </table:table-cell>
          <table:table-cell office:value-type="string">
            <text:p>othyng3x@rediff.com</text:p>
          </table:table-cell>
          <table:table-cell office:value-type="string">
            <text:p>Female</text:p>
          </table:table-cell>
          <table:table-cell office:value-type="string">
            <text:p>67.34.148.36</text:p>
          </table:table-cell>
          <table:table-cell table:number-columns-repeated="1018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Brandais</text:p>
          </table:table-cell>
          <table:table-cell office:value-type="string">
            <text:p>Bleazard</text:p>
          </table:table-cell>
          <table:table-cell office:value-type="string">
            <text:p>bbleazard3y@hugedomains.com</text:p>
          </table:table-cell>
          <table:table-cell office:value-type="string">
            <text:p>Female</text:p>
          </table:table-cell>
          <table:table-cell office:value-type="string">
            <text:p>138.139.78.150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Norma</text:p>
          </table:table-cell>
          <table:table-cell office:value-type="string">
            <text:p>Cuerda</text:p>
          </table:table-cell>
          <table:table-cell office:value-type="string">
            <text:p>ncuerda3z@wikipedia.org</text:p>
          </table:table-cell>
          <table:table-cell office:value-type="string">
            <text:p>Female</text:p>
          </table:table-cell>
          <table:table-cell office:value-type="string">
            <text:p>165.123.134.124</text:p>
          </table:table-cell>
          <table:table-cell table:number-columns-repeated="1018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apphire</text:p>
          </table:table-cell>
          <table:table-cell office:value-type="string">
            <text:p>Batterham</text:p>
          </table:table-cell>
          <table:table-cell office:value-type="string">
            <text:p>sbatterham40@skype.com</text:p>
          </table:table-cell>
          <table:table-cell office:value-type="string">
            <text:p>Female</text:p>
          </table:table-cell>
          <table:table-cell office:value-type="string">
            <text:p>8.194.174.132</text:p>
          </table:table-cell>
          <table:table-cell table:number-columns-repeated="1018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melia</text:p>
          </table:table-cell>
          <table:table-cell office:value-type="string">
            <text:p>Aguilar</text:p>
          </table:table-cell>
          <table:table-cell office:value-type="string">
            <text:p>aaguilar41@un.org</text:p>
          </table:table-cell>
          <table:table-cell office:value-type="string">
            <text:p>Female</text:p>
          </table:table-cell>
          <table:table-cell office:value-type="string">
            <text:p>174.164.76.54</text:p>
          </table:table-cell>
          <table:table-cell table:number-columns-repeated="1018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Kale</text:p>
          </table:table-cell>
          <table:table-cell office:value-type="string">
            <text:p>Raubheim</text:p>
          </table:table-cell>
          <table:table-cell office:value-type="string">
            <text:p>kraubheim42@surveymonkey.com</text:p>
          </table:table-cell>
          <table:table-cell office:value-type="string">
            <text:p>Male</text:p>
          </table:table-cell>
          <table:table-cell office:value-type="string">
            <text:p>124.76.217.59</text:p>
          </table:table-cell>
          <table:table-cell table:number-columns-repeated="1018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Bary</text:p>
          </table:table-cell>
          <table:table-cell office:value-type="string">
            <text:p>Condict</text:p>
          </table:table-cell>
          <table:table-cell office:value-type="string">
            <text:p>bcondict43@fema.gov</text:p>
          </table:table-cell>
          <table:table-cell office:value-type="string">
            <text:p>Male</text:p>
          </table:table-cell>
          <table:table-cell office:value-type="string">
            <text:p>227.87.234.130</text:p>
          </table:table-cell>
          <table:table-cell table:number-columns-repeated="1018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aitrin</text:p>
          </table:table-cell>
          <table:table-cell office:value-type="string">
            <text:p>McIllrick</text:p>
          </table:table-cell>
          <table:table-cell office:value-type="string">
            <text:p>cmcillrick44@comcast.net</text:p>
          </table:table-cell>
          <table:table-cell office:value-type="string">
            <text:p>Female</text:p>
          </table:table-cell>
          <table:table-cell office:value-type="string">
            <text:p>81.165.52.22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Izabel</text:p>
          </table:table-cell>
          <table:table-cell office:value-type="string">
            <text:p>Yorston</text:p>
          </table:table-cell>
          <table:table-cell office:value-type="string">
            <text:p>iyorston45@cargocollective.com</text:p>
          </table:table-cell>
          <table:table-cell office:value-type="string">
            <text:p>Female</text:p>
          </table:table-cell>
          <table:table-cell office:value-type="string">
            <text:p>14.5.154.221</text:p>
          </table:table-cell>
          <table:table-cell table:number-columns-repeated="1018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Hakeem</text:p>
          </table:table-cell>
          <table:table-cell office:value-type="string">
            <text:p>Tatlowe</text:p>
          </table:table-cell>
          <table:table-cell office:value-type="string">
            <text:p>htatlowe46@nhs.uk</text:p>
          </table:table-cell>
          <table:table-cell office:value-type="string">
            <text:p>Male</text:p>
          </table:table-cell>
          <table:table-cell office:value-type="string">
            <text:p>22.2.15.211</text:p>
          </table:table-cell>
          <table:table-cell table:number-columns-repeated="1018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Bartholomeo</text:p>
          </table:table-cell>
          <table:table-cell office:value-type="string">
            <text:p>Esselen</text:p>
          </table:table-cell>
          <table:table-cell office:value-type="string">
            <text:p>besselen47@ovh.net</text:p>
          </table:table-cell>
          <table:table-cell office:value-type="string">
            <text:p>Male</text:p>
          </table:table-cell>
          <table:table-cell office:value-type="string">
            <text:p>19.172.156.229</text:p>
          </table:table-cell>
          <table:table-cell table:number-columns-repeated="1018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Whitman</text:p>
          </table:table-cell>
          <table:table-cell office:value-type="string">
            <text:p>Whithalgh</text:p>
          </table:table-cell>
          <table:table-cell office:value-type="string">
            <text:p>wwhithalgh48@techcrunch.com</text:p>
          </table:table-cell>
          <table:table-cell office:value-type="string">
            <text:p>Male</text:p>
          </table:table-cell>
          <table:table-cell office:value-type="string">
            <text:p>44.209.178.140</text:p>
          </table:table-cell>
          <table:table-cell table:number-columns-repeated="1018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Dannie</text:p>
          </table:table-cell>
          <table:table-cell office:value-type="string">
            <text:p>Hanham</text:p>
          </table:table-cell>
          <table:table-cell office:value-type="string">
            <text:p>dhanham49@deliciousdays.com</text:p>
          </table:table-cell>
          <table:table-cell office:value-type="string">
            <text:p>Male</text:p>
          </table:table-cell>
          <table:table-cell office:value-type="string">
            <text:p>185.67.148.235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esirae</text:p>
          </table:table-cell>
          <table:table-cell office:value-type="string">
            <text:p>Colam</text:p>
          </table:table-cell>
          <table:table-cell office:value-type="string">
            <text:p>dcolam4a@wsj.com</text:p>
          </table:table-cell>
          <table:table-cell office:value-type="string">
            <text:p>Female</text:p>
          </table:table-cell>
          <table:table-cell office:value-type="string">
            <text:p>150.119.117.83</text:p>
          </table:table-cell>
          <table:table-cell table:number-columns-repeated="1018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ynda</text:p>
          </table:table-cell>
          <table:table-cell office:value-type="string">
            <text:p>Glas</text:p>
          </table:table-cell>
          <table:table-cell office:value-type="string">
            <text:p>lglas4b@fema.gov</text:p>
          </table:table-cell>
          <table:table-cell office:value-type="string">
            <text:p>Female</text:p>
          </table:table-cell>
          <table:table-cell office:value-type="string">
            <text:p>17.191.227.225</text:p>
          </table:table-cell>
          <table:table-cell table:number-columns-repeated="1018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esare</text:p>
          </table:table-cell>
          <table:table-cell office:value-type="string">
            <text:p>Wontner</text:p>
          </table:table-cell>
          <table:table-cell office:value-type="string">
            <text:p>cwontner4c@bravesites.com</text:p>
          </table:table-cell>
          <table:table-cell office:value-type="string">
            <text:p>Male</text:p>
          </table:table-cell>
          <table:table-cell office:value-type="string">
            <text:p>240.92.3.155</text:p>
          </table:table-cell>
          <table:table-cell table:number-columns-repeated="1018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heila-kathryn</text:p>
          </table:table-cell>
          <table:table-cell office:value-type="string">
            <text:p>Liddyard</text:p>
          </table:table-cell>
          <table:table-cell office:value-type="string">
            <text:p>sliddyard4d@marketwatch.com</text:p>
          </table:table-cell>
          <table:table-cell office:value-type="string">
            <text:p>Female</text:p>
          </table:table-cell>
          <table:table-cell office:value-type="string">
            <text:p>23.152.196.124</text:p>
          </table:table-cell>
          <table:table-cell table:number-columns-repeated="1018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mkin</text:p>
          </table:table-cell>
          <table:table-cell office:value-type="string">
            <text:p>Blasetti</text:p>
          </table:table-cell>
          <table:table-cell office:value-type="string">
            <text:p>tblasetti4e@google.co.jp</text:p>
          </table:table-cell>
          <table:table-cell office:value-type="string">
            <text:p>Male</text:p>
          </table:table-cell>
          <table:table-cell office:value-type="string">
            <text:p>241.155.4.253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Raphael</text:p>
          </table:table-cell>
          <table:table-cell office:value-type="string">
            <text:p>Gyenes</text:p>
          </table:table-cell>
          <table:table-cell office:value-type="string">
            <text:p>rgyenes4f@cdbaby.com</text:p>
          </table:table-cell>
          <table:table-cell office:value-type="string">
            <text:p>Male</text:p>
          </table:table-cell>
          <table:table-cell office:value-type="string">
            <text:p>34.13.144.97</text:p>
          </table:table-cell>
          <table:table-cell table:number-columns-repeated="1018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Jaquenetta</text:p>
          </table:table-cell>
          <table:table-cell office:value-type="string">
            <text:p>Dagger</text:p>
          </table:table-cell>
          <table:table-cell office:value-type="string">
            <text:p>jdagger4g@wiley.com</text:p>
          </table:table-cell>
          <table:table-cell office:value-type="string">
            <text:p>Female</text:p>
          </table:table-cell>
          <table:table-cell office:value-type="string">
            <text:p>49.5.239.154</text:p>
          </table:table-cell>
          <table:table-cell table:number-columns-repeated="1018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Northrup</text:p>
          </table:table-cell>
          <table:table-cell office:value-type="string">
            <text:p>Diack</text:p>
          </table:table-cell>
          <table:table-cell office:value-type="string">
            <text:p>ndiack4h@prweb.com</text:p>
          </table:table-cell>
          <table:table-cell office:value-type="string">
            <text:p>Male</text:p>
          </table:table-cell>
          <table:table-cell office:value-type="string">
            <text:p>158.218.38.88</text:p>
          </table:table-cell>
          <table:table-cell table:number-columns-repeated="1018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tanley</text:p>
          </table:table-cell>
          <table:table-cell office:value-type="string">
            <text:p>Laddle</text:p>
          </table:table-cell>
          <table:table-cell office:value-type="string">
            <text:p>sladdle4i@dot.gov</text:p>
          </table:table-cell>
          <table:table-cell office:value-type="string">
            <text:p>Male</text:p>
          </table:table-cell>
          <table:table-cell office:value-type="string">
            <text:p>36.149.230.203</text:p>
          </table:table-cell>
          <table:table-cell table:number-columns-repeated="1018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driane</text:p>
          </table:table-cell>
          <table:table-cell office:value-type="string">
            <text:p>Dearnaley</text:p>
          </table:table-cell>
          <table:table-cell office:value-type="string">
            <text:p>adearnaley4j@xrea.com</text:p>
          </table:table-cell>
          <table:table-cell office:value-type="string">
            <text:p>Female</text:p>
          </table:table-cell>
          <table:table-cell office:value-type="string">
            <text:p>56.95.237.224</text:p>
          </table:table-cell>
          <table:table-cell table:number-columns-repeated="1018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tesha</text:p>
          </table:table-cell>
          <table:table-cell office:value-type="string">
            <text:p>Elcum</text:p>
          </table:table-cell>
          <table:table-cell office:value-type="string">
            <text:p>selcum4k@yahoo.com</text:p>
          </table:table-cell>
          <table:table-cell office:value-type="string">
            <text:p>Female</text:p>
          </table:table-cell>
          <table:table-cell office:value-type="string">
            <text:p>114.129.226.52</text:p>
          </table:table-cell>
          <table:table-cell table:number-columns-repeated="1018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Ursala</text:p>
          </table:table-cell>
          <table:table-cell office:value-type="string">
            <text:p>Barts</text:p>
          </table:table-cell>
          <table:table-cell office:value-type="string">
            <text:p>ubarts4l@eepurl.com</text:p>
          </table:table-cell>
          <table:table-cell office:value-type="string">
            <text:p>Female</text:p>
          </table:table-cell>
          <table:table-cell office:value-type="string">
            <text:p>196.1.107.202</text:p>
          </table:table-cell>
          <table:table-cell table:number-columns-repeated="1018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Rouvin</text:p>
          </table:table-cell>
          <table:table-cell office:value-type="string">
            <text:p>Kerrigan</text:p>
          </table:table-cell>
          <table:table-cell office:value-type="string">
            <text:p>rkerrigan4m@i2i.jp</text:p>
          </table:table-cell>
          <table:table-cell office:value-type="string">
            <text:p>Male</text:p>
          </table:table-cell>
          <table:table-cell office:value-type="string">
            <text:p>42.20.148.29</text:p>
          </table:table-cell>
          <table:table-cell table:number-columns-repeated="1018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ancy</text:p>
          </table:table-cell>
          <table:table-cell office:value-type="string">
            <text:p>Trynor</text:p>
          </table:table-cell>
          <table:table-cell office:value-type="string">
            <text:p>ntrynor4n@technorati.com</text:p>
          </table:table-cell>
          <table:table-cell office:value-type="string">
            <text:p>Female</text:p>
          </table:table-cell>
          <table:table-cell office:value-type="string">
            <text:p>2.134.16.187</text:p>
          </table:table-cell>
          <table:table-cell table:number-columns-repeated="1018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bba</text:p>
          </table:table-cell>
          <table:table-cell office:value-type="string">
            <text:p>Stubs</text:p>
          </table:table-cell>
          <table:table-cell office:value-type="string">
            <text:p>astubs4o@feedburner.com</text:p>
          </table:table-cell>
          <table:table-cell office:value-type="string">
            <text:p>Male</text:p>
          </table:table-cell>
          <table:table-cell office:value-type="string">
            <text:p>13.129.137.252</text:p>
          </table:table-cell>
          <table:table-cell table:number-columns-repeated="1018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Iggie</text:p>
          </table:table-cell>
          <table:table-cell office:value-type="string">
            <text:p>Balk</text:p>
          </table:table-cell>
          <table:table-cell office:value-type="string">
            <text:p>ibalk4p@dailymail.co.uk</text:p>
          </table:table-cell>
          <table:table-cell office:value-type="string">
            <text:p>Male</text:p>
          </table:table-cell>
          <table:table-cell office:value-type="string">
            <text:p>70.140.107.79</text:p>
          </table:table-cell>
          <table:table-cell table:number-columns-repeated="1018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oletta</text:p>
          </table:table-cell>
          <table:table-cell office:value-type="string">
            <text:p>Dickings</text:p>
          </table:table-cell>
          <table:table-cell office:value-type="string">
            <text:p>cdickings4q@taobao.com</text:p>
          </table:table-cell>
          <table:table-cell office:value-type="string">
            <text:p>Female</text:p>
          </table:table-cell>
          <table:table-cell office:value-type="string">
            <text:p>190.155.188.79</text:p>
          </table:table-cell>
          <table:table-cell table:number-columns-repeated="1018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Gustie</text:p>
          </table:table-cell>
          <table:table-cell office:value-type="string">
            <text:p>Simchenko</text:p>
          </table:table-cell>
          <table:table-cell office:value-type="string">
            <text:p>gsimchenko4r@aol.com</text:p>
          </table:table-cell>
          <table:table-cell office:value-type="string">
            <text:p>Female</text:p>
          </table:table-cell>
          <table:table-cell office:value-type="string">
            <text:p>16.1.54.220</text:p>
          </table:table-cell>
          <table:table-cell table:number-columns-repeated="1018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Wallas</text:p>
          </table:table-cell>
          <table:table-cell office:value-type="string">
            <text:p>Sommers</text:p>
          </table:table-cell>
          <table:table-cell office:value-type="string">
            <text:p>wsommers4s@reference.com</text:p>
          </table:table-cell>
          <table:table-cell office:value-type="string">
            <text:p>Male</text:p>
          </table:table-cell>
          <table:table-cell office:value-type="string">
            <text:p>8.220.199.68</text:p>
          </table:table-cell>
          <table:table-cell table:number-columns-repeated="1018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Elana</text:p>
          </table:table-cell>
          <table:table-cell office:value-type="string">
            <text:p>Ziems</text:p>
          </table:table-cell>
          <table:table-cell office:value-type="string">
            <text:p>eziems4t@lulu.com</text:p>
          </table:table-cell>
          <table:table-cell office:value-type="string">
            <text:p>Female</text:p>
          </table:table-cell>
          <table:table-cell office:value-type="string">
            <text:p>15.215.90.100</text:p>
          </table:table-cell>
          <table:table-cell table:number-columns-repeated="1018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Ruthy</text:p>
          </table:table-cell>
          <table:table-cell office:value-type="string">
            <text:p>Stampe</text:p>
          </table:table-cell>
          <table:table-cell office:value-type="string">
            <text:p>rstampe4u@mit.edu</text:p>
          </table:table-cell>
          <table:table-cell office:value-type="string">
            <text:p>Female</text:p>
          </table:table-cell>
          <table:table-cell office:value-type="string">
            <text:p>101.241.142.201</text:p>
          </table:table-cell>
          <table:table-cell table:number-columns-repeated="1018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Annice</text:p>
          </table:table-cell>
          <table:table-cell office:value-type="string">
            <text:p>Heinzel</text:p>
          </table:table-cell>
          <table:table-cell office:value-type="string">
            <text:p>aheinzel4v@skype.com</text:p>
          </table:table-cell>
          <table:table-cell office:value-type="string">
            <text:p>Female</text:p>
          </table:table-cell>
          <table:table-cell office:value-type="string">
            <text:p>218.166.96.237</text:p>
          </table:table-cell>
          <table:table-cell table:number-columns-repeated="1018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Korey</text:p>
          </table:table-cell>
          <table:table-cell office:value-type="string">
            <text:p>Pankhurst.</text:p>
          </table:table-cell>
          <table:table-cell office:value-type="string">
            <text:p>kpankhurst4w@ucla.edu</text:p>
          </table:table-cell>
          <table:table-cell office:value-type="string">
            <text:p>Male</text:p>
          </table:table-cell>
          <table:table-cell office:value-type="string">
            <text:p>5.27.12.221</text:p>
          </table:table-cell>
          <table:table-cell table:number-columns-repeated="1018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Germain</text:p>
          </table:table-cell>
          <table:table-cell office:value-type="string">
            <text:p>Langlais</text:p>
          </table:table-cell>
          <table:table-cell office:value-type="string">
            <text:p>glanglais4x@xrea.com</text:p>
          </table:table-cell>
          <table:table-cell office:value-type="string">
            <text:p>Female</text:p>
          </table:table-cell>
          <table:table-cell office:value-type="string">
            <text:p>185.151.84.77</text:p>
          </table:table-cell>
          <table:table-cell table:number-columns-repeated="1018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Kin</text:p>
          </table:table-cell>
          <table:table-cell office:value-type="string">
            <text:p>Blackaller</text:p>
          </table:table-cell>
          <table:table-cell office:value-type="string">
            <text:p>kblackaller4y@census.gov</text:p>
          </table:table-cell>
          <table:table-cell office:value-type="string">
            <text:p>Male</text:p>
          </table:table-cell>
          <table:table-cell office:value-type="string">
            <text:p>112.170.98.233</text:p>
          </table:table-cell>
          <table:table-cell table:number-columns-repeated="1018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Gale</text:p>
          </table:table-cell>
          <table:table-cell office:value-type="string">
            <text:p>Balmer</text:p>
          </table:table-cell>
          <table:table-cell office:value-type="string">
            <text:p>gbalmer4z@liveinternet.ru</text:p>
          </table:table-cell>
          <table:table-cell office:value-type="string">
            <text:p>Male</text:p>
          </table:table-cell>
          <table:table-cell office:value-type="string">
            <text:p>112.93.43.26</text:p>
          </table:table-cell>
          <table:table-cell table:number-columns-repeated="1018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lameda</text:p>
          </table:table-cell>
          <table:table-cell office:value-type="string">
            <text:p>Duester</text:p>
          </table:table-cell>
          <table:table-cell office:value-type="string">
            <text:p>aduester50@google.es</text:p>
          </table:table-cell>
          <table:table-cell office:value-type="string">
            <text:p>Female</text:p>
          </table:table-cell>
          <table:table-cell office:value-type="string">
            <text:p>101.162.27.216</text:p>
          </table:table-cell>
          <table:table-cell table:number-columns-repeated="1018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Tobias</text:p>
          </table:table-cell>
          <table:table-cell office:value-type="string">
            <text:p>Abercrombie</text:p>
          </table:table-cell>
          <table:table-cell office:value-type="string">
            <text:p>tabercrombie51@addthis.com</text:p>
          </table:table-cell>
          <table:table-cell office:value-type="string">
            <text:p>Male</text:p>
          </table:table-cell>
          <table:table-cell office:value-type="string">
            <text:p>107.101.66.137</text:p>
          </table:table-cell>
          <table:table-cell table:number-columns-repeated="1018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Antonina</text:p>
          </table:table-cell>
          <table:table-cell office:value-type="string">
            <text:p>Le Monnier</text:p>
          </table:table-cell>
          <table:table-cell office:value-type="string">
            <text:p>alemonnier52@booking.com</text:p>
          </table:table-cell>
          <table:table-cell office:value-type="string">
            <text:p>Female</text:p>
          </table:table-cell>
          <table:table-cell office:value-type="string">
            <text:p>8.23.185.181</text:p>
          </table:table-cell>
          <table:table-cell table:number-columns-repeated="1018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Yorke</text:p>
          </table:table-cell>
          <table:table-cell office:value-type="string">
            <text:p>Spurrett</text:p>
          </table:table-cell>
          <table:table-cell office:value-type="string">
            <text:p>yspurrett53@senate.gov</text:p>
          </table:table-cell>
          <table:table-cell office:value-type="string">
            <text:p>Male</text:p>
          </table:table-cell>
          <table:table-cell office:value-type="string">
            <text:p>237.13.184.68</text:p>
          </table:table-cell>
          <table:table-cell table:number-columns-repeated="1018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orrester</text:p>
          </table:table-cell>
          <table:table-cell office:value-type="string">
            <text:p>Alsobrook</text:p>
          </table:table-cell>
          <table:table-cell office:value-type="string">
            <text:p>falsobrook54@wiley.com</text:p>
          </table:table-cell>
          <table:table-cell office:value-type="string">
            <text:p>Male</text:p>
          </table:table-cell>
          <table:table-cell office:value-type="string">
            <text:p>10.87.207.52</text:p>
          </table:table-cell>
          <table:table-cell table:number-columns-repeated="1018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hirline</text:p>
          </table:table-cell>
          <table:table-cell office:value-type="string">
            <text:p>Jillis</text:p>
          </table:table-cell>
          <table:table-cell office:value-type="string">
            <text:p>sjillis55@cnet.com</text:p>
          </table:table-cell>
          <table:table-cell office:value-type="string">
            <text:p>Female</text:p>
          </table:table-cell>
          <table:table-cell office:value-type="string">
            <text:p>130.26.52.201</text:p>
          </table:table-cell>
          <table:table-cell table:number-columns-repeated="1018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Vladamir</text:p>
          </table:table-cell>
          <table:table-cell office:value-type="string">
            <text:p>May</text:p>
          </table:table-cell>
          <table:table-cell office:value-type="string">
            <text:p>vmay56@xing.com</text:p>
          </table:table-cell>
          <table:table-cell office:value-type="string">
            <text:p>Male</text:p>
          </table:table-cell>
          <table:table-cell office:value-type="string">
            <text:p>201.52.106.139</text:p>
          </table:table-cell>
          <table:table-cell table:number-columns-repeated="1018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Kirsti</text:p>
          </table:table-cell>
          <table:table-cell office:value-type="string">
            <text:p>Olner</text:p>
          </table:table-cell>
          <table:table-cell office:value-type="string">
            <text:p>kolner57@freewebs.com</text:p>
          </table:table-cell>
          <table:table-cell office:value-type="string">
            <text:p>Female</text:p>
          </table:table-cell>
          <table:table-cell office:value-type="string">
            <text:p>250.69.147.36</text:p>
          </table:table-cell>
          <table:table-cell table:number-columns-repeated="1018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Reta</text:p>
          </table:table-cell>
          <table:table-cell office:value-type="string">
            <text:p>Kose</text:p>
          </table:table-cell>
          <table:table-cell office:value-type="string">
            <text:p>rkose58@chronoengine.com</text:p>
          </table:table-cell>
          <table:table-cell office:value-type="string">
            <text:p>Female</text:p>
          </table:table-cell>
          <table:table-cell office:value-type="string">
            <text:p>42.56.20.120</text:p>
          </table:table-cell>
          <table:table-cell table:number-columns-repeated="1018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Haily</text:p>
          </table:table-cell>
          <table:table-cell office:value-type="string">
            <text:p>Doy</text:p>
          </table:table-cell>
          <table:table-cell office:value-type="string">
            <text:p>hdoy59@paginegialle.it</text:p>
          </table:table-cell>
          <table:table-cell office:value-type="string">
            <text:p>Female</text:p>
          </table:table-cell>
          <table:table-cell office:value-type="string">
            <text:p>29.184.62.77</text:p>
          </table:table-cell>
          <table:table-cell table:number-columns-repeated="1018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ark</text:p>
          </table:table-cell>
          <table:table-cell office:value-type="string">
            <text:p>Seldon</text:p>
          </table:table-cell>
          <table:table-cell office:value-type="string">
            <text:p>pseldon5a@altervista.org</text:p>
          </table:table-cell>
          <table:table-cell office:value-type="string">
            <text:p>Male</text:p>
          </table:table-cell>
          <table:table-cell office:value-type="string">
            <text:p>173.100.50.1</text:p>
          </table:table-cell>
          <table:table-cell table:number-columns-repeated="1018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Olenolin</text:p>
          </table:table-cell>
          <table:table-cell office:value-type="string">
            <text:p>Ollerearnshaw</text:p>
          </table:table-cell>
          <table:table-cell office:value-type="string">
            <text:p>oollerearnshaw5b@github.com</text:p>
          </table:table-cell>
          <table:table-cell office:value-type="string">
            <text:p>Male</text:p>
          </table:table-cell>
          <table:table-cell office:value-type="string">
            <text:p>145.70.12.104</text:p>
          </table:table-cell>
          <table:table-cell table:number-columns-repeated="1018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hirlee</text:p>
          </table:table-cell>
          <table:table-cell office:value-type="string">
            <text:p>Emblin</text:p>
          </table:table-cell>
          <table:table-cell office:value-type="string">
            <text:p>semblin5c@economist.com</text:p>
          </table:table-cell>
          <table:table-cell office:value-type="string">
            <text:p>Female</text:p>
          </table:table-cell>
          <table:table-cell office:value-type="string">
            <text:p>36.50.39.98</text:p>
          </table:table-cell>
          <table:table-cell table:number-columns-repeated="1018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Jules</text:p>
          </table:table-cell>
          <table:table-cell office:value-type="string">
            <text:p>De la Yglesias</text:p>
          </table:table-cell>
          <table:table-cell office:value-type="string">
            <text:p>jdelayglesias5d@blogger.com</text:p>
          </table:table-cell>
          <table:table-cell office:value-type="string">
            <text:p>Male</text:p>
          </table:table-cell>
          <table:table-cell office:value-type="string">
            <text:p>139.11.109.141</text:p>
          </table:table-cell>
          <table:table-cell table:number-columns-repeated="1018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Greer</text:p>
          </table:table-cell>
          <table:table-cell office:value-type="string">
            <text:p>Scoffins</text:p>
          </table:table-cell>
          <table:table-cell office:value-type="string">
            <text:p>gscoffins5e@tripadvisor.com</text:p>
          </table:table-cell>
          <table:table-cell office:value-type="string">
            <text:p>Female</text:p>
          </table:table-cell>
          <table:table-cell office:value-type="string">
            <text:p>170.167.64.204</text:p>
          </table:table-cell>
          <table:table-cell table:number-columns-repeated="1018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Cindie</text:p>
          </table:table-cell>
          <table:table-cell office:value-type="string">
            <text:p>Aulsford</text:p>
          </table:table-cell>
          <table:table-cell office:value-type="string">
            <text:p>caulsford5f@ft.com</text:p>
          </table:table-cell>
          <table:table-cell office:value-type="string">
            <text:p>Female</text:p>
          </table:table-cell>
          <table:table-cell office:value-type="string">
            <text:p>99.53.240.160</text:p>
          </table:table-cell>
          <table:table-cell table:number-columns-repeated="1018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rny</text:p>
          </table:table-cell>
          <table:table-cell office:value-type="string">
            <text:p>Rash</text:p>
          </table:table-cell>
          <table:table-cell office:value-type="string">
            <text:p>arash5g@accuweather.com</text:p>
          </table:table-cell>
          <table:table-cell office:value-type="string">
            <text:p>Male</text:p>
          </table:table-cell>
          <table:table-cell office:value-type="string">
            <text:p>146.33.23.132</text:p>
          </table:table-cell>
          <table:table-cell table:number-columns-repeated="1018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hauncey</text:p>
          </table:table-cell>
          <table:table-cell office:value-type="string">
            <text:p>McColm</text:p>
          </table:table-cell>
          <table:table-cell office:value-type="string">
            <text:p>cmccolm5h@printfriendly.com</text:p>
          </table:table-cell>
          <table:table-cell office:value-type="string">
            <text:p>Male</text:p>
          </table:table-cell>
          <table:table-cell office:value-type="string">
            <text:p>172.116.244.190</text:p>
          </table:table-cell>
          <table:table-cell table:number-columns-repeated="1018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Teddy</text:p>
          </table:table-cell>
          <table:table-cell office:value-type="string">
            <text:p>Ivanusyev</text:p>
          </table:table-cell>
          <table:table-cell office:value-type="string">
            <text:p>tivanusyev5i@fema.gov</text:p>
          </table:table-cell>
          <table:table-cell office:value-type="string">
            <text:p>Male</text:p>
          </table:table-cell>
          <table:table-cell office:value-type="string">
            <text:p>239.82.45.185</text:p>
          </table:table-cell>
          <table:table-cell table:number-columns-repeated="1018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Bambi</text:p>
          </table:table-cell>
          <table:table-cell office:value-type="string">
            <text:p>Murrie</text:p>
          </table:table-cell>
          <table:table-cell office:value-type="string">
            <text:p>bmurrie5j@ox.ac.uk</text:p>
          </table:table-cell>
          <table:table-cell office:value-type="string">
            <text:p>Female</text:p>
          </table:table-cell>
          <table:table-cell office:value-type="string">
            <text:p>8.191.3.50</text:p>
          </table:table-cell>
          <table:table-cell table:number-columns-repeated="1018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Erhard</text:p>
          </table:table-cell>
          <table:table-cell office:value-type="string">
            <text:p>Poxon</text:p>
          </table:table-cell>
          <table:table-cell office:value-type="string">
            <text:p>epoxon5k@pcworld.com</text:p>
          </table:table-cell>
          <table:table-cell office:value-type="string">
            <text:p>Male</text:p>
          </table:table-cell>
          <table:table-cell office:value-type="string">
            <text:p>74.38.224.192</text:p>
          </table:table-cell>
          <table:table-cell table:number-columns-repeated="1018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Katherine</text:p>
          </table:table-cell>
          <table:table-cell office:value-type="string">
            <text:p>Schohier</text:p>
          </table:table-cell>
          <table:table-cell office:value-type="string">
            <text:p>kschohier5l@adobe.com</text:p>
          </table:table-cell>
          <table:table-cell office:value-type="string">
            <text:p>Female</text:p>
          </table:table-cell>
          <table:table-cell office:value-type="string">
            <text:p>97.84.45.76</text:p>
          </table:table-cell>
          <table:table-cell table:number-columns-repeated="1018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Orsola</text:p>
          </table:table-cell>
          <table:table-cell office:value-type="string">
            <text:p>Gladden</text:p>
          </table:table-cell>
          <table:table-cell office:value-type="string">
            <text:p>ogladden5m@biblegateway.com</text:p>
          </table:table-cell>
          <table:table-cell office:value-type="string">
            <text:p>Female</text:p>
          </table:table-cell>
          <table:table-cell office:value-type="string">
            <text:p>37.109.108.251</text:p>
          </table:table-cell>
          <table:table-cell table:number-columns-repeated="1018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Ulick</text:p>
          </table:table-cell>
          <table:table-cell office:value-type="string">
            <text:p>Sime</text:p>
          </table:table-cell>
          <table:table-cell office:value-type="string">
            <text:p>usime5n@csmonitor.com</text:p>
          </table:table-cell>
          <table:table-cell office:value-type="string">
            <text:p>Male</text:p>
          </table:table-cell>
          <table:table-cell office:value-type="string">
            <text:p>254.62.5.216</text:p>
          </table:table-cell>
          <table:table-cell table:number-columns-repeated="1018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eorges</text:p>
          </table:table-cell>
          <table:table-cell office:value-type="string">
            <text:p>Burgess</text:p>
          </table:table-cell>
          <table:table-cell office:value-type="string">
            <text:p>gburgess5o@wunderground.com</text:p>
          </table:table-cell>
          <table:table-cell office:value-type="string">
            <text:p>Male</text:p>
          </table:table-cell>
          <table:table-cell office:value-type="string">
            <text:p>35.224.76.32</text:p>
          </table:table-cell>
          <table:table-cell table:number-columns-repeated="1018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Kienan</text:p>
          </table:table-cell>
          <table:table-cell office:value-type="string">
            <text:p>Wesson</text:p>
          </table:table-cell>
          <table:table-cell office:value-type="string">
            <text:p>kwesson5p@example.com</text:p>
          </table:table-cell>
          <table:table-cell office:value-type="string">
            <text:p>Male</text:p>
          </table:table-cell>
          <table:table-cell office:value-type="string">
            <text:p>14.92.17.63</text:p>
          </table:table-cell>
          <table:table-cell table:number-columns-repeated="1018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rasier</text:p>
          </table:table-cell>
          <table:table-cell office:value-type="string">
            <text:p>Tiplady</text:p>
          </table:table-cell>
          <table:table-cell office:value-type="string">
            <text:p>ftiplady5q@elpais.com</text:p>
          </table:table-cell>
          <table:table-cell office:value-type="string">
            <text:p>Male</text:p>
          </table:table-cell>
          <table:table-cell office:value-type="string">
            <text:p>255.22.231.209</text:p>
          </table:table-cell>
          <table:table-cell table:number-columns-repeated="1018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Terrie</text:p>
          </table:table-cell>
          <table:table-cell office:value-type="string">
            <text:p>Ciccotto</text:p>
          </table:table-cell>
          <table:table-cell office:value-type="string">
            <text:p>tciccotto5r@sohu.com</text:p>
          </table:table-cell>
          <table:table-cell office:value-type="string">
            <text:p>Female</text:p>
          </table:table-cell>
          <table:table-cell office:value-type="string">
            <text:p>214.5.90.247</text:p>
          </table:table-cell>
          <table:table-cell table:number-columns-repeated="1018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orie</text:p>
          </table:table-cell>
          <table:table-cell office:value-type="string">
            <text:p>Blewett</text:p>
          </table:table-cell>
          <table:table-cell office:value-type="string">
            <text:p>cblewett5s@sitemeter.com</text:p>
          </table:table-cell>
          <table:table-cell office:value-type="string">
            <text:p>Female</text:p>
          </table:table-cell>
          <table:table-cell office:value-type="string">
            <text:p>17.126.254.44</text:p>
          </table:table-cell>
          <table:table-cell table:number-columns-repeated="1018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Natal</text:p>
          </table:table-cell>
          <table:table-cell office:value-type="string">
            <text:p>Redier</text:p>
          </table:table-cell>
          <table:table-cell office:value-type="string">
            <text:p>nredier5t@bloglovin.com</text:p>
          </table:table-cell>
          <table:table-cell office:value-type="string">
            <text:p>Male</text:p>
          </table:table-cell>
          <table:table-cell office:value-type="string">
            <text:p>129.52.171.133</text:p>
          </table:table-cell>
          <table:table-cell table:number-columns-repeated="1018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helba</text:p>
          </table:table-cell>
          <table:table-cell office:value-type="string">
            <text:p>Wheelwright</text:p>
          </table:table-cell>
          <table:table-cell office:value-type="string">
            <text:p>swheelwright5u@cmu.edu</text:p>
          </table:table-cell>
          <table:table-cell office:value-type="string">
            <text:p>Female</text:p>
          </table:table-cell>
          <table:table-cell office:value-type="string">
            <text:p>218.87.174.56</text:p>
          </table:table-cell>
          <table:table-cell table:number-columns-repeated="1018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Codi</text:p>
          </table:table-cell>
          <table:table-cell office:value-type="string">
            <text:p>Gill</text:p>
          </table:table-cell>
          <table:table-cell office:value-type="string">
            <text:p>cgill5v@cocolog-nifty.com</text:p>
          </table:table-cell>
          <table:table-cell office:value-type="string">
            <text:p>Male</text:p>
          </table:table-cell>
          <table:table-cell office:value-type="string">
            <text:p>4.94.114.163</text:p>
          </table:table-cell>
          <table:table-cell table:number-columns-repeated="1018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Delphinia</text:p>
          </table:table-cell>
          <table:table-cell office:value-type="string">
            <text:p>Stickland</text:p>
          </table:table-cell>
          <table:table-cell office:value-type="string">
            <text:p>dstickland5w@aol.com</text:p>
          </table:table-cell>
          <table:table-cell office:value-type="string">
            <text:p>Female</text:p>
          </table:table-cell>
          <table:table-cell office:value-type="string">
            <text:p>31.177.88.150</text:p>
          </table:table-cell>
          <table:table-cell table:number-columns-repeated="1018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Ephrayim</text:p>
          </table:table-cell>
          <table:table-cell office:value-type="string">
            <text:p>Ringer</text:p>
          </table:table-cell>
          <table:table-cell office:value-type="string">
            <text:p>eringer5x@google.com.au</text:p>
          </table:table-cell>
          <table:table-cell office:value-type="string">
            <text:p>Male</text:p>
          </table:table-cell>
          <table:table-cell office:value-type="string">
            <text:p>252.3.176.59</text:p>
          </table:table-cell>
          <table:table-cell table:number-columns-repeated="1018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aith</text:p>
          </table:table-cell>
          <table:table-cell office:value-type="string">
            <text:p>Zettler</text:p>
          </table:table-cell>
          <table:table-cell office:value-type="string">
            <text:p>fzettler5y@wufoo.com</text:p>
          </table:table-cell>
          <table:table-cell office:value-type="string">
            <text:p>Female</text:p>
          </table:table-cell>
          <table:table-cell office:value-type="string">
            <text:p>217.9.30.178</text:p>
          </table:table-cell>
          <table:table-cell table:number-columns-repeated="1018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ernandina</text:p>
          </table:table-cell>
          <table:table-cell office:value-type="string">
            <text:p>MacSorley</text:p>
          </table:table-cell>
          <table:table-cell office:value-type="string">
            <text:p>fmacsorley5z@google.pl</text:p>
          </table:table-cell>
          <table:table-cell office:value-type="string">
            <text:p>Female</text:p>
          </table:table-cell>
          <table:table-cell office:value-type="string">
            <text:p>129.172.21.99</text:p>
          </table:table-cell>
          <table:table-cell table:number-columns-repeated="1018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Edmon</text:p>
          </table:table-cell>
          <table:table-cell office:value-type="string">
            <text:p>Ovanesian</text:p>
          </table:table-cell>
          <table:table-cell office:value-type="string">
            <text:p>eovanesian60@tumblr.com</text:p>
          </table:table-cell>
          <table:table-cell office:value-type="string">
            <text:p>Male</text:p>
          </table:table-cell>
          <table:table-cell office:value-type="string">
            <text:p>210.238.221.62</text:p>
          </table:table-cell>
          <table:table-cell table:number-columns-repeated="1018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Kalindi</text:p>
          </table:table-cell>
          <table:table-cell office:value-type="string">
            <text:p>Winkless</text:p>
          </table:table-cell>
          <table:table-cell office:value-type="string">
            <text:p>kwinkless61@who.int</text:p>
          </table:table-cell>
          <table:table-cell office:value-type="string">
            <text:p>Female</text:p>
          </table:table-cell>
          <table:table-cell office:value-type="string">
            <text:p>213.123.48.235</text:p>
          </table:table-cell>
          <table:table-cell table:number-columns-repeated="1018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Vernor</text:p>
          </table:table-cell>
          <table:table-cell office:value-type="string">
            <text:p>Godley</text:p>
          </table:table-cell>
          <table:table-cell office:value-type="string">
            <text:p>vgodley62@cpanel.net</text:p>
          </table:table-cell>
          <table:table-cell office:value-type="string">
            <text:p>Male</text:p>
          </table:table-cell>
          <table:table-cell office:value-type="string">
            <text:p>178.124.47.114</text:p>
          </table:table-cell>
          <table:table-cell table:number-columns-repeated="1018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Johna</text:p>
          </table:table-cell>
          <table:table-cell office:value-type="string">
            <text:p>Eminson</text:p>
          </table:table-cell>
          <table:table-cell office:value-type="string">
            <text:p>jeminson63@washington.edu</text:p>
          </table:table-cell>
          <table:table-cell office:value-type="string">
            <text:p>Female</text:p>
          </table:table-cell>
          <table:table-cell office:value-type="string">
            <text:p>209.164.5.83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Nat</text:p>
          </table:table-cell>
          <table:table-cell office:value-type="string">
            <text:p>Cheers</text:p>
          </table:table-cell>
          <table:table-cell office:value-type="string">
            <text:p>ncheers64@mtv.com</text:p>
          </table:table-cell>
          <table:table-cell office:value-type="string">
            <text:p>Male</text:p>
          </table:table-cell>
          <table:table-cell office:value-type="string">
            <text:p>41.174.164.97</text:p>
          </table:table-cell>
          <table:table-cell table:number-columns-repeated="1018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Kirby</text:p>
          </table:table-cell>
          <table:table-cell office:value-type="string">
            <text:p>Fleisch</text:p>
          </table:table-cell>
          <table:table-cell office:value-type="string">
            <text:p>kfleisch65@adobe.com</text:p>
          </table:table-cell>
          <table:table-cell office:value-type="string">
            <text:p>Female</text:p>
          </table:table-cell>
          <table:table-cell office:value-type="string">
            <text:p>212.100.159.140</text:p>
          </table:table-cell>
          <table:table-cell table:number-columns-repeated="1018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Gayla</text:p>
          </table:table-cell>
          <table:table-cell office:value-type="string">
            <text:p>Corcoran</text:p>
          </table:table-cell>
          <table:table-cell office:value-type="string">
            <text:p>gcorcoran66@w3.org</text:p>
          </table:table-cell>
          <table:table-cell office:value-type="string">
            <text:p>Female</text:p>
          </table:table-cell>
          <table:table-cell office:value-type="string">
            <text:p>0.55.223.85</text:p>
          </table:table-cell>
          <table:table-cell table:number-columns-repeated="1018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Dorry</text:p>
          </table:table-cell>
          <table:table-cell office:value-type="string">
            <text:p>Hannent</text:p>
          </table:table-cell>
          <table:table-cell office:value-type="string">
            <text:p>dhannent67@fc2.com</text:p>
          </table:table-cell>
          <table:table-cell office:value-type="string">
            <text:p>Female</text:p>
          </table:table-cell>
          <table:table-cell office:value-type="string">
            <text:p>91.68.217.246</text:p>
          </table:table-cell>
          <table:table-cell table:number-columns-repeated="1018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Arley</text:p>
          </table:table-cell>
          <table:table-cell office:value-type="string">
            <text:p>Mapes</text:p>
          </table:table-cell>
          <table:table-cell office:value-type="string">
            <text:p>amapes68@wikispaces.com</text:p>
          </table:table-cell>
          <table:table-cell office:value-type="string">
            <text:p>Male</text:p>
          </table:table-cell>
          <table:table-cell office:value-type="string">
            <text:p>205.188.200.237</text:p>
          </table:table-cell>
          <table:table-cell table:number-columns-repeated="1018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Mayne</text:p>
          </table:table-cell>
          <table:table-cell office:value-type="string">
            <text:p>Scurrah</text:p>
          </table:table-cell>
          <table:table-cell office:value-type="string">
            <text:p>mscurrah69@nyu.edu</text:p>
          </table:table-cell>
          <table:table-cell office:value-type="string">
            <text:p>Male</text:p>
          </table:table-cell>
          <table:table-cell office:value-type="string">
            <text:p>41.43.112.247</text:p>
          </table:table-cell>
          <table:table-cell table:number-columns-repeated="1018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Hernando</text:p>
          </table:table-cell>
          <table:table-cell office:value-type="string">
            <text:p>Wallsworth</text:p>
          </table:table-cell>
          <table:table-cell office:value-type="string">
            <text:p>hwallsworth6a@oracle.com</text:p>
          </table:table-cell>
          <table:table-cell office:value-type="string">
            <text:p>Male</text:p>
          </table:table-cell>
          <table:table-cell office:value-type="string">
            <text:p>111.112.16.146</text:p>
          </table:table-cell>
          <table:table-cell table:number-columns-repeated="1018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elicle</text:p>
          </table:table-cell>
          <table:table-cell office:value-type="string">
            <text:p>Tipens</text:p>
          </table:table-cell>
          <table:table-cell office:value-type="string">
            <text:p>ftipens6b@dropbox.com</text:p>
          </table:table-cell>
          <table:table-cell office:value-type="string">
            <text:p>Female</text:p>
          </table:table-cell>
          <table:table-cell office:value-type="string">
            <text:p>148.200.16.15</text:p>
          </table:table-cell>
          <table:table-cell table:number-columns-repeated="1018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Quintin</text:p>
          </table:table-cell>
          <table:table-cell office:value-type="string">
            <text:p>Yapp</text:p>
          </table:table-cell>
          <table:table-cell office:value-type="string">
            <text:p>qyapp6c@hhs.gov</text:p>
          </table:table-cell>
          <table:table-cell office:value-type="string">
            <text:p>Male</text:p>
          </table:table-cell>
          <table:table-cell office:value-type="string">
            <text:p>10.70.80.75</text:p>
          </table:table-cell>
          <table:table-cell table:number-columns-repeated="1018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Obidiah</text:p>
          </table:table-cell>
          <table:table-cell office:value-type="string">
            <text:p>Spraggs</text:p>
          </table:table-cell>
          <table:table-cell office:value-type="string">
            <text:p>ospraggs6d@vkontakte.ru</text:p>
          </table:table-cell>
          <table:table-cell office:value-type="string">
            <text:p>Male</text:p>
          </table:table-cell>
          <table:table-cell office:value-type="string">
            <text:p>121.49.86.221</text:p>
          </table:table-cell>
          <table:table-cell table:number-columns-repeated="1018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ulsea</text:p>
          </table:table-cell>
          <table:table-cell office:value-type="string">
            <text:p>Dimbylow</text:p>
          </table:table-cell>
          <table:table-cell office:value-type="string">
            <text:p>ddimbylow6e@csmonitor.com</text:p>
          </table:table-cell>
          <table:table-cell office:value-type="string">
            <text:p>Female</text:p>
          </table:table-cell>
          <table:table-cell office:value-type="string">
            <text:p>123.18.245.59</text:p>
          </table:table-cell>
          <table:table-cell table:number-columns-repeated="1018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Irina</text:p>
          </table:table-cell>
          <table:table-cell office:value-type="string">
            <text:p>Burgoin</text:p>
          </table:table-cell>
          <table:table-cell office:value-type="string">
            <text:p>iburgoin6f@howstuffworks.com</text:p>
          </table:table-cell>
          <table:table-cell office:value-type="string">
            <text:p>Female</text:p>
          </table:table-cell>
          <table:table-cell office:value-type="string">
            <text:p>66.119.19.238</text:p>
          </table:table-cell>
          <table:table-cell table:number-columns-repeated="1018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Darcie</text:p>
          </table:table-cell>
          <table:table-cell office:value-type="string">
            <text:p>Rysom</text:p>
          </table:table-cell>
          <table:table-cell office:value-type="string">
            <text:p>drysom6g@w3.org</text:p>
          </table:table-cell>
          <table:table-cell office:value-type="string">
            <text:p>Female</text:p>
          </table:table-cell>
          <table:table-cell office:value-type="string">
            <text:p>189.128.233.133</text:p>
          </table:table-cell>
          <table:table-cell table:number-columns-repeated="1018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lorina</text:p>
          </table:table-cell>
          <table:table-cell office:value-type="string">
            <text:p>Denisard</text:p>
          </table:table-cell>
          <table:table-cell office:value-type="string">
            <text:p>fdenisard6h@sitemeter.com</text:p>
          </table:table-cell>
          <table:table-cell office:value-type="string">
            <text:p>Female</text:p>
          </table:table-cell>
          <table:table-cell office:value-type="string">
            <text:p>50.32.87.9</text:p>
          </table:table-cell>
          <table:table-cell table:number-columns-repeated="1018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Zorana</text:p>
          </table:table-cell>
          <table:table-cell office:value-type="string">
            <text:p>Pleasants</text:p>
          </table:table-cell>
          <table:table-cell office:value-type="string">
            <text:p>zpleasants6i@nps.gov</text:p>
          </table:table-cell>
          <table:table-cell office:value-type="string">
            <text:p>Female</text:p>
          </table:table-cell>
          <table:table-cell office:value-type="string">
            <text:p>139.21.244.237</text:p>
          </table:table-cell>
          <table:table-cell table:number-columns-repeated="1018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Ruy</text:p>
          </table:table-cell>
          <table:table-cell office:value-type="string">
            <text:p>Drinnan</text:p>
          </table:table-cell>
          <table:table-cell office:value-type="string">
            <text:p>rdrinnan6j@dedecms.com</text:p>
          </table:table-cell>
          <table:table-cell office:value-type="string">
            <text:p>Male</text:p>
          </table:table-cell>
          <table:table-cell office:value-type="string">
            <text:p>116.252.138.201</text:p>
          </table:table-cell>
          <table:table-cell table:number-columns-repeated="1018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delaida</text:p>
          </table:table-cell>
          <table:table-cell office:value-type="string">
            <text:p>O'Flynn</text:p>
          </table:table-cell>
          <table:table-cell office:value-type="string">
            <text:p>aoflynn6k@uiuc.edu</text:p>
          </table:table-cell>
          <table:table-cell office:value-type="string">
            <text:p>Female</text:p>
          </table:table-cell>
          <table:table-cell office:value-type="string">
            <text:p>77.187.230.129</text:p>
          </table:table-cell>
          <table:table-cell table:number-columns-repeated="1018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very</text:p>
          </table:table-cell>
          <table:table-cell office:value-type="string">
            <text:p>Amesbury</text:p>
          </table:table-cell>
          <table:table-cell office:value-type="string">
            <text:p>aamesbury6l@addtoany.com</text:p>
          </table:table-cell>
          <table:table-cell office:value-type="string">
            <text:p>Male</text:p>
          </table:table-cell>
          <table:table-cell office:value-type="string">
            <text:p>151.209.230.25</text:p>
          </table:table-cell>
          <table:table-cell table:number-columns-repeated="1018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Gerald</text:p>
          </table:table-cell>
          <table:table-cell office:value-type="string">
            <text:p>Brinicombe</text:p>
          </table:table-cell>
          <table:table-cell office:value-type="string">
            <text:p>gbrinicombe6m@elpais.com</text:p>
          </table:table-cell>
          <table:table-cell office:value-type="string">
            <text:p>Male</text:p>
          </table:table-cell>
          <table:table-cell office:value-type="string">
            <text:p>195.71.225.47</text:p>
          </table:table-cell>
          <table:table-cell table:number-columns-repeated="1018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Audry</text:p>
          </table:table-cell>
          <table:table-cell office:value-type="string">
            <text:p>McCaskill</text:p>
          </table:table-cell>
          <table:table-cell office:value-type="string">
            <text:p>amccaskill6n@cocolog-nifty.com</text:p>
          </table:table-cell>
          <table:table-cell office:value-type="string">
            <text:p>Female</text:p>
          </table:table-cell>
          <table:table-cell office:value-type="string">
            <text:p>97.126.14.32</text:p>
          </table:table-cell>
          <table:table-cell table:number-columns-repeated="1018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Candis</text:p>
          </table:table-cell>
          <table:table-cell office:value-type="string">
            <text:p>Ickovitz</text:p>
          </table:table-cell>
          <table:table-cell office:value-type="string">
            <text:p>cickovitz6o@census.gov</text:p>
          </table:table-cell>
          <table:table-cell office:value-type="string">
            <text:p>Female</text:p>
          </table:table-cell>
          <table:table-cell office:value-type="string">
            <text:p>109.164.251.45</text:p>
          </table:table-cell>
          <table:table-cell table:number-columns-repeated="1018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Cornie</text:p>
          </table:table-cell>
          <table:table-cell office:value-type="string">
            <text:p>D'Elias</text:p>
          </table:table-cell>
          <table:table-cell office:value-type="string">
            <text:p>cdelias6p@wp.com</text:p>
          </table:table-cell>
          <table:table-cell office:value-type="string">
            <text:p>Male</text:p>
          </table:table-cell>
          <table:table-cell office:value-type="string">
            <text:p>8.165.116.109</text:p>
          </table:table-cell>
          <table:table-cell table:number-columns-repeated="1018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Yuma</text:p>
          </table:table-cell>
          <table:table-cell office:value-type="string">
            <text:p>Cloutt</text:p>
          </table:table-cell>
          <table:table-cell office:value-type="string">
            <text:p>ycloutt6q@biblegateway.com</text:p>
          </table:table-cell>
          <table:table-cell office:value-type="string">
            <text:p>Male</text:p>
          </table:table-cell>
          <table:table-cell office:value-type="string">
            <text:p>109.116.144.116</text:p>
          </table:table-cell>
          <table:table-cell table:number-columns-repeated="1018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Eudora</text:p>
          </table:table-cell>
          <table:table-cell office:value-type="string">
            <text:p>Meaker</text:p>
          </table:table-cell>
          <table:table-cell office:value-type="string">
            <text:p>emeaker6r@bloglines.com</text:p>
          </table:table-cell>
          <table:table-cell office:value-type="string">
            <text:p>Female</text:p>
          </table:table-cell>
          <table:table-cell office:value-type="string">
            <text:p>249.76.29.58</text:p>
          </table:table-cell>
          <table:table-cell table:number-columns-repeated="1018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Jory</text:p>
          </table:table-cell>
          <table:table-cell office:value-type="string">
            <text:p>Peartree</text:p>
          </table:table-cell>
          <table:table-cell office:value-type="string">
            <text:p>jpeartree6s@soundcloud.com</text:p>
          </table:table-cell>
          <table:table-cell office:value-type="string">
            <text:p>Male</text:p>
          </table:table-cell>
          <table:table-cell office:value-type="string">
            <text:p>233.153.148.171</text:p>
          </table:table-cell>
          <table:table-cell table:number-columns-repeated="1018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Jerrilee</text:p>
          </table:table-cell>
          <table:table-cell office:value-type="string">
            <text:p>Darlasson</text:p>
          </table:table-cell>
          <table:table-cell office:value-type="string">
            <text:p>jdarlasson6t@diigo.com</text:p>
          </table:table-cell>
          <table:table-cell office:value-type="string">
            <text:p>Female</text:p>
          </table:table-cell>
          <table:table-cell office:value-type="string">
            <text:p>226.242.186.62</text:p>
          </table:table-cell>
          <table:table-cell table:number-columns-repeated="1018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Tori</text:p>
          </table:table-cell>
          <table:table-cell office:value-type="string">
            <text:p>Laurant</text:p>
          </table:table-cell>
          <table:table-cell office:value-type="string">
            <text:p>tlaurant6u@qq.com</text:p>
          </table:table-cell>
          <table:table-cell office:value-type="string">
            <text:p>Female</text:p>
          </table:table-cell>
          <table:table-cell office:value-type="string">
            <text:p>242.226.80.183</text:p>
          </table:table-cell>
          <table:table-cell table:number-columns-repeated="1018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anon</text:p>
          </table:table-cell>
          <table:table-cell office:value-type="string">
            <text:p>Gozzard</text:p>
          </table:table-cell>
          <table:table-cell office:value-type="string">
            <text:p>mgozzard6v@homestead.com</text:p>
          </table:table-cell>
          <table:table-cell office:value-type="string">
            <text:p>Female</text:p>
          </table:table-cell>
          <table:table-cell office:value-type="string">
            <text:p>111.0.15.109</text:p>
          </table:table-cell>
          <table:table-cell table:number-columns-repeated="1018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herman</text:p>
          </table:table-cell>
          <table:table-cell office:value-type="string">
            <text:p>Durrad</text:p>
          </table:table-cell>
          <table:table-cell office:value-type="string">
            <text:p>sdurrad6w@godaddy.com</text:p>
          </table:table-cell>
          <table:table-cell office:value-type="string">
            <text:p>Male</text:p>
          </table:table-cell>
          <table:table-cell office:value-type="string">
            <text:p>176.161.152.53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Aliza</text:p>
          </table:table-cell>
          <table:table-cell office:value-type="string">
            <text:p>Dundendale</text:p>
          </table:table-cell>
          <table:table-cell office:value-type="string">
            <text:p>adundendale6x@baidu.com</text:p>
          </table:table-cell>
          <table:table-cell office:value-type="string">
            <text:p>Female</text:p>
          </table:table-cell>
          <table:table-cell office:value-type="string">
            <text:p>238.108.82.31</text:p>
          </table:table-cell>
          <table:table-cell table:number-columns-repeated="1018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onrade</text:p>
          </table:table-cell>
          <table:table-cell office:value-type="string">
            <text:p>Denecamp</text:p>
          </table:table-cell>
          <table:table-cell office:value-type="string">
            <text:p>cdenecamp6y@csmonitor.com</text:p>
          </table:table-cell>
          <table:table-cell office:value-type="string">
            <text:p>Male</text:p>
          </table:table-cell>
          <table:table-cell office:value-type="string">
            <text:p>109.151.87.196</text:p>
          </table:table-cell>
          <table:table-cell table:number-columns-repeated="1018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Batholomew</text:p>
          </table:table-cell>
          <table:table-cell office:value-type="string">
            <text:p>Lippitt</text:p>
          </table:table-cell>
          <table:table-cell office:value-type="string">
            <text:p>blippitt6z@jimdo.com</text:p>
          </table:table-cell>
          <table:table-cell office:value-type="string">
            <text:p>Male</text:p>
          </table:table-cell>
          <table:table-cell office:value-type="string">
            <text:p>226.124.182.98</text:p>
          </table:table-cell>
          <table:table-cell table:number-columns-repeated="1018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blo</text:p>
          </table:table-cell>
          <table:table-cell office:value-type="string">
            <text:p>Mack</text:p>
          </table:table-cell>
          <table:table-cell office:value-type="string">
            <text:p>pmack70@infoseek.co.jp</text:p>
          </table:table-cell>
          <table:table-cell office:value-type="string">
            <text:p>Male</text:p>
          </table:table-cell>
          <table:table-cell office:value-type="string">
            <text:p>173.183.46.152</text:p>
          </table:table-cell>
          <table:table-cell table:number-columns-repeated="1018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addy</text:p>
          </table:table-cell>
          <table:table-cell office:value-type="string">
            <text:p>Stroobant</text:p>
          </table:table-cell>
          <table:table-cell office:value-type="string">
            <text:p>mstroobant71@1und1.de</text:p>
          </table:table-cell>
          <table:table-cell office:value-type="string">
            <text:p>Male</text:p>
          </table:table-cell>
          <table:table-cell office:value-type="string">
            <text:p>170.172.211.212</text:p>
          </table:table-cell>
          <table:table-cell table:number-columns-repeated="1018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Karola</text:p>
          </table:table-cell>
          <table:table-cell office:value-type="string">
            <text:p>Dorrance</text:p>
          </table:table-cell>
          <table:table-cell office:value-type="string">
            <text:p>kdorrance72@cam.ac.uk</text:p>
          </table:table-cell>
          <table:table-cell office:value-type="string">
            <text:p>Female</text:p>
          </table:table-cell>
          <table:table-cell office:value-type="string">
            <text:p>1.63.243.172</text:p>
          </table:table-cell>
          <table:table-cell table:number-columns-repeated="1018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Barron</text:p>
          </table:table-cell>
          <table:table-cell office:value-type="string">
            <text:p>Mallender</text:p>
          </table:table-cell>
          <table:table-cell office:value-type="string">
            <text:p>bmallender73@dion.ne.jp</text:p>
          </table:table-cell>
          <table:table-cell office:value-type="string">
            <text:p>Male</text:p>
          </table:table-cell>
          <table:table-cell office:value-type="string">
            <text:p>217.254.135.212</text:p>
          </table:table-cell>
          <table:table-cell table:number-columns-repeated="1018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Bel</text:p>
          </table:table-cell>
          <table:table-cell office:value-type="string">
            <text:p>Rosenauer</text:p>
          </table:table-cell>
          <table:table-cell office:value-type="string">
            <text:p>brosenauer74@auda.org.au</text:p>
          </table:table-cell>
          <table:table-cell office:value-type="string">
            <text:p>Female</text:p>
          </table:table-cell>
          <table:table-cell office:value-type="string">
            <text:p>129.151.56.84</text:p>
          </table:table-cell>
          <table:table-cell table:number-columns-repeated="1018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Eda</text:p>
          </table:table-cell>
          <table:table-cell office:value-type="string">
            <text:p>Muspratt</text:p>
          </table:table-cell>
          <table:table-cell office:value-type="string">
            <text:p>emuspratt75@comcast.net</text:p>
          </table:table-cell>
          <table:table-cell office:value-type="string">
            <text:p>Female</text:p>
          </table:table-cell>
          <table:table-cell office:value-type="string">
            <text:p>167.40.101.166</text:p>
          </table:table-cell>
          <table:table-cell table:number-columns-repeated="1018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Nolana</text:p>
          </table:table-cell>
          <table:table-cell office:value-type="string">
            <text:p>Masham</text:p>
          </table:table-cell>
          <table:table-cell office:value-type="string">
            <text:p>nmasham76@salon.com</text:p>
          </table:table-cell>
          <table:table-cell office:value-type="string">
            <text:p>Female</text:p>
          </table:table-cell>
          <table:table-cell office:value-type="string">
            <text:p>212.205.84.150</text:p>
          </table:table-cell>
          <table:table-cell table:number-columns-repeated="1018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Janey</text:p>
          </table:table-cell>
          <table:table-cell office:value-type="string">
            <text:p>Willcox</text:p>
          </table:table-cell>
          <table:table-cell office:value-type="string">
            <text:p>jwillcox77@nature.com</text:p>
          </table:table-cell>
          <table:table-cell office:value-type="string">
            <text:p>Female</text:p>
          </table:table-cell>
          <table:table-cell office:value-type="string">
            <text:p>66.214.79.87</text:p>
          </table:table-cell>
          <table:table-cell table:number-columns-repeated="1018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eyter</text:p>
          </table:table-cell>
          <table:table-cell office:value-type="string">
            <text:p>Hardistry</text:p>
          </table:table-cell>
          <table:table-cell office:value-type="string">
            <text:p>phardistry78@reuters.com</text:p>
          </table:table-cell>
          <table:table-cell office:value-type="string">
            <text:p>Male</text:p>
          </table:table-cell>
          <table:table-cell office:value-type="string">
            <text:p>214.197.236.45</text:p>
          </table:table-cell>
          <table:table-cell table:number-columns-repeated="1018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Luciana</text:p>
          </table:table-cell>
          <table:table-cell office:value-type="string">
            <text:p>Byk</text:p>
          </table:table-cell>
          <table:table-cell office:value-type="string">
            <text:p>lbyk79@unc.edu</text:p>
          </table:table-cell>
          <table:table-cell office:value-type="string">
            <text:p>Female</text:p>
          </table:table-cell>
          <table:table-cell office:value-type="string">
            <text:p>175.31.187.190</text:p>
          </table:table-cell>
          <table:table-cell table:number-columns-repeated="1018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Raynell</text:p>
          </table:table-cell>
          <table:table-cell office:value-type="string">
            <text:p>Mailes</text:p>
          </table:table-cell>
          <table:table-cell office:value-type="string">
            <text:p>rmailes7a@state.gov</text:p>
          </table:table-cell>
          <table:table-cell office:value-type="string">
            <text:p>Female</text:p>
          </table:table-cell>
          <table:table-cell office:value-type="string">
            <text:p>96.25.79.84</text:p>
          </table:table-cell>
          <table:table-cell table:number-columns-repeated="1018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Yank</text:p>
          </table:table-cell>
          <table:table-cell office:value-type="string">
            <text:p>Rance</text:p>
          </table:table-cell>
          <table:table-cell office:value-type="string">
            <text:p>yrance7b@cdc.gov</text:p>
          </table:table-cell>
          <table:table-cell office:value-type="string">
            <text:p>Male</text:p>
          </table:table-cell>
          <table:table-cell office:value-type="string">
            <text:p>43.95.142.89</text:p>
          </table:table-cell>
          <table:table-cell table:number-columns-repeated="1018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Waly</text:p>
          </table:table-cell>
          <table:table-cell office:value-type="string">
            <text:p>Hellyar</text:p>
          </table:table-cell>
          <table:table-cell office:value-type="string">
            <text:p>whellyar7c@ftc.gov</text:p>
          </table:table-cell>
          <table:table-cell office:value-type="string">
            <text:p>Female</text:p>
          </table:table-cell>
          <table:table-cell office:value-type="string">
            <text:p>165.16.112.104</text:p>
          </table:table-cell>
          <table:table-cell table:number-columns-repeated="1018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raver</text:p>
          </table:table-cell>
          <table:table-cell office:value-type="string">
            <text:p>Blaycock</text:p>
          </table:table-cell>
          <table:table-cell office:value-type="string">
            <text:p>tblaycock7d@fotki.com</text:p>
          </table:table-cell>
          <table:table-cell office:value-type="string">
            <text:p>Male</text:p>
          </table:table-cell>
          <table:table-cell office:value-type="string">
            <text:p>49.162.49.219</text:p>
          </table:table-cell>
          <table:table-cell table:number-columns-repeated="1018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Benjie</text:p>
          </table:table-cell>
          <table:table-cell office:value-type="string">
            <text:p>Snelson</text:p>
          </table:table-cell>
          <table:table-cell office:value-type="string">
            <text:p>bsnelson7e@oaic.gov.au</text:p>
          </table:table-cell>
          <table:table-cell office:value-type="string">
            <text:p>Male</text:p>
          </table:table-cell>
          <table:table-cell office:value-type="string">
            <text:p>86.152.238.200</text:p>
          </table:table-cell>
          <table:table-cell table:number-columns-repeated="1018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Adela</text:p>
          </table:table-cell>
          <table:table-cell office:value-type="string">
            <text:p>Sowray</text:p>
          </table:table-cell>
          <table:table-cell office:value-type="string">
            <text:p>asowray7f@accuweather.com</text:p>
          </table:table-cell>
          <table:table-cell office:value-type="string">
            <text:p>Female</text:p>
          </table:table-cell>
          <table:table-cell office:value-type="string">
            <text:p>15.57.71.96</text:p>
          </table:table-cell>
          <table:table-cell table:number-columns-repeated="1018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Elizabeth</text:p>
          </table:table-cell>
          <table:table-cell office:value-type="string">
            <text:p>Paylor</text:p>
          </table:table-cell>
          <table:table-cell office:value-type="string">
            <text:p>epaylor7g@ca.gov</text:p>
          </table:table-cell>
          <table:table-cell office:value-type="string">
            <text:p>Female</text:p>
          </table:table-cell>
          <table:table-cell office:value-type="string">
            <text:p>131.203.96.153</text:p>
          </table:table-cell>
          <table:table-cell table:number-columns-repeated="1018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ozanna</text:p>
          </table:table-cell>
          <table:table-cell office:value-type="string">
            <text:p>Flacke</text:p>
          </table:table-cell>
          <table:table-cell office:value-type="string">
            <text:p>rflacke7h@wordpress.com</text:p>
          </table:table-cell>
          <table:table-cell office:value-type="string">
            <text:p>Female</text:p>
          </table:table-cell>
          <table:table-cell office:value-type="string">
            <text:p>86.56.144.90</text:p>
          </table:table-cell>
          <table:table-cell table:number-columns-repeated="1018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Darb</text:p>
          </table:table-cell>
          <table:table-cell office:value-type="string">
            <text:p>Niese</text:p>
          </table:table-cell>
          <table:table-cell office:value-type="string">
            <text:p>dniese7i@dell.com</text:p>
          </table:table-cell>
          <table:table-cell office:value-type="string">
            <text:p>Female</text:p>
          </table:table-cell>
          <table:table-cell office:value-type="string">
            <text:p>199.80.22.48</text:p>
          </table:table-cell>
          <table:table-cell table:number-columns-repeated="1018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Andonis</text:p>
          </table:table-cell>
          <table:table-cell office:value-type="string">
            <text:p>Abethell</text:p>
          </table:table-cell>
          <table:table-cell office:value-type="string">
            <text:p>aabethell7j@reverbnation.com</text:p>
          </table:table-cell>
          <table:table-cell office:value-type="string">
            <text:p>Male</text:p>
          </table:table-cell>
          <table:table-cell office:value-type="string">
            <text:p>240.233.60.234</text:p>
          </table:table-cell>
          <table:table-cell table:number-columns-repeated="1018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illy</text:p>
          </table:table-cell>
          <table:table-cell office:value-type="string">
            <text:p>Kubu</text:p>
          </table:table-cell>
          <table:table-cell office:value-type="string">
            <text:p>tkubu7k@apple.com</text:p>
          </table:table-cell>
          <table:table-cell office:value-type="string">
            <text:p>Female</text:p>
          </table:table-cell>
          <table:table-cell office:value-type="string">
            <text:p>222.183.32.94</text:p>
          </table:table-cell>
          <table:table-cell table:number-columns-repeated="1018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Dorothy</text:p>
          </table:table-cell>
          <table:table-cell office:value-type="string">
            <text:p>Reace</text:p>
          </table:table-cell>
          <table:table-cell office:value-type="string">
            <text:p>dreace7l@sitemeter.com</text:p>
          </table:table-cell>
          <table:table-cell office:value-type="string">
            <text:p>Female</text:p>
          </table:table-cell>
          <table:table-cell office:value-type="string">
            <text:p>164.205.118.59</text:p>
          </table:table-cell>
          <table:table-cell table:number-columns-repeated="1018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Bearnard</text:p>
          </table:table-cell>
          <table:table-cell office:value-type="string">
            <text:p>Korbmaker</text:p>
          </table:table-cell>
          <table:table-cell office:value-type="string">
            <text:p>bkorbmaker7m@desdev.cn</text:p>
          </table:table-cell>
          <table:table-cell office:value-type="string">
            <text:p>Male</text:p>
          </table:table-cell>
          <table:table-cell office:value-type="string">
            <text:p>107.66.231.97</text:p>
          </table:table-cell>
          <table:table-cell table:number-columns-repeated="1018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Ganny</text:p>
          </table:table-cell>
          <table:table-cell office:value-type="string">
            <text:p>Fer</text:p>
          </table:table-cell>
          <table:table-cell office:value-type="string">
            <text:p>gfer7n@google.com.au</text:p>
          </table:table-cell>
          <table:table-cell office:value-type="string">
            <text:p>Male</text:p>
          </table:table-cell>
          <table:table-cell office:value-type="string">
            <text:p>118.21.107.132</text:p>
          </table:table-cell>
          <table:table-cell table:number-columns-repeated="1018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Yehudi</text:p>
          </table:table-cell>
          <table:table-cell office:value-type="string">
            <text:p>Prati</text:p>
          </table:table-cell>
          <table:table-cell office:value-type="string">
            <text:p>yprati7o@wikipedia.org</text:p>
          </table:table-cell>
          <table:table-cell office:value-type="string">
            <text:p>Male</text:p>
          </table:table-cell>
          <table:table-cell office:value-type="string">
            <text:p>5.241.194.58</text:p>
          </table:table-cell>
          <table:table-cell table:number-columns-repeated="1018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endie</text:p>
          </table:table-cell>
          <table:table-cell office:value-type="string">
            <text:p>Tuttle</text:p>
          </table:table-cell>
          <table:table-cell office:value-type="string">
            <text:p>mtuttle7p@nationalgeographic.com</text:p>
          </table:table-cell>
          <table:table-cell office:value-type="string">
            <text:p>Male</text:p>
          </table:table-cell>
          <table:table-cell office:value-type="string">
            <text:p>214.148.182.19</text:p>
          </table:table-cell>
          <table:table-cell table:number-columns-repeated="1018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Timoteo</text:p>
          </table:table-cell>
          <table:table-cell office:value-type="string">
            <text:p>Layfield</text:p>
          </table:table-cell>
          <table:table-cell office:value-type="string">
            <text:p>tlayfield7q@psu.edu</text:p>
          </table:table-cell>
          <table:table-cell office:value-type="string">
            <text:p>Male</text:p>
          </table:table-cell>
          <table:table-cell office:value-type="string">
            <text:p>53.198.126.84</text:p>
          </table:table-cell>
          <table:table-cell table:number-columns-repeated="1018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Janette</text:p>
          </table:table-cell>
          <table:table-cell office:value-type="string">
            <text:p>Peregrine</text:p>
          </table:table-cell>
          <table:table-cell office:value-type="string">
            <text:p>jperegrine7r@sohu.com</text:p>
          </table:table-cell>
          <table:table-cell office:value-type="string">
            <text:p>Female</text:p>
          </table:table-cell>
          <table:table-cell office:value-type="string">
            <text:p>40.105.10.234</text:p>
          </table:table-cell>
          <table:table-cell table:number-columns-repeated="1018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athias</text:p>
          </table:table-cell>
          <table:table-cell office:value-type="string">
            <text:p>Martinello</text:p>
          </table:table-cell>
          <table:table-cell office:value-type="string">
            <text:p>mmartinello7s@cdbaby.com</text:p>
          </table:table-cell>
          <table:table-cell office:value-type="string">
            <text:p>Male</text:p>
          </table:table-cell>
          <table:table-cell office:value-type="string">
            <text:p>200.32.252.73</text:p>
          </table:table-cell>
          <table:table-cell table:number-columns-repeated="1018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belard</text:p>
          </table:table-cell>
          <table:table-cell office:value-type="string">
            <text:p>Axell</text:p>
          </table:table-cell>
          <table:table-cell office:value-type="string">
            <text:p>aaxell7t@privacy.gov.au</text:p>
          </table:table-cell>
          <table:table-cell office:value-type="string">
            <text:p>Male</text:p>
          </table:table-cell>
          <table:table-cell office:value-type="string">
            <text:p>115.99.123.124</text:p>
          </table:table-cell>
          <table:table-cell table:number-columns-repeated="1018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Viola</text:p>
          </table:table-cell>
          <table:table-cell office:value-type="string">
            <text:p>Dominique</text:p>
          </table:table-cell>
          <table:table-cell office:value-type="string">
            <text:p>vdominique7u@bandcamp.com</text:p>
          </table:table-cell>
          <table:table-cell office:value-type="string">
            <text:p>Female</text:p>
          </table:table-cell>
          <table:table-cell office:value-type="string">
            <text:p>155.138.32.149</text:p>
          </table:table-cell>
          <table:table-cell table:number-columns-repeated="1018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Dinny</text:p>
          </table:table-cell>
          <table:table-cell office:value-type="string">
            <text:p>Stanners</text:p>
          </table:table-cell>
          <table:table-cell office:value-type="string">
            <text:p>dstanners7v@twitter.com</text:p>
          </table:table-cell>
          <table:table-cell office:value-type="string">
            <text:p>Female</text:p>
          </table:table-cell>
          <table:table-cell office:value-type="string">
            <text:p>72.72.38.57</text:p>
          </table:table-cell>
          <table:table-cell table:number-columns-repeated="1018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Whitby</text:p>
          </table:table-cell>
          <table:table-cell office:value-type="string">
            <text:p>Spinney</text:p>
          </table:table-cell>
          <table:table-cell office:value-type="string">
            <text:p>wspinney7w@deviantart.com</text:p>
          </table:table-cell>
          <table:table-cell office:value-type="string">
            <text:p>Male</text:p>
          </table:table-cell>
          <table:table-cell office:value-type="string">
            <text:p>23.15.23.249</text:p>
          </table:table-cell>
          <table:table-cell table:number-columns-repeated="1018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Bertie</text:p>
          </table:table-cell>
          <table:table-cell office:value-type="string">
            <text:p>Nielson</text:p>
          </table:table-cell>
          <table:table-cell office:value-type="string">
            <text:p>bnielson7x@imdb.com</text:p>
          </table:table-cell>
          <table:table-cell office:value-type="string">
            <text:p>Female</text:p>
          </table:table-cell>
          <table:table-cell office:value-type="string">
            <text:p>8.144.147.31</text:p>
          </table:table-cell>
          <table:table-cell table:number-columns-repeated="1018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Lorens</text:p>
          </table:table-cell>
          <table:table-cell office:value-type="string">
            <text:p>Hamill</text:p>
          </table:table-cell>
          <table:table-cell office:value-type="string">
            <text:p>lhamill7y@amazon.com</text:p>
          </table:table-cell>
          <table:table-cell office:value-type="string">
            <text:p>Male</text:p>
          </table:table-cell>
          <table:table-cell office:value-type="string">
            <text:p>246.231.77.144</text:p>
          </table:table-cell>
          <table:table-cell table:number-columns-repeated="1018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pence</text:p>
          </table:table-cell>
          <table:table-cell office:value-type="string">
            <text:p>Lanning</text:p>
          </table:table-cell>
          <table:table-cell office:value-type="string">
            <text:p>slanning7z@pagesperso-orange.fr</text:p>
          </table:table-cell>
          <table:table-cell office:value-type="string">
            <text:p>Male</text:p>
          </table:table-cell>
          <table:table-cell office:value-type="string">
            <text:p>142.30.154.76</text:p>
          </table:table-cell>
          <table:table-cell table:number-columns-repeated="1018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Donnell</text:p>
          </table:table-cell>
          <table:table-cell office:value-type="string">
            <text:p>Adenet</text:p>
          </table:table-cell>
          <table:table-cell office:value-type="string">
            <text:p>dadenet80@un.org</text:p>
          </table:table-cell>
          <table:table-cell office:value-type="string">
            <text:p>Male</text:p>
          </table:table-cell>
          <table:table-cell office:value-type="string">
            <text:p>118.214.15.104</text:p>
          </table:table-cell>
          <table:table-cell table:number-columns-repeated="1018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Woodrow</text:p>
          </table:table-cell>
          <table:table-cell office:value-type="string">
            <text:p>Shutt</text:p>
          </table:table-cell>
          <table:table-cell office:value-type="string">
            <text:p>wshutt81@ustream.tv</text:p>
          </table:table-cell>
          <table:table-cell office:value-type="string">
            <text:p>Male</text:p>
          </table:table-cell>
          <table:table-cell office:value-type="string">
            <text:p>58.57.173.116</text:p>
          </table:table-cell>
          <table:table-cell table:number-columns-repeated="1018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assy</text:p>
          </table:table-cell>
          <table:table-cell office:value-type="string">
            <text:p>MacAllister</text:p>
          </table:table-cell>
          <table:table-cell office:value-type="string">
            <text:p>cmacallister82@upenn.edu</text:p>
          </table:table-cell>
          <table:table-cell office:value-type="string">
            <text:p>Female</text:p>
          </table:table-cell>
          <table:table-cell office:value-type="string">
            <text:p>244.129.207.219</text:p>
          </table:table-cell>
          <table:table-cell table:number-columns-repeated="1018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Gwynne</text:p>
          </table:table-cell>
          <table:table-cell office:value-type="string">
            <text:p>Pasticznyk</text:p>
          </table:table-cell>
          <table:table-cell office:value-type="string">
            <text:p>gpasticznyk83@github.com</text:p>
          </table:table-cell>
          <table:table-cell office:value-type="string">
            <text:p>Female</text:p>
          </table:table-cell>
          <table:table-cell office:value-type="string">
            <text:p>198.8.207.166</text:p>
          </table:table-cell>
          <table:table-cell table:number-columns-repeated="1018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Hamel</text:p>
          </table:table-cell>
          <table:table-cell office:value-type="string">
            <text:p>Gieves</text:p>
          </table:table-cell>
          <table:table-cell office:value-type="string">
            <text:p>hgieves84@networkadvertising.org</text:p>
          </table:table-cell>
          <table:table-cell office:value-type="string">
            <text:p>Male</text:p>
          </table:table-cell>
          <table:table-cell office:value-type="string">
            <text:p>191.206.75.149</text:p>
          </table:table-cell>
          <table:table-cell table:number-columns-repeated="1018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herilyn</text:p>
          </table:table-cell>
          <table:table-cell office:value-type="string">
            <text:p>Klaggeman</text:p>
          </table:table-cell>
          <table:table-cell office:value-type="string">
            <text:p>sklaggeman85@friendfeed.com</text:p>
          </table:table-cell>
          <table:table-cell office:value-type="string">
            <text:p>Female</text:p>
          </table:table-cell>
          <table:table-cell office:value-type="string">
            <text:p>137.157.171.126</text:p>
          </table:table-cell>
          <table:table-cell table:number-columns-repeated="1018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Brade</text:p>
          </table:table-cell>
          <table:table-cell office:value-type="string">
            <text:p>Fazzioli</text:p>
          </table:table-cell>
          <table:table-cell office:value-type="string">
            <text:p>bfazzioli86@aol.com</text:p>
          </table:table-cell>
          <table:table-cell office:value-type="string">
            <text:p>Male</text:p>
          </table:table-cell>
          <table:table-cell office:value-type="string">
            <text:p>14.129.81.219</text:p>
          </table:table-cell>
          <table:table-cell table:number-columns-repeated="1018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ammy</text:p>
          </table:table-cell>
          <table:table-cell office:value-type="string">
            <text:p>Sowten</text:p>
          </table:table-cell>
          <table:table-cell office:value-type="string">
            <text:p>ssowten87@photobucket.com</text:p>
          </table:table-cell>
          <table:table-cell office:value-type="string">
            <text:p>Female</text:p>
          </table:table-cell>
          <table:table-cell office:value-type="string">
            <text:p>29.165.172.74</text:p>
          </table:table-cell>
          <table:table-cell table:number-columns-repeated="1018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Grier</text:p>
          </table:table-cell>
          <table:table-cell office:value-type="string">
            <text:p>Loakes</text:p>
          </table:table-cell>
          <table:table-cell office:value-type="string">
            <text:p>gloakes88@de.vu</text:p>
          </table:table-cell>
          <table:table-cell office:value-type="string">
            <text:p>Female</text:p>
          </table:table-cell>
          <table:table-cell office:value-type="string">
            <text:p>246.190.215.244</text:p>
          </table:table-cell>
          <table:table-cell table:number-columns-repeated="1018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Ignace</text:p>
          </table:table-cell>
          <table:table-cell office:value-type="string">
            <text:p>Hearmon</text:p>
          </table:table-cell>
          <table:table-cell office:value-type="string">
            <text:p>ihearmon89@usa.gov</text:p>
          </table:table-cell>
          <table:table-cell office:value-type="string">
            <text:p>Male</text:p>
          </table:table-cell>
          <table:table-cell office:value-type="string">
            <text:p>227.5.194.192</text:p>
          </table:table-cell>
          <table:table-cell table:number-columns-repeated="1018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Karlee</text:p>
          </table:table-cell>
          <table:table-cell office:value-type="string">
            <text:p>Barras</text:p>
          </table:table-cell>
          <table:table-cell office:value-type="string">
            <text:p>kbarras8a@dion.ne.jp</text:p>
          </table:table-cell>
          <table:table-cell office:value-type="string">
            <text:p>Female</text:p>
          </table:table-cell>
          <table:table-cell office:value-type="string">
            <text:p>34.173.75.220</text:p>
          </table:table-cell>
          <table:table-cell table:number-columns-repeated="1018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adelyn</text:p>
          </table:table-cell>
          <table:table-cell office:value-type="string">
            <text:p>Cheng</text:p>
          </table:table-cell>
          <table:table-cell office:value-type="string">
            <text:p>mcheng8b@cmu.edu</text:p>
          </table:table-cell>
          <table:table-cell office:value-type="string">
            <text:p>Female</text:p>
          </table:table-cell>
          <table:table-cell office:value-type="string">
            <text:p>170.148.17.164</text:p>
          </table:table-cell>
          <table:table-cell table:number-columns-repeated="1018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arcus</text:p>
          </table:table-cell>
          <table:table-cell office:value-type="string">
            <text:p>Bottby</text:p>
          </table:table-cell>
          <table:table-cell office:value-type="string">
            <text:p>mbottby8c@scribd.com</text:p>
          </table:table-cell>
          <table:table-cell office:value-type="string">
            <text:p>Male</text:p>
          </table:table-cell>
          <table:table-cell office:value-type="string">
            <text:p>46.206.88.111</text:p>
          </table:table-cell>
          <table:table-cell table:number-columns-repeated="1018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unny</text:p>
          </table:table-cell>
          <table:table-cell office:value-type="string">
            <text:p>Tuffley</text:p>
          </table:table-cell>
          <table:table-cell office:value-type="string">
            <text:p>stuffley8d@nps.gov</text:p>
          </table:table-cell>
          <table:table-cell office:value-type="string">
            <text:p>Female</text:p>
          </table:table-cell>
          <table:table-cell office:value-type="string">
            <text:p>8.4.115.192</text:p>
          </table:table-cell>
          <table:table-cell table:number-columns-repeated="1018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Roley</text:p>
          </table:table-cell>
          <table:table-cell office:value-type="string">
            <text:p>Toplis</text:p>
          </table:table-cell>
          <table:table-cell office:value-type="string">
            <text:p>rtoplis8e@sina.com.cn</text:p>
          </table:table-cell>
          <table:table-cell office:value-type="string">
            <text:p>Male</text:p>
          </table:table-cell>
          <table:table-cell office:value-type="string">
            <text:p>45.138.234.124</text:p>
          </table:table-cell>
          <table:table-cell table:number-columns-repeated="1018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My</text:p>
          </table:table-cell>
          <table:table-cell office:value-type="string">
            <text:p>Peerman</text:p>
          </table:table-cell>
          <table:table-cell office:value-type="string">
            <text:p>mpeerman8f@hp.com</text:p>
          </table:table-cell>
          <table:table-cell office:value-type="string">
            <text:p>Male</text:p>
          </table:table-cell>
          <table:table-cell office:value-type="string">
            <text:p>200.46.90.126</text:p>
          </table:table-cell>
          <table:table-cell table:number-columns-repeated="1018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Duane</text:p>
          </table:table-cell>
          <table:table-cell office:value-type="string">
            <text:p>Tumbelty</text:p>
          </table:table-cell>
          <table:table-cell office:value-type="string">
            <text:p>dtumbelty8g@npr.org</text:p>
          </table:table-cell>
          <table:table-cell office:value-type="string">
            <text:p>Male</text:p>
          </table:table-cell>
          <table:table-cell office:value-type="string">
            <text:p>224.109.51.94</text:p>
          </table:table-cell>
          <table:table-cell table:number-columns-repeated="1018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Urban</text:p>
          </table:table-cell>
          <table:table-cell office:value-type="string">
            <text:p>Delgua</text:p>
          </table:table-cell>
          <table:table-cell office:value-type="string">
            <text:p>udelgua8h@unicef.org</text:p>
          </table:table-cell>
          <table:table-cell office:value-type="string">
            <text:p>Male</text:p>
          </table:table-cell>
          <table:table-cell office:value-type="string">
            <text:p>119.147.76.113</text:p>
          </table:table-cell>
          <table:table-cell table:number-columns-repeated="1018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Goldia</text:p>
          </table:table-cell>
          <table:table-cell office:value-type="string">
            <text:p>Egell</text:p>
          </table:table-cell>
          <table:table-cell office:value-type="string">
            <text:p>gegell8i@ow.ly</text:p>
          </table:table-cell>
          <table:table-cell office:value-type="string">
            <text:p>Female</text:p>
          </table:table-cell>
          <table:table-cell office:value-type="string">
            <text:p>154.54.79.98</text:p>
          </table:table-cell>
          <table:table-cell table:number-columns-repeated="1018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ildy</text:p>
          </table:table-cell>
          <table:table-cell office:value-type="string">
            <text:p>Butner</text:p>
          </table:table-cell>
          <table:table-cell office:value-type="string">
            <text:p>hbutner8j@ameblo.jp</text:p>
          </table:table-cell>
          <table:table-cell office:value-type="string">
            <text:p>Female</text:p>
          </table:table-cell>
          <table:table-cell office:value-type="string">
            <text:p>208.131.55.243</text:p>
          </table:table-cell>
          <table:table-cell table:number-columns-repeated="1018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Bram</text:p>
          </table:table-cell>
          <table:table-cell office:value-type="string">
            <text:p>Dumke</text:p>
          </table:table-cell>
          <table:table-cell office:value-type="string">
            <text:p>bdumke8k@census.gov</text:p>
          </table:table-cell>
          <table:table-cell office:value-type="string">
            <text:p>Male</text:p>
          </table:table-cell>
          <table:table-cell office:value-type="string">
            <text:p>208.32.27.237</text:p>
          </table:table-cell>
          <table:table-cell table:number-columns-repeated="1018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Ginny</text:p>
          </table:table-cell>
          <table:table-cell office:value-type="string">
            <text:p>Espinazo</text:p>
          </table:table-cell>
          <table:table-cell office:value-type="string">
            <text:p>gespinazo8l@shop-pro.jp</text:p>
          </table:table-cell>
          <table:table-cell office:value-type="string">
            <text:p>Female</text:p>
          </table:table-cell>
          <table:table-cell office:value-type="string">
            <text:p>137.255.143.15</text:p>
          </table:table-cell>
          <table:table-cell table:number-columns-repeated="1018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Abdel</text:p>
          </table:table-cell>
          <table:table-cell office:value-type="string">
            <text:p>Wetherby</text:p>
          </table:table-cell>
          <table:table-cell office:value-type="string">
            <text:p>awetherby8m@gravatar.com</text:p>
          </table:table-cell>
          <table:table-cell office:value-type="string">
            <text:p>Male</text:p>
          </table:table-cell>
          <table:table-cell office:value-type="string">
            <text:p>221.5.48.203</text:p>
          </table:table-cell>
          <table:table-cell table:number-columns-repeated="1018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Tandi</text:p>
          </table:table-cell>
          <table:table-cell office:value-type="string">
            <text:p>Karolczyk</text:p>
          </table:table-cell>
          <table:table-cell office:value-type="string">
            <text:p>tkarolczyk8n@upenn.edu</text:p>
          </table:table-cell>
          <table:table-cell office:value-type="string">
            <text:p>Female</text:p>
          </table:table-cell>
          <table:table-cell office:value-type="string">
            <text:p>76.79.14.161</text:p>
          </table:table-cell>
          <table:table-cell table:number-columns-repeated="1018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Garland</text:p>
          </table:table-cell>
          <table:table-cell office:value-type="string">
            <text:p>Lydiard</text:p>
          </table:table-cell>
          <table:table-cell office:value-type="string">
            <text:p>glydiard8o@blogger.com</text:p>
          </table:table-cell>
          <table:table-cell office:value-type="string">
            <text:p>Female</text:p>
          </table:table-cell>
          <table:table-cell office:value-type="string">
            <text:p>11.161.186.209</text:p>
          </table:table-cell>
          <table:table-cell table:number-columns-repeated="1018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Ermengarde</text:p>
          </table:table-cell>
          <table:table-cell office:value-type="string">
            <text:p>Reedman</text:p>
          </table:table-cell>
          <table:table-cell office:value-type="string">
            <text:p>ereedman8p@nytimes.com</text:p>
          </table:table-cell>
          <table:table-cell office:value-type="string">
            <text:p>Female</text:p>
          </table:table-cell>
          <table:table-cell office:value-type="string">
            <text:p>255.178.46.196</text:p>
          </table:table-cell>
          <table:table-cell table:number-columns-repeated="1018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rylin</text:p>
          </table:table-cell>
          <table:table-cell office:value-type="string">
            <text:p>Hancox</text:p>
          </table:table-cell>
          <table:table-cell office:value-type="string">
            <text:p>mhancox8q@microsoft.com</text:p>
          </table:table-cell>
          <table:table-cell office:value-type="string">
            <text:p>Female</text:p>
          </table:table-cell>
          <table:table-cell office:value-type="string">
            <text:p>106.42.141.185</text:p>
          </table:table-cell>
          <table:table-cell table:number-columns-repeated="1018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Rozelle</text:p>
          </table:table-cell>
          <table:table-cell office:value-type="string">
            <text:p>Broxup</text:p>
          </table:table-cell>
          <table:table-cell office:value-type="string">
            <text:p>rbroxup8r@blinklist.com</text:p>
          </table:table-cell>
          <table:table-cell office:value-type="string">
            <text:p>Female</text:p>
          </table:table-cell>
          <table:table-cell office:value-type="string">
            <text:p>123.90.27.156</text:p>
          </table:table-cell>
          <table:table-cell table:number-columns-repeated="1018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Adina</text:p>
          </table:table-cell>
          <table:table-cell office:value-type="string">
            <text:p>Epilet</text:p>
          </table:table-cell>
          <table:table-cell office:value-type="string">
            <text:p>aepilet8s@last.fm</text:p>
          </table:table-cell>
          <table:table-cell office:value-type="string">
            <text:p>Female</text:p>
          </table:table-cell>
          <table:table-cell office:value-type="string">
            <text:p>53.31.90.100</text:p>
          </table:table-cell>
          <table:table-cell table:number-columns-repeated="1018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Amalea</text:p>
          </table:table-cell>
          <table:table-cell office:value-type="string">
            <text:p>Tregidgo</text:p>
          </table:table-cell>
          <table:table-cell office:value-type="string">
            <text:p>atregidgo8t@wired.com</text:p>
          </table:table-cell>
          <table:table-cell office:value-type="string">
            <text:p>Female</text:p>
          </table:table-cell>
          <table:table-cell office:value-type="string">
            <text:p>126.147.122.226</text:p>
          </table:table-cell>
          <table:table-cell table:number-columns-repeated="1018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Agnesse</text:p>
          </table:table-cell>
          <table:table-cell office:value-type="string">
            <text:p>Wasmer</text:p>
          </table:table-cell>
          <table:table-cell office:value-type="string">
            <text:p>awasmer8u@amazon.co.jp</text:p>
          </table:table-cell>
          <table:table-cell office:value-type="string">
            <text:p>Female</text:p>
          </table:table-cell>
          <table:table-cell office:value-type="string">
            <text:p>222.251.58.6</text:p>
          </table:table-cell>
          <table:table-cell table:number-columns-repeated="1018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Freedman</text:p>
          </table:table-cell>
          <table:table-cell office:value-type="string">
            <text:p>Nockells</text:p>
          </table:table-cell>
          <table:table-cell office:value-type="string">
            <text:p>fnockells8v@google.com</text:p>
          </table:table-cell>
          <table:table-cell office:value-type="string">
            <text:p>Male</text:p>
          </table:table-cell>
          <table:table-cell office:value-type="string">
            <text:p>140.133.216.83</text:p>
          </table:table-cell>
          <table:table-cell table:number-columns-repeated="1018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Terrye</text:p>
          </table:table-cell>
          <table:table-cell office:value-type="string">
            <text:p>Capper</text:p>
          </table:table-cell>
          <table:table-cell office:value-type="string">
            <text:p>tcapper8w@whitehouse.gov</text:p>
          </table:table-cell>
          <table:table-cell office:value-type="string">
            <text:p>Female</text:p>
          </table:table-cell>
          <table:table-cell office:value-type="string">
            <text:p>242.65.238.50</text:p>
          </table:table-cell>
          <table:table-cell table:number-columns-repeated="1018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aywood</text:p>
          </table:table-cell>
          <table:table-cell office:value-type="string">
            <text:p>Haney`</text:p>
          </table:table-cell>
          <table:table-cell office:value-type="string">
            <text:p>hhaney8x@bigcartel.com</text:p>
          </table:table-cell>
          <table:table-cell office:value-type="string">
            <text:p>Male</text:p>
          </table:table-cell>
          <table:table-cell office:value-type="string">
            <text:p>108.206.208.110</text:p>
          </table:table-cell>
          <table:table-cell table:number-columns-repeated="1018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Kaspar</text:p>
          </table:table-cell>
          <table:table-cell office:value-type="string">
            <text:p>Mutlow</text:p>
          </table:table-cell>
          <table:table-cell office:value-type="string">
            <text:p>kmutlow8y@umn.edu</text:p>
          </table:table-cell>
          <table:table-cell office:value-type="string">
            <text:p>Male</text:p>
          </table:table-cell>
          <table:table-cell office:value-type="string">
            <text:p>223.41.187.28</text:p>
          </table:table-cell>
          <table:table-cell table:number-columns-repeated="1018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onoria</text:p>
          </table:table-cell>
          <table:table-cell office:value-type="string">
            <text:p>Norrie</text:p>
          </table:table-cell>
          <table:table-cell office:value-type="string">
            <text:p>hnorrie8z@tripadvisor.com</text:p>
          </table:table-cell>
          <table:table-cell office:value-type="string">
            <text:p>Female</text:p>
          </table:table-cell>
          <table:table-cell office:value-type="string">
            <text:p>28.237.137.185</text:p>
          </table:table-cell>
          <table:table-cell table:number-columns-repeated="1018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Wenona</text:p>
          </table:table-cell>
          <table:table-cell office:value-type="string">
            <text:p>Jotham</text:p>
          </table:table-cell>
          <table:table-cell office:value-type="string">
            <text:p>wjotham90@cdbaby.com</text:p>
          </table:table-cell>
          <table:table-cell office:value-type="string">
            <text:p>Female</text:p>
          </table:table-cell>
          <table:table-cell office:value-type="string">
            <text:p>22.60.109.244</text:p>
          </table:table-cell>
          <table:table-cell table:number-columns-repeated="1018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adlen</text:p>
          </table:table-cell>
          <table:table-cell office:value-type="string">
            <text:p>Beeze</text:p>
          </table:table-cell>
          <table:table-cell office:value-type="string">
            <text:p>mbeeze91@yale.edu</text:p>
          </table:table-cell>
          <table:table-cell office:value-type="string">
            <text:p>Female</text:p>
          </table:table-cell>
          <table:table-cell office:value-type="string">
            <text:p>212.125.199.168</text:p>
          </table:table-cell>
          <table:table-cell table:number-columns-repeated="1018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ristiano</text:p>
          </table:table-cell>
          <table:table-cell office:value-type="string">
            <text:p>Pirdy</text:p>
          </table:table-cell>
          <table:table-cell office:value-type="string">
            <text:p>cpirdy92@ycombinator.com</text:p>
          </table:table-cell>
          <table:table-cell office:value-type="string">
            <text:p>Male</text:p>
          </table:table-cell>
          <table:table-cell office:value-type="string">
            <text:p>185.183.100.86</text:p>
          </table:table-cell>
          <table:table-cell table:number-columns-repeated="1018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Rebecka</text:p>
          </table:table-cell>
          <table:table-cell office:value-type="string">
            <text:p>Bockings</text:p>
          </table:table-cell>
          <table:table-cell office:value-type="string">
            <text:p>rbockings93@gravatar.com</text:p>
          </table:table-cell>
          <table:table-cell office:value-type="string">
            <text:p>Female</text:p>
          </table:table-cell>
          <table:table-cell office:value-type="string">
            <text:p>217.109.209.135</text:p>
          </table:table-cell>
          <table:table-cell table:number-columns-repeated="1018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Jabez</text:p>
          </table:table-cell>
          <table:table-cell office:value-type="string">
            <text:p>Stanger</text:p>
          </table:table-cell>
          <table:table-cell office:value-type="string">
            <text:p>jstanger94@bloglovin.com</text:p>
          </table:table-cell>
          <table:table-cell office:value-type="string">
            <text:p>Male</text:p>
          </table:table-cell>
          <table:table-cell office:value-type="string">
            <text:p>43.67.122.13</text:p>
          </table:table-cell>
          <table:table-cell table:number-columns-repeated="1018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Will</text:p>
          </table:table-cell>
          <table:table-cell office:value-type="string">
            <text:p>Louw</text:p>
          </table:table-cell>
          <table:table-cell office:value-type="string">
            <text:p>wlouw95@census.gov</text:p>
          </table:table-cell>
          <table:table-cell office:value-type="string">
            <text:p>Male</text:p>
          </table:table-cell>
          <table:table-cell office:value-type="string">
            <text:p>155.28.107.28</text:p>
          </table:table-cell>
          <table:table-cell table:number-columns-repeated="1018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Tabina</text:p>
          </table:table-cell>
          <table:table-cell office:value-type="string">
            <text:p>Konmann</text:p>
          </table:table-cell>
          <table:table-cell office:value-type="string">
            <text:p>tkonmann96@163.com</text:p>
          </table:table-cell>
          <table:table-cell office:value-type="string">
            <text:p>Female</text:p>
          </table:table-cell>
          <table:table-cell office:value-type="string">
            <text:p>170.139.133.104</text:p>
          </table:table-cell>
          <table:table-cell table:number-columns-repeated="1018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Joete</text:p>
          </table:table-cell>
          <table:table-cell office:value-type="string">
            <text:p>Moyler</text:p>
          </table:table-cell>
          <table:table-cell office:value-type="string">
            <text:p>jmoyler97@blogspot.com</text:p>
          </table:table-cell>
          <table:table-cell office:value-type="string">
            <text:p>Female</text:p>
          </table:table-cell>
          <table:table-cell office:value-type="string">
            <text:p>95.243.35.144</text:p>
          </table:table-cell>
          <table:table-cell table:number-columns-repeated="1018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Giff</text:p>
          </table:table-cell>
          <table:table-cell office:value-type="string">
            <text:p>Kleinlerer</text:p>
          </table:table-cell>
          <table:table-cell office:value-type="string">
            <text:p>gkleinlerer98@bloglines.com</text:p>
          </table:table-cell>
          <table:table-cell office:value-type="string">
            <text:p>Male</text:p>
          </table:table-cell>
          <table:table-cell office:value-type="string">
            <text:p>65.225.74.104</text:p>
          </table:table-cell>
          <table:table-cell table:number-columns-repeated="1018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Rosina</text:p>
          </table:table-cell>
          <table:table-cell office:value-type="string">
            <text:p>D'Ugo</text:p>
          </table:table-cell>
          <table:table-cell office:value-type="string">
            <text:p>rdugo99@engadget.com</text:p>
          </table:table-cell>
          <table:table-cell office:value-type="string">
            <text:p>Female</text:p>
          </table:table-cell>
          <table:table-cell office:value-type="string">
            <text:p>131.125.104.32</text:p>
          </table:table-cell>
          <table:table-cell table:number-columns-repeated="1018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Andrej</text:p>
          </table:table-cell>
          <table:table-cell office:value-type="string">
            <text:p>Whardley</text:p>
          </table:table-cell>
          <table:table-cell office:value-type="string">
            <text:p>awhardley9a@earthlink.net</text:p>
          </table:table-cell>
          <table:table-cell office:value-type="string">
            <text:p>Male</text:p>
          </table:table-cell>
          <table:table-cell office:value-type="string">
            <text:p>122.73.202.186</text:p>
          </table:table-cell>
          <table:table-cell table:number-columns-repeated="1018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Giacopo</text:p>
          </table:table-cell>
          <table:table-cell office:value-type="string">
            <text:p>Matityahu</text:p>
          </table:table-cell>
          <table:table-cell office:value-type="string">
            <text:p>gmatityahu9b@mysql.com</text:p>
          </table:table-cell>
          <table:table-cell office:value-type="string">
            <text:p>Male</text:p>
          </table:table-cell>
          <table:table-cell office:value-type="string">
            <text:p>180.74.180.49</text:p>
          </table:table-cell>
          <table:table-cell table:number-columns-repeated="1018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Trevar</text:p>
          </table:table-cell>
          <table:table-cell office:value-type="string">
            <text:p>Besemer</text:p>
          </table:table-cell>
          <table:table-cell office:value-type="string">
            <text:p>tbesemer9c@hibu.com</text:p>
          </table:table-cell>
          <table:table-cell office:value-type="string">
            <text:p>Male</text:p>
          </table:table-cell>
          <table:table-cell office:value-type="string">
            <text:p>124.126.196.52</text:p>
          </table:table-cell>
          <table:table-cell table:number-columns-repeated="1018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Ninnetta</text:p>
          </table:table-cell>
          <table:table-cell office:value-type="string">
            <text:p>Ilchuk</text:p>
          </table:table-cell>
          <table:table-cell office:value-type="string">
            <text:p>nilchuk9d@ebay.com</text:p>
          </table:table-cell>
          <table:table-cell office:value-type="string">
            <text:p>Female</text:p>
          </table:table-cell>
          <table:table-cell office:value-type="string">
            <text:p>65.50.242.201</text:p>
          </table:table-cell>
          <table:table-cell table:number-columns-repeated="1018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Elvis</text:p>
          </table:table-cell>
          <table:table-cell office:value-type="string">
            <text:p>Klaussen</text:p>
          </table:table-cell>
          <table:table-cell office:value-type="string">
            <text:p>eklaussen9e@cafepress.com</text:p>
          </table:table-cell>
          <table:table-cell office:value-type="string">
            <text:p>Male</text:p>
          </table:table-cell>
          <table:table-cell office:value-type="string">
            <text:p>252.229.21.40</text:p>
          </table:table-cell>
          <table:table-cell table:number-columns-repeated="1018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itchell</text:p>
          </table:table-cell>
          <table:table-cell office:value-type="string">
            <text:p>Mallam</text:p>
          </table:table-cell>
          <table:table-cell office:value-type="string">
            <text:p>mmallam9f@washingtonpost.com</text:p>
          </table:table-cell>
          <table:table-cell office:value-type="string">
            <text:p>Male</text:p>
          </table:table-cell>
          <table:table-cell office:value-type="string">
            <text:p>138.22.179.212</text:p>
          </table:table-cell>
          <table:table-cell table:number-columns-repeated="1018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Mirabella</text:p>
          </table:table-cell>
          <table:table-cell office:value-type="string">
            <text:p>Liddiard</text:p>
          </table:table-cell>
          <table:table-cell office:value-type="string">
            <text:p>mliddiard9g@bigcartel.com</text:p>
          </table:table-cell>
          <table:table-cell office:value-type="string">
            <text:p>Female</text:p>
          </table:table-cell>
          <table:table-cell office:value-type="string">
            <text:p>129.133.84.234</text:p>
          </table:table-cell>
          <table:table-cell table:number-columns-repeated="1018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arnell</text:p>
          </table:table-cell>
          <table:table-cell office:value-type="string">
            <text:p>Dachey</text:p>
          </table:table-cell>
          <table:table-cell office:value-type="string">
            <text:p>pdachey9h@usatoday.com</text:p>
          </table:table-cell>
          <table:table-cell office:value-type="string">
            <text:p>Male</text:p>
          </table:table-cell>
          <table:table-cell office:value-type="string">
            <text:p>246.156.242.191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Calhoun</text:p>
          </table:table-cell>
          <table:table-cell office:value-type="string">
            <text:p>Sherred</text:p>
          </table:table-cell>
          <table:table-cell office:value-type="string">
            <text:p>csherred9i@ihg.com</text:p>
          </table:table-cell>
          <table:table-cell office:value-type="string">
            <text:p>Male</text:p>
          </table:table-cell>
          <table:table-cell office:value-type="string">
            <text:p>184.138.216.30</text:p>
          </table:table-cell>
          <table:table-cell table:number-columns-repeated="1018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emp</text:p>
          </table:table-cell>
          <table:table-cell office:value-type="string">
            <text:p>Stolberg</text:p>
          </table:table-cell>
          <table:table-cell office:value-type="string">
            <text:p>tstolberg9j@nydailynews.com</text:p>
          </table:table-cell>
          <table:table-cell office:value-type="string">
            <text:p>Male</text:p>
          </table:table-cell>
          <table:table-cell office:value-type="string">
            <text:p>14.191.128.64</text:p>
          </table:table-cell>
          <table:table-cell table:number-columns-repeated="1018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Dominica</text:p>
          </table:table-cell>
          <table:table-cell office:value-type="string">
            <text:p>Maben</text:p>
          </table:table-cell>
          <table:table-cell office:value-type="string">
            <text:p>dmaben9k@hatena.ne.jp</text:p>
          </table:table-cell>
          <table:table-cell office:value-type="string">
            <text:p>Female</text:p>
          </table:table-cell>
          <table:table-cell office:value-type="string">
            <text:p>207.67.43.102</text:p>
          </table:table-cell>
          <table:table-cell table:number-columns-repeated="1018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asey</text:p>
          </table:table-cell>
          <table:table-cell office:value-type="string">
            <text:p>St. Quintin</text:p>
          </table:table-cell>
          <table:table-cell office:value-type="string">
            <text:p>cstquintin9l@marketwatch.com</text:p>
          </table:table-cell>
          <table:table-cell office:value-type="string">
            <text:p>Male</text:p>
          </table:table-cell>
          <table:table-cell office:value-type="string">
            <text:p>6.9.137.157</text:p>
          </table:table-cell>
          <table:table-cell table:number-columns-repeated="1018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rista</text:p>
          </table:table-cell>
          <table:table-cell office:value-type="string">
            <text:p>Gerty</text:p>
          </table:table-cell>
          <table:table-cell office:value-type="string">
            <text:p>tgerty9m@123-reg.co.uk</text:p>
          </table:table-cell>
          <table:table-cell office:value-type="string">
            <text:p>Female</text:p>
          </table:table-cell>
          <table:table-cell office:value-type="string">
            <text:p>108.146.157.31</text:p>
          </table:table-cell>
          <table:table-cell table:number-columns-repeated="1018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arcourt</text:p>
          </table:table-cell>
          <table:table-cell office:value-type="string">
            <text:p>Brigham</text:p>
          </table:table-cell>
          <table:table-cell office:value-type="string">
            <text:p>hbrigham9n@businesswire.com</text:p>
          </table:table-cell>
          <table:table-cell office:value-type="string">
            <text:p>Male</text:p>
          </table:table-cell>
          <table:table-cell office:value-type="string">
            <text:p>229.134.119.70</text:p>
          </table:table-cell>
          <table:table-cell table:number-columns-repeated="1018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Cele</text:p>
          </table:table-cell>
          <table:table-cell office:value-type="string">
            <text:p>Lydiate</text:p>
          </table:table-cell>
          <table:table-cell office:value-type="string">
            <text:p>clydiate9o@walmart.com</text:p>
          </table:table-cell>
          <table:table-cell office:value-type="string">
            <text:p>Female</text:p>
          </table:table-cell>
          <table:table-cell office:value-type="string">
            <text:p>44.167.66.69</text:p>
          </table:table-cell>
          <table:table-cell table:number-columns-repeated="1018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rent</text:p>
          </table:table-cell>
          <table:table-cell office:value-type="string">
            <text:p>Umpleby</text:p>
          </table:table-cell>
          <table:table-cell office:value-type="string">
            <text:p>pumpleby9p@digg.com</text:p>
          </table:table-cell>
          <table:table-cell office:value-type="string">
            <text:p>Male</text:p>
          </table:table-cell>
          <table:table-cell office:value-type="string">
            <text:p>135.101.236.37</text:p>
          </table:table-cell>
          <table:table-cell table:number-columns-repeated="1018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Elia</text:p>
          </table:table-cell>
          <table:table-cell office:value-type="string">
            <text:p>Collin</text:p>
          </table:table-cell>
          <table:table-cell office:value-type="string">
            <text:p>ecollin9q@independent.co.uk</text:p>
          </table:table-cell>
          <table:table-cell office:value-type="string">
            <text:p>Male</text:p>
          </table:table-cell>
          <table:table-cell office:value-type="string">
            <text:p>58.88.76.171</text:p>
          </table:table-cell>
          <table:table-cell table:number-columns-repeated="1018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Theadora</text:p>
          </table:table-cell>
          <table:table-cell office:value-type="string">
            <text:p>Gowing</text:p>
          </table:table-cell>
          <table:table-cell office:value-type="string">
            <text:p>tgowing9r@bbc.co.uk</text:p>
          </table:table-cell>
          <table:table-cell office:value-type="string">
            <text:p>Female</text:p>
          </table:table-cell>
          <table:table-cell office:value-type="string">
            <text:p>58.255.226.212</text:p>
          </table:table-cell>
          <table:table-cell table:number-columns-repeated="1018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Jacquie</text:p>
          </table:table-cell>
          <table:table-cell office:value-type="string">
            <text:p>Gallear</text:p>
          </table:table-cell>
          <table:table-cell office:value-type="string">
            <text:p>jgallear9s@bigcartel.com</text:p>
          </table:table-cell>
          <table:table-cell office:value-type="string">
            <text:p>Female</text:p>
          </table:table-cell>
          <table:table-cell office:value-type="string">
            <text:p>252.146.27.40</text:p>
          </table:table-cell>
          <table:table-cell table:number-columns-repeated="1018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Link</text:p>
          </table:table-cell>
          <table:table-cell office:value-type="string">
            <text:p>Ianelli</text:p>
          </table:table-cell>
          <table:table-cell office:value-type="string">
            <text:p>lianelli9t@redcross.org</text:p>
          </table:table-cell>
          <table:table-cell office:value-type="string">
            <text:p>Male</text:p>
          </table:table-cell>
          <table:table-cell office:value-type="string">
            <text:p>68.102.73.10</text:p>
          </table:table-cell>
          <table:table-cell table:number-columns-repeated="1018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haw</text:p>
          </table:table-cell>
          <table:table-cell office:value-type="string">
            <text:p>Wilshere</text:p>
          </table:table-cell>
          <table:table-cell office:value-type="string">
            <text:p>swilshere9u@hp.com</text:p>
          </table:table-cell>
          <table:table-cell office:value-type="string">
            <text:p>Male</text:p>
          </table:table-cell>
          <table:table-cell office:value-type="string">
            <text:p>38.225.173.216</text:p>
          </table:table-cell>
          <table:table-cell table:number-columns-repeated="1018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ven</text:p>
          </table:table-cell>
          <table:table-cell office:value-type="string">
            <text:p>Kores</text:p>
          </table:table-cell>
          <table:table-cell office:value-type="string">
            <text:p>skores9v@techcrunch.com</text:p>
          </table:table-cell>
          <table:table-cell office:value-type="string">
            <text:p>Male</text:p>
          </table:table-cell>
          <table:table-cell office:value-type="string">
            <text:p>204.77.227.90</text:p>
          </table:table-cell>
          <table:table-cell table:number-columns-repeated="1018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Alvina</text:p>
          </table:table-cell>
          <table:table-cell office:value-type="string">
            <text:p>Elesander</text:p>
          </table:table-cell>
          <table:table-cell office:value-type="string">
            <text:p>aelesander9w@blogs.com</text:p>
          </table:table-cell>
          <table:table-cell office:value-type="string">
            <text:p>Female</text:p>
          </table:table-cell>
          <table:table-cell office:value-type="string">
            <text:p>135.158.218.106</text:p>
          </table:table-cell>
          <table:table-cell table:number-columns-repeated="1018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Hillard</text:p>
          </table:table-cell>
          <table:table-cell office:value-type="string">
            <text:p>McLarty</text:p>
          </table:table-cell>
          <table:table-cell office:value-type="string">
            <text:p>hmclarty9x@sohu.com</text:p>
          </table:table-cell>
          <table:table-cell office:value-type="string">
            <text:p>Male</text:p>
          </table:table-cell>
          <table:table-cell office:value-type="string">
            <text:p>27.82.230.146</text:p>
          </table:table-cell>
          <table:table-cell table:number-columns-repeated="1018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Henry</text:p>
          </table:table-cell>
          <table:table-cell office:value-type="string">
            <text:p>Sylvester</text:p>
          </table:table-cell>
          <table:table-cell office:value-type="string">
            <text:p>hsylvester9y@wordpress.com</text:p>
          </table:table-cell>
          <table:table-cell office:value-type="string">
            <text:p>Male</text:p>
          </table:table-cell>
          <table:table-cell office:value-type="string">
            <text:p>105.53.12.58</text:p>
          </table:table-cell>
          <table:table-cell table:number-columns-repeated="1018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Klarrisa</text:p>
          </table:table-cell>
          <table:table-cell office:value-type="string">
            <text:p>Spiaggia</text:p>
          </table:table-cell>
          <table:table-cell office:value-type="string">
            <text:p>kspiaggia9z@harvard.edu</text:p>
          </table:table-cell>
          <table:table-cell office:value-type="string">
            <text:p>Female</text:p>
          </table:table-cell>
          <table:table-cell office:value-type="string">
            <text:p>14.219.19.123</text:p>
          </table:table-cell>
          <table:table-cell table:number-columns-repeated="1018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Jemmie</text:p>
          </table:table-cell>
          <table:table-cell office:value-type="string">
            <text:p>Hoggetts</text:p>
          </table:table-cell>
          <table:table-cell office:value-type="string">
            <text:p>jhoggettsa0@google.co.jp</text:p>
          </table:table-cell>
          <table:table-cell office:value-type="string">
            <text:p>Female</text:p>
          </table:table-cell>
          <table:table-cell office:value-type="string">
            <text:p>216.222.10.229</text:p>
          </table:table-cell>
          <table:table-cell table:number-columns-repeated="1018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Brad</text:p>
          </table:table-cell>
          <table:table-cell office:value-type="string">
            <text:p>Boldt</text:p>
          </table:table-cell>
          <table:table-cell office:value-type="string">
            <text:p>bboldta1@vkontakte.ru</text:p>
          </table:table-cell>
          <table:table-cell office:value-type="string">
            <text:p>Male</text:p>
          </table:table-cell>
          <table:table-cell office:value-type="string">
            <text:p>33.16.222.172</text:p>
          </table:table-cell>
          <table:table-cell table:number-columns-repeated="1018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Danie</text:p>
          </table:table-cell>
          <table:table-cell office:value-type="string">
            <text:p>Cromblehome</text:p>
          </table:table-cell>
          <table:table-cell office:value-type="string">
            <text:p>dcromblehomea2@1688.com</text:p>
          </table:table-cell>
          <table:table-cell office:value-type="string">
            <text:p>Male</text:p>
          </table:table-cell>
          <table:table-cell office:value-type="string">
            <text:p>149.187.118.216</text:p>
          </table:table-cell>
          <table:table-cell table:number-columns-repeated="1018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Gustavus</text:p>
          </table:table-cell>
          <table:table-cell office:value-type="string">
            <text:p>Quinney</text:p>
          </table:table-cell>
          <table:table-cell office:value-type="string">
            <text:p>gquinneya3@wordpress.com</text:p>
          </table:table-cell>
          <table:table-cell office:value-type="string">
            <text:p>Male</text:p>
          </table:table-cell>
          <table:table-cell office:value-type="string">
            <text:p>132.7.52.17</text:p>
          </table:table-cell>
          <table:table-cell table:number-columns-repeated="1018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Garwood</text:p>
          </table:table-cell>
          <table:table-cell office:value-type="string">
            <text:p>Oaker</text:p>
          </table:table-cell>
          <table:table-cell office:value-type="string">
            <text:p>goakera4@hubpages.com</text:p>
          </table:table-cell>
          <table:table-cell office:value-type="string">
            <text:p>Male</text:p>
          </table:table-cell>
          <table:table-cell office:value-type="string">
            <text:p>112.110.238.141</text:p>
          </table:table-cell>
          <table:table-cell table:number-columns-repeated="1018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Lanae</text:p>
          </table:table-cell>
          <table:table-cell office:value-type="string">
            <text:p>Govett</text:p>
          </table:table-cell>
          <table:table-cell office:value-type="string">
            <text:p>lgovetta5@google.it</text:p>
          </table:table-cell>
          <table:table-cell office:value-type="string">
            <text:p>Female</text:p>
          </table:table-cell>
          <table:table-cell office:value-type="string">
            <text:p>211.65.89.170</text:p>
          </table:table-cell>
          <table:table-cell table:number-columns-repeated="1018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hayne</text:p>
          </table:table-cell>
          <table:table-cell office:value-type="string">
            <text:p>Doale</text:p>
          </table:table-cell>
          <table:table-cell office:value-type="string">
            <text:p>sdoalea6@ning.com</text:p>
          </table:table-cell>
          <table:table-cell office:value-type="string">
            <text:p>Male</text:p>
          </table:table-cell>
          <table:table-cell office:value-type="string">
            <text:p>212.86.223.210</text:p>
          </table:table-cell>
          <table:table-cell table:number-columns-repeated="1018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Jelene</text:p>
          </table:table-cell>
          <table:table-cell office:value-type="string">
            <text:p>Halford</text:p>
          </table:table-cell>
          <table:table-cell office:value-type="string">
            <text:p>jhalforda7@amazon.co.jp</text:p>
          </table:table-cell>
          <table:table-cell office:value-type="string">
            <text:p>Female</text:p>
          </table:table-cell>
          <table:table-cell office:value-type="string">
            <text:p>112.46.151.111</text:p>
          </table:table-cell>
          <table:table-cell table:number-columns-repeated="1018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harlton</text:p>
          </table:table-cell>
          <table:table-cell office:value-type="string">
            <text:p>Hasser</text:p>
          </table:table-cell>
          <table:table-cell office:value-type="string">
            <text:p>chassera8@cnn.com</text:p>
          </table:table-cell>
          <table:table-cell office:value-type="string">
            <text:p>Male</text:p>
          </table:table-cell>
          <table:table-cell office:value-type="string">
            <text:p>218.116.230.55</text:p>
          </table:table-cell>
          <table:table-cell table:number-columns-repeated="1018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Allin</text:p>
          </table:table-cell>
          <table:table-cell office:value-type="string">
            <text:p>Grewer</text:p>
          </table:table-cell>
          <table:table-cell office:value-type="string">
            <text:p>agrewera9@msn.com</text:p>
          </table:table-cell>
          <table:table-cell office:value-type="string">
            <text:p>Male</text:p>
          </table:table-cell>
          <table:table-cell office:value-type="string">
            <text:p>33.17.217.122</text:p>
          </table:table-cell>
          <table:table-cell table:number-columns-repeated="1018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Harwell</text:p>
          </table:table-cell>
          <table:table-cell office:value-type="string">
            <text:p>Sambidge</text:p>
          </table:table-cell>
          <table:table-cell office:value-type="string">
            <text:p>hsambidgeaa@europa.eu</text:p>
          </table:table-cell>
          <table:table-cell office:value-type="string">
            <text:p>Male</text:p>
          </table:table-cell>
          <table:table-cell office:value-type="string">
            <text:p>68.186.87.221</text:p>
          </table:table-cell>
          <table:table-cell table:number-columns-repeated="1018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Tandi</text:p>
          </table:table-cell>
          <table:table-cell office:value-type="string">
            <text:p>Schutze</text:p>
          </table:table-cell>
          <table:table-cell office:value-type="string">
            <text:p>tschutzeab@gravatar.com</text:p>
          </table:table-cell>
          <table:table-cell office:value-type="string">
            <text:p>Female</text:p>
          </table:table-cell>
          <table:table-cell office:value-type="string">
            <text:p>233.110.125.170</text:p>
          </table:table-cell>
          <table:table-cell table:number-columns-repeated="1018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ort</text:p>
          </table:table-cell>
          <table:table-cell office:value-type="string">
            <text:p>McInnery</text:p>
          </table:table-cell>
          <table:table-cell office:value-type="string">
            <text:p>mmcinneryac@ted.com</text:p>
          </table:table-cell>
          <table:table-cell office:value-type="string">
            <text:p>Male</text:p>
          </table:table-cell>
          <table:table-cell office:value-type="string">
            <text:p>87.228.162.30</text:p>
          </table:table-cell>
          <table:table-cell table:number-columns-repeated="1018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Jamil</text:p>
          </table:table-cell>
          <table:table-cell office:value-type="string">
            <text:p>Guswell</text:p>
          </table:table-cell>
          <table:table-cell office:value-type="string">
            <text:p>jguswellad@walmart.com</text:p>
          </table:table-cell>
          <table:table-cell office:value-type="string">
            <text:p>Male</text:p>
          </table:table-cell>
          <table:table-cell office:value-type="string">
            <text:p>20.115.71.2</text:p>
          </table:table-cell>
          <table:table-cell table:number-columns-repeated="1018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Pauline</text:p>
          </table:table-cell>
          <table:table-cell office:value-type="string">
            <text:p>Bubbear</text:p>
          </table:table-cell>
          <table:table-cell office:value-type="string">
            <text:p>pbubbearae@flickr.com</text:p>
          </table:table-cell>
          <table:table-cell office:value-type="string">
            <text:p>Female</text:p>
          </table:table-cell>
          <table:table-cell office:value-type="string">
            <text:p>39.112.34.251</text:p>
          </table:table-cell>
          <table:table-cell table:number-columns-repeated="1018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artainn</text:p>
          </table:table-cell>
          <table:table-cell office:value-type="string">
            <text:p>Lumsdon</text:p>
          </table:table-cell>
          <table:table-cell office:value-type="string">
            <text:p>mlumsdonaf@indiegogo.com</text:p>
          </table:table-cell>
          <table:table-cell office:value-type="string">
            <text:p>Male</text:p>
          </table:table-cell>
          <table:table-cell office:value-type="string">
            <text:p>232.125.114.26</text:p>
          </table:table-cell>
          <table:table-cell table:number-columns-repeated="1018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let</text:p>
          </table:table-cell>
          <table:table-cell office:value-type="string">
            <text:p>Thrush</text:p>
          </table:table-cell>
          <table:table-cell office:value-type="string">
            <text:p>cthrushag@disqus.com</text:p>
          </table:table-cell>
          <table:table-cell office:value-type="string">
            <text:p>Male</text:p>
          </table:table-cell>
          <table:table-cell office:value-type="string">
            <text:p>18.190.253.244</text:p>
          </table:table-cell>
          <table:table-cell table:number-columns-repeated="1018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Hamil</text:p>
          </table:table-cell>
          <table:table-cell office:value-type="string">
            <text:p>Grennan</text:p>
          </table:table-cell>
          <table:table-cell office:value-type="string">
            <text:p>hgrennanah@t-online.de</text:p>
          </table:table-cell>
          <table:table-cell office:value-type="string">
            <text:p>Male</text:p>
          </table:table-cell>
          <table:table-cell office:value-type="string">
            <text:p>52.39.145.221</text:p>
          </table:table-cell>
          <table:table-cell table:number-columns-repeated="1018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Jamil</text:p>
          </table:table-cell>
          <table:table-cell office:value-type="string">
            <text:p>Gilbee</text:p>
          </table:table-cell>
          <table:table-cell office:value-type="string">
            <text:p>jgilbeeai@creativecommons.org</text:p>
          </table:table-cell>
          <table:table-cell office:value-type="string">
            <text:p>Male</text:p>
          </table:table-cell>
          <table:table-cell office:value-type="string">
            <text:p>145.42.182.201</text:p>
          </table:table-cell>
          <table:table-cell table:number-columns-repeated="1018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Bev</text:p>
          </table:table-cell>
          <table:table-cell office:value-type="string">
            <text:p>Iaduccelli</text:p>
          </table:table-cell>
          <table:table-cell office:value-type="string">
            <text:p>biaduccelliaj@gizmodo.com</text:p>
          </table:table-cell>
          <table:table-cell office:value-type="string">
            <text:p>Female</text:p>
          </table:table-cell>
          <table:table-cell office:value-type="string">
            <text:p>211.17.36.10</text:p>
          </table:table-cell>
          <table:table-cell table:number-columns-repeated="1018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erci</text:p>
          </table:table-cell>
          <table:table-cell office:value-type="string">
            <text:p>Timbs</text:p>
          </table:table-cell>
          <table:table-cell office:value-type="string">
            <text:p>mtimbsak@pbs.org</text:p>
          </table:table-cell>
          <table:table-cell office:value-type="string">
            <text:p>Female</text:p>
          </table:table-cell>
          <table:table-cell office:value-type="string">
            <text:p>13.90.182.51</text:p>
          </table:table-cell>
          <table:table-cell table:number-columns-repeated="1018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Iosep</text:p>
          </table:table-cell>
          <table:table-cell office:value-type="string">
            <text:p>Grubbe</text:p>
          </table:table-cell>
          <table:table-cell office:value-type="string">
            <text:p>igrubbeal@upenn.edu</text:p>
          </table:table-cell>
          <table:table-cell office:value-type="string">
            <text:p>Male</text:p>
          </table:table-cell>
          <table:table-cell office:value-type="string">
            <text:p>32.231.56.158</text:p>
          </table:table-cell>
          <table:table-cell table:number-columns-repeated="1018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Ivy</text:p>
          </table:table-cell>
          <table:table-cell office:value-type="string">
            <text:p>Euesden</text:p>
          </table:table-cell>
          <table:table-cell office:value-type="string">
            <text:p>ieuesdenam@pagesperso-orange.fr</text:p>
          </table:table-cell>
          <table:table-cell office:value-type="string">
            <text:p>Female</text:p>
          </table:table-cell>
          <table:table-cell office:value-type="string">
            <text:p>88.29.50.243</text:p>
          </table:table-cell>
          <table:table-cell table:number-columns-repeated="1018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Bar</text:p>
          </table:table-cell>
          <table:table-cell office:value-type="string">
            <text:p>Joule</text:p>
          </table:table-cell>
          <table:table-cell office:value-type="string">
            <text:p>bjoulean@comsenz.com</text:p>
          </table:table-cell>
          <table:table-cell office:value-type="string">
            <text:p>Male</text:p>
          </table:table-cell>
          <table:table-cell office:value-type="string">
            <text:p>4.157.177.139</text:p>
          </table:table-cell>
          <table:table-cell table:number-columns-repeated="1018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idnee</text:p>
          </table:table-cell>
          <table:table-cell office:value-type="string">
            <text:p>Hoofe</text:p>
          </table:table-cell>
          <table:table-cell office:value-type="string">
            <text:p>shoofeao@yellowpages.com</text:p>
          </table:table-cell>
          <table:table-cell office:value-type="string">
            <text:p>Male</text:p>
          </table:table-cell>
          <table:table-cell office:value-type="string">
            <text:p>1.192.0.13</text:p>
          </table:table-cell>
          <table:table-cell table:number-columns-repeated="1018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Ula</text:p>
          </table:table-cell>
          <table:table-cell office:value-type="string">
            <text:p>Bleesing</text:p>
          </table:table-cell>
          <table:table-cell office:value-type="string">
            <text:p>ubleesingap@blogger.com</text:p>
          </table:table-cell>
          <table:table-cell office:value-type="string">
            <text:p>Female</text:p>
          </table:table-cell>
          <table:table-cell office:value-type="string">
            <text:p>225.204.49.75</text:p>
          </table:table-cell>
          <table:table-cell table:number-columns-repeated="1018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Jessie</text:p>
          </table:table-cell>
          <table:table-cell office:value-type="string">
            <text:p>Knowlman</text:p>
          </table:table-cell>
          <table:table-cell office:value-type="string">
            <text:p>jknowlmanaq@jugem.jp</text:p>
          </table:table-cell>
          <table:table-cell office:value-type="string">
            <text:p>Male</text:p>
          </table:table-cell>
          <table:table-cell office:value-type="string">
            <text:p>219.106.155.132</text:p>
          </table:table-cell>
          <table:table-cell table:number-columns-repeated="1018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Alessandro</text:p>
          </table:table-cell>
          <table:table-cell office:value-type="string">
            <text:p>Perotti</text:p>
          </table:table-cell>
          <table:table-cell office:value-type="string">
            <text:p>aperottiar@yellowbook.com</text:p>
          </table:table-cell>
          <table:table-cell office:value-type="string">
            <text:p>Male</text:p>
          </table:table-cell>
          <table:table-cell office:value-type="string">
            <text:p>206.244.217.1</text:p>
          </table:table-cell>
          <table:table-cell table:number-columns-repeated="1018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Worth</text:p>
          </table:table-cell>
          <table:table-cell office:value-type="string">
            <text:p>Crilley</text:p>
          </table:table-cell>
          <table:table-cell office:value-type="string">
            <text:p>wcrilleyas@wired.com</text:p>
          </table:table-cell>
          <table:table-cell office:value-type="string">
            <text:p>Male</text:p>
          </table:table-cell>
          <table:table-cell office:value-type="string">
            <text:p>94.65.123.201</text:p>
          </table:table-cell>
          <table:table-cell table:number-columns-repeated="1018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Giorgi</text:p>
          </table:table-cell>
          <table:table-cell office:value-type="string">
            <text:p>Edinburough</text:p>
          </table:table-cell>
          <table:table-cell office:value-type="string">
            <text:p>gedinburoughat@ow.ly</text:p>
          </table:table-cell>
          <table:table-cell office:value-type="string">
            <text:p>Male</text:p>
          </table:table-cell>
          <table:table-cell office:value-type="string">
            <text:p>101.100.243.226</text:p>
          </table:table-cell>
          <table:table-cell table:number-columns-repeated="1018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Joey</text:p>
          </table:table-cell>
          <table:table-cell office:value-type="string">
            <text:p>Cuss</text:p>
          </table:table-cell>
          <table:table-cell office:value-type="string">
            <text:p>jcussau@themeforest.net</text:p>
          </table:table-cell>
          <table:table-cell office:value-type="string">
            <text:p>Male</text:p>
          </table:table-cell>
          <table:table-cell office:value-type="string">
            <text:p>197.33.255.144</text:p>
          </table:table-cell>
          <table:table-cell table:number-columns-repeated="1018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Boyd</text:p>
          </table:table-cell>
          <table:table-cell office:value-type="string">
            <text:p>Barfford</text:p>
          </table:table-cell>
          <table:table-cell office:value-type="string">
            <text:p>bbarffordav@people.com.cn</text:p>
          </table:table-cell>
          <table:table-cell office:value-type="string">
            <text:p>Male</text:p>
          </table:table-cell>
          <table:table-cell office:value-type="string">
            <text:p>7.75.90.72</text:p>
          </table:table-cell>
          <table:table-cell table:number-columns-repeated="1018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helley</text:p>
          </table:table-cell>
          <table:table-cell office:value-type="string">
            <text:p>Shotboult</text:p>
          </table:table-cell>
          <table:table-cell office:value-type="string">
            <text:p>sshotboultaw@behance.net</text:p>
          </table:table-cell>
          <table:table-cell office:value-type="string">
            <text:p>Male</text:p>
          </table:table-cell>
          <table:table-cell office:value-type="string">
            <text:p>222.145.117.42</text:p>
          </table:table-cell>
          <table:table-cell table:number-columns-repeated="1018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Lon</text:p>
          </table:table-cell>
          <table:table-cell office:value-type="string">
            <text:p>Chaikovski</text:p>
          </table:table-cell>
          <table:table-cell office:value-type="string">
            <text:p>lchaikovskiax@twitpic.com</text:p>
          </table:table-cell>
          <table:table-cell office:value-type="string">
            <text:p>Male</text:p>
          </table:table-cell>
          <table:table-cell office:value-type="string">
            <text:p>136.28.183.21</text:p>
          </table:table-cell>
          <table:table-cell table:number-columns-repeated="1018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Guy</text:p>
          </table:table-cell>
          <table:table-cell office:value-type="string">
            <text:p>Lelande</text:p>
          </table:table-cell>
          <table:table-cell office:value-type="string">
            <text:p>glelandeay@shinystat.com</text:p>
          </table:table-cell>
          <table:table-cell office:value-type="string">
            <text:p>Male</text:p>
          </table:table-cell>
          <table:table-cell office:value-type="string">
            <text:p>32.112.156.215</text:p>
          </table:table-cell>
          <table:table-cell table:number-columns-repeated="1018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Ruthy</text:p>
          </table:table-cell>
          <table:table-cell office:value-type="string">
            <text:p>Petlyura</text:p>
          </table:table-cell>
          <table:table-cell office:value-type="string">
            <text:p>rpetlyuraaz@cam.ac.uk</text:p>
          </table:table-cell>
          <table:table-cell office:value-type="string">
            <text:p>Female</text:p>
          </table:table-cell>
          <table:table-cell office:value-type="string">
            <text:p>19.133.90.236</text:p>
          </table:table-cell>
          <table:table-cell table:number-columns-repeated="1018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ilmer</text:p>
          </table:table-cell>
          <table:table-cell office:value-type="string">
            <text:p>Guido</text:p>
          </table:table-cell>
          <table:table-cell office:value-type="string">
            <text:p>fguidob0@delicious.com</text:p>
          </table:table-cell>
          <table:table-cell office:value-type="string">
            <text:p>Male</text:p>
          </table:table-cell>
          <table:table-cell office:value-type="string">
            <text:p>247.12.73.99</text:p>
          </table:table-cell>
          <table:table-cell table:number-columns-repeated="1018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Edlin</text:p>
          </table:table-cell>
          <table:table-cell office:value-type="string">
            <text:p>Tume</text:p>
          </table:table-cell>
          <table:table-cell office:value-type="string">
            <text:p>etumeb1@aboutads.info</text:p>
          </table:table-cell>
          <table:table-cell office:value-type="string">
            <text:p>Male</text:p>
          </table:table-cell>
          <table:table-cell office:value-type="string">
            <text:p>213.132.224.36</text:p>
          </table:table-cell>
          <table:table-cell table:number-columns-repeated="1018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Lorette</text:p>
          </table:table-cell>
          <table:table-cell office:value-type="string">
            <text:p>Jerrold</text:p>
          </table:table-cell>
          <table:table-cell office:value-type="string">
            <text:p>ljerroldb2@hatena.ne.jp</text:p>
          </table:table-cell>
          <table:table-cell office:value-type="string">
            <text:p>Female</text:p>
          </table:table-cell>
          <table:table-cell office:value-type="string">
            <text:p>185.42.24.182</text:p>
          </table:table-cell>
          <table:table-cell table:number-columns-repeated="1018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aunder</text:p>
          </table:table-cell>
          <table:table-cell office:value-type="string">
            <text:p>Fateley</text:p>
          </table:table-cell>
          <table:table-cell office:value-type="string">
            <text:p>sfateleyb3@homestead.com</text:p>
          </table:table-cell>
          <table:table-cell office:value-type="string">
            <text:p>Male</text:p>
          </table:table-cell>
          <table:table-cell office:value-type="string">
            <text:p>74.27.23.193</text:p>
          </table:table-cell>
          <table:table-cell table:number-columns-repeated="1018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Clo</text:p>
          </table:table-cell>
          <table:table-cell office:value-type="string">
            <text:p>Philipps</text:p>
          </table:table-cell>
          <table:table-cell office:value-type="string">
            <text:p>cphilippsb4@mtv.com</text:p>
          </table:table-cell>
          <table:table-cell office:value-type="string">
            <text:p>Female</text:p>
          </table:table-cell>
          <table:table-cell office:value-type="string">
            <text:p>221.232.239.75</text:p>
          </table:table-cell>
          <table:table-cell table:number-columns-repeated="101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Carling</text:p>
          </table:table-cell>
          <table:table-cell office:value-type="string">
            <text:p>Cavendish</text:p>
          </table:table-cell>
          <table:table-cell office:value-type="string">
            <text:p>ccavendishb5@jiathis.com</text:p>
          </table:table-cell>
          <table:table-cell office:value-type="string">
            <text:p>Male</text:p>
          </table:table-cell>
          <table:table-cell office:value-type="string">
            <text:p>158.182.72.252</text:p>
          </table:table-cell>
          <table:table-cell table:number-columns-repeated="1018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erwin</text:p>
          </table:table-cell>
          <table:table-cell office:value-type="string">
            <text:p>Galbraeth</text:p>
          </table:table-cell>
          <table:table-cell office:value-type="string">
            <text:p>mgalbraethb6@nydailynews.com</text:p>
          </table:table-cell>
          <table:table-cell office:value-type="string">
            <text:p>Male</text:p>
          </table:table-cell>
          <table:table-cell office:value-type="string">
            <text:p>220.133.42.75</text:p>
          </table:table-cell>
          <table:table-cell table:number-columns-repeated="1018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Giffie</text:p>
          </table:table-cell>
          <table:table-cell office:value-type="string">
            <text:p>Brychan</text:p>
          </table:table-cell>
          <table:table-cell office:value-type="string">
            <text:p>gbrychanb7@jalbum.net</text:p>
          </table:table-cell>
          <table:table-cell office:value-type="string">
            <text:p>Male</text:p>
          </table:table-cell>
          <table:table-cell office:value-type="string">
            <text:p>228.226.94.4</text:p>
          </table:table-cell>
          <table:table-cell table:number-columns-repeated="101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Joann</text:p>
          </table:table-cell>
          <table:table-cell office:value-type="string">
            <text:p>Barroux</text:p>
          </table:table-cell>
          <table:table-cell office:value-type="string">
            <text:p>jbarrouxb8@businessinsider.com</text:p>
          </table:table-cell>
          <table:table-cell office:value-type="string">
            <text:p>Female</text:p>
          </table:table-cell>
          <table:table-cell office:value-type="string">
            <text:p>222.166.200.253</text:p>
          </table:table-cell>
          <table:table-cell table:number-columns-repeated="1018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hilis</text:p>
          </table:table-cell>
          <table:table-cell office:value-type="string">
            <text:p>MacRedmond</text:p>
          </table:table-cell>
          <table:table-cell office:value-type="string">
            <text:p>pmacredmondb9@devhub.com</text:p>
          </table:table-cell>
          <table:table-cell office:value-type="string">
            <text:p>Female</text:p>
          </table:table-cell>
          <table:table-cell office:value-type="string">
            <text:p>21.56.38.61</text:p>
          </table:table-cell>
          <table:table-cell table:number-columns-repeated="1018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hana</text:p>
          </table:table-cell>
          <table:table-cell office:value-type="string">
            <text:p>Bray</text:p>
          </table:table-cell>
          <table:table-cell office:value-type="string">
            <text:p>sbrayba@fda.gov</text:p>
          </table:table-cell>
          <table:table-cell office:value-type="string">
            <text:p>Female</text:p>
          </table:table-cell>
          <table:table-cell office:value-type="string">
            <text:p>152.219.69.230</text:p>
          </table:table-cell>
          <table:table-cell table:number-columns-repeated="1018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Elnora</text:p>
          </table:table-cell>
          <table:table-cell office:value-type="string">
            <text:p>Parlot</text:p>
          </table:table-cell>
          <table:table-cell office:value-type="string">
            <text:p>eparlotbb@opera.com</text:p>
          </table:table-cell>
          <table:table-cell office:value-type="string">
            <text:p>Female</text:p>
          </table:table-cell>
          <table:table-cell office:value-type="string">
            <text:p>25.158.215.18</text:p>
          </table:table-cell>
          <table:table-cell table:number-columns-repeated="1018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Ryun</text:p>
          </table:table-cell>
          <table:table-cell office:value-type="string">
            <text:p>Perring</text:p>
          </table:table-cell>
          <table:table-cell office:value-type="string">
            <text:p>rperringbc@umich.edu</text:p>
          </table:table-cell>
          <table:table-cell office:value-type="string">
            <text:p>Male</text:p>
          </table:table-cell>
          <table:table-cell office:value-type="string">
            <text:p>137.77.0.241</text:p>
          </table:table-cell>
          <table:table-cell table:number-columns-repeated="1018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Lian</text:p>
          </table:table-cell>
          <table:table-cell office:value-type="string">
            <text:p>Simonard</text:p>
          </table:table-cell>
          <table:table-cell office:value-type="string">
            <text:p>lsimonardbd@myspace.com</text:p>
          </table:table-cell>
          <table:table-cell office:value-type="string">
            <text:p>Female</text:p>
          </table:table-cell>
          <table:table-cell office:value-type="string">
            <text:p>138.23.59.23</text:p>
          </table:table-cell>
          <table:table-cell table:number-columns-repeated="1018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Daren</text:p>
          </table:table-cell>
          <table:table-cell office:value-type="string">
            <text:p>Inworth</text:p>
          </table:table-cell>
          <table:table-cell office:value-type="string">
            <text:p>dinworthbe@wunderground.com</text:p>
          </table:table-cell>
          <table:table-cell office:value-type="string">
            <text:p>Male</text:p>
          </table:table-cell>
          <table:table-cell office:value-type="string">
            <text:p>224.9.38.62</text:p>
          </table:table-cell>
          <table:table-cell table:number-columns-repeated="1018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Jojo</text:p>
          </table:table-cell>
          <table:table-cell office:value-type="string">
            <text:p>Lauritsen</text:p>
          </table:table-cell>
          <table:table-cell office:value-type="string">
            <text:p>jlauritsenbf@cbslocal.com</text:p>
          </table:table-cell>
          <table:table-cell office:value-type="string">
            <text:p>Female</text:p>
          </table:table-cell>
          <table:table-cell office:value-type="string">
            <text:p>83.239.106.47</text:p>
          </table:table-cell>
          <table:table-cell table:number-columns-repeated="1018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Adriano</text:p>
          </table:table-cell>
          <table:table-cell office:value-type="string">
            <text:p>Iacovozzo</text:p>
          </table:table-cell>
          <table:table-cell office:value-type="string">
            <text:p>aiacovozzobg@hostgator.com</text:p>
          </table:table-cell>
          <table:table-cell office:value-type="string">
            <text:p>Male</text:p>
          </table:table-cell>
          <table:table-cell office:value-type="string">
            <text:p>136.74.126.240</text:p>
          </table:table-cell>
          <table:table-cell table:number-columns-repeated="1018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Rey</text:p>
          </table:table-cell>
          <table:table-cell office:value-type="string">
            <text:p>Cottier</text:p>
          </table:table-cell>
          <table:table-cell office:value-type="string">
            <text:p>rcottierbh@bandcamp.com</text:p>
          </table:table-cell>
          <table:table-cell office:value-type="string">
            <text:p>Male</text:p>
          </table:table-cell>
          <table:table-cell office:value-type="string">
            <text:p>153.91.141.217</text:p>
          </table:table-cell>
          <table:table-cell table:number-columns-repeated="1018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Gill</text:p>
          </table:table-cell>
          <table:table-cell office:value-type="string">
            <text:p>Gealy</text:p>
          </table:table-cell>
          <table:table-cell office:value-type="string">
            <text:p>ggealybi@thetimes.co.uk</text:p>
          </table:table-cell>
          <table:table-cell office:value-type="string">
            <text:p>Female</text:p>
          </table:table-cell>
          <table:table-cell office:value-type="string">
            <text:p>9.194.25.238</text:p>
          </table:table-cell>
          <table:table-cell table:number-columns-repeated="1018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Maribelle</text:p>
          </table:table-cell>
          <table:table-cell office:value-type="string">
            <text:p>McGaughey</text:p>
          </table:table-cell>
          <table:table-cell office:value-type="string">
            <text:p>mmcgaugheybj@unesco.org</text:p>
          </table:table-cell>
          <table:table-cell office:value-type="string">
            <text:p>Female</text:p>
          </table:table-cell>
          <table:table-cell office:value-type="string">
            <text:p>126.69.84.123</text:p>
          </table:table-cell>
          <table:table-cell table:number-columns-repeated="1018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ucker</text:p>
          </table:table-cell>
          <table:table-cell office:value-type="string">
            <text:p>Levecque</text:p>
          </table:table-cell>
          <table:table-cell office:value-type="string">
            <text:p>tlevecquebk@macromedia.com</text:p>
          </table:table-cell>
          <table:table-cell office:value-type="string">
            <text:p>Male</text:p>
          </table:table-cell>
          <table:table-cell office:value-type="string">
            <text:p>77.166.179.124</text:p>
          </table:table-cell>
          <table:table-cell table:number-columns-repeated="1018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eara</text:p>
          </table:table-cell>
          <table:table-cell office:value-type="string">
            <text:p>MacCathay</text:p>
          </table:table-cell>
          <table:table-cell office:value-type="string">
            <text:p>mmaccathaybl@quantcast.com</text:p>
          </table:table-cell>
          <table:table-cell office:value-type="string">
            <text:p>Female</text:p>
          </table:table-cell>
          <table:table-cell office:value-type="string">
            <text:p>64.91.37.75</text:p>
          </table:table-cell>
          <table:table-cell table:number-columns-repeated="1018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Barb</text:p>
          </table:table-cell>
          <table:table-cell office:value-type="string">
            <text:p>Holmyard</text:p>
          </table:table-cell>
          <table:table-cell office:value-type="string">
            <text:p>bholmyardbm@sfgate.com</text:p>
          </table:table-cell>
          <table:table-cell office:value-type="string">
            <text:p>Female</text:p>
          </table:table-cell>
          <table:table-cell office:value-type="string">
            <text:p>149.139.34.77</text:p>
          </table:table-cell>
          <table:table-cell table:number-columns-repeated="1018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Benedetta</text:p>
          </table:table-cell>
          <table:table-cell office:value-type="string">
            <text:p>Meijer</text:p>
          </table:table-cell>
          <table:table-cell office:value-type="string">
            <text:p>bmeijerbn@arstechnica.com</text:p>
          </table:table-cell>
          <table:table-cell office:value-type="string">
            <text:p>Female</text:p>
          </table:table-cell>
          <table:table-cell office:value-type="string">
            <text:p>55.62.140.183</text:p>
          </table:table-cell>
          <table:table-cell table:number-columns-repeated="1018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Glyn</text:p>
          </table:table-cell>
          <table:table-cell office:value-type="string">
            <text:p>Pelling</text:p>
          </table:table-cell>
          <table:table-cell office:value-type="string">
            <text:p>gpellingbo@amazon.com</text:p>
          </table:table-cell>
          <table:table-cell office:value-type="string">
            <text:p>Female</text:p>
          </table:table-cell>
          <table:table-cell office:value-type="string">
            <text:p>50.127.175.16</text:p>
          </table:table-cell>
          <table:table-cell table:number-columns-repeated="1018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Bertrand</text:p>
          </table:table-cell>
          <table:table-cell office:value-type="string">
            <text:p>Barlas</text:p>
          </table:table-cell>
          <table:table-cell office:value-type="string">
            <text:p>bbarlasbp@aboutads.info</text:p>
          </table:table-cell>
          <table:table-cell office:value-type="string">
            <text:p>Male</text:p>
          </table:table-cell>
          <table:table-cell office:value-type="string">
            <text:p>240.242.186.45</text:p>
          </table:table-cell>
          <table:table-cell table:number-columns-repeated="1018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Walden</text:p>
          </table:table-cell>
          <table:table-cell office:value-type="string">
            <text:p>Wawer</text:p>
          </table:table-cell>
          <table:table-cell office:value-type="string">
            <text:p>wwawerbq@eventbrite.com</text:p>
          </table:table-cell>
          <table:table-cell office:value-type="string">
            <text:p>Male</text:p>
          </table:table-cell>
          <table:table-cell office:value-type="string">
            <text:p>124.234.62.84</text:p>
          </table:table-cell>
          <table:table-cell table:number-columns-repeated="1018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Lazarus</text:p>
          </table:table-cell>
          <table:table-cell office:value-type="string">
            <text:p>McMillian</text:p>
          </table:table-cell>
          <table:table-cell office:value-type="string">
            <text:p>lmcmillianbr@seesaa.net</text:p>
          </table:table-cell>
          <table:table-cell office:value-type="string">
            <text:p>Male</text:p>
          </table:table-cell>
          <table:table-cell office:value-type="string">
            <text:p>129.111.107.124</text:p>
          </table:table-cell>
          <table:table-cell table:number-columns-repeated="1018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Angel</text:p>
          </table:table-cell>
          <table:table-cell office:value-type="string">
            <text:p>Glasheen</text:p>
          </table:table-cell>
          <table:table-cell office:value-type="string">
            <text:p>aglasheenbs@sbwire.com</text:p>
          </table:table-cell>
          <table:table-cell office:value-type="string">
            <text:p>Male</text:p>
          </table:table-cell>
          <table:table-cell office:value-type="string">
            <text:p>166.64.206.205</text:p>
          </table:table-cell>
          <table:table-cell table:number-columns-repeated="1018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Aluino</text:p>
          </table:table-cell>
          <table:table-cell office:value-type="string">
            <text:p>Suggate</text:p>
          </table:table-cell>
          <table:table-cell office:value-type="string">
            <text:p>asuggatebt@goo.ne.jp</text:p>
          </table:table-cell>
          <table:table-cell office:value-type="string">
            <text:p>Male</text:p>
          </table:table-cell>
          <table:table-cell office:value-type="string">
            <text:p>219.18.113.185</text:p>
          </table:table-cell>
          <table:table-cell table:number-columns-repeated="1018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Baily</text:p>
          </table:table-cell>
          <table:table-cell office:value-type="string">
            <text:p>Fourcade</text:p>
          </table:table-cell>
          <table:table-cell office:value-type="string">
            <text:p>bfourcadebu@hhs.gov</text:p>
          </table:table-cell>
          <table:table-cell office:value-type="string">
            <text:p>Male</text:p>
          </table:table-cell>
          <table:table-cell office:value-type="string">
            <text:p>68.70.42.87</text:p>
          </table:table-cell>
          <table:table-cell table:number-columns-repeated="1018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Harriott</text:p>
          </table:table-cell>
          <table:table-cell office:value-type="string">
            <text:p>Bangham</text:p>
          </table:table-cell>
          <table:table-cell office:value-type="string">
            <text:p>hbanghambv@imgur.com</text:p>
          </table:table-cell>
          <table:table-cell office:value-type="string">
            <text:p>Female</text:p>
          </table:table-cell>
          <table:table-cell office:value-type="string">
            <text:p>133.108.40.196</text:p>
          </table:table-cell>
          <table:table-cell table:number-columns-repeated="1018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ields</text:p>
          </table:table-cell>
          <table:table-cell office:value-type="string">
            <text:p>Corton</text:p>
          </table:table-cell>
          <table:table-cell office:value-type="string">
            <text:p>fcortonbw@dailymotion.com</text:p>
          </table:table-cell>
          <table:table-cell office:value-type="string">
            <text:p>Male</text:p>
          </table:table-cell>
          <table:table-cell office:value-type="string">
            <text:p>41.29.89.139</text:p>
          </table:table-cell>
          <table:table-cell table:number-columns-repeated="1018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helley</text:p>
          </table:table-cell>
          <table:table-cell office:value-type="string">
            <text:p>Wing</text:p>
          </table:table-cell>
          <table:table-cell office:value-type="string">
            <text:p>swingbx@abc.net.au</text:p>
          </table:table-cell>
          <table:table-cell office:value-type="string">
            <text:p>Male</text:p>
          </table:table-cell>
          <table:table-cell office:value-type="string">
            <text:p>171.207.180.56</text:p>
          </table:table-cell>
          <table:table-cell table:number-columns-repeated="1018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Kipp</text:p>
          </table:table-cell>
          <table:table-cell office:value-type="string">
            <text:p>De Matteis</text:p>
          </table:table-cell>
          <table:table-cell office:value-type="string">
            <text:p>kdematteisby@google.it</text:p>
          </table:table-cell>
          <table:table-cell office:value-type="string">
            <text:p>Male</text:p>
          </table:table-cell>
          <table:table-cell office:value-type="string">
            <text:p>219.181.41.160</text:p>
          </table:table-cell>
          <table:table-cell table:number-columns-repeated="1018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Ilario</text:p>
          </table:table-cell>
          <table:table-cell office:value-type="string">
            <text:p>Farfoot</text:p>
          </table:table-cell>
          <table:table-cell office:value-type="string">
            <text:p>ifarfootbz@about.com</text:p>
          </table:table-cell>
          <table:table-cell office:value-type="string">
            <text:p>Male</text:p>
          </table:table-cell>
          <table:table-cell office:value-type="string">
            <text:p>177.224.149.190</text:p>
          </table:table-cell>
          <table:table-cell table:number-columns-repeated="1018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Tara</text:p>
          </table:table-cell>
          <table:table-cell office:value-type="string">
            <text:p>Sprague</text:p>
          </table:table-cell>
          <table:table-cell office:value-type="string">
            <text:p>tspraguec0@admin.ch</text:p>
          </table:table-cell>
          <table:table-cell office:value-type="string">
            <text:p>Female</text:p>
          </table:table-cell>
          <table:table-cell office:value-type="string">
            <text:p>142.95.102.178</text:p>
          </table:table-cell>
          <table:table-cell table:number-columns-repeated="1018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Camilla</text:p>
          </table:table-cell>
          <table:table-cell office:value-type="string">
            <text:p>Jori</text:p>
          </table:table-cell>
          <table:table-cell office:value-type="string">
            <text:p>cjoric1@mashable.com</text:p>
          </table:table-cell>
          <table:table-cell office:value-type="string">
            <text:p>Female</text:p>
          </table:table-cell>
          <table:table-cell office:value-type="string">
            <text:p>175.33.245.238</text:p>
          </table:table-cell>
          <table:table-cell table:number-columns-repeated="1018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rvin</text:p>
          </table:table-cell>
          <table:table-cell office:value-type="string">
            <text:p>Esler</text:p>
          </table:table-cell>
          <table:table-cell office:value-type="string">
            <text:p>eeslerc2@dion.ne.jp</text:p>
          </table:table-cell>
          <table:table-cell office:value-type="string">
            <text:p>Male</text:p>
          </table:table-cell>
          <table:table-cell office:value-type="string">
            <text:p>176.233.97.9</text:p>
          </table:table-cell>
          <table:table-cell table:number-columns-repeated="1018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Wilona</text:p>
          </table:table-cell>
          <table:table-cell office:value-type="string">
            <text:p>Tomlinson</text:p>
          </table:table-cell>
          <table:table-cell office:value-type="string">
            <text:p>wtomlinsonc3@slate.com</text:p>
          </table:table-cell>
          <table:table-cell office:value-type="string">
            <text:p>Female</text:p>
          </table:table-cell>
          <table:table-cell office:value-type="string">
            <text:p>67.171.240.119</text:p>
          </table:table-cell>
          <table:table-cell table:number-columns-repeated="1018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izabet</text:p>
          </table:table-cell>
          <table:table-cell office:value-type="string">
            <text:p>Gueny</text:p>
          </table:table-cell>
          <table:table-cell office:value-type="string">
            <text:p>eguenyc4@ox.ac.uk</text:p>
          </table:table-cell>
          <table:table-cell office:value-type="string">
            <text:p>Female</text:p>
          </table:table-cell>
          <table:table-cell office:value-type="string">
            <text:p>25.15.102.46</text:p>
          </table:table-cell>
          <table:table-cell table:number-columns-repeated="1018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Vinnie</text:p>
          </table:table-cell>
          <table:table-cell office:value-type="string">
            <text:p>Bedberry</text:p>
          </table:table-cell>
          <table:table-cell office:value-type="string">
            <text:p>vbedberryc5@tuttocitta.it</text:p>
          </table:table-cell>
          <table:table-cell office:value-type="string">
            <text:p>Female</text:p>
          </table:table-cell>
          <table:table-cell office:value-type="string">
            <text:p>200.56.184.176</text:p>
          </table:table-cell>
          <table:table-cell table:number-columns-repeated="1018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Valery</text:p>
          </table:table-cell>
          <table:table-cell office:value-type="string">
            <text:p>Galer</text:p>
          </table:table-cell>
          <table:table-cell office:value-type="string">
            <text:p>vgalerc6@discovery.com</text:p>
          </table:table-cell>
          <table:table-cell office:value-type="string">
            <text:p>Female</text:p>
          </table:table-cell>
          <table:table-cell office:value-type="string">
            <text:p>154.164.104.229</text:p>
          </table:table-cell>
          <table:table-cell table:number-columns-repeated="1018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ee dee</text:p>
          </table:table-cell>
          <table:table-cell office:value-type="string">
            <text:p>Frodsam</text:p>
          </table:table-cell>
          <table:table-cell office:value-type="string">
            <text:p>dfrodsamc7@theatlantic.com</text:p>
          </table:table-cell>
          <table:table-cell office:value-type="string">
            <text:p>Female</text:p>
          </table:table-cell>
          <table:table-cell office:value-type="string">
            <text:p>210.186.179.59</text:p>
          </table:table-cell>
          <table:table-cell table:number-columns-repeated="1018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Ninnette</text:p>
          </table:table-cell>
          <table:table-cell office:value-type="string">
            <text:p>Raoult</text:p>
          </table:table-cell>
          <table:table-cell office:value-type="string">
            <text:p>nraoultc8@google.cn</text:p>
          </table:table-cell>
          <table:table-cell office:value-type="string">
            <text:p>Female</text:p>
          </table:table-cell>
          <table:table-cell office:value-type="string">
            <text:p>75.78.170.199</text:p>
          </table:table-cell>
          <table:table-cell table:number-columns-repeated="1018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rvin</text:p>
          </table:table-cell>
          <table:table-cell office:value-type="string">
            <text:p>Brain</text:p>
          </table:table-cell>
          <table:table-cell office:value-type="string">
            <text:p>ebrainc9@wix.com</text:p>
          </table:table-cell>
          <table:table-cell office:value-type="string">
            <text:p>Male</text:p>
          </table:table-cell>
          <table:table-cell office:value-type="string">
            <text:p>69.213.35.101</text:p>
          </table:table-cell>
          <table:table-cell table:number-columns-repeated="1018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Inglis</text:p>
          </table:table-cell>
          <table:table-cell office:value-type="string">
            <text:p>Lowdiane</text:p>
          </table:table-cell>
          <table:table-cell office:value-type="string">
            <text:p>ilowdianeca@marketwatch.com</text:p>
          </table:table-cell>
          <table:table-cell office:value-type="string">
            <text:p>Male</text:p>
          </table:table-cell>
          <table:table-cell office:value-type="string">
            <text:p>243.18.155.115</text:p>
          </table:table-cell>
          <table:table-cell table:number-columns-repeated="1018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hrisse</text:p>
          </table:table-cell>
          <table:table-cell office:value-type="string">
            <text:p>Leyton</text:p>
          </table:table-cell>
          <table:table-cell office:value-type="string">
            <text:p>cleytoncb@liveinternet.ru</text:p>
          </table:table-cell>
          <table:table-cell office:value-type="string">
            <text:p>Male</text:p>
          </table:table-cell>
          <table:table-cell office:value-type="string">
            <text:p>197.126.58.203</text:p>
          </table:table-cell>
          <table:table-cell table:number-columns-repeated="1018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Bennett</text:p>
          </table:table-cell>
          <table:table-cell office:value-type="string">
            <text:p>D'Antoni</text:p>
          </table:table-cell>
          <table:table-cell office:value-type="string">
            <text:p>bdantonicc@flickr.com</text:p>
          </table:table-cell>
          <table:table-cell office:value-type="string">
            <text:p>Male</text:p>
          </table:table-cell>
          <table:table-cell office:value-type="string">
            <text:p>100.18.82.84</text:p>
          </table:table-cell>
          <table:table-cell table:number-columns-repeated="1018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Derril</text:p>
          </table:table-cell>
          <table:table-cell office:value-type="string">
            <text:p>Rowbottam</text:p>
          </table:table-cell>
          <table:table-cell office:value-type="string">
            <text:p>drowbottamcd@stanford.edu</text:p>
          </table:table-cell>
          <table:table-cell office:value-type="string">
            <text:p>Male</text:p>
          </table:table-cell>
          <table:table-cell office:value-type="string">
            <text:p>131.58.57.50</text:p>
          </table:table-cell>
          <table:table-cell table:number-columns-repeated="1018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Elwood</text:p>
          </table:table-cell>
          <table:table-cell office:value-type="string">
            <text:p>Paulton</text:p>
          </table:table-cell>
          <table:table-cell office:value-type="string">
            <text:p>epaultonce@npr.org</text:p>
          </table:table-cell>
          <table:table-cell office:value-type="string">
            <text:p>Male</text:p>
          </table:table-cell>
          <table:table-cell office:value-type="string">
            <text:p>130.35.8.82</text:p>
          </table:table-cell>
          <table:table-cell table:number-columns-repeated="1018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Dolley</text:p>
          </table:table-cell>
          <table:table-cell office:value-type="string">
            <text:p>Leal</text:p>
          </table:table-cell>
          <table:table-cell office:value-type="string">
            <text:p>dlealcf@flickr.com</text:p>
          </table:table-cell>
          <table:table-cell office:value-type="string">
            <text:p>Female</text:p>
          </table:table-cell>
          <table:table-cell office:value-type="string">
            <text:p>90.222.127.7</text:p>
          </table:table-cell>
          <table:table-cell table:number-columns-repeated="1018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Kyle</text:p>
          </table:table-cell>
          <table:table-cell office:value-type="string">
            <text:p>Truman</text:p>
          </table:table-cell>
          <table:table-cell office:value-type="string">
            <text:p>ktrumancg@nih.gov</text:p>
          </table:table-cell>
          <table:table-cell office:value-type="string">
            <text:p>Male</text:p>
          </table:table-cell>
          <table:table-cell office:value-type="string">
            <text:p>82.109.23.70</text:p>
          </table:table-cell>
          <table:table-cell table:number-columns-repeated="1018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Benedikta</text:p>
          </table:table-cell>
          <table:table-cell office:value-type="string">
            <text:p>Lerwill</text:p>
          </table:table-cell>
          <table:table-cell office:value-type="string">
            <text:p>blerwillch@google.fr</text:p>
          </table:table-cell>
          <table:table-cell office:value-type="string">
            <text:p>Female</text:p>
          </table:table-cell>
          <table:table-cell office:value-type="string">
            <text:p>125.60.24.83</text:p>
          </table:table-cell>
          <table:table-cell table:number-columns-repeated="1018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Greer</text:p>
          </table:table-cell>
          <table:table-cell office:value-type="string">
            <text:p>Vasyunichev</text:p>
          </table:table-cell>
          <table:table-cell office:value-type="string">
            <text:p>gvasyunichevci@tripod.com</text:p>
          </table:table-cell>
          <table:table-cell office:value-type="string">
            <text:p>Female</text:p>
          </table:table-cell>
          <table:table-cell office:value-type="string">
            <text:p>147.197.38.8</text:p>
          </table:table-cell>
          <table:table-cell table:number-columns-repeated="1018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Umberto</text:p>
          </table:table-cell>
          <table:table-cell office:value-type="string">
            <text:p>Harmston</text:p>
          </table:table-cell>
          <table:table-cell office:value-type="string">
            <text:p>uharmstoncj@theguardian.com</text:p>
          </table:table-cell>
          <table:table-cell office:value-type="string">
            <text:p>Male</text:p>
          </table:table-cell>
          <table:table-cell office:value-type="string">
            <text:p>129.174.14.139</text:p>
          </table:table-cell>
          <table:table-cell table:number-columns-repeated="1018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Jaimie</text:p>
          </table:table-cell>
          <table:table-cell office:value-type="string">
            <text:p>Lovering</text:p>
          </table:table-cell>
          <table:table-cell office:value-type="string">
            <text:p>jloveringck@prlog.org</text:p>
          </table:table-cell>
          <table:table-cell office:value-type="string">
            <text:p>Male</text:p>
          </table:table-cell>
          <table:table-cell office:value-type="string">
            <text:p>9.56.111.70</text:p>
          </table:table-cell>
          <table:table-cell table:number-columns-repeated="1018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Gloria</text:p>
          </table:table-cell>
          <table:table-cell office:value-type="string">
            <text:p>Dalyell</text:p>
          </table:table-cell>
          <table:table-cell office:value-type="string">
            <text:p>gdalyellcl@yale.edu</text:p>
          </table:table-cell>
          <table:table-cell office:value-type="string">
            <text:p>Female</text:p>
          </table:table-cell>
          <table:table-cell office:value-type="string">
            <text:p>35.169.56.85</text:p>
          </table:table-cell>
          <table:table-cell table:number-columns-repeated="1018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Vinny</text:p>
          </table:table-cell>
          <table:table-cell office:value-type="string">
            <text:p>Van Der Straaten</text:p>
          </table:table-cell>
          <table:table-cell office:value-type="string">
            <text:p>vvanderstraatencm@yandex.ru</text:p>
          </table:table-cell>
          <table:table-cell office:value-type="string">
            <text:p>Male</text:p>
          </table:table-cell>
          <table:table-cell office:value-type="string">
            <text:p>32.132.55.89</text:p>
          </table:table-cell>
          <table:table-cell table:number-columns-repeated="1018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Jobey</text:p>
          </table:table-cell>
          <table:table-cell office:value-type="string">
            <text:p>Klageman</text:p>
          </table:table-cell>
          <table:table-cell office:value-type="string">
            <text:p>jklagemancn@latimes.com</text:p>
          </table:table-cell>
          <table:table-cell office:value-type="string">
            <text:p>Female</text:p>
          </table:table-cell>
          <table:table-cell office:value-type="string">
            <text:p>227.188.75.36</text:p>
          </table:table-cell>
          <table:table-cell table:number-columns-repeated="1018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Hanna</text:p>
          </table:table-cell>
          <table:table-cell office:value-type="string">
            <text:p>Lamba</text:p>
          </table:table-cell>
          <table:table-cell office:value-type="string">
            <text:p>hlambaco@goo.ne.jp</text:p>
          </table:table-cell>
          <table:table-cell office:value-type="string">
            <text:p>Female</text:p>
          </table:table-cell>
          <table:table-cell office:value-type="string">
            <text:p>67.216.44.23</text:p>
          </table:table-cell>
          <table:table-cell table:number-columns-repeated="1018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Garner</text:p>
          </table:table-cell>
          <table:table-cell office:value-type="string">
            <text:p>Torvey</text:p>
          </table:table-cell>
          <table:table-cell office:value-type="string">
            <text:p>gtorveycp@umich.edu</text:p>
          </table:table-cell>
          <table:table-cell office:value-type="string">
            <text:p>Male</text:p>
          </table:table-cell>
          <table:table-cell office:value-type="string">
            <text:p>236.71.81.198</text:p>
          </table:table-cell>
          <table:table-cell table:number-columns-repeated="1018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ilvie</text:p>
          </table:table-cell>
          <table:table-cell office:value-type="string">
            <text:p>Howard</text:p>
          </table:table-cell>
          <table:table-cell office:value-type="string">
            <text:p>showardcq@unicef.org</text:p>
          </table:table-cell>
          <table:table-cell office:value-type="string">
            <text:p>Female</text:p>
          </table:table-cell>
          <table:table-cell office:value-type="string">
            <text:p>171.30.216.13</text:p>
          </table:table-cell>
          <table:table-cell table:number-columns-repeated="1018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Rurik</text:p>
          </table:table-cell>
          <table:table-cell office:value-type="string">
            <text:p>Giuron</text:p>
          </table:table-cell>
          <table:table-cell office:value-type="string">
            <text:p>rgiuroncr@weibo.com</text:p>
          </table:table-cell>
          <table:table-cell office:value-type="string">
            <text:p>Male</text:p>
          </table:table-cell>
          <table:table-cell office:value-type="string">
            <text:p>71.162.139.103</text:p>
          </table:table-cell>
          <table:table-cell table:number-columns-repeated="1018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Gamaliel</text:p>
          </table:table-cell>
          <table:table-cell office:value-type="string">
            <text:p>Stiller</text:p>
          </table:table-cell>
          <table:table-cell office:value-type="string">
            <text:p>gstillercs@creativecommons.org</text:p>
          </table:table-cell>
          <table:table-cell office:value-type="string">
            <text:p>Male</text:p>
          </table:table-cell>
          <table:table-cell office:value-type="string">
            <text:p>228.238.224.169</text:p>
          </table:table-cell>
          <table:table-cell table:number-columns-repeated="1018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Drugi</text:p>
          </table:table-cell>
          <table:table-cell office:value-type="string">
            <text:p>Stirtle</text:p>
          </table:table-cell>
          <table:table-cell office:value-type="string">
            <text:p>dstirtlect@yahoo.co.jp</text:p>
          </table:table-cell>
          <table:table-cell office:value-type="string">
            <text:p>Male</text:p>
          </table:table-cell>
          <table:table-cell office:value-type="string">
            <text:p>123.249.110.153</text:p>
          </table:table-cell>
          <table:table-cell table:number-columns-repeated="1018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wen</text:p>
          </table:table-cell>
          <table:table-cell office:value-type="string">
            <text:p>Molfino</text:p>
          </table:table-cell>
          <table:table-cell office:value-type="string">
            <text:p>smolfinocu@typepad.com</text:p>
          </table:table-cell>
          <table:table-cell office:value-type="string">
            <text:p>Male</text:p>
          </table:table-cell>
          <table:table-cell office:value-type="string">
            <text:p>64.16.168.25</text:p>
          </table:table-cell>
          <table:table-cell table:number-columns-repeated="1018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Orbadiah</text:p>
          </table:table-cell>
          <table:table-cell office:value-type="string">
            <text:p>Sabbin</text:p>
          </table:table-cell>
          <table:table-cell office:value-type="string">
            <text:p>osabbincv@msn.com</text:p>
          </table:table-cell>
          <table:table-cell office:value-type="string">
            <text:p>Male</text:p>
          </table:table-cell>
          <table:table-cell office:value-type="string">
            <text:p>51.38.246.214</text:p>
          </table:table-cell>
          <table:table-cell table:number-columns-repeated="1018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Galven</text:p>
          </table:table-cell>
          <table:table-cell office:value-type="string">
            <text:p>Feben</text:p>
          </table:table-cell>
          <table:table-cell office:value-type="string">
            <text:p>gfebencw@boston.com</text:p>
          </table:table-cell>
          <table:table-cell office:value-type="string">
            <text:p>Male</text:p>
          </table:table-cell>
          <table:table-cell office:value-type="string">
            <text:p>232.24.208.203</text:p>
          </table:table-cell>
          <table:table-cell table:number-columns-repeated="1018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Jedidiah</text:p>
          </table:table-cell>
          <table:table-cell office:value-type="string">
            <text:p>Boyton</text:p>
          </table:table-cell>
          <table:table-cell office:value-type="string">
            <text:p>jboytoncx@barnesandnoble.com</text:p>
          </table:table-cell>
          <table:table-cell office:value-type="string">
            <text:p>Male</text:p>
          </table:table-cell>
          <table:table-cell office:value-type="string">
            <text:p>0.9.78.24</text:p>
          </table:table-cell>
          <table:table-cell table:number-columns-repeated="1018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Agna</text:p>
          </table:table-cell>
          <table:table-cell office:value-type="string">
            <text:p>Brasener</text:p>
          </table:table-cell>
          <table:table-cell office:value-type="string">
            <text:p>abrasenercy@ebay.com</text:p>
          </table:table-cell>
          <table:table-cell office:value-type="string">
            <text:p>Female</text:p>
          </table:table-cell>
          <table:table-cell office:value-type="string">
            <text:p>252.85.208.154</text:p>
          </table:table-cell>
          <table:table-cell table:number-columns-repeated="1018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Dulcinea</text:p>
          </table:table-cell>
          <table:table-cell office:value-type="string">
            <text:p>Klemz</text:p>
          </table:table-cell>
          <table:table-cell office:value-type="string">
            <text:p>dklemzcz@moonfruit.com</text:p>
          </table:table-cell>
          <table:table-cell office:value-type="string">
            <text:p>Female</text:p>
          </table:table-cell>
          <table:table-cell office:value-type="string">
            <text:p>206.165.244.195</text:p>
          </table:table-cell>
          <table:table-cell table:number-columns-repeated="1018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Ahmad</text:p>
          </table:table-cell>
          <table:table-cell office:value-type="string">
            <text:p>Skule</text:p>
          </table:table-cell>
          <table:table-cell office:value-type="string">
            <text:p>askuled0@cnbc.com</text:p>
          </table:table-cell>
          <table:table-cell office:value-type="string">
            <text:p>Male</text:p>
          </table:table-cell>
          <table:table-cell office:value-type="string">
            <text:p>190.137.205.165</text:p>
          </table:table-cell>
          <table:table-cell table:number-columns-repeated="1018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Lorinda</text:p>
          </table:table-cell>
          <table:table-cell office:value-type="string">
            <text:p>Stansbie</text:p>
          </table:table-cell>
          <table:table-cell office:value-type="string">
            <text:p>lstansbied1@jalbum.net</text:p>
          </table:table-cell>
          <table:table-cell office:value-type="string">
            <text:p>Female</text:p>
          </table:table-cell>
          <table:table-cell office:value-type="string">
            <text:p>166.250.9.160</text:p>
          </table:table-cell>
          <table:table-cell table:number-columns-repeated="1018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Inez</text:p>
          </table:table-cell>
          <table:table-cell office:value-type="string">
            <text:p>Lees</text:p>
          </table:table-cell>
          <table:table-cell office:value-type="string">
            <text:p>ileesd2@forbes.com</text:p>
          </table:table-cell>
          <table:table-cell office:value-type="string">
            <text:p>Female</text:p>
          </table:table-cell>
          <table:table-cell office:value-type="string">
            <text:p>68.251.207.21</text:p>
          </table:table-cell>
          <table:table-cell table:number-columns-repeated="1018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Dot</text:p>
          </table:table-cell>
          <table:table-cell office:value-type="string">
            <text:p>Bootland</text:p>
          </table:table-cell>
          <table:table-cell office:value-type="string">
            <text:p>dbootlandd3@bluehost.com</text:p>
          </table:table-cell>
          <table:table-cell office:value-type="string">
            <text:p>Female</text:p>
          </table:table-cell>
          <table:table-cell office:value-type="string">
            <text:p>58.234.142.94</text:p>
          </table:table-cell>
          <table:table-cell table:number-columns-repeated="1018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Caprice</text:p>
          </table:table-cell>
          <table:table-cell office:value-type="string">
            <text:p>Jeacop</text:p>
          </table:table-cell>
          <table:table-cell office:value-type="string">
            <text:p>cjeacopd4@xrea.com</text:p>
          </table:table-cell>
          <table:table-cell office:value-type="string">
            <text:p>Female</text:p>
          </table:table-cell>
          <table:table-cell office:value-type="string">
            <text:p>78.246.119.69</text:p>
          </table:table-cell>
          <table:table-cell table:number-columns-repeated="1018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Delano</text:p>
          </table:table-cell>
          <table:table-cell office:value-type="string">
            <text:p>Downes</text:p>
          </table:table-cell>
          <table:table-cell office:value-type="string">
            <text:p>ddownesd5@hhs.gov</text:p>
          </table:table-cell>
          <table:table-cell office:value-type="string">
            <text:p>Male</text:p>
          </table:table-cell>
          <table:table-cell office:value-type="string">
            <text:p>32.81.180.66</text:p>
          </table:table-cell>
          <table:table-cell table:number-columns-repeated="1018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Glad</text:p>
          </table:table-cell>
          <table:table-cell office:value-type="string">
            <text:p>Grimsdyke</text:p>
          </table:table-cell>
          <table:table-cell office:value-type="string">
            <text:p>ggrimsdyked6@squarespace.com</text:p>
          </table:table-cell>
          <table:table-cell office:value-type="string">
            <text:p>Female</text:p>
          </table:table-cell>
          <table:table-cell office:value-type="string">
            <text:p>27.27.184.232</text:p>
          </table:table-cell>
          <table:table-cell table:number-columns-repeated="1018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Rolf</text:p>
          </table:table-cell>
          <table:table-cell office:value-type="string">
            <text:p>Hows</text:p>
          </table:table-cell>
          <table:table-cell office:value-type="string">
            <text:p>rhowsd7@sfgate.com</text:p>
          </table:table-cell>
          <table:table-cell office:value-type="string">
            <text:p>Male</text:p>
          </table:table-cell>
          <table:table-cell office:value-type="string">
            <text:p>217.163.23.145</text:p>
          </table:table-cell>
          <table:table-cell table:number-columns-repeated="1018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Husein</text:p>
          </table:table-cell>
          <table:table-cell office:value-type="string">
            <text:p>Speke</text:p>
          </table:table-cell>
          <table:table-cell office:value-type="string">
            <text:p>hspeked8@dyndns.org</text:p>
          </table:table-cell>
          <table:table-cell office:value-type="string">
            <text:p>Male</text:p>
          </table:table-cell>
          <table:table-cell office:value-type="string">
            <text:p>212.35.52.129</text:p>
          </table:table-cell>
          <table:table-cell table:number-columns-repeated="1018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Ferris</text:p>
          </table:table-cell>
          <table:table-cell office:value-type="string">
            <text:p>Pibsworth</text:p>
          </table:table-cell>
          <table:table-cell office:value-type="string">
            <text:p>fpibsworthd9@scribd.com</text:p>
          </table:table-cell>
          <table:table-cell office:value-type="string">
            <text:p>Male</text:p>
          </table:table-cell>
          <table:table-cell office:value-type="string">
            <text:p>46.187.175.55</text:p>
          </table:table-cell>
          <table:table-cell table:number-columns-repeated="1018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Lenna</text:p>
          </table:table-cell>
          <table:table-cell office:value-type="string">
            <text:p>Ambrois</text:p>
          </table:table-cell>
          <table:table-cell office:value-type="string">
            <text:p>lambroisda@github.io</text:p>
          </table:table-cell>
          <table:table-cell office:value-type="string">
            <text:p>Female</text:p>
          </table:table-cell>
          <table:table-cell office:value-type="string">
            <text:p>92.212.195.58</text:p>
          </table:table-cell>
          <table:table-cell table:number-columns-repeated="1018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Farica</text:p>
          </table:table-cell>
          <table:table-cell office:value-type="string">
            <text:p>Burchett</text:p>
          </table:table-cell>
          <table:table-cell office:value-type="string">
            <text:p>fburchettdb@fda.gov</text:p>
          </table:table-cell>
          <table:table-cell office:value-type="string">
            <text:p>Female</text:p>
          </table:table-cell>
          <table:table-cell office:value-type="string">
            <text:p>163.182.123.176</text:p>
          </table:table-cell>
          <table:table-cell table:number-columns-repeated="1018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hurston</text:p>
          </table:table-cell>
          <table:table-cell office:value-type="string">
            <text:p>Kamena</text:p>
          </table:table-cell>
          <table:table-cell office:value-type="string">
            <text:p>tkamenadc@odnoklassniki.ru</text:p>
          </table:table-cell>
          <table:table-cell office:value-type="string">
            <text:p>Male</text:p>
          </table:table-cell>
          <table:table-cell office:value-type="string">
            <text:p>86.154.54.39</text:p>
          </table:table-cell>
          <table:table-cell table:number-columns-repeated="1018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Nixie</text:p>
          </table:table-cell>
          <table:table-cell office:value-type="string">
            <text:p>Quartly</text:p>
          </table:table-cell>
          <table:table-cell office:value-type="string">
            <text:p>nquartlydd@foxnews.com</text:p>
          </table:table-cell>
          <table:table-cell office:value-type="string">
            <text:p>Female</text:p>
          </table:table-cell>
          <table:table-cell office:value-type="string">
            <text:p>234.228.19.239</text:p>
          </table:table-cell>
          <table:table-cell table:number-columns-repeated="1018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Anna-diane</text:p>
          </table:table-cell>
          <table:table-cell office:value-type="string">
            <text:p>Clewes</text:p>
          </table:table-cell>
          <table:table-cell office:value-type="string">
            <text:p>aclewesde@t.co</text:p>
          </table:table-cell>
          <table:table-cell office:value-type="string">
            <text:p>Female</text:p>
          </table:table-cell>
          <table:table-cell office:value-type="string">
            <text:p>239.154.33.180</text:p>
          </table:table-cell>
          <table:table-cell table:number-columns-repeated="1018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Kirstyn</text:p>
          </table:table-cell>
          <table:table-cell office:value-type="string">
            <text:p>Bredbury</text:p>
          </table:table-cell>
          <table:table-cell office:value-type="string">
            <text:p>kbredburydf@about.com</text:p>
          </table:table-cell>
          <table:table-cell office:value-type="string">
            <text:p>Female</text:p>
          </table:table-cell>
          <table:table-cell office:value-type="string">
            <text:p>207.91.84.16</text:p>
          </table:table-cell>
          <table:table-cell table:number-columns-repeated="1018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Walsh</text:p>
          </table:table-cell>
          <table:table-cell office:value-type="string">
            <text:p>Elecum</text:p>
          </table:table-cell>
          <table:table-cell office:value-type="string">
            <text:p>welecumdg@arstechnica.com</text:p>
          </table:table-cell>
          <table:table-cell office:value-type="string">
            <text:p>Male</text:p>
          </table:table-cell>
          <table:table-cell office:value-type="string">
            <text:p>179.190.38.13</text:p>
          </table:table-cell>
          <table:table-cell table:number-columns-repeated="1018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Elliott</text:p>
          </table:table-cell>
          <table:table-cell office:value-type="string">
            <text:p>MacDearmid</text:p>
          </table:table-cell>
          <table:table-cell office:value-type="string">
            <text:p>emacdearmiddh@reference.com</text:p>
          </table:table-cell>
          <table:table-cell office:value-type="string">
            <text:p>Male</text:p>
          </table:table-cell>
          <table:table-cell office:value-type="string">
            <text:p>228.84.214.95</text:p>
          </table:table-cell>
          <table:table-cell table:number-columns-repeated="1018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Huntley</text:p>
          </table:table-cell>
          <table:table-cell office:value-type="string">
            <text:p>Potes</text:p>
          </table:table-cell>
          <table:table-cell office:value-type="string">
            <text:p>hpotesdi@google.ca</text:p>
          </table:table-cell>
          <table:table-cell office:value-type="string">
            <text:p>Male</text:p>
          </table:table-cell>
          <table:table-cell office:value-type="string">
            <text:p>22.74.105.150</text:p>
          </table:table-cell>
          <table:table-cell table:number-columns-repeated="1018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Jaymie</text:p>
          </table:table-cell>
          <table:table-cell office:value-type="string">
            <text:p>Hawker</text:p>
          </table:table-cell>
          <table:table-cell office:value-type="string">
            <text:p>jhawkerdj@arstechnica.com</text:p>
          </table:table-cell>
          <table:table-cell office:value-type="string">
            <text:p>Male</text:p>
          </table:table-cell>
          <table:table-cell office:value-type="string">
            <text:p>41.41.242.1</text:p>
          </table:table-cell>
          <table:table-cell table:number-columns-repeated="1018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Patten</text:p>
          </table:table-cell>
          <table:table-cell office:value-type="string">
            <text:p>Cosbee</text:p>
          </table:table-cell>
          <table:table-cell office:value-type="string">
            <text:p>pcosbeedk@angelfire.com</text:p>
          </table:table-cell>
          <table:table-cell office:value-type="string">
            <text:p>Male</text:p>
          </table:table-cell>
          <table:table-cell office:value-type="string">
            <text:p>173.68.229.40</text:p>
          </table:table-cell>
          <table:table-cell table:number-columns-repeated="1018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Howard</text:p>
          </table:table-cell>
          <table:table-cell office:value-type="string">
            <text:p>Benkhe</text:p>
          </table:table-cell>
          <table:table-cell office:value-type="string">
            <text:p>hbenkhedl@dion.ne.jp</text:p>
          </table:table-cell>
          <table:table-cell office:value-type="string">
            <text:p>Male</text:p>
          </table:table-cell>
          <table:table-cell office:value-type="string">
            <text:p>226.27.111.147</text:p>
          </table:table-cell>
          <table:table-cell table:number-columns-repeated="1018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Cesaro</text:p>
          </table:table-cell>
          <table:table-cell office:value-type="string">
            <text:p>Drane</text:p>
          </table:table-cell>
          <table:table-cell office:value-type="string">
            <text:p>cdranedm@boston.com</text:p>
          </table:table-cell>
          <table:table-cell office:value-type="string">
            <text:p>Male</text:p>
          </table:table-cell>
          <table:table-cell office:value-type="string">
            <text:p>9.90.216.102</text:p>
          </table:table-cell>
          <table:table-cell table:number-columns-repeated="1018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Bobbye</text:p>
          </table:table-cell>
          <table:table-cell office:value-type="string">
            <text:p>Antognazzi</text:p>
          </table:table-cell>
          <table:table-cell office:value-type="string">
            <text:p>bantognazzidn@stumbleupon.com</text:p>
          </table:table-cell>
          <table:table-cell office:value-type="string">
            <text:p>Female</text:p>
          </table:table-cell>
          <table:table-cell office:value-type="string">
            <text:p>129.136.6.190</text:p>
          </table:table-cell>
          <table:table-cell table:number-columns-repeated="1018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Averil</text:p>
          </table:table-cell>
          <table:table-cell office:value-type="string">
            <text:p>Alexsandrev</text:p>
          </table:table-cell>
          <table:table-cell office:value-type="string">
            <text:p>aalexsandrevdo@biglobe.ne.jp</text:p>
          </table:table-cell>
          <table:table-cell office:value-type="string">
            <text:p>Female</text:p>
          </table:table-cell>
          <table:table-cell office:value-type="string">
            <text:p>61.27.12.33</text:p>
          </table:table-cell>
          <table:table-cell table:number-columns-repeated="1018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Harlen</text:p>
          </table:table-cell>
          <table:table-cell office:value-type="string">
            <text:p>Perrygo</text:p>
          </table:table-cell>
          <table:table-cell office:value-type="string">
            <text:p>hperrygodp@jimdo.com</text:p>
          </table:table-cell>
          <table:table-cell office:value-type="string">
            <text:p>Male</text:p>
          </table:table-cell>
          <table:table-cell office:value-type="string">
            <text:p>153.3.129.111</text:p>
          </table:table-cell>
          <table:table-cell table:number-columns-repeated="1018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Chiquita</text:p>
          </table:table-cell>
          <table:table-cell office:value-type="string">
            <text:p>Gabler</text:p>
          </table:table-cell>
          <table:table-cell office:value-type="string">
            <text:p>cgablerdq@geocities.jp</text:p>
          </table:table-cell>
          <table:table-cell office:value-type="string">
            <text:p>Female</text:p>
          </table:table-cell>
          <table:table-cell office:value-type="string">
            <text:p>250.84.51.84</text:p>
          </table:table-cell>
          <table:table-cell table:number-columns-repeated="1018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Earlie</text:p>
          </table:table-cell>
          <table:table-cell office:value-type="string">
            <text:p>Ellum</text:p>
          </table:table-cell>
          <table:table-cell office:value-type="string">
            <text:p>eellumdr@hp.com</text:p>
          </table:table-cell>
          <table:table-cell office:value-type="string">
            <text:p>Male</text:p>
          </table:table-cell>
          <table:table-cell office:value-type="string">
            <text:p>82.182.249.19</text:p>
          </table:table-cell>
          <table:table-cell table:number-columns-repeated="1018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Norean</text:p>
          </table:table-cell>
          <table:table-cell office:value-type="string">
            <text:p>Giffard</text:p>
          </table:table-cell>
          <table:table-cell office:value-type="string">
            <text:p>ngiffardds@i2i.jp</text:p>
          </table:table-cell>
          <table:table-cell office:value-type="string">
            <text:p>Female</text:p>
          </table:table-cell>
          <table:table-cell office:value-type="string">
            <text:p>123.235.102.13</text:p>
          </table:table-cell>
          <table:table-cell table:number-columns-repeated="1018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Michal</text:p>
          </table:table-cell>
          <table:table-cell office:value-type="string">
            <text:p>Burge</text:p>
          </table:table-cell>
          <table:table-cell office:value-type="string">
            <text:p>mburgedt@tmall.com</text:p>
          </table:table-cell>
          <table:table-cell office:value-type="string">
            <text:p>Male</text:p>
          </table:table-cell>
          <table:table-cell office:value-type="string">
            <text:p>196.120.79.168</text:p>
          </table:table-cell>
          <table:table-cell table:number-columns-repeated="1018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Boyce</text:p>
          </table:table-cell>
          <table:table-cell office:value-type="string">
            <text:p>Basile</text:p>
          </table:table-cell>
          <table:table-cell office:value-type="string">
            <text:p>bbasiledu@biblegateway.com</text:p>
          </table:table-cell>
          <table:table-cell office:value-type="string">
            <text:p>Male</text:p>
          </table:table-cell>
          <table:table-cell office:value-type="string">
            <text:p>236.123.240.123</text:p>
          </table:table-cell>
          <table:table-cell table:number-columns-repeated="1018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Thekla</text:p>
          </table:table-cell>
          <table:table-cell office:value-type="string">
            <text:p>Bilborough</text:p>
          </table:table-cell>
          <table:table-cell office:value-type="string">
            <text:p>tbilboroughdv@blinklist.com</text:p>
          </table:table-cell>
          <table:table-cell office:value-type="string">
            <text:p>Female</text:p>
          </table:table-cell>
          <table:table-cell office:value-type="string">
            <text:p>16.254.175.202</text:p>
          </table:table-cell>
          <table:table-cell table:number-columns-repeated="1018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Devlen</text:p>
          </table:table-cell>
          <table:table-cell office:value-type="string">
            <text:p>O' Bee</text:p>
          </table:table-cell>
          <table:table-cell office:value-type="string">
            <text:p>dobeedw@dedecms.com</text:p>
          </table:table-cell>
          <table:table-cell office:value-type="string">
            <text:p>Male</text:p>
          </table:table-cell>
          <table:table-cell office:value-type="string">
            <text:p>243.235.200.12</text:p>
          </table:table-cell>
          <table:table-cell table:number-columns-repeated="1018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Aeriell</text:p>
          </table:table-cell>
          <table:table-cell office:value-type="string">
            <text:p>Boniface</text:p>
          </table:table-cell>
          <table:table-cell office:value-type="string">
            <text:p>abonifacedx@paginegialle.it</text:p>
          </table:table-cell>
          <table:table-cell office:value-type="string">
            <text:p>Female</text:p>
          </table:table-cell>
          <table:table-cell office:value-type="string">
            <text:p>124.150.85.17</text:p>
          </table:table-cell>
          <table:table-cell table:number-columns-repeated="1018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Maddalena</text:p>
          </table:table-cell>
          <table:table-cell office:value-type="string">
            <text:p>Lasseter</text:p>
          </table:table-cell>
          <table:table-cell office:value-type="string">
            <text:p>mlasseterdy@mozilla.org</text:p>
          </table:table-cell>
          <table:table-cell office:value-type="string">
            <text:p>Female</text:p>
          </table:table-cell>
          <table:table-cell office:value-type="string">
            <text:p>202.111.83.63</text:p>
          </table:table-cell>
          <table:table-cell table:number-columns-repeated="1018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razier</text:p>
          </table:table-cell>
          <table:table-cell office:value-type="string">
            <text:p>Pamphilon</text:p>
          </table:table-cell>
          <table:table-cell office:value-type="string">
            <text:p>fpamphilondz@people.com.cn</text:p>
          </table:table-cell>
          <table:table-cell office:value-type="string">
            <text:p>Male</text:p>
          </table:table-cell>
          <table:table-cell office:value-type="string">
            <text:p>141.186.29.111</text:p>
          </table:table-cell>
          <table:table-cell table:number-columns-repeated="1018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Gordie</text:p>
          </table:table-cell>
          <table:table-cell office:value-type="string">
            <text:p>McDougall</text:p>
          </table:table-cell>
          <table:table-cell office:value-type="string">
            <text:p>gmcdougalle0@ucla.edu</text:p>
          </table:table-cell>
          <table:table-cell office:value-type="string">
            <text:p>Male</text:p>
          </table:table-cell>
          <table:table-cell office:value-type="string">
            <text:p>197.168.66.93</text:p>
          </table:table-cell>
          <table:table-cell table:number-columns-repeated="1018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Rolfe</text:p>
          </table:table-cell>
          <table:table-cell office:value-type="string">
            <text:p>Matessian</text:p>
          </table:table-cell>
          <table:table-cell office:value-type="string">
            <text:p>rmatessiane1@huffingtonpost.com</text:p>
          </table:table-cell>
          <table:table-cell office:value-type="string">
            <text:p>Male</text:p>
          </table:table-cell>
          <table:table-cell office:value-type="string">
            <text:p>152.84.215.176</text:p>
          </table:table-cell>
          <table:table-cell table:number-columns-repeated="1018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Abagail</text:p>
          </table:table-cell>
          <table:table-cell office:value-type="string">
            <text:p>Pieterick</text:p>
          </table:table-cell>
          <table:table-cell office:value-type="string">
            <text:p>apietericke2@nyu.edu</text:p>
          </table:table-cell>
          <table:table-cell office:value-type="string">
            <text:p>Female</text:p>
          </table:table-cell>
          <table:table-cell office:value-type="string">
            <text:p>197.1.127.223</text:p>
          </table:table-cell>
          <table:table-cell table:number-columns-repeated="1018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untley</text:p>
          </table:table-cell>
          <table:table-cell office:value-type="string">
            <text:p>Henzer</text:p>
          </table:table-cell>
          <table:table-cell office:value-type="string">
            <text:p>hhenzere3@ehow.com</text:p>
          </table:table-cell>
          <table:table-cell office:value-type="string">
            <text:p>Male</text:p>
          </table:table-cell>
          <table:table-cell office:value-type="string">
            <text:p>70.197.99.147</text:p>
          </table:table-cell>
          <table:table-cell table:number-columns-repeated="1018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Pennie</text:p>
          </table:table-cell>
          <table:table-cell office:value-type="string">
            <text:p>Levecque</text:p>
          </table:table-cell>
          <table:table-cell office:value-type="string">
            <text:p>plevecquee4@sourceforge.net</text:p>
          </table:table-cell>
          <table:table-cell office:value-type="string">
            <text:p>Male</text:p>
          </table:table-cell>
          <table:table-cell office:value-type="string">
            <text:p>224.112.211.30</text:p>
          </table:table-cell>
          <table:table-cell table:number-columns-repeated="1018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Welch</text:p>
          </table:table-cell>
          <table:table-cell office:value-type="string">
            <text:p>Davidman</text:p>
          </table:table-cell>
          <table:table-cell office:value-type="string">
            <text:p>wdavidmane5@mozilla.com</text:p>
          </table:table-cell>
          <table:table-cell office:value-type="string">
            <text:p>Male</text:p>
          </table:table-cell>
          <table:table-cell office:value-type="string">
            <text:p>24.181.86.26</text:p>
          </table:table-cell>
          <table:table-cell table:number-columns-repeated="1018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tanislas</text:p>
          </table:table-cell>
          <table:table-cell office:value-type="string">
            <text:p>Fernando</text:p>
          </table:table-cell>
          <table:table-cell office:value-type="string">
            <text:p>sfernandoe6@unc.edu</text:p>
          </table:table-cell>
          <table:table-cell office:value-type="string">
            <text:p>Male</text:p>
          </table:table-cell>
          <table:table-cell office:value-type="string">
            <text:p>105.54.208.32</text:p>
          </table:table-cell>
          <table:table-cell table:number-columns-repeated="1018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Karlene</text:p>
          </table:table-cell>
          <table:table-cell office:value-type="string">
            <text:p>Shearme</text:p>
          </table:table-cell>
          <table:table-cell office:value-type="string">
            <text:p>kshearmee7@lycos.com</text:p>
          </table:table-cell>
          <table:table-cell office:value-type="string">
            <text:p>Female</text:p>
          </table:table-cell>
          <table:table-cell office:value-type="string">
            <text:p>170.42.6.165</text:p>
          </table:table-cell>
          <table:table-cell table:number-columns-repeated="1018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Cristabel</text:p>
          </table:table-cell>
          <table:table-cell office:value-type="string">
            <text:p>Kelloway</text:p>
          </table:table-cell>
          <table:table-cell office:value-type="string">
            <text:p>ckellowaye8@ifeng.com</text:p>
          </table:table-cell>
          <table:table-cell office:value-type="string">
            <text:p>Female</text:p>
          </table:table-cell>
          <table:table-cell office:value-type="string">
            <text:p>165.165.107.29</text:p>
          </table:table-cell>
          <table:table-cell table:number-columns-repeated="1018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Fin</text:p>
          </table:table-cell>
          <table:table-cell office:value-type="string">
            <text:p>Ziehms</text:p>
          </table:table-cell>
          <table:table-cell office:value-type="string">
            <text:p>fziehmse9@japanpost.jp</text:p>
          </table:table-cell>
          <table:table-cell office:value-type="string">
            <text:p>Male</text:p>
          </table:table-cell>
          <table:table-cell office:value-type="string">
            <text:p>224.187.47.82</text:p>
          </table:table-cell>
          <table:table-cell table:number-columns-repeated="1018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Glynn</text:p>
          </table:table-cell>
          <table:table-cell office:value-type="string">
            <text:p>Baudins</text:p>
          </table:table-cell>
          <table:table-cell office:value-type="string">
            <text:p>gbaudinsea@cnet.com</text:p>
          </table:table-cell>
          <table:table-cell office:value-type="string">
            <text:p>Male</text:p>
          </table:table-cell>
          <table:table-cell office:value-type="string">
            <text:p>226.223.125.118</text:p>
          </table:table-cell>
          <table:table-cell table:number-columns-repeated="1018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Joseph</text:p>
          </table:table-cell>
          <table:table-cell office:value-type="string">
            <text:p>Dewire</text:p>
          </table:table-cell>
          <table:table-cell office:value-type="string">
            <text:p>jdewireeb@wp.com</text:p>
          </table:table-cell>
          <table:table-cell office:value-type="string">
            <text:p>Male</text:p>
          </table:table-cell>
          <table:table-cell office:value-type="string">
            <text:p>158.241.206.73</text:p>
          </table:table-cell>
          <table:table-cell table:number-columns-repeated="1018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Orville</text:p>
          </table:table-cell>
          <table:table-cell office:value-type="string">
            <text:p>Radage</text:p>
          </table:table-cell>
          <table:table-cell office:value-type="string">
            <text:p>oradageec@princeton.edu</text:p>
          </table:table-cell>
          <table:table-cell office:value-type="string">
            <text:p>Male</text:p>
          </table:table-cell>
          <table:table-cell office:value-type="string">
            <text:p>208.242.131.196</text:p>
          </table:table-cell>
          <table:table-cell table:number-columns-repeated="1018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Alvis</text:p>
          </table:table-cell>
          <table:table-cell office:value-type="string">
            <text:p>Cotter</text:p>
          </table:table-cell>
          <table:table-cell office:value-type="string">
            <text:p>acottered@freewebs.com</text:p>
          </table:table-cell>
          <table:table-cell office:value-type="string">
            <text:p>Male</text:p>
          </table:table-cell>
          <table:table-cell office:value-type="string">
            <text:p>73.81.231.96</text:p>
          </table:table-cell>
          <table:table-cell table:number-columns-repeated="1018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Jonah</text:p>
          </table:table-cell>
          <table:table-cell office:value-type="string">
            <text:p>Poppy</text:p>
          </table:table-cell>
          <table:table-cell office:value-type="string">
            <text:p>jpoppyee@wordpress.org</text:p>
          </table:table-cell>
          <table:table-cell office:value-type="string">
            <text:p>Male</text:p>
          </table:table-cell>
          <table:table-cell office:value-type="string">
            <text:p>53.163.22.84</text:p>
          </table:table-cell>
          <table:table-cell table:number-columns-repeated="1018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Andrei</text:p>
          </table:table-cell>
          <table:table-cell office:value-type="string">
            <text:p>Challoner</text:p>
          </table:table-cell>
          <table:table-cell office:value-type="string">
            <text:p>achalloneref@wikimedia.org</text:p>
          </table:table-cell>
          <table:table-cell office:value-type="string">
            <text:p>Female</text:p>
          </table:table-cell>
          <table:table-cell office:value-type="string">
            <text:p>228.24.86.100</text:p>
          </table:table-cell>
          <table:table-cell table:number-columns-repeated="1018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Alisha</text:p>
          </table:table-cell>
          <table:table-cell office:value-type="string">
            <text:p>Steffan</text:p>
          </table:table-cell>
          <table:table-cell office:value-type="string">
            <text:p>asteffaneg@mozilla.org</text:p>
          </table:table-cell>
          <table:table-cell office:value-type="string">
            <text:p>Female</text:p>
          </table:table-cell>
          <table:table-cell office:value-type="string">
            <text:p>123.118.134.204</text:p>
          </table:table-cell>
          <table:table-cell table:number-columns-repeated="1018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Beauregard</text:p>
          </table:table-cell>
          <table:table-cell office:value-type="string">
            <text:p>Manach</text:p>
          </table:table-cell>
          <table:table-cell office:value-type="string">
            <text:p>bmanacheh@goodreads.com</text:p>
          </table:table-cell>
          <table:table-cell office:value-type="string">
            <text:p>Male</text:p>
          </table:table-cell>
          <table:table-cell office:value-type="string">
            <text:p>79.155.33.10</text:p>
          </table:table-cell>
          <table:table-cell table:number-columns-repeated="1018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Redd</text:p>
          </table:table-cell>
          <table:table-cell office:value-type="string">
            <text:p>Palfreeman</text:p>
          </table:table-cell>
          <table:table-cell office:value-type="string">
            <text:p>rpalfreemanei@sakura.ne.jp</text:p>
          </table:table-cell>
          <table:table-cell office:value-type="string">
            <text:p>Male</text:p>
          </table:table-cell>
          <table:table-cell office:value-type="string">
            <text:p>18.161.123.92</text:p>
          </table:table-cell>
          <table:table-cell table:number-columns-repeated="1018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Menard</text:p>
          </table:table-cell>
          <table:table-cell office:value-type="string">
            <text:p>Dudley</text:p>
          </table:table-cell>
          <table:table-cell office:value-type="string">
            <text:p>mdudleyej@rediff.com</text:p>
          </table:table-cell>
          <table:table-cell office:value-type="string">
            <text:p>Male</text:p>
          </table:table-cell>
          <table:table-cell office:value-type="string">
            <text:p>253.72.190.151</text:p>
          </table:table-cell>
          <table:table-cell table:number-columns-repeated="1018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Kakalina</text:p>
          </table:table-cell>
          <table:table-cell office:value-type="string">
            <text:p>Kleyn</text:p>
          </table:table-cell>
          <table:table-cell office:value-type="string">
            <text:p>kkleynek@ft.com</text:p>
          </table:table-cell>
          <table:table-cell office:value-type="string">
            <text:p>Female</text:p>
          </table:table-cell>
          <table:table-cell office:value-type="string">
            <text:p>225.210.93.222</text:p>
          </table:table-cell>
          <table:table-cell table:number-columns-repeated="1018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Micky</text:p>
          </table:table-cell>
          <table:table-cell office:value-type="string">
            <text:p>Boller</text:p>
          </table:table-cell>
          <table:table-cell office:value-type="string">
            <text:p>mbollerel@merriam-webster.com</text:p>
          </table:table-cell>
          <table:table-cell office:value-type="string">
            <text:p>Female</text:p>
          </table:table-cell>
          <table:table-cell office:value-type="string">
            <text:p>141.105.33.132</text:p>
          </table:table-cell>
          <table:table-cell table:number-columns-repeated="1018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Erik</text:p>
          </table:table-cell>
          <table:table-cell office:value-type="string">
            <text:p>Heardman</text:p>
          </table:table-cell>
          <table:table-cell office:value-type="string">
            <text:p>eheardmanem@amazon.com</text:p>
          </table:table-cell>
          <table:table-cell office:value-type="string">
            <text:p>Male</text:p>
          </table:table-cell>
          <table:table-cell office:value-type="string">
            <text:p>4.55.136.92</text:p>
          </table:table-cell>
          <table:table-cell table:number-columns-repeated="1018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Erminie</text:p>
          </table:table-cell>
          <table:table-cell office:value-type="string">
            <text:p>Skeete</text:p>
          </table:table-cell>
          <table:table-cell office:value-type="string">
            <text:p>eskeeteen@comsenz.com</text:p>
          </table:table-cell>
          <table:table-cell office:value-type="string">
            <text:p>Female</text:p>
          </table:table-cell>
          <table:table-cell office:value-type="string">
            <text:p>109.84.217.243</text:p>
          </table:table-cell>
          <table:table-cell table:number-columns-repeated="1018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Lyndsey</text:p>
          </table:table-cell>
          <table:table-cell office:value-type="string">
            <text:p>Stithe</text:p>
          </table:table-cell>
          <table:table-cell office:value-type="string">
            <text:p>lstitheeo@state.gov</text:p>
          </table:table-cell>
          <table:table-cell office:value-type="string">
            <text:p>Female</text:p>
          </table:table-cell>
          <table:table-cell office:value-type="string">
            <text:p>236.92.61.217</text:p>
          </table:table-cell>
          <table:table-cell table:number-columns-repeated="1018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Nicko</text:p>
          </table:table-cell>
          <table:table-cell office:value-type="string">
            <text:p>Doncaster</text:p>
          </table:table-cell>
          <table:table-cell office:value-type="string">
            <text:p>ndoncasterep@reddit.com</text:p>
          </table:table-cell>
          <table:table-cell office:value-type="string">
            <text:p>Male</text:p>
          </table:table-cell>
          <table:table-cell office:value-type="string">
            <text:p>9.165.231.247</text:p>
          </table:table-cell>
          <table:table-cell table:number-columns-repeated="1018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Felita</text:p>
          </table:table-cell>
          <table:table-cell office:value-type="string">
            <text:p>Rival</text:p>
          </table:table-cell>
          <table:table-cell office:value-type="string">
            <text:p>frivaleq@w3.org</text:p>
          </table:table-cell>
          <table:table-cell office:value-type="string">
            <text:p>Female</text:p>
          </table:table-cell>
          <table:table-cell office:value-type="string">
            <text:p>125.64.152.240</text:p>
          </table:table-cell>
          <table:table-cell table:number-columns-repeated="1018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Germaine</text:p>
          </table:table-cell>
          <table:table-cell office:value-type="string">
            <text:p>Shegog</text:p>
          </table:table-cell>
          <table:table-cell office:value-type="string">
            <text:p>gshegoger@nature.com</text:p>
          </table:table-cell>
          <table:table-cell office:value-type="string">
            <text:p>Female</text:p>
          </table:table-cell>
          <table:table-cell office:value-type="string">
            <text:p>80.78.100.64</text:p>
          </table:table-cell>
          <table:table-cell table:number-columns-repeated="1018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Web</text:p>
          </table:table-cell>
          <table:table-cell office:value-type="string">
            <text:p>Espinay</text:p>
          </table:table-cell>
          <table:table-cell office:value-type="string">
            <text:p>wespinayes@chronoengine.com</text:p>
          </table:table-cell>
          <table:table-cell office:value-type="string">
            <text:p>Male</text:p>
          </table:table-cell>
          <table:table-cell office:value-type="string">
            <text:p>229.254.213.163</text:p>
          </table:table-cell>
          <table:table-cell table:number-columns-repeated="1018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Hollie</text:p>
          </table:table-cell>
          <table:table-cell office:value-type="string">
            <text:p>Eldred</text:p>
          </table:table-cell>
          <table:table-cell office:value-type="string">
            <text:p>heldredet@flavors.me</text:p>
          </table:table-cell>
          <table:table-cell office:value-type="string">
            <text:p>Female</text:p>
          </table:table-cell>
          <table:table-cell office:value-type="string">
            <text:p>73.225.111.130</text:p>
          </table:table-cell>
          <table:table-cell table:number-columns-repeated="1018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Deonne</text:p>
          </table:table-cell>
          <table:table-cell office:value-type="string">
            <text:p>Weblin</text:p>
          </table:table-cell>
          <table:table-cell office:value-type="string">
            <text:p>dweblineu@smugmug.com</text:p>
          </table:table-cell>
          <table:table-cell office:value-type="string">
            <text:p>Female</text:p>
          </table:table-cell>
          <table:table-cell office:value-type="string">
            <text:p>174.222.220.213</text:p>
          </table:table-cell>
          <table:table-cell table:number-columns-repeated="1018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Friedrich</text:p>
          </table:table-cell>
          <table:table-cell office:value-type="string">
            <text:p>Spacey</text:p>
          </table:table-cell>
          <table:table-cell office:value-type="string">
            <text:p>fspaceyev@theatlantic.com</text:p>
          </table:table-cell>
          <table:table-cell office:value-type="string">
            <text:p>Male</text:p>
          </table:table-cell>
          <table:table-cell office:value-type="string">
            <text:p>162.191.27.82</text:p>
          </table:table-cell>
          <table:table-cell table:number-columns-repeated="1018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Elwyn</text:p>
          </table:table-cell>
          <table:table-cell office:value-type="string">
            <text:p>Bigmore</text:p>
          </table:table-cell>
          <table:table-cell office:value-type="string">
            <text:p>ebigmoreew@nasa.gov</text:p>
          </table:table-cell>
          <table:table-cell office:value-type="string">
            <text:p>Male</text:p>
          </table:table-cell>
          <table:table-cell office:value-type="string">
            <text:p>215.69.61.139</text:p>
          </table:table-cell>
          <table:table-cell table:number-columns-repeated="1018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Othilia</text:p>
          </table:table-cell>
          <table:table-cell office:value-type="string">
            <text:p>Westraw</text:p>
          </table:table-cell>
          <table:table-cell office:value-type="string">
            <text:p>owestrawex@ft.com</text:p>
          </table:table-cell>
          <table:table-cell office:value-type="string">
            <text:p>Female</text:p>
          </table:table-cell>
          <table:table-cell office:value-type="string">
            <text:p>96.221.83.181</text:p>
          </table:table-cell>
          <table:table-cell table:number-columns-repeated="1018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Maridel</text:p>
          </table:table-cell>
          <table:table-cell office:value-type="string">
            <text:p>Brobak</text:p>
          </table:table-cell>
          <table:table-cell office:value-type="string">
            <text:p>mbrobakey@studiopress.com</text:p>
          </table:table-cell>
          <table:table-cell office:value-type="string">
            <text:p>Female</text:p>
          </table:table-cell>
          <table:table-cell office:value-type="string">
            <text:p>204.173.2.90</text:p>
          </table:table-cell>
          <table:table-cell table:number-columns-repeated="1018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Desdemona</text:p>
          </table:table-cell>
          <table:table-cell office:value-type="string">
            <text:p>Emptage</text:p>
          </table:table-cell>
          <table:table-cell office:value-type="string">
            <text:p>demptageez@mapquest.com</text:p>
          </table:table-cell>
          <table:table-cell office:value-type="string">
            <text:p>Female</text:p>
          </table:table-cell>
          <table:table-cell office:value-type="string">
            <text:p>133.200.62.237</text:p>
          </table:table-cell>
          <table:table-cell table:number-columns-repeated="1018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Lou</text:p>
          </table:table-cell>
          <table:table-cell office:value-type="string">
            <text:p>Marquez</text:p>
          </table:table-cell>
          <table:table-cell office:value-type="string">
            <text:p>lmarquezf0@washington.edu</text:p>
          </table:table-cell>
          <table:table-cell office:value-type="string">
            <text:p>Male</text:p>
          </table:table-cell>
          <table:table-cell office:value-type="string">
            <text:p>201.173.212.9</text:p>
          </table:table-cell>
          <table:table-cell table:number-columns-repeated="1018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Nonah</text:p>
          </table:table-cell>
          <table:table-cell office:value-type="string">
            <text:p>Kits</text:p>
          </table:table-cell>
          <table:table-cell office:value-type="string">
            <text:p>nkitsf1@miitbeian.gov.cn</text:p>
          </table:table-cell>
          <table:table-cell office:value-type="string">
            <text:p>Female</text:p>
          </table:table-cell>
          <table:table-cell office:value-type="string">
            <text:p>153.78.39.210</text:p>
          </table:table-cell>
          <table:table-cell table:number-columns-repeated="1018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Hermann</text:p>
          </table:table-cell>
          <table:table-cell office:value-type="string">
            <text:p>Millimoe</text:p>
          </table:table-cell>
          <table:table-cell office:value-type="string">
            <text:p>hmillimoef2@sogou.com</text:p>
          </table:table-cell>
          <table:table-cell office:value-type="string">
            <text:p>Male</text:p>
          </table:table-cell>
          <table:table-cell office:value-type="string">
            <text:p>124.15.180.119</text:p>
          </table:table-cell>
          <table:table-cell table:number-columns-repeated="1018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Rodi</text:p>
          </table:table-cell>
          <table:table-cell office:value-type="string">
            <text:p>Northcott</text:p>
          </table:table-cell>
          <table:table-cell office:value-type="string">
            <text:p>rnorthcottf3@booking.com</text:p>
          </table:table-cell>
          <table:table-cell office:value-type="string">
            <text:p>Female</text:p>
          </table:table-cell>
          <table:table-cell office:value-type="string">
            <text:p>58.23.252.53</text:p>
          </table:table-cell>
          <table:table-cell table:number-columns-repeated="1018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James</text:p>
          </table:table-cell>
          <table:table-cell office:value-type="string">
            <text:p>Sheeran</text:p>
          </table:table-cell>
          <table:table-cell office:value-type="string">
            <text:p>jsheeranf4@wordpress.org</text:p>
          </table:table-cell>
          <table:table-cell office:value-type="string">
            <text:p>Male</text:p>
          </table:table-cell>
          <table:table-cell office:value-type="string">
            <text:p>170.66.211.95</text:p>
          </table:table-cell>
          <table:table-cell table:number-columns-repeated="1018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Claudian</text:p>
          </table:table-cell>
          <table:table-cell office:value-type="string">
            <text:p>Crookall</text:p>
          </table:table-cell>
          <table:table-cell office:value-type="string">
            <text:p>ccrookallf5@goo.gl</text:p>
          </table:table-cell>
          <table:table-cell office:value-type="string">
            <text:p>Male</text:p>
          </table:table-cell>
          <table:table-cell office:value-type="string">
            <text:p>4.137.198.245</text:p>
          </table:table-cell>
          <table:table-cell table:number-columns-repeated="1018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Erina</text:p>
          </table:table-cell>
          <table:table-cell office:value-type="string">
            <text:p>Rangall</text:p>
          </table:table-cell>
          <table:table-cell office:value-type="string">
            <text:p>erangallf6@bravesites.com</text:p>
          </table:table-cell>
          <table:table-cell office:value-type="string">
            <text:p>Female</text:p>
          </table:table-cell>
          <table:table-cell office:value-type="string">
            <text:p>186.43.79.49</text:p>
          </table:table-cell>
          <table:table-cell table:number-columns-repeated="1018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Derrick</text:p>
          </table:table-cell>
          <table:table-cell office:value-type="string">
            <text:p>Slemmonds</text:p>
          </table:table-cell>
          <table:table-cell office:value-type="string">
            <text:p>dslemmondsf7@nih.gov</text:p>
          </table:table-cell>
          <table:table-cell office:value-type="string">
            <text:p>Male</text:p>
          </table:table-cell>
          <table:table-cell office:value-type="string">
            <text:p>216.31.219.190</text:p>
          </table:table-cell>
          <table:table-cell table:number-columns-repeated="1018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Elden</text:p>
          </table:table-cell>
          <table:table-cell office:value-type="string">
            <text:p>Sheepy</text:p>
          </table:table-cell>
          <table:table-cell office:value-type="string">
            <text:p>esheepyf8@skyrock.com</text:p>
          </table:table-cell>
          <table:table-cell office:value-type="string">
            <text:p>Male</text:p>
          </table:table-cell>
          <table:table-cell office:value-type="string">
            <text:p>22.92.97.235</text:p>
          </table:table-cell>
          <table:table-cell table:number-columns-repeated="1018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Adriana</text:p>
          </table:table-cell>
          <table:table-cell office:value-type="string">
            <text:p>Ferebee</text:p>
          </table:table-cell>
          <table:table-cell office:value-type="string">
            <text:p>aferebeef9@youtu.be</text:p>
          </table:table-cell>
          <table:table-cell office:value-type="string">
            <text:p>Female</text:p>
          </table:table-cell>
          <table:table-cell office:value-type="string">
            <text:p>135.97.235.144</text:p>
          </table:table-cell>
          <table:table-cell table:number-columns-repeated="1018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Roshelle</text:p>
          </table:table-cell>
          <table:table-cell office:value-type="string">
            <text:p>Wyldes</text:p>
          </table:table-cell>
          <table:table-cell office:value-type="string">
            <text:p>rwyldesfa@redcross.org</text:p>
          </table:table-cell>
          <table:table-cell office:value-type="string">
            <text:p>Female</text:p>
          </table:table-cell>
          <table:table-cell office:value-type="string">
            <text:p>128.225.143.210</text:p>
          </table:table-cell>
          <table:table-cell table:number-columns-repeated="1018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Fairfax</text:p>
          </table:table-cell>
          <table:table-cell office:value-type="string">
            <text:p>Jefferd</text:p>
          </table:table-cell>
          <table:table-cell office:value-type="string">
            <text:p>fjefferdfb@exblog.jp</text:p>
          </table:table-cell>
          <table:table-cell office:value-type="string">
            <text:p>Male</text:p>
          </table:table-cell>
          <table:table-cell office:value-type="string">
            <text:p>186.40.29.25</text:p>
          </table:table-cell>
          <table:table-cell table:number-columns-repeated="1018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Zorana</text:p>
          </table:table-cell>
          <table:table-cell office:value-type="string">
            <text:p>Duffer</text:p>
          </table:table-cell>
          <table:table-cell office:value-type="string">
            <text:p>zdufferfc@rambler.ru</text:p>
          </table:table-cell>
          <table:table-cell office:value-type="string">
            <text:p>Female</text:p>
          </table:table-cell>
          <table:table-cell office:value-type="string">
            <text:p>100.22.139.155</text:p>
          </table:table-cell>
          <table:table-cell table:number-columns-repeated="1018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Orlan</text:p>
          </table:table-cell>
          <table:table-cell office:value-type="string">
            <text:p>McCue</text:p>
          </table:table-cell>
          <table:table-cell office:value-type="string">
            <text:p>omccuefd@cnet.com</text:p>
          </table:table-cell>
          <table:table-cell office:value-type="string">
            <text:p>Male</text:p>
          </table:table-cell>
          <table:table-cell office:value-type="string">
            <text:p>248.131.214.195</text:p>
          </table:table-cell>
          <table:table-cell table:number-columns-repeated="1018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acha</text:p>
          </table:table-cell>
          <table:table-cell office:value-type="string">
            <text:p>Aizlewood</text:p>
          </table:table-cell>
          <table:table-cell office:value-type="string">
            <text:p>saizlewoodfe@nbcnews.com</text:p>
          </table:table-cell>
          <table:table-cell office:value-type="string">
            <text:p>Female</text:p>
          </table:table-cell>
          <table:table-cell office:value-type="string">
            <text:p>175.146.222.27</text:p>
          </table:table-cell>
          <table:table-cell table:number-columns-repeated="1018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Kally</text:p>
          </table:table-cell>
          <table:table-cell office:value-type="string">
            <text:p>Overstreet</text:p>
          </table:table-cell>
          <table:table-cell office:value-type="string">
            <text:p>koverstreetff@xing.com</text:p>
          </table:table-cell>
          <table:table-cell office:value-type="string">
            <text:p>Female</text:p>
          </table:table-cell>
          <table:table-cell office:value-type="string">
            <text:p>223.125.196.43</text:p>
          </table:table-cell>
          <table:table-cell table:number-columns-repeated="1018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Elinore</text:p>
          </table:table-cell>
          <table:table-cell office:value-type="string">
            <text:p>Miles</text:p>
          </table:table-cell>
          <table:table-cell office:value-type="string">
            <text:p>emilesfg@fotki.com</text:p>
          </table:table-cell>
          <table:table-cell office:value-type="string">
            <text:p>Female</text:p>
          </table:table-cell>
          <table:table-cell office:value-type="string">
            <text:p>38.116.16.149</text:p>
          </table:table-cell>
          <table:table-cell table:number-columns-repeated="1018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Lila</text:p>
          </table:table-cell>
          <table:table-cell office:value-type="string">
            <text:p>Denty</text:p>
          </table:table-cell>
          <table:table-cell office:value-type="string">
            <text:p>ldentyfh@t-online.de</text:p>
          </table:table-cell>
          <table:table-cell office:value-type="string">
            <text:p>Female</text:p>
          </table:table-cell>
          <table:table-cell office:value-type="string">
            <text:p>218.151.238.98</text:p>
          </table:table-cell>
          <table:table-cell table:number-columns-repeated="1018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Gregoor</text:p>
          </table:table-cell>
          <table:table-cell office:value-type="string">
            <text:p>Cromleholme</text:p>
          </table:table-cell>
          <table:table-cell office:value-type="string">
            <text:p>gcromleholmefi@lycos.com</text:p>
          </table:table-cell>
          <table:table-cell office:value-type="string">
            <text:p>Male</text:p>
          </table:table-cell>
          <table:table-cell office:value-type="string">
            <text:p>237.236.192.122</text:p>
          </table:table-cell>
          <table:table-cell table:number-columns-repeated="1018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Farley</text:p>
          </table:table-cell>
          <table:table-cell office:value-type="string">
            <text:p>Bercevelo</text:p>
          </table:table-cell>
          <table:table-cell office:value-type="string">
            <text:p>fbercevelofj@psu.edu</text:p>
          </table:table-cell>
          <table:table-cell office:value-type="string">
            <text:p>Male</text:p>
          </table:table-cell>
          <table:table-cell office:value-type="string">
            <text:p>65.106.203.64</text:p>
          </table:table-cell>
          <table:table-cell table:number-columns-repeated="1018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Waneta</text:p>
          </table:table-cell>
          <table:table-cell office:value-type="string">
            <text:p>Winny</text:p>
          </table:table-cell>
          <table:table-cell office:value-type="string">
            <text:p>wwinnyfk@ocn.ne.jp</text:p>
          </table:table-cell>
          <table:table-cell office:value-type="string">
            <text:p>Female</text:p>
          </table:table-cell>
          <table:table-cell office:value-type="string">
            <text:p>58.164.45.31</text:p>
          </table:table-cell>
          <table:table-cell table:number-columns-repeated="1018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Caryn</text:p>
          </table:table-cell>
          <table:table-cell office:value-type="string">
            <text:p>Worton</text:p>
          </table:table-cell>
          <table:table-cell office:value-type="string">
            <text:p>cwortonfl@smugmug.com</text:p>
          </table:table-cell>
          <table:table-cell office:value-type="string">
            <text:p>Female</text:p>
          </table:table-cell>
          <table:table-cell office:value-type="string">
            <text:p>130.246.99.170</text:p>
          </table:table-cell>
          <table:table-cell table:number-columns-repeated="1018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Falkner</text:p>
          </table:table-cell>
          <table:table-cell office:value-type="string">
            <text:p>Roubeix</text:p>
          </table:table-cell>
          <table:table-cell office:value-type="string">
            <text:p>froubeixfm@answers.com</text:p>
          </table:table-cell>
          <table:table-cell office:value-type="string">
            <text:p>Male</text:p>
          </table:table-cell>
          <table:table-cell office:value-type="string">
            <text:p>78.150.202.177</text:p>
          </table:table-cell>
          <table:table-cell table:number-columns-repeated="1018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Augustine</text:p>
          </table:table-cell>
          <table:table-cell office:value-type="string">
            <text:p>Davidek</text:p>
          </table:table-cell>
          <table:table-cell office:value-type="string">
            <text:p>adavidekfn@list-manage.com</text:p>
          </table:table-cell>
          <table:table-cell office:value-type="string">
            <text:p>Male</text:p>
          </table:table-cell>
          <table:table-cell office:value-type="string">
            <text:p>169.99.218.109</text:p>
          </table:table-cell>
          <table:table-cell table:number-columns-repeated="1018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Raffaello</text:p>
          </table:table-cell>
          <table:table-cell office:value-type="string">
            <text:p>Jakubiak</text:p>
          </table:table-cell>
          <table:table-cell office:value-type="string">
            <text:p>rjakubiakfo@usatoday.com</text:p>
          </table:table-cell>
          <table:table-cell office:value-type="string">
            <text:p>Male</text:p>
          </table:table-cell>
          <table:table-cell office:value-type="string">
            <text:p>122.182.18.146</text:p>
          </table:table-cell>
          <table:table-cell table:number-columns-repeated="1018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Alleen</text:p>
          </table:table-cell>
          <table:table-cell office:value-type="string">
            <text:p>Coniff</text:p>
          </table:table-cell>
          <table:table-cell office:value-type="string">
            <text:p>aconifffp@thetimes.co.uk</text:p>
          </table:table-cell>
          <table:table-cell office:value-type="string">
            <text:p>Female</text:p>
          </table:table-cell>
          <table:table-cell office:value-type="string">
            <text:p>233.165.43.115</text:p>
          </table:table-cell>
          <table:table-cell table:number-columns-repeated="1018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Beniamino</text:p>
          </table:table-cell>
          <table:table-cell office:value-type="string">
            <text:p>Crigin</text:p>
          </table:table-cell>
          <table:table-cell office:value-type="string">
            <text:p>bcriginfq@statcounter.com</text:p>
          </table:table-cell>
          <table:table-cell office:value-type="string">
            <text:p>Male</text:p>
          </table:table-cell>
          <table:table-cell office:value-type="string">
            <text:p>219.98.32.130</text:p>
          </table:table-cell>
          <table:table-cell table:number-columns-repeated="1018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Zack</text:p>
          </table:table-cell>
          <table:table-cell office:value-type="string">
            <text:p>Dodge</text:p>
          </table:table-cell>
          <table:table-cell office:value-type="string">
            <text:p>zdodgefr@vinaora.com</text:p>
          </table:table-cell>
          <table:table-cell office:value-type="string">
            <text:p>Male</text:p>
          </table:table-cell>
          <table:table-cell office:value-type="string">
            <text:p>168.206.48.209</text:p>
          </table:table-cell>
          <table:table-cell table:number-columns-repeated="1018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Gardiner</text:p>
          </table:table-cell>
          <table:table-cell office:value-type="string">
            <text:p>Lantaff</text:p>
          </table:table-cell>
          <table:table-cell office:value-type="string">
            <text:p>glantafffs@redcross.org</text:p>
          </table:table-cell>
          <table:table-cell office:value-type="string">
            <text:p>Male</text:p>
          </table:table-cell>
          <table:table-cell office:value-type="string">
            <text:p>239.65.8.144</text:p>
          </table:table-cell>
          <table:table-cell table:number-columns-repeated="1018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Leila</text:p>
          </table:table-cell>
          <table:table-cell office:value-type="string">
            <text:p>deKnevet</text:p>
          </table:table-cell>
          <table:table-cell office:value-type="string">
            <text:p>ldeknevetft@ox.ac.uk</text:p>
          </table:table-cell>
          <table:table-cell office:value-type="string">
            <text:p>Female</text:p>
          </table:table-cell>
          <table:table-cell office:value-type="string">
            <text:p>16.144.127.125</text:p>
          </table:table-cell>
          <table:table-cell table:number-columns-repeated="1018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Jennilee</text:p>
          </table:table-cell>
          <table:table-cell office:value-type="string">
            <text:p>Colebourn</text:p>
          </table:table-cell>
          <table:table-cell office:value-type="string">
            <text:p>jcolebournfu@slideshare.net</text:p>
          </table:table-cell>
          <table:table-cell office:value-type="string">
            <text:p>Female</text:p>
          </table:table-cell>
          <table:table-cell office:value-type="string">
            <text:p>161.247.164.106</text:p>
          </table:table-cell>
          <table:table-cell table:number-columns-repeated="1018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Bibbie</text:p>
          </table:table-cell>
          <table:table-cell office:value-type="string">
            <text:p>Ullock</text:p>
          </table:table-cell>
          <table:table-cell office:value-type="string">
            <text:p>bullockfv@google.es</text:p>
          </table:table-cell>
          <table:table-cell office:value-type="string">
            <text:p>Female</text:p>
          </table:table-cell>
          <table:table-cell office:value-type="string">
            <text:p>5.191.251.205</text:p>
          </table:table-cell>
          <table:table-cell table:number-columns-repeated="1018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Angil</text:p>
          </table:table-cell>
          <table:table-cell office:value-type="string">
            <text:p>Klulik</text:p>
          </table:table-cell>
          <table:table-cell office:value-type="string">
            <text:p>aklulikfw@hexun.com</text:p>
          </table:table-cell>
          <table:table-cell office:value-type="string">
            <text:p>Female</text:p>
          </table:table-cell>
          <table:table-cell office:value-type="string">
            <text:p>79.132.122.80</text:p>
          </table:table-cell>
          <table:table-cell table:number-columns-repeated="1018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Kirbee</text:p>
          </table:table-cell>
          <table:table-cell office:value-type="string">
            <text:p>Doumenc</text:p>
          </table:table-cell>
          <table:table-cell office:value-type="string">
            <text:p>kdoumencfx@epa.gov</text:p>
          </table:table-cell>
          <table:table-cell office:value-type="string">
            <text:p>Female</text:p>
          </table:table-cell>
          <table:table-cell office:value-type="string">
            <text:p>11.54.65.240</text:p>
          </table:table-cell>
          <table:table-cell table:number-columns-repeated="1018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Genevieve</text:p>
          </table:table-cell>
          <table:table-cell office:value-type="string">
            <text:p>McLardie</text:p>
          </table:table-cell>
          <table:table-cell office:value-type="string">
            <text:p>gmclardiefy@is.gd</text:p>
          </table:table-cell>
          <table:table-cell office:value-type="string">
            <text:p>Female</text:p>
          </table:table-cell>
          <table:table-cell office:value-type="string">
            <text:p>148.41.55.107</text:p>
          </table:table-cell>
          <table:table-cell table:number-columns-repeated="1018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Nola</text:p>
          </table:table-cell>
          <table:table-cell office:value-type="string">
            <text:p>Powland</text:p>
          </table:table-cell>
          <table:table-cell office:value-type="string">
            <text:p>npowlandfz@livejournal.com</text:p>
          </table:table-cell>
          <table:table-cell office:value-type="string">
            <text:p>Female</text:p>
          </table:table-cell>
          <table:table-cell office:value-type="string">
            <text:p>203.170.128.234</text:p>
          </table:table-cell>
          <table:table-cell table:number-columns-repeated="1018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Noemi</text:p>
          </table:table-cell>
          <table:table-cell office:value-type="string">
            <text:p>Jozwik</text:p>
          </table:table-cell>
          <table:table-cell office:value-type="string">
            <text:p>njozwikg0@symantec.com</text:p>
          </table:table-cell>
          <table:table-cell office:value-type="string">
            <text:p>Female</text:p>
          </table:table-cell>
          <table:table-cell office:value-type="string">
            <text:p>58.69.254.80</text:p>
          </table:table-cell>
          <table:table-cell table:number-columns-repeated="1018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Adrianne</text:p>
          </table:table-cell>
          <table:table-cell office:value-type="string">
            <text:p>Springtorpe</text:p>
          </table:table-cell>
          <table:table-cell office:value-type="string">
            <text:p>aspringtorpeg1@altervista.org</text:p>
          </table:table-cell>
          <table:table-cell office:value-type="string">
            <text:p>Female</text:p>
          </table:table-cell>
          <table:table-cell office:value-type="string">
            <text:p>235.78.119.176</text:p>
          </table:table-cell>
          <table:table-cell table:number-columns-repeated="1018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Alia</text:p>
          </table:table-cell>
          <table:table-cell office:value-type="string">
            <text:p>Hebblewhite</text:p>
          </table:table-cell>
          <table:table-cell office:value-type="string">
            <text:p>ahebblewhiteg2@zimbio.com</text:p>
          </table:table-cell>
          <table:table-cell office:value-type="string">
            <text:p>Female</text:p>
          </table:table-cell>
          <table:table-cell office:value-type="string">
            <text:p>230.51.195.115</text:p>
          </table:table-cell>
          <table:table-cell table:number-columns-repeated="1018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Bernie</text:p>
          </table:table-cell>
          <table:table-cell office:value-type="string">
            <text:p>Brewin</text:p>
          </table:table-cell>
          <table:table-cell office:value-type="string">
            <text:p>bbrewing3@smh.com.au</text:p>
          </table:table-cell>
          <table:table-cell office:value-type="string">
            <text:p>Female</text:p>
          </table:table-cell>
          <table:table-cell office:value-type="string">
            <text:p>186.43.114.10</text:p>
          </table:table-cell>
          <table:table-cell table:number-columns-repeated="1018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Joyce</text:p>
          </table:table-cell>
          <table:table-cell office:value-type="string">
            <text:p>Bresland</text:p>
          </table:table-cell>
          <table:table-cell office:value-type="string">
            <text:p>jbreslandg4@usnews.com</text:p>
          </table:table-cell>
          <table:table-cell office:value-type="string">
            <text:p>Female</text:p>
          </table:table-cell>
          <table:table-cell office:value-type="string">
            <text:p>100.179.95.152</text:p>
          </table:table-cell>
          <table:table-cell table:number-columns-repeated="1018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Petunia</text:p>
          </table:table-cell>
          <table:table-cell office:value-type="string">
            <text:p>Sporner</text:p>
          </table:table-cell>
          <table:table-cell office:value-type="string">
            <text:p>pspornerg5@360.cn</text:p>
          </table:table-cell>
          <table:table-cell office:value-type="string">
            <text:p>Female</text:p>
          </table:table-cell>
          <table:table-cell office:value-type="string">
            <text:p>184.124.147.179</text:p>
          </table:table-cell>
          <table:table-cell table:number-columns-repeated="1018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Barbee</text:p>
          </table:table-cell>
          <table:table-cell office:value-type="string">
            <text:p>Flewett</text:p>
          </table:table-cell>
          <table:table-cell office:value-type="string">
            <text:p>bflewettg6@globo.com</text:p>
          </table:table-cell>
          <table:table-cell office:value-type="string">
            <text:p>Female</text:p>
          </table:table-cell>
          <table:table-cell office:value-type="string">
            <text:p>96.76.65.150</text:p>
          </table:table-cell>
          <table:table-cell table:number-columns-repeated="1018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Lonnie</text:p>
          </table:table-cell>
          <table:table-cell office:value-type="string">
            <text:p>Scones</text:p>
          </table:table-cell>
          <table:table-cell office:value-type="string">
            <text:p>lsconesg7@alibaba.com</text:p>
          </table:table-cell>
          <table:table-cell office:value-type="string">
            <text:p>Male</text:p>
          </table:table-cell>
          <table:table-cell office:value-type="string">
            <text:p>52.14.145.208</text:p>
          </table:table-cell>
          <table:table-cell table:number-columns-repeated="1018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Alexander</text:p>
          </table:table-cell>
          <table:table-cell office:value-type="string">
            <text:p>Lattimer</text:p>
          </table:table-cell>
          <table:table-cell office:value-type="string">
            <text:p>alattimerg8@nih.gov</text:p>
          </table:table-cell>
          <table:table-cell office:value-type="string">
            <text:p>Male</text:p>
          </table:table-cell>
          <table:table-cell office:value-type="string">
            <text:p>93.131.234.175</text:p>
          </table:table-cell>
          <table:table-cell table:number-columns-repeated="1018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Walther</text:p>
          </table:table-cell>
          <table:table-cell office:value-type="string">
            <text:p>Gain</text:p>
          </table:table-cell>
          <table:table-cell office:value-type="string">
            <text:p>wgaing9@people.com.cn</text:p>
          </table:table-cell>
          <table:table-cell office:value-type="string">
            <text:p>Male</text:p>
          </table:table-cell>
          <table:table-cell office:value-type="string">
            <text:p>150.77.86.210</text:p>
          </table:table-cell>
          <table:table-cell table:number-columns-repeated="1018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Paquito</text:p>
          </table:table-cell>
          <table:table-cell office:value-type="string">
            <text:p>Dionisio</text:p>
          </table:table-cell>
          <table:table-cell office:value-type="string">
            <text:p>pdionisioga@over-blog.com</text:p>
          </table:table-cell>
          <table:table-cell office:value-type="string">
            <text:p>Male</text:p>
          </table:table-cell>
          <table:table-cell office:value-type="string">
            <text:p>50.41.60.136</text:p>
          </table:table-cell>
          <table:table-cell table:number-columns-repeated="1018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Manny</text:p>
          </table:table-cell>
          <table:table-cell office:value-type="string">
            <text:p>Ragat</text:p>
          </table:table-cell>
          <table:table-cell office:value-type="string">
            <text:p>mragatgb@hao123.com</text:p>
          </table:table-cell>
          <table:table-cell office:value-type="string">
            <text:p>Male</text:p>
          </table:table-cell>
          <table:table-cell office:value-type="string">
            <text:p>255.13.175.146</text:p>
          </table:table-cell>
          <table:table-cell table:number-columns-repeated="1018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Imogen</text:p>
          </table:table-cell>
          <table:table-cell office:value-type="string">
            <text:p>Darree</text:p>
          </table:table-cell>
          <table:table-cell office:value-type="string">
            <text:p>idarreegc@bizjournals.com</text:p>
          </table:table-cell>
          <table:table-cell office:value-type="string">
            <text:p>Female</text:p>
          </table:table-cell>
          <table:table-cell office:value-type="string">
            <text:p>208.203.89.72</text:p>
          </table:table-cell>
          <table:table-cell table:number-columns-repeated="1018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Susan</text:p>
          </table:table-cell>
          <table:table-cell office:value-type="string">
            <text:p>Lamming</text:p>
          </table:table-cell>
          <table:table-cell office:value-type="string">
            <text:p>slamminggd@qq.com</text:p>
          </table:table-cell>
          <table:table-cell office:value-type="string">
            <text:p>Female</text:p>
          </table:table-cell>
          <table:table-cell office:value-type="string">
            <text:p>117.143.166.134</text:p>
          </table:table-cell>
          <table:table-cell table:number-columns-repeated="1018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Flori</text:p>
          </table:table-cell>
          <table:table-cell office:value-type="string">
            <text:p>Raft</text:p>
          </table:table-cell>
          <table:table-cell office:value-type="string">
            <text:p>fraftge@cisco.com</text:p>
          </table:table-cell>
          <table:table-cell office:value-type="string">
            <text:p>Female</text:p>
          </table:table-cell>
          <table:table-cell office:value-type="string">
            <text:p>48.2.244.153</text:p>
          </table:table-cell>
          <table:table-cell table:number-columns-repeated="1018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Yul</text:p>
          </table:table-cell>
          <table:table-cell office:value-type="string">
            <text:p>Meeks</text:p>
          </table:table-cell>
          <table:table-cell office:value-type="string">
            <text:p>ymeeksgf@zdnet.com</text:p>
          </table:table-cell>
          <table:table-cell office:value-type="string">
            <text:p>Male</text:p>
          </table:table-cell>
          <table:table-cell office:value-type="string">
            <text:p>66.19.73.215</text:p>
          </table:table-cell>
          <table:table-cell table:number-columns-repeated="1018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Filia</text:p>
          </table:table-cell>
          <table:table-cell office:value-type="string">
            <text:p>Blanchflower</text:p>
          </table:table-cell>
          <table:table-cell office:value-type="string">
            <text:p>fblanchflowergg@comcast.net</text:p>
          </table:table-cell>
          <table:table-cell office:value-type="string">
            <text:p>Female</text:p>
          </table:table-cell>
          <table:table-cell office:value-type="string">
            <text:p>236.12.7.226</text:p>
          </table:table-cell>
          <table:table-cell table:number-columns-repeated="1018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Zedekiah</text:p>
          </table:table-cell>
          <table:table-cell office:value-type="string">
            <text:p>Sillick</text:p>
          </table:table-cell>
          <table:table-cell office:value-type="string">
            <text:p>zsillickgh@ibm.com</text:p>
          </table:table-cell>
          <table:table-cell office:value-type="string">
            <text:p>Male</text:p>
          </table:table-cell>
          <table:table-cell office:value-type="string">
            <text:p>238.9.199.123</text:p>
          </table:table-cell>
          <table:table-cell table:number-columns-repeated="1018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ustie</text:p>
          </table:table-cell>
          <table:table-cell office:value-type="string">
            <text:p>Bresnen</text:p>
          </table:table-cell>
          <table:table-cell office:value-type="string">
            <text:p>rbresnengi@un.org</text:p>
          </table:table-cell>
          <table:table-cell office:value-type="string">
            <text:p>Male</text:p>
          </table:table-cell>
          <table:table-cell office:value-type="string">
            <text:p>71.171.102.66</text:p>
          </table:table-cell>
          <table:table-cell table:number-columns-repeated="1018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Mattheus</text:p>
          </table:table-cell>
          <table:table-cell office:value-type="string">
            <text:p>Gilleson</text:p>
          </table:table-cell>
          <table:table-cell office:value-type="string">
            <text:p>mgillesongj@tamu.edu</text:p>
          </table:table-cell>
          <table:table-cell office:value-type="string">
            <text:p>Male</text:p>
          </table:table-cell>
          <table:table-cell office:value-type="string">
            <text:p>28.93.66.15</text:p>
          </table:table-cell>
          <table:table-cell table:number-columns-repeated="1018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Desdemona</text:p>
          </table:table-cell>
          <table:table-cell office:value-type="string">
            <text:p>Lalley</text:p>
          </table:table-cell>
          <table:table-cell office:value-type="string">
            <text:p>dlalleygk@a8.net</text:p>
          </table:table-cell>
          <table:table-cell office:value-type="string">
            <text:p>Female</text:p>
          </table:table-cell>
          <table:table-cell office:value-type="string">
            <text:p>111.174.5.166</text:p>
          </table:table-cell>
          <table:table-cell table:number-columns-repeated="1018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Terrel</text:p>
          </table:table-cell>
          <table:table-cell office:value-type="string">
            <text:p>Hanselmann</text:p>
          </table:table-cell>
          <table:table-cell office:value-type="string">
            <text:p>thanselmanngl@sciencedaily.com</text:p>
          </table:table-cell>
          <table:table-cell office:value-type="string">
            <text:p>Male</text:p>
          </table:table-cell>
          <table:table-cell office:value-type="string">
            <text:p>224.24.149.91</text:p>
          </table:table-cell>
          <table:table-cell table:number-columns-repeated="1018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Freddi</text:p>
          </table:table-cell>
          <table:table-cell office:value-type="string">
            <text:p>Ponte</text:p>
          </table:table-cell>
          <table:table-cell office:value-type="string">
            <text:p>fpontegm@webs.com</text:p>
          </table:table-cell>
          <table:table-cell office:value-type="string">
            <text:p>Female</text:p>
          </table:table-cell>
          <table:table-cell office:value-type="string">
            <text:p>247.232.7.32</text:p>
          </table:table-cell>
          <table:table-cell table:number-columns-repeated="1018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Britteny</text:p>
          </table:table-cell>
          <table:table-cell office:value-type="string">
            <text:p>Dunning</text:p>
          </table:table-cell>
          <table:table-cell office:value-type="string">
            <text:p>bdunninggn@webeden.co.uk</text:p>
          </table:table-cell>
          <table:table-cell office:value-type="string">
            <text:p>Female</text:p>
          </table:table-cell>
          <table:table-cell office:value-type="string">
            <text:p>34.99.236.163</text:p>
          </table:table-cell>
          <table:table-cell table:number-columns-repeated="1018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Melania</text:p>
          </table:table-cell>
          <table:table-cell office:value-type="string">
            <text:p>Hartzogs</text:p>
          </table:table-cell>
          <table:table-cell office:value-type="string">
            <text:p>mhartzogsgo@php.net</text:p>
          </table:table-cell>
          <table:table-cell office:value-type="string">
            <text:p>Female</text:p>
          </table:table-cell>
          <table:table-cell office:value-type="string">
            <text:p>80.160.90.227</text:p>
          </table:table-cell>
          <table:table-cell table:number-columns-repeated="1018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Wilbur</text:p>
          </table:table-cell>
          <table:table-cell office:value-type="string">
            <text:p>Bryde</text:p>
          </table:table-cell>
          <table:table-cell office:value-type="string">
            <text:p>wbrydegp@list-manage.com</text:p>
          </table:table-cell>
          <table:table-cell office:value-type="string">
            <text:p>Male</text:p>
          </table:table-cell>
          <table:table-cell office:value-type="string">
            <text:p>213.202.229.227</text:p>
          </table:table-cell>
          <table:table-cell table:number-columns-repeated="101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Schuyler</text:p>
          </table:table-cell>
          <table:table-cell office:value-type="string">
            <text:p>Swaffield</text:p>
          </table:table-cell>
          <table:table-cell office:value-type="string">
            <text:p>sswaffieldgq@webeden.co.uk</text:p>
          </table:table-cell>
          <table:table-cell office:value-type="string">
            <text:p>Male</text:p>
          </table:table-cell>
          <table:table-cell office:value-type="string">
            <text:p>94.29.58.115</text:p>
          </table:table-cell>
          <table:table-cell table:number-columns-repeated="1018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Victoir</text:p>
          </table:table-cell>
          <table:table-cell office:value-type="string">
            <text:p>Leschelle</text:p>
          </table:table-cell>
          <table:table-cell office:value-type="string">
            <text:p>vleschellegr@squarespace.com</text:p>
          </table:table-cell>
          <table:table-cell office:value-type="string">
            <text:p>Male</text:p>
          </table:table-cell>
          <table:table-cell office:value-type="string">
            <text:p>83.111.176.153</text:p>
          </table:table-cell>
          <table:table-cell table:number-columns-repeated="1018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mbrosio</text:p>
          </table:table-cell>
          <table:table-cell office:value-type="string">
            <text:p>O'Collopy</text:p>
          </table:table-cell>
          <table:table-cell office:value-type="string">
            <text:p>aocollopygs@tinypic.com</text:p>
          </table:table-cell>
          <table:table-cell office:value-type="string">
            <text:p>Male</text:p>
          </table:table-cell>
          <table:table-cell office:value-type="string">
            <text:p>184.99.136.141</text:p>
          </table:table-cell>
          <table:table-cell table:number-columns-repeated="1018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edra</text:p>
          </table:table-cell>
          <table:table-cell office:value-type="string">
            <text:p>Grigoroni</text:p>
          </table:table-cell>
          <table:table-cell office:value-type="string">
            <text:p>tgrigoronigt@ycombinator.com</text:p>
          </table:table-cell>
          <table:table-cell office:value-type="string">
            <text:p>Female</text:p>
          </table:table-cell>
          <table:table-cell office:value-type="string">
            <text:p>126.34.8.232</text:p>
          </table:table-cell>
          <table:table-cell table:number-columns-repeated="1018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Maximilien</text:p>
          </table:table-cell>
          <table:table-cell office:value-type="string">
            <text:p>Paterno</text:p>
          </table:table-cell>
          <table:table-cell office:value-type="string">
            <text:p>mpaternogu@etsy.com</text:p>
          </table:table-cell>
          <table:table-cell office:value-type="string">
            <text:p>Male</text:p>
          </table:table-cell>
          <table:table-cell office:value-type="string">
            <text:p>1.175.176.202</text:p>
          </table:table-cell>
          <table:table-cell table:number-columns-repeated="1018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ed</text:p>
          </table:table-cell>
          <table:table-cell office:value-type="string">
            <text:p>Petrov</text:p>
          </table:table-cell>
          <table:table-cell office:value-type="string">
            <text:p>tpetrovgv@spotify.com</text:p>
          </table:table-cell>
          <table:table-cell office:value-type="string">
            <text:p>Female</text:p>
          </table:table-cell>
          <table:table-cell office:value-type="string">
            <text:p>172.129.171.249</text:p>
          </table:table-cell>
          <table:table-cell table:number-columns-repeated="1018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Robby</text:p>
          </table:table-cell>
          <table:table-cell office:value-type="string">
            <text:p>Perford</text:p>
          </table:table-cell>
          <table:table-cell office:value-type="string">
            <text:p>rperfordgw@dropbox.com</text:p>
          </table:table-cell>
          <table:table-cell office:value-type="string">
            <text:p>Female</text:p>
          </table:table-cell>
          <table:table-cell office:value-type="string">
            <text:p>158.240.67.33</text:p>
          </table:table-cell>
          <table:table-cell table:number-columns-repeated="1018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Norton</text:p>
          </table:table-cell>
          <table:table-cell office:value-type="string">
            <text:p>Ellaman</text:p>
          </table:table-cell>
          <table:table-cell office:value-type="string">
            <text:p>nellamangx@surveymonkey.com</text:p>
          </table:table-cell>
          <table:table-cell office:value-type="string">
            <text:p>Male</text:p>
          </table:table-cell>
          <table:table-cell office:value-type="string">
            <text:p>95.213.51.76</text:p>
          </table:table-cell>
          <table:table-cell table:number-columns-repeated="1018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Rancell</text:p>
          </table:table-cell>
          <table:table-cell office:value-type="string">
            <text:p>Petrusch</text:p>
          </table:table-cell>
          <table:table-cell office:value-type="string">
            <text:p>rpetruschgy@tripod.com</text:p>
          </table:table-cell>
          <table:table-cell office:value-type="string">
            <text:p>Male</text:p>
          </table:table-cell>
          <table:table-cell office:value-type="string">
            <text:p>207.93.53.137</text:p>
          </table:table-cell>
          <table:table-cell table:number-columns-repeated="1018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Ashton</text:p>
          </table:table-cell>
          <table:table-cell office:value-type="string">
            <text:p>Middup</text:p>
          </table:table-cell>
          <table:table-cell office:value-type="string">
            <text:p>amiddupgz@yelp.com</text:p>
          </table:table-cell>
          <table:table-cell office:value-type="string">
            <text:p>Male</text:p>
          </table:table-cell>
          <table:table-cell office:value-type="string">
            <text:p>15.240.91.196</text:p>
          </table:table-cell>
          <table:table-cell table:number-columns-repeated="1018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Winnie</text:p>
          </table:table-cell>
          <table:table-cell office:value-type="string">
            <text:p>Churchouse</text:p>
          </table:table-cell>
          <table:table-cell office:value-type="string">
            <text:p>wchurchouseh0@php.net</text:p>
          </table:table-cell>
          <table:table-cell office:value-type="string">
            <text:p>Male</text:p>
          </table:table-cell>
          <table:table-cell office:value-type="string">
            <text:p>15.112.134.35</text:p>
          </table:table-cell>
          <table:table-cell table:number-columns-repeated="1018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Andrew</text:p>
          </table:table-cell>
          <table:table-cell office:value-type="string">
            <text:p>Dundendale</text:p>
          </table:table-cell>
          <table:table-cell office:value-type="string">
            <text:p>adundendaleh1@marriott.com</text:p>
          </table:table-cell>
          <table:table-cell office:value-type="string">
            <text:p>Male</text:p>
          </table:table-cell>
          <table:table-cell office:value-type="string">
            <text:p>222.66.41.65</text:p>
          </table:table-cell>
          <table:table-cell table:number-columns-repeated="1018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Bettina</text:p>
          </table:table-cell>
          <table:table-cell office:value-type="string">
            <text:p>Arnet</text:p>
          </table:table-cell>
          <table:table-cell office:value-type="string">
            <text:p>barneth2@engadget.com</text:p>
          </table:table-cell>
          <table:table-cell office:value-type="string">
            <text:p>Female</text:p>
          </table:table-cell>
          <table:table-cell office:value-type="string">
            <text:p>97.154.175.183</text:p>
          </table:table-cell>
          <table:table-cell table:number-columns-repeated="1018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Jeremias</text:p>
          </table:table-cell>
          <table:table-cell office:value-type="string">
            <text:p>Munehay</text:p>
          </table:table-cell>
          <table:table-cell office:value-type="string">
            <text:p>jmunehayh3@deviantart.com</text:p>
          </table:table-cell>
          <table:table-cell office:value-type="string">
            <text:p>Male</text:p>
          </table:table-cell>
          <table:table-cell office:value-type="string">
            <text:p>185.75.130.248</text:p>
          </table:table-cell>
          <table:table-cell table:number-columns-repeated="1018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Rheta</text:p>
          </table:table-cell>
          <table:table-cell office:value-type="string">
            <text:p>Holah</text:p>
          </table:table-cell>
          <table:table-cell office:value-type="string">
            <text:p>rholahh4@washingtonpost.com</text:p>
          </table:table-cell>
          <table:table-cell office:value-type="string">
            <text:p>Female</text:p>
          </table:table-cell>
          <table:table-cell office:value-type="string">
            <text:p>56.224.126.25</text:p>
          </table:table-cell>
          <table:table-cell table:number-columns-repeated="1018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Charlie</text:p>
          </table:table-cell>
          <table:table-cell office:value-type="string">
            <text:p>Jephcote</text:p>
          </table:table-cell>
          <table:table-cell office:value-type="string">
            <text:p>cjephcoteh5@si.edu</text:p>
          </table:table-cell>
          <table:table-cell office:value-type="string">
            <text:p>Male</text:p>
          </table:table-cell>
          <table:table-cell office:value-type="string">
            <text:p>128.35.217.198</text:p>
          </table:table-cell>
          <table:table-cell table:number-columns-repeated="1018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York</text:p>
          </table:table-cell>
          <table:table-cell office:value-type="string">
            <text:p>Reitenbach</text:p>
          </table:table-cell>
          <table:table-cell office:value-type="string">
            <text:p>yreitenbachh6@bing.com</text:p>
          </table:table-cell>
          <table:table-cell office:value-type="string">
            <text:p>Male</text:p>
          </table:table-cell>
          <table:table-cell office:value-type="string">
            <text:p>64.148.250.173</text:p>
          </table:table-cell>
          <table:table-cell table:number-columns-repeated="1018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Kim</text:p>
          </table:table-cell>
          <table:table-cell office:value-type="string">
            <text:p>Geldert</text:p>
          </table:table-cell>
          <table:table-cell office:value-type="string">
            <text:p>kgelderth7@globo.com</text:p>
          </table:table-cell>
          <table:table-cell office:value-type="string">
            <text:p>Female</text:p>
          </table:table-cell>
          <table:table-cell office:value-type="string">
            <text:p>161.208.139.101</text:p>
          </table:table-cell>
          <table:table-cell table:number-columns-repeated="1018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Paco</text:p>
          </table:table-cell>
          <table:table-cell office:value-type="string">
            <text:p>Byars</text:p>
          </table:table-cell>
          <table:table-cell office:value-type="string">
            <text:p>pbyarsh8@zimbio.com</text:p>
          </table:table-cell>
          <table:table-cell office:value-type="string">
            <text:p>Male</text:p>
          </table:table-cell>
          <table:table-cell office:value-type="string">
            <text:p>101.225.200.246</text:p>
          </table:table-cell>
          <table:table-cell table:number-columns-repeated="1018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Goran</text:p>
          </table:table-cell>
          <table:table-cell office:value-type="string">
            <text:p>Allder</text:p>
          </table:table-cell>
          <table:table-cell office:value-type="string">
            <text:p>gallderh9@un.org</text:p>
          </table:table-cell>
          <table:table-cell office:value-type="string">
            <text:p>Male</text:p>
          </table:table-cell>
          <table:table-cell office:value-type="string">
            <text:p>254.109.183.227</text:p>
          </table:table-cell>
          <table:table-cell table:number-columns-repeated="1018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Gaspar</text:p>
          </table:table-cell>
          <table:table-cell office:value-type="string">
            <text:p>Tichelaar</text:p>
          </table:table-cell>
          <table:table-cell office:value-type="string">
            <text:p>gtichelaarha@google.com</text:p>
          </table:table-cell>
          <table:table-cell office:value-type="string">
            <text:p>Male</text:p>
          </table:table-cell>
          <table:table-cell office:value-type="string">
            <text:p>90.168.42.232</text:p>
          </table:table-cell>
          <table:table-cell table:number-columns-repeated="1018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Sidney</text:p>
          </table:table-cell>
          <table:table-cell office:value-type="string">
            <text:p>Clementel</text:p>
          </table:table-cell>
          <table:table-cell office:value-type="string">
            <text:p>sclementelhb@oracle.com</text:p>
          </table:table-cell>
          <table:table-cell office:value-type="string">
            <text:p>Male</text:p>
          </table:table-cell>
          <table:table-cell office:value-type="string">
            <text:p>241.14.190.84</text:p>
          </table:table-cell>
          <table:table-cell table:number-columns-repeated="1018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Amber</text:p>
          </table:table-cell>
          <table:table-cell office:value-type="string">
            <text:p>Beran</text:p>
          </table:table-cell>
          <table:table-cell office:value-type="string">
            <text:p>aberanhc@ucoz.com</text:p>
          </table:table-cell>
          <table:table-cell office:value-type="string">
            <text:p>Female</text:p>
          </table:table-cell>
          <table:table-cell office:value-type="string">
            <text:p>230.107.63.168</text:p>
          </table:table-cell>
          <table:table-cell table:number-columns-repeated="1018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Lowrance</text:p>
          </table:table-cell>
          <table:table-cell office:value-type="string">
            <text:p>Francescoccio</text:p>
          </table:table-cell>
          <table:table-cell office:value-type="string">
            <text:p>lfrancescocciohd@cmu.edu</text:p>
          </table:table-cell>
          <table:table-cell office:value-type="string">
            <text:p>Male</text:p>
          </table:table-cell>
          <table:table-cell office:value-type="string">
            <text:p>64.70.171.43</text:p>
          </table:table-cell>
          <table:table-cell table:number-columns-repeated="1018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Chelsie</text:p>
          </table:table-cell>
          <table:table-cell office:value-type="string">
            <text:p>Cosin</text:p>
          </table:table-cell>
          <table:table-cell office:value-type="string">
            <text:p>ccosinhe@multiply.com</text:p>
          </table:table-cell>
          <table:table-cell office:value-type="string">
            <text:p>Female</text:p>
          </table:table-cell>
          <table:table-cell office:value-type="string">
            <text:p>35.236.92.142</text:p>
          </table:table-cell>
          <table:table-cell table:number-columns-repeated="1018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Boone</text:p>
          </table:table-cell>
          <table:table-cell office:value-type="string">
            <text:p>Grimes</text:p>
          </table:table-cell>
          <table:table-cell office:value-type="string">
            <text:p>bgrimeshf@ucoz.ru</text:p>
          </table:table-cell>
          <table:table-cell office:value-type="string">
            <text:p>Male</text:p>
          </table:table-cell>
          <table:table-cell office:value-type="string">
            <text:p>138.122.39.196</text:p>
          </table:table-cell>
          <table:table-cell table:number-columns-repeated="1018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handy</text:p>
          </table:table-cell>
          <table:table-cell office:value-type="string">
            <text:p>Marc</text:p>
          </table:table-cell>
          <table:table-cell office:value-type="string">
            <text:p>smarchg@hibu.com</text:p>
          </table:table-cell>
          <table:table-cell office:value-type="string">
            <text:p>Female</text:p>
          </table:table-cell>
          <table:table-cell office:value-type="string">
            <text:p>146.72.29.134</text:p>
          </table:table-cell>
          <table:table-cell table:number-columns-repeated="1018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Kelby</text:p>
          </table:table-cell>
          <table:table-cell office:value-type="string">
            <text:p>Schapero</text:p>
          </table:table-cell>
          <table:table-cell office:value-type="string">
            <text:p>kschaperohh@pinterest.com</text:p>
          </table:table-cell>
          <table:table-cell office:value-type="string">
            <text:p>Male</text:p>
          </table:table-cell>
          <table:table-cell office:value-type="string">
            <text:p>206.104.69.204</text:p>
          </table:table-cell>
          <table:table-cell table:number-columns-repeated="1018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Corie</text:p>
          </table:table-cell>
          <table:table-cell office:value-type="string">
            <text:p>Tummons</text:p>
          </table:table-cell>
          <table:table-cell office:value-type="string">
            <text:p>ctummonshi@wix.com</text:p>
          </table:table-cell>
          <table:table-cell office:value-type="string">
            <text:p>Female</text:p>
          </table:table-cell>
          <table:table-cell office:value-type="string">
            <text:p>68.179.217.44</text:p>
          </table:table-cell>
          <table:table-cell table:number-columns-repeated="1018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Heindrick</text:p>
          </table:table-cell>
          <table:table-cell office:value-type="string">
            <text:p>Buterton</text:p>
          </table:table-cell>
          <table:table-cell office:value-type="string">
            <text:p>hbutertonhj@diigo.com</text:p>
          </table:table-cell>
          <table:table-cell office:value-type="string">
            <text:p>Male</text:p>
          </table:table-cell>
          <table:table-cell office:value-type="string">
            <text:p>41.69.148.85</text:p>
          </table:table-cell>
          <table:table-cell table:number-columns-repeated="1018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Hillard</text:p>
          </table:table-cell>
          <table:table-cell office:value-type="string">
            <text:p>Whereat</text:p>
          </table:table-cell>
          <table:table-cell office:value-type="string">
            <text:p>hwhereathk@mozilla.com</text:p>
          </table:table-cell>
          <table:table-cell office:value-type="string">
            <text:p>Male</text:p>
          </table:table-cell>
          <table:table-cell office:value-type="string">
            <text:p>79.156.29.113</text:p>
          </table:table-cell>
          <table:table-cell table:number-columns-repeated="1018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Mabel</text:p>
          </table:table-cell>
          <table:table-cell office:value-type="string">
            <text:p>Moxley</text:p>
          </table:table-cell>
          <table:table-cell office:value-type="string">
            <text:p>mmoxleyhl@unblog.fr</text:p>
          </table:table-cell>
          <table:table-cell office:value-type="string">
            <text:p>Female</text:p>
          </table:table-cell>
          <table:table-cell office:value-type="string">
            <text:p>63.169.102.103</text:p>
          </table:table-cell>
          <table:table-cell table:number-columns-repeated="1018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Wolfgang</text:p>
          </table:table-cell>
          <table:table-cell office:value-type="string">
            <text:p>Pallent</text:p>
          </table:table-cell>
          <table:table-cell office:value-type="string">
            <text:p>wpallenthm@usgs.gov</text:p>
          </table:table-cell>
          <table:table-cell office:value-type="string">
            <text:p>Male</text:p>
          </table:table-cell>
          <table:table-cell office:value-type="string">
            <text:p>166.219.1.54</text:p>
          </table:table-cell>
          <table:table-cell table:number-columns-repeated="1018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Jaime</text:p>
          </table:table-cell>
          <table:table-cell office:value-type="string">
            <text:p>Mullin</text:p>
          </table:table-cell>
          <table:table-cell office:value-type="string">
            <text:p>jmullinhn@google.es</text:p>
          </table:table-cell>
          <table:table-cell office:value-type="string">
            <text:p>Female</text:p>
          </table:table-cell>
          <table:table-cell office:value-type="string">
            <text:p>63.194.252.204</text:p>
          </table:table-cell>
          <table:table-cell table:number-columns-repeated="1018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alida</text:p>
          </table:table-cell>
          <table:table-cell office:value-type="string">
            <text:p>Joder</text:p>
          </table:table-cell>
          <table:table-cell office:value-type="string">
            <text:p>vjoderho@etsy.com</text:p>
          </table:table-cell>
          <table:table-cell office:value-type="string">
            <text:p>Female</text:p>
          </table:table-cell>
          <table:table-cell office:value-type="string">
            <text:p>196.39.42.154</text:p>
          </table:table-cell>
          <table:table-cell table:number-columns-repeated="1018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Tulley</text:p>
          </table:table-cell>
          <table:table-cell office:value-type="string">
            <text:p>Wood</text:p>
          </table:table-cell>
          <table:table-cell office:value-type="string">
            <text:p>twoodhp@nymag.com</text:p>
          </table:table-cell>
          <table:table-cell office:value-type="string">
            <text:p>Male</text:p>
          </table:table-cell>
          <table:table-cell office:value-type="string">
            <text:p>130.160.214.115</text:p>
          </table:table-cell>
          <table:table-cell table:number-columns-repeated="1018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Haskell</text:p>
          </table:table-cell>
          <table:table-cell office:value-type="string">
            <text:p>Fenney</text:p>
          </table:table-cell>
          <table:table-cell office:value-type="string">
            <text:p>hfenneyhq@scribd.com</text:p>
          </table:table-cell>
          <table:table-cell office:value-type="string">
            <text:p>Male</text:p>
          </table:table-cell>
          <table:table-cell office:value-type="string">
            <text:p>55.135.45.5</text:p>
          </table:table-cell>
          <table:table-cell table:number-columns-repeated="1018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Andrei</text:p>
          </table:table-cell>
          <table:table-cell office:value-type="string">
            <text:p>Sainsbury-Brown</text:p>
          </table:table-cell>
          <table:table-cell office:value-type="string">
            <text:p>asainsburybrownhr@arstechnica.com</text:p>
          </table:table-cell>
          <table:table-cell office:value-type="string">
            <text:p>Female</text:p>
          </table:table-cell>
          <table:table-cell office:value-type="string">
            <text:p>81.245.209.85</text:p>
          </table:table-cell>
          <table:table-cell table:number-columns-repeated="1018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Noe</text:p>
          </table:table-cell>
          <table:table-cell office:value-type="string">
            <text:p>St. Leger</text:p>
          </table:table-cell>
          <table:table-cell office:value-type="string">
            <text:p>nstlegerhs@wufoo.com</text:p>
          </table:table-cell>
          <table:table-cell office:value-type="string">
            <text:p>Male</text:p>
          </table:table-cell>
          <table:table-cell office:value-type="string">
            <text:p>147.98.255.100</text:p>
          </table:table-cell>
          <table:table-cell table:number-columns-repeated="1018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Ly</text:p>
          </table:table-cell>
          <table:table-cell office:value-type="string">
            <text:p>Dissman</text:p>
          </table:table-cell>
          <table:table-cell office:value-type="string">
            <text:p>ldissmanht@wp.com</text:p>
          </table:table-cell>
          <table:table-cell office:value-type="string">
            <text:p>Male</text:p>
          </table:table-cell>
          <table:table-cell office:value-type="string">
            <text:p>73.62.182.86</text:p>
          </table:table-cell>
          <table:table-cell table:number-columns-repeated="1018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Ruy</text:p>
          </table:table-cell>
          <table:table-cell office:value-type="string">
            <text:p>Stuther</text:p>
          </table:table-cell>
          <table:table-cell office:value-type="string">
            <text:p>rstutherhu@pinterest.com</text:p>
          </table:table-cell>
          <table:table-cell office:value-type="string">
            <text:p>Male</text:p>
          </table:table-cell>
          <table:table-cell office:value-type="string">
            <text:p>240.11.106.146</text:p>
          </table:table-cell>
          <table:table-cell table:number-columns-repeated="1018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Thebault</text:p>
          </table:table-cell>
          <table:table-cell office:value-type="string">
            <text:p>Swidenbank</text:p>
          </table:table-cell>
          <table:table-cell office:value-type="string">
            <text:p>tswidenbankhv@java.com</text:p>
          </table:table-cell>
          <table:table-cell office:value-type="string">
            <text:p>Male</text:p>
          </table:table-cell>
          <table:table-cell office:value-type="string">
            <text:p>44.222.89.23</text:p>
          </table:table-cell>
          <table:table-cell table:number-columns-repeated="1018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Dehlia</text:p>
          </table:table-cell>
          <table:table-cell office:value-type="string">
            <text:p>Emmison</text:p>
          </table:table-cell>
          <table:table-cell office:value-type="string">
            <text:p>demmisonhw@netlog.com</text:p>
          </table:table-cell>
          <table:table-cell office:value-type="string">
            <text:p>Female</text:p>
          </table:table-cell>
          <table:table-cell office:value-type="string">
            <text:p>8.122.89.81</text:p>
          </table:table-cell>
          <table:table-cell table:number-columns-repeated="1018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Gray</text:p>
          </table:table-cell>
          <table:table-cell office:value-type="string">
            <text:p>Robins</text:p>
          </table:table-cell>
          <table:table-cell office:value-type="string">
            <text:p>grobinshx@spotify.com</text:p>
          </table:table-cell>
          <table:table-cell office:value-type="string">
            <text:p>Male</text:p>
          </table:table-cell>
          <table:table-cell office:value-type="string">
            <text:p>49.194.103.14</text:p>
          </table:table-cell>
          <table:table-cell table:number-columns-repeated="1018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Peterus</text:p>
          </table:table-cell>
          <table:table-cell office:value-type="string">
            <text:p>Vautier</text:p>
          </table:table-cell>
          <table:table-cell office:value-type="string">
            <text:p>pvautierhy@stumbleupon.com</text:p>
          </table:table-cell>
          <table:table-cell office:value-type="string">
            <text:p>Male</text:p>
          </table:table-cell>
          <table:table-cell office:value-type="string">
            <text:p>252.24.51.111</text:p>
          </table:table-cell>
          <table:table-cell table:number-columns-repeated="1018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Lissa</text:p>
          </table:table-cell>
          <table:table-cell office:value-type="string">
            <text:p>Dewan</text:p>
          </table:table-cell>
          <table:table-cell office:value-type="string">
            <text:p>ldewanhz@bluehost.com</text:p>
          </table:table-cell>
          <table:table-cell office:value-type="string">
            <text:p>Female</text:p>
          </table:table-cell>
          <table:table-cell office:value-type="string">
            <text:p>131.34.160.116</text:p>
          </table:table-cell>
          <table:table-cell table:number-columns-repeated="1018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Sibeal</text:p>
          </table:table-cell>
          <table:table-cell office:value-type="string">
            <text:p>Pedri</text:p>
          </table:table-cell>
          <table:table-cell office:value-type="string">
            <text:p>spedrii0@indiegogo.com</text:p>
          </table:table-cell>
          <table:table-cell office:value-type="string">
            <text:p>Female</text:p>
          </table:table-cell>
          <table:table-cell office:value-type="string">
            <text:p>30.129.48.22</text:p>
          </table:table-cell>
          <table:table-cell table:number-columns-repeated="1018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Charlotte</text:p>
          </table:table-cell>
          <table:table-cell office:value-type="string">
            <text:p>Egginton</text:p>
          </table:table-cell>
          <table:table-cell office:value-type="string">
            <text:p>ceggintoni1@vimeo.com</text:p>
          </table:table-cell>
          <table:table-cell office:value-type="string">
            <text:p>Female</text:p>
          </table:table-cell>
          <table:table-cell office:value-type="string">
            <text:p>28.217.222.241</text:p>
          </table:table-cell>
          <table:table-cell table:number-columns-repeated="1018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Prent</text:p>
          </table:table-cell>
          <table:table-cell office:value-type="string">
            <text:p>Lutzmann</text:p>
          </table:table-cell>
          <table:table-cell office:value-type="string">
            <text:p>plutzmanni2@stumbleupon.com</text:p>
          </table:table-cell>
          <table:table-cell office:value-type="string">
            <text:p>Male</text:p>
          </table:table-cell>
          <table:table-cell office:value-type="string">
            <text:p>208.138.84.190</text:p>
          </table:table-cell>
          <table:table-cell table:number-columns-repeated="1018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Clyde</text:p>
          </table:table-cell>
          <table:table-cell office:value-type="string">
            <text:p>Venart</text:p>
          </table:table-cell>
          <table:table-cell office:value-type="string">
            <text:p>cvenarti3@google.fr</text:p>
          </table:table-cell>
          <table:table-cell office:value-type="string">
            <text:p>Male</text:p>
          </table:table-cell>
          <table:table-cell office:value-type="string">
            <text:p>46.222.197.45</text:p>
          </table:table-cell>
          <table:table-cell table:number-columns-repeated="1018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Nickie</text:p>
          </table:table-cell>
          <table:table-cell office:value-type="string">
            <text:p>Escoffier</text:p>
          </table:table-cell>
          <table:table-cell office:value-type="string">
            <text:p>nescoffieri4@scribd.com</text:p>
          </table:table-cell>
          <table:table-cell office:value-type="string">
            <text:p>Male</text:p>
          </table:table-cell>
          <table:table-cell office:value-type="string">
            <text:p>117.206.25.175</text:p>
          </table:table-cell>
          <table:table-cell table:number-columns-repeated="1018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Abey</text:p>
          </table:table-cell>
          <table:table-cell office:value-type="string">
            <text:p>Dillingham</text:p>
          </table:table-cell>
          <table:table-cell office:value-type="string">
            <text:p>adillinghami5@istockphoto.com</text:p>
          </table:table-cell>
          <table:table-cell office:value-type="string">
            <text:p>Male</text:p>
          </table:table-cell>
          <table:table-cell office:value-type="string">
            <text:p>61.2.241.147</text:p>
          </table:table-cell>
          <table:table-cell table:number-columns-repeated="1018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Merilee</text:p>
          </table:table-cell>
          <table:table-cell office:value-type="string">
            <text:p>Haimes</text:p>
          </table:table-cell>
          <table:table-cell office:value-type="string">
            <text:p>mhaimesi6@dailymail.co.uk</text:p>
          </table:table-cell>
          <table:table-cell office:value-type="string">
            <text:p>Female</text:p>
          </table:table-cell>
          <table:table-cell office:value-type="string">
            <text:p>154.186.191.142</text:p>
          </table:table-cell>
          <table:table-cell table:number-columns-repeated="1018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ybyl</text:p>
          </table:table-cell>
          <table:table-cell office:value-type="string">
            <text:p>Rape</text:p>
          </table:table-cell>
          <table:table-cell office:value-type="string">
            <text:p>srapei7@soundcloud.com</text:p>
          </table:table-cell>
          <table:table-cell office:value-type="string">
            <text:p>Female</text:p>
          </table:table-cell>
          <table:table-cell office:value-type="string">
            <text:p>138.150.244.218</text:p>
          </table:table-cell>
          <table:table-cell table:number-columns-repeated="1018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Nappie</text:p>
          </table:table-cell>
          <table:table-cell office:value-type="string">
            <text:p>Baughn</text:p>
          </table:table-cell>
          <table:table-cell office:value-type="string">
            <text:p>nbaughni8@amazon.co.uk</text:p>
          </table:table-cell>
          <table:table-cell office:value-type="string">
            <text:p>Male</text:p>
          </table:table-cell>
          <table:table-cell office:value-type="string">
            <text:p>136.90.0.39</text:p>
          </table:table-cell>
          <table:table-cell table:number-columns-repeated="1018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Donny</text:p>
          </table:table-cell>
          <table:table-cell office:value-type="string">
            <text:p>Seden</text:p>
          </table:table-cell>
          <table:table-cell office:value-type="string">
            <text:p>dsedeni9@china.com.cn</text:p>
          </table:table-cell>
          <table:table-cell office:value-type="string">
            <text:p>Female</text:p>
          </table:table-cell>
          <table:table-cell office:value-type="string">
            <text:p>55.56.29.49</text:p>
          </table:table-cell>
          <table:table-cell table:number-columns-repeated="1018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Derick</text:p>
          </table:table-cell>
          <table:table-cell office:value-type="string">
            <text:p>Bellerby</text:p>
          </table:table-cell>
          <table:table-cell office:value-type="string">
            <text:p>dbellerbyia@flavors.me</text:p>
          </table:table-cell>
          <table:table-cell office:value-type="string">
            <text:p>Male</text:p>
          </table:table-cell>
          <table:table-cell office:value-type="string">
            <text:p>168.72.98.70</text:p>
          </table:table-cell>
          <table:table-cell table:number-columns-repeated="1018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Ally</text:p>
          </table:table-cell>
          <table:table-cell office:value-type="string">
            <text:p>Bielby</text:p>
          </table:table-cell>
          <table:table-cell office:value-type="string">
            <text:p>abielbyib@si.edu</text:p>
          </table:table-cell>
          <table:table-cell office:value-type="string">
            <text:p>Female</text:p>
          </table:table-cell>
          <table:table-cell office:value-type="string">
            <text:p>145.25.244.151</text:p>
          </table:table-cell>
          <table:table-cell table:number-columns-repeated="1018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armita</text:p>
          </table:table-cell>
          <table:table-cell office:value-type="string">
            <text:p>Jouanny</text:p>
          </table:table-cell>
          <table:table-cell office:value-type="string">
            <text:p>cjouannyic@bizjournals.com</text:p>
          </table:table-cell>
          <table:table-cell office:value-type="string">
            <text:p>Female</text:p>
          </table:table-cell>
          <table:table-cell office:value-type="string">
            <text:p>46.61.194.214</text:p>
          </table:table-cell>
          <table:table-cell table:number-columns-repeated="1018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lroy</text:p>
          </table:table-cell>
          <table:table-cell office:value-type="string">
            <text:p>Ternott</text:p>
          </table:table-cell>
          <table:table-cell office:value-type="string">
            <text:p>eternottid@t-online.de</text:p>
          </table:table-cell>
          <table:table-cell office:value-type="string">
            <text:p>Male</text:p>
          </table:table-cell>
          <table:table-cell office:value-type="string">
            <text:p>236.202.107.0</text:p>
          </table:table-cell>
          <table:table-cell table:number-columns-repeated="1018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Hirsch</text:p>
          </table:table-cell>
          <table:table-cell office:value-type="string">
            <text:p>Adamowitz</text:p>
          </table:table-cell>
          <table:table-cell office:value-type="string">
            <text:p>hadamowitzie@bloomberg.com</text:p>
          </table:table-cell>
          <table:table-cell office:value-type="string">
            <text:p>Male</text:p>
          </table:table-cell>
          <table:table-cell office:value-type="string">
            <text:p>156.31.2.245</text:p>
          </table:table-cell>
          <table:table-cell table:number-columns-repeated="1018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Ester</text:p>
          </table:table-cell>
          <table:table-cell office:value-type="string">
            <text:p>Blackway</text:p>
          </table:table-cell>
          <table:table-cell office:value-type="string">
            <text:p>eblackwayif@bloomberg.com</text:p>
          </table:table-cell>
          <table:table-cell office:value-type="string">
            <text:p>Female</text:p>
          </table:table-cell>
          <table:table-cell office:value-type="string">
            <text:p>232.138.169.82</text:p>
          </table:table-cell>
          <table:table-cell table:number-columns-repeated="1018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Packston</text:p>
          </table:table-cell>
          <table:table-cell office:value-type="string">
            <text:p>Folland</text:p>
          </table:table-cell>
          <table:table-cell office:value-type="string">
            <text:p>pfollandig@4shared.com</text:p>
          </table:table-cell>
          <table:table-cell office:value-type="string">
            <text:p>Male</text:p>
          </table:table-cell>
          <table:table-cell office:value-type="string">
            <text:p>77.179.128.89</text:p>
          </table:table-cell>
          <table:table-cell table:number-columns-repeated="1018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Angelia</text:p>
          </table:table-cell>
          <table:table-cell office:value-type="string">
            <text:p>Trusty</text:p>
          </table:table-cell>
          <table:table-cell office:value-type="string">
            <text:p>atrustyih@51.la</text:p>
          </table:table-cell>
          <table:table-cell office:value-type="string">
            <text:p>Female</text:p>
          </table:table-cell>
          <table:table-cell office:value-type="string">
            <text:p>114.160.78.254</text:p>
          </table:table-cell>
          <table:table-cell table:number-columns-repeated="1018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Lenore</text:p>
          </table:table-cell>
          <table:table-cell office:value-type="string">
            <text:p>Longhorne</text:p>
          </table:table-cell>
          <table:table-cell office:value-type="string">
            <text:p>llonghorneii@infoseek.co.jp</text:p>
          </table:table-cell>
          <table:table-cell office:value-type="string">
            <text:p>Female</text:p>
          </table:table-cell>
          <table:table-cell office:value-type="string">
            <text:p>34.8.58.8</text:p>
          </table:table-cell>
          <table:table-cell table:number-columns-repeated="1018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Andrey</text:p>
          </table:table-cell>
          <table:table-cell office:value-type="string">
            <text:p>Curthoys</text:p>
          </table:table-cell>
          <table:table-cell office:value-type="string">
            <text:p>acurthoysij@umich.edu</text:p>
          </table:table-cell>
          <table:table-cell office:value-type="string">
            <text:p>Male</text:p>
          </table:table-cell>
          <table:table-cell office:value-type="string">
            <text:p>251.166.247.139</text:p>
          </table:table-cell>
          <table:table-cell table:number-columns-repeated="1018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Eduard</text:p>
          </table:table-cell>
          <table:table-cell office:value-type="string">
            <text:p>Sanpher</text:p>
          </table:table-cell>
          <table:table-cell office:value-type="string">
            <text:p>esanpherik@cloudflare.com</text:p>
          </table:table-cell>
          <table:table-cell office:value-type="string">
            <text:p>Male</text:p>
          </table:table-cell>
          <table:table-cell office:value-type="string">
            <text:p>211.215.121.123</text:p>
          </table:table-cell>
          <table:table-cell table:number-columns-repeated="1018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Gino</text:p>
          </table:table-cell>
          <table:table-cell office:value-type="string">
            <text:p>Cahani</text:p>
          </table:table-cell>
          <table:table-cell office:value-type="string">
            <text:p>gcahaniil@tiny.cc</text:p>
          </table:table-cell>
          <table:table-cell office:value-type="string">
            <text:p>Male</text:p>
          </table:table-cell>
          <table:table-cell office:value-type="string">
            <text:p>13.217.220.73</text:p>
          </table:table-cell>
          <table:table-cell table:number-columns-repeated="1018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Lyle</text:p>
          </table:table-cell>
          <table:table-cell office:value-type="string">
            <text:p>Fenck</text:p>
          </table:table-cell>
          <table:table-cell office:value-type="string">
            <text:p>lfenckim@sfgate.com</text:p>
          </table:table-cell>
          <table:table-cell office:value-type="string">
            <text:p>Male</text:p>
          </table:table-cell>
          <table:table-cell office:value-type="string">
            <text:p>188.140.242.163</text:p>
          </table:table-cell>
          <table:table-cell table:number-columns-repeated="1018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Thatch</text:p>
          </table:table-cell>
          <table:table-cell office:value-type="string">
            <text:p>Keaveney</text:p>
          </table:table-cell>
          <table:table-cell office:value-type="string">
            <text:p>tkeaveneyin@nytimes.com</text:p>
          </table:table-cell>
          <table:table-cell office:value-type="string">
            <text:p>Male</text:p>
          </table:table-cell>
          <table:table-cell office:value-type="string">
            <text:p>179.225.111.202</text:p>
          </table:table-cell>
          <table:table-cell table:number-columns-repeated="1018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Stillmann</text:p>
          </table:table-cell>
          <table:table-cell office:value-type="string">
            <text:p>Hazlewood</text:p>
          </table:table-cell>
          <table:table-cell office:value-type="string">
            <text:p>shazlewoodio@businessinsider.com</text:p>
          </table:table-cell>
          <table:table-cell office:value-type="string">
            <text:p>Male</text:p>
          </table:table-cell>
          <table:table-cell office:value-type="string">
            <text:p>202.131.107.91</text:p>
          </table:table-cell>
          <table:table-cell table:number-columns-repeated="1018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Rubi</text:p>
          </table:table-cell>
          <table:table-cell office:value-type="string">
            <text:p>Haggerston</text:p>
          </table:table-cell>
          <table:table-cell office:value-type="string">
            <text:p>rhaggerstonip@washington.edu</text:p>
          </table:table-cell>
          <table:table-cell office:value-type="string">
            <text:p>Female</text:p>
          </table:table-cell>
          <table:table-cell office:value-type="string">
            <text:p>36.71.109.81</text:p>
          </table:table-cell>
          <table:table-cell table:number-columns-repeated="1018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Bernie</text:p>
          </table:table-cell>
          <table:table-cell office:value-type="string">
            <text:p>Salomon</text:p>
          </table:table-cell>
          <table:table-cell office:value-type="string">
            <text:p>bsalomoniq@kickstarter.com</text:p>
          </table:table-cell>
          <table:table-cell office:value-type="string">
            <text:p>Male</text:p>
          </table:table-cell>
          <table:table-cell office:value-type="string">
            <text:p>130.16.204.246</text:p>
          </table:table-cell>
          <table:table-cell table:number-columns-repeated="1018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Clary</text:p>
          </table:table-cell>
          <table:table-cell office:value-type="string">
            <text:p>Josskoviz</text:p>
          </table:table-cell>
          <table:table-cell office:value-type="string">
            <text:p>cjosskovizir@opera.com</text:p>
          </table:table-cell>
          <table:table-cell office:value-type="string">
            <text:p>Female</text:p>
          </table:table-cell>
          <table:table-cell office:value-type="string">
            <text:p>62.82.235.158</text:p>
          </table:table-cell>
          <table:table-cell table:number-columns-repeated="1018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Toby</text:p>
          </table:table-cell>
          <table:table-cell office:value-type="string">
            <text:p>Suggate</text:p>
          </table:table-cell>
          <table:table-cell office:value-type="string">
            <text:p>tsuggateis@about.com</text:p>
          </table:table-cell>
          <table:table-cell office:value-type="string">
            <text:p>Male</text:p>
          </table:table-cell>
          <table:table-cell office:value-type="string">
            <text:p>125.122.13.139</text:p>
          </table:table-cell>
          <table:table-cell table:number-columns-repeated="1018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Hamilton</text:p>
          </table:table-cell>
          <table:table-cell office:value-type="string">
            <text:p>Shillinglaw</text:p>
          </table:table-cell>
          <table:table-cell office:value-type="string">
            <text:p>hshillinglawit@alibaba.com</text:p>
          </table:table-cell>
          <table:table-cell office:value-type="string">
            <text:p>Male</text:p>
          </table:table-cell>
          <table:table-cell office:value-type="string">
            <text:p>81.232.42.170</text:p>
          </table:table-cell>
          <table:table-cell table:number-columns-repeated="1018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Lira</text:p>
          </table:table-cell>
          <table:table-cell office:value-type="string">
            <text:p>Kendred</text:p>
          </table:table-cell>
          <table:table-cell office:value-type="string">
            <text:p>lkendrediu@mediafire.com</text:p>
          </table:table-cell>
          <table:table-cell office:value-type="string">
            <text:p>Female</text:p>
          </table:table-cell>
          <table:table-cell office:value-type="string">
            <text:p>229.188.119.129</text:p>
          </table:table-cell>
          <table:table-cell table:number-columns-repeated="1018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Ellette</text:p>
          </table:table-cell>
          <table:table-cell office:value-type="string">
            <text:p>Orhrt</text:p>
          </table:table-cell>
          <table:table-cell office:value-type="string">
            <text:p>eorhrtiv@sakura.ne.jp</text:p>
          </table:table-cell>
          <table:table-cell office:value-type="string">
            <text:p>Female</text:p>
          </table:table-cell>
          <table:table-cell office:value-type="string">
            <text:p>86.199.122.197</text:p>
          </table:table-cell>
          <table:table-cell table:number-columns-repeated="1018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tephen</text:p>
          </table:table-cell>
          <table:table-cell office:value-type="string">
            <text:p>Treppas</text:p>
          </table:table-cell>
          <table:table-cell office:value-type="string">
            <text:p>streppasiw@ibm.com</text:p>
          </table:table-cell>
          <table:table-cell office:value-type="string">
            <text:p>Male</text:p>
          </table:table-cell>
          <table:table-cell office:value-type="string">
            <text:p>46.140.157.77</text:p>
          </table:table-cell>
          <table:table-cell table:number-columns-repeated="1018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Melicent</text:p>
          </table:table-cell>
          <table:table-cell office:value-type="string">
            <text:p>Janew</text:p>
          </table:table-cell>
          <table:table-cell office:value-type="string">
            <text:p>mjanewix@un.org</text:p>
          </table:table-cell>
          <table:table-cell office:value-type="string">
            <text:p>Female</text:p>
          </table:table-cell>
          <table:table-cell office:value-type="string">
            <text:p>242.96.62.126</text:p>
          </table:table-cell>
          <table:table-cell table:number-columns-repeated="1018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Ester</text:p>
          </table:table-cell>
          <table:table-cell office:value-type="string">
            <text:p>Gudd</text:p>
          </table:table-cell>
          <table:table-cell office:value-type="string">
            <text:p>eguddiy@cpanel.net</text:p>
          </table:table-cell>
          <table:table-cell office:value-type="string">
            <text:p>Female</text:p>
          </table:table-cell>
          <table:table-cell office:value-type="string">
            <text:p>179.90.52.71</text:p>
          </table:table-cell>
          <table:table-cell table:number-columns-repeated="1018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Leia</text:p>
          </table:table-cell>
          <table:table-cell office:value-type="string">
            <text:p>Fridd</text:p>
          </table:table-cell>
          <table:table-cell office:value-type="string">
            <text:p>lfriddiz@tmall.com</text:p>
          </table:table-cell>
          <table:table-cell office:value-type="string">
            <text:p>Female</text:p>
          </table:table-cell>
          <table:table-cell office:value-type="string">
            <text:p>255.74.172.47</text:p>
          </table:table-cell>
          <table:table-cell table:number-columns-repeated="1018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Nester</text:p>
          </table:table-cell>
          <table:table-cell office:value-type="string">
            <text:p>Khosa</text:p>
          </table:table-cell>
          <table:table-cell office:value-type="string">
            <text:p>nkhosaj0@simplemachines.org</text:p>
          </table:table-cell>
          <table:table-cell office:value-type="string">
            <text:p>Male</text:p>
          </table:table-cell>
          <table:table-cell office:value-type="string">
            <text:p>43.91.239.110</text:p>
          </table:table-cell>
          <table:table-cell table:number-columns-repeated="1018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Berkly</text:p>
          </table:table-cell>
          <table:table-cell office:value-type="string">
            <text:p>Dizlie</text:p>
          </table:table-cell>
          <table:table-cell office:value-type="string">
            <text:p>bdizliej1@narod.ru</text:p>
          </table:table-cell>
          <table:table-cell office:value-type="string">
            <text:p>Male</text:p>
          </table:table-cell>
          <table:table-cell office:value-type="string">
            <text:p>91.159.141.119</text:p>
          </table:table-cell>
          <table:table-cell table:number-columns-repeated="1018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Dannie</text:p>
          </table:table-cell>
          <table:table-cell office:value-type="string">
            <text:p>Shekle</text:p>
          </table:table-cell>
          <table:table-cell office:value-type="string">
            <text:p>dsheklej2@mtv.com</text:p>
          </table:table-cell>
          <table:table-cell office:value-type="string">
            <text:p>Male</text:p>
          </table:table-cell>
          <table:table-cell office:value-type="string">
            <text:p>243.117.175.95</text:p>
          </table:table-cell>
          <table:table-cell table:number-columns-repeated="1018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Ashley</text:p>
          </table:table-cell>
          <table:table-cell office:value-type="string">
            <text:p>Clemenzo</text:p>
          </table:table-cell>
          <table:table-cell office:value-type="string">
            <text:p>aclemenzoj3@umich.edu</text:p>
          </table:table-cell>
          <table:table-cell office:value-type="string">
            <text:p>Male</text:p>
          </table:table-cell>
          <table:table-cell office:value-type="string">
            <text:p>111.81.60.77</text:p>
          </table:table-cell>
          <table:table-cell table:number-columns-repeated="1018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Gretta</text:p>
          </table:table-cell>
          <table:table-cell office:value-type="string">
            <text:p>Gerger</text:p>
          </table:table-cell>
          <table:table-cell office:value-type="string">
            <text:p>ggergerj4@ftc.gov</text:p>
          </table:table-cell>
          <table:table-cell office:value-type="string">
            <text:p>Female</text:p>
          </table:table-cell>
          <table:table-cell office:value-type="string">
            <text:p>201.135.8.93</text:p>
          </table:table-cell>
          <table:table-cell table:number-columns-repeated="1018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Alicea</text:p>
          </table:table-cell>
          <table:table-cell office:value-type="string">
            <text:p>Fortun</text:p>
          </table:table-cell>
          <table:table-cell office:value-type="string">
            <text:p>afortunj5@hibu.com</text:p>
          </table:table-cell>
          <table:table-cell office:value-type="string">
            <text:p>Female</text:p>
          </table:table-cell>
          <table:table-cell office:value-type="string">
            <text:p>102.178.14.116</text:p>
          </table:table-cell>
          <table:table-cell table:number-columns-repeated="1018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Alisa</text:p>
          </table:table-cell>
          <table:table-cell office:value-type="string">
            <text:p>Anney</text:p>
          </table:table-cell>
          <table:table-cell office:value-type="string">
            <text:p>aanneyj6@google.fr</text:p>
          </table:table-cell>
          <table:table-cell office:value-type="string">
            <text:p>Female</text:p>
          </table:table-cell>
          <table:table-cell office:value-type="string">
            <text:p>149.17.107.112</text:p>
          </table:table-cell>
          <table:table-cell table:number-columns-repeated="1018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Wilek</text:p>
          </table:table-cell>
          <table:table-cell office:value-type="string">
            <text:p>Lantiff</text:p>
          </table:table-cell>
          <table:table-cell office:value-type="string">
            <text:p>wlantiffj7@hubpages.com</text:p>
          </table:table-cell>
          <table:table-cell office:value-type="string">
            <text:p>Male</text:p>
          </table:table-cell>
          <table:table-cell office:value-type="string">
            <text:p>209.174.10.36</text:p>
          </table:table-cell>
          <table:table-cell table:number-columns-repeated="1018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Abdul</text:p>
          </table:table-cell>
          <table:table-cell office:value-type="string">
            <text:p>Keely</text:p>
          </table:table-cell>
          <table:table-cell office:value-type="string">
            <text:p>akeelyj8@symantec.com</text:p>
          </table:table-cell>
          <table:table-cell office:value-type="string">
            <text:p>Male</text:p>
          </table:table-cell>
          <table:table-cell office:value-type="string">
            <text:p>254.43.133.19</text:p>
          </table:table-cell>
          <table:table-cell table:number-columns-repeated="1018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Any</text:p>
          </table:table-cell>
          <table:table-cell office:value-type="string">
            <text:p>Brickett</text:p>
          </table:table-cell>
          <table:table-cell office:value-type="string">
            <text:p>abrickettj9@paypal.com</text:p>
          </table:table-cell>
          <table:table-cell office:value-type="string">
            <text:p>Male</text:p>
          </table:table-cell>
          <table:table-cell office:value-type="string">
            <text:p>67.118.8.211</text:p>
          </table:table-cell>
          <table:table-cell table:number-columns-repeated="1018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Farah</text:p>
          </table:table-cell>
          <table:table-cell office:value-type="string">
            <text:p>Dursley</text:p>
          </table:table-cell>
          <table:table-cell office:value-type="string">
            <text:p>fdursleyja@gravatar.com</text:p>
          </table:table-cell>
          <table:table-cell office:value-type="string">
            <text:p>Female</text:p>
          </table:table-cell>
          <table:table-cell office:value-type="string">
            <text:p>103.80.181.231</text:p>
          </table:table-cell>
          <table:table-cell table:number-columns-repeated="1018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Cyndy</text:p>
          </table:table-cell>
          <table:table-cell office:value-type="string">
            <text:p>Arundell</text:p>
          </table:table-cell>
          <table:table-cell office:value-type="string">
            <text:p>carundelljb@yale.edu</text:p>
          </table:table-cell>
          <table:table-cell office:value-type="string">
            <text:p>Female</text:p>
          </table:table-cell>
          <table:table-cell office:value-type="string">
            <text:p>8.241.237.7</text:p>
          </table:table-cell>
          <table:table-cell table:number-columns-repeated="1018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Ravi</text:p>
          </table:table-cell>
          <table:table-cell office:value-type="string">
            <text:p>Bozworth</text:p>
          </table:table-cell>
          <table:table-cell office:value-type="string">
            <text:p>rbozworthjc@ezinearticles.com</text:p>
          </table:table-cell>
          <table:table-cell office:value-type="string">
            <text:p>Male</text:p>
          </table:table-cell>
          <table:table-cell office:value-type="string">
            <text:p>144.5.15.255</text:p>
          </table:table-cell>
          <table:table-cell table:number-columns-repeated="1018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Daron</text:p>
          </table:table-cell>
          <table:table-cell office:value-type="string">
            <text:p>Tenman</text:p>
          </table:table-cell>
          <table:table-cell office:value-type="string">
            <text:p>dtenmanjd@elegantthemes.com</text:p>
          </table:table-cell>
          <table:table-cell office:value-type="string">
            <text:p>Male</text:p>
          </table:table-cell>
          <table:table-cell office:value-type="string">
            <text:p>161.125.88.169</text:p>
          </table:table-cell>
          <table:table-cell table:number-columns-repeated="1018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Jolyn</text:p>
          </table:table-cell>
          <table:table-cell office:value-type="string">
            <text:p>Uttermare</text:p>
          </table:table-cell>
          <table:table-cell office:value-type="string">
            <text:p>juttermareje@soundcloud.com</text:p>
          </table:table-cell>
          <table:table-cell office:value-type="string">
            <text:p>Female</text:p>
          </table:table-cell>
          <table:table-cell office:value-type="string">
            <text:p>188.148.17.148</text:p>
          </table:table-cell>
          <table:table-cell table:number-columns-repeated="1018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Mile</text:p>
          </table:table-cell>
          <table:table-cell office:value-type="string">
            <text:p>Robion</text:p>
          </table:table-cell>
          <table:table-cell office:value-type="string">
            <text:p>mrobionjf@nydailynews.com</text:p>
          </table:table-cell>
          <table:table-cell office:value-type="string">
            <text:p>Male</text:p>
          </table:table-cell>
          <table:table-cell office:value-type="string">
            <text:p>9.97.92.197</text:p>
          </table:table-cell>
          <table:table-cell table:number-columns-repeated="1018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Osmund</text:p>
          </table:table-cell>
          <table:table-cell office:value-type="string">
            <text:p>Allsebrook</text:p>
          </table:table-cell>
          <table:table-cell office:value-type="string">
            <text:p>oallsebrookjg@hao123.com</text:p>
          </table:table-cell>
          <table:table-cell office:value-type="string">
            <text:p>Male</text:p>
          </table:table-cell>
          <table:table-cell office:value-type="string">
            <text:p>107.125.76.43</text:p>
          </table:table-cell>
          <table:table-cell table:number-columns-repeated="1018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Renard</text:p>
          </table:table-cell>
          <table:table-cell office:value-type="string">
            <text:p>Boundy</text:p>
          </table:table-cell>
          <table:table-cell office:value-type="string">
            <text:p>rboundyjh@vkontakte.ru</text:p>
          </table:table-cell>
          <table:table-cell office:value-type="string">
            <text:p>Male</text:p>
          </table:table-cell>
          <table:table-cell office:value-type="string">
            <text:p>223.61.171.106</text:p>
          </table:table-cell>
          <table:table-cell table:number-columns-repeated="1018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Karon</text:p>
          </table:table-cell>
          <table:table-cell office:value-type="string">
            <text:p>Tidmas</text:p>
          </table:table-cell>
          <table:table-cell office:value-type="string">
            <text:p>ktidmasji@squidoo.com</text:p>
          </table:table-cell>
          <table:table-cell office:value-type="string">
            <text:p>Female</text:p>
          </table:table-cell>
          <table:table-cell office:value-type="string">
            <text:p>193.207.192.54</text:p>
          </table:table-cell>
          <table:table-cell table:number-columns-repeated="1018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Carry</text:p>
          </table:table-cell>
          <table:table-cell office:value-type="string">
            <text:p>Garbutt</text:p>
          </table:table-cell>
          <table:table-cell office:value-type="string">
            <text:p>cgarbuttjj@mapy.cz</text:p>
          </table:table-cell>
          <table:table-cell office:value-type="string">
            <text:p>Female</text:p>
          </table:table-cell>
          <table:table-cell office:value-type="string">
            <text:p>33.248.179.139</text:p>
          </table:table-cell>
          <table:table-cell table:number-columns-repeated="1018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Ferdinand</text:p>
          </table:table-cell>
          <table:table-cell office:value-type="string">
            <text:p>Pavluk</text:p>
          </table:table-cell>
          <table:table-cell office:value-type="string">
            <text:p>fpavlukjk@usa.gov</text:p>
          </table:table-cell>
          <table:table-cell office:value-type="string">
            <text:p>Male</text:p>
          </table:table-cell>
          <table:table-cell office:value-type="string">
            <text:p>242.23.41.165</text:p>
          </table:table-cell>
          <table:table-cell table:number-columns-repeated="1018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Johnathan</text:p>
          </table:table-cell>
          <table:table-cell office:value-type="string">
            <text:p>Dusting</text:p>
          </table:table-cell>
          <table:table-cell office:value-type="string">
            <text:p>jdustingjl@earthlink.net</text:p>
          </table:table-cell>
          <table:table-cell office:value-type="string">
            <text:p>Male</text:p>
          </table:table-cell>
          <table:table-cell office:value-type="string">
            <text:p>127.43.31.244</text:p>
          </table:table-cell>
          <table:table-cell table:number-columns-repeated="1018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Cullie</text:p>
          </table:table-cell>
          <table:table-cell office:value-type="string">
            <text:p>Brundle</text:p>
          </table:table-cell>
          <table:table-cell office:value-type="string">
            <text:p>cbrundlejm@1688.com</text:p>
          </table:table-cell>
          <table:table-cell office:value-type="string">
            <text:p>Male</text:p>
          </table:table-cell>
          <table:table-cell office:value-type="string">
            <text:p>150.24.12.87</text:p>
          </table:table-cell>
          <table:table-cell table:number-columns-repeated="1018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heffie</text:p>
          </table:table-cell>
          <table:table-cell office:value-type="string">
            <text:p>McPike</text:p>
          </table:table-cell>
          <table:table-cell office:value-type="string">
            <text:p>smcpikejn@1688.com</text:p>
          </table:table-cell>
          <table:table-cell office:value-type="string">
            <text:p>Male</text:p>
          </table:table-cell>
          <table:table-cell office:value-type="string">
            <text:p>199.225.111.163</text:p>
          </table:table-cell>
          <table:table-cell table:number-columns-repeated="1018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Idalia</text:p>
          </table:table-cell>
          <table:table-cell office:value-type="string">
            <text:p>Lille</text:p>
          </table:table-cell>
          <table:table-cell office:value-type="string">
            <text:p>ilillejo@adobe.com</text:p>
          </table:table-cell>
          <table:table-cell office:value-type="string">
            <text:p>Female</text:p>
          </table:table-cell>
          <table:table-cell office:value-type="string">
            <text:p>48.98.100.53</text:p>
          </table:table-cell>
          <table:table-cell table:number-columns-repeated="1018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Kippy</text:p>
          </table:table-cell>
          <table:table-cell office:value-type="string">
            <text:p>McElane</text:p>
          </table:table-cell>
          <table:table-cell office:value-type="string">
            <text:p>kmcelanejp@chronoengine.com</text:p>
          </table:table-cell>
          <table:table-cell office:value-type="string">
            <text:p>Female</text:p>
          </table:table-cell>
          <table:table-cell office:value-type="string">
            <text:p>15.232.61.140</text:p>
          </table:table-cell>
          <table:table-cell table:number-columns-repeated="1018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Hermann</text:p>
          </table:table-cell>
          <table:table-cell office:value-type="string">
            <text:p>Cummine</text:p>
          </table:table-cell>
          <table:table-cell office:value-type="string">
            <text:p>hcumminejq@cdbaby.com</text:p>
          </table:table-cell>
          <table:table-cell office:value-type="string">
            <text:p>Male</text:p>
          </table:table-cell>
          <table:table-cell office:value-type="string">
            <text:p>237.251.212.240</text:p>
          </table:table-cell>
          <table:table-cell table:number-columns-repeated="1018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Georgeanne</text:p>
          </table:table-cell>
          <table:table-cell office:value-type="string">
            <text:p>Ackland</text:p>
          </table:table-cell>
          <table:table-cell office:value-type="string">
            <text:p>gacklandjr@dailymotion.com</text:p>
          </table:table-cell>
          <table:table-cell office:value-type="string">
            <text:p>Female</text:p>
          </table:table-cell>
          <table:table-cell office:value-type="string">
            <text:p>76.32.23.193</text:p>
          </table:table-cell>
          <table:table-cell table:number-columns-repeated="1018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Jacintha</text:p>
          </table:table-cell>
          <table:table-cell office:value-type="string">
            <text:p>Upston</text:p>
          </table:table-cell>
          <table:table-cell office:value-type="string">
            <text:p>jupstonjs@sfgate.com</text:p>
          </table:table-cell>
          <table:table-cell office:value-type="string">
            <text:p>Female</text:p>
          </table:table-cell>
          <table:table-cell office:value-type="string">
            <text:p>63.45.91.122</text:p>
          </table:table-cell>
          <table:table-cell table:number-columns-repeated="1018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Chrissie</text:p>
          </table:table-cell>
          <table:table-cell office:value-type="string">
            <text:p>Pelz</text:p>
          </table:table-cell>
          <table:table-cell office:value-type="string">
            <text:p>cpelzjt@nhs.uk</text:p>
          </table:table-cell>
          <table:table-cell office:value-type="string">
            <text:p>Female</text:p>
          </table:table-cell>
          <table:table-cell office:value-type="string">
            <text:p>50.255.133.162</text:p>
          </table:table-cell>
          <table:table-cell table:number-columns-repeated="1018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Edgar</text:p>
          </table:table-cell>
          <table:table-cell office:value-type="string">
            <text:p>Lassetter</text:p>
          </table:table-cell>
          <table:table-cell office:value-type="string">
            <text:p>elassetterju@admin.ch</text:p>
          </table:table-cell>
          <table:table-cell office:value-type="string">
            <text:p>Male</text:p>
          </table:table-cell>
          <table:table-cell office:value-type="string">
            <text:p>122.181.231.51</text:p>
          </table:table-cell>
          <table:table-cell table:number-columns-repeated="101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Regan</text:p>
          </table:table-cell>
          <table:table-cell office:value-type="string">
            <text:p>De Ambrosis</text:p>
          </table:table-cell>
          <table:table-cell office:value-type="string">
            <text:p>rdeambrosisjv@webs.com</text:p>
          </table:table-cell>
          <table:table-cell office:value-type="string">
            <text:p>Male</text:p>
          </table:table-cell>
          <table:table-cell office:value-type="string">
            <text:p>237.174.93.69</text:p>
          </table:table-cell>
          <table:table-cell table:number-columns-repeated="1018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Alasdair</text:p>
          </table:table-cell>
          <table:table-cell office:value-type="string">
            <text:p>Braden</text:p>
          </table:table-cell>
          <table:table-cell office:value-type="string">
            <text:p>abradenjw@sourceforge.net</text:p>
          </table:table-cell>
          <table:table-cell office:value-type="string">
            <text:p>Male</text:p>
          </table:table-cell>
          <table:table-cell office:value-type="string">
            <text:p>126.232.57.106</text:p>
          </table:table-cell>
          <table:table-cell table:number-columns-repeated="1018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Kipp</text:p>
          </table:table-cell>
          <table:table-cell office:value-type="string">
            <text:p>Gumm</text:p>
          </table:table-cell>
          <table:table-cell office:value-type="string">
            <text:p>kgummjx@istockphoto.com</text:p>
          </table:table-cell>
          <table:table-cell office:value-type="string">
            <text:p>Female</text:p>
          </table:table-cell>
          <table:table-cell office:value-type="string">
            <text:p>136.153.156.81</text:p>
          </table:table-cell>
          <table:table-cell table:number-columns-repeated="1018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alvador</text:p>
          </table:table-cell>
          <table:table-cell office:value-type="string">
            <text:p>Alans</text:p>
          </table:table-cell>
          <table:table-cell office:value-type="string">
            <text:p>salansjy@geocities.com</text:p>
          </table:table-cell>
          <table:table-cell office:value-type="string">
            <text:p>Male</text:p>
          </table:table-cell>
          <table:table-cell office:value-type="string">
            <text:p>252.112.240.219</text:p>
          </table:table-cell>
          <table:table-cell table:number-columns-repeated="1018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Mufi</text:p>
          </table:table-cell>
          <table:table-cell office:value-type="string">
            <text:p>Longstreet</text:p>
          </table:table-cell>
          <table:table-cell office:value-type="string">
            <text:p>mlongstreetjz@mlb.com</text:p>
          </table:table-cell>
          <table:table-cell office:value-type="string">
            <text:p>Female</text:p>
          </table:table-cell>
          <table:table-cell office:value-type="string">
            <text:p>116.56.128.216</text:p>
          </table:table-cell>
          <table:table-cell table:number-columns-repeated="1018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Cissiee</text:p>
          </table:table-cell>
          <table:table-cell office:value-type="string">
            <text:p>McLucky</text:p>
          </table:table-cell>
          <table:table-cell office:value-type="string">
            <text:p>cmcluckyk0@hud.gov</text:p>
          </table:table-cell>
          <table:table-cell office:value-type="string">
            <text:p>Female</text:p>
          </table:table-cell>
          <table:table-cell office:value-type="string">
            <text:p>23.187.41.124</text:p>
          </table:table-cell>
          <table:table-cell table:number-columns-repeated="1018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Willie</text:p>
          </table:table-cell>
          <table:table-cell office:value-type="string">
            <text:p>Reiners</text:p>
          </table:table-cell>
          <table:table-cell office:value-type="string">
            <text:p>wreinersk1@cdbaby.com</text:p>
          </table:table-cell>
          <table:table-cell office:value-type="string">
            <text:p>Female</text:p>
          </table:table-cell>
          <table:table-cell office:value-type="string">
            <text:p>141.11.89.119</text:p>
          </table:table-cell>
          <table:table-cell table:number-columns-repeated="1018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Valle</text:p>
          </table:table-cell>
          <table:table-cell office:value-type="string">
            <text:p>Killiner</text:p>
          </table:table-cell>
          <table:table-cell office:value-type="string">
            <text:p>vkillinerk2@auda.org.au</text:p>
          </table:table-cell>
          <table:table-cell office:value-type="string">
            <text:p>Male</text:p>
          </table:table-cell>
          <table:table-cell office:value-type="string">
            <text:p>105.54.60.16</text:p>
          </table:table-cell>
          <table:table-cell table:number-columns-repeated="1018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Cammi</text:p>
          </table:table-cell>
          <table:table-cell office:value-type="string">
            <text:p>Baiden</text:p>
          </table:table-cell>
          <table:table-cell office:value-type="string">
            <text:p>cbaidenk3@tamu.edu</text:p>
          </table:table-cell>
          <table:table-cell office:value-type="string">
            <text:p>Female</text:p>
          </table:table-cell>
          <table:table-cell office:value-type="string">
            <text:p>235.241.14.35</text:p>
          </table:table-cell>
          <table:table-cell table:number-columns-repeated="1018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Amery</text:p>
          </table:table-cell>
          <table:table-cell office:value-type="string">
            <text:p>Hubball</text:p>
          </table:table-cell>
          <table:table-cell office:value-type="string">
            <text:p>ahubballk4@webeden.co.uk</text:p>
          </table:table-cell>
          <table:table-cell office:value-type="string">
            <text:p>Male</text:p>
          </table:table-cell>
          <table:table-cell office:value-type="string">
            <text:p>243.53.228.107</text:p>
          </table:table-cell>
          <table:table-cell table:number-columns-repeated="1018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Colette</text:p>
          </table:table-cell>
          <table:table-cell office:value-type="string">
            <text:p>Grainge</text:p>
          </table:table-cell>
          <table:table-cell office:value-type="string">
            <text:p>cgraingek5@cafepress.com</text:p>
          </table:table-cell>
          <table:table-cell office:value-type="string">
            <text:p>Female</text:p>
          </table:table-cell>
          <table:table-cell office:value-type="string">
            <text:p>240.133.208.184</text:p>
          </table:table-cell>
          <table:table-cell table:number-columns-repeated="1018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Heall</text:p>
          </table:table-cell>
          <table:table-cell office:value-type="string">
            <text:p>O'Hoey</text:p>
          </table:table-cell>
          <table:table-cell office:value-type="string">
            <text:p>hohoeyk6@1688.com</text:p>
          </table:table-cell>
          <table:table-cell office:value-type="string">
            <text:p>Male</text:p>
          </table:table-cell>
          <table:table-cell office:value-type="string">
            <text:p>223.105.48.16</text:p>
          </table:table-cell>
          <table:table-cell table:number-columns-repeated="1018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Homerus</text:p>
          </table:table-cell>
          <table:table-cell office:value-type="string">
            <text:p>Abreheart</text:p>
          </table:table-cell>
          <table:table-cell office:value-type="string">
            <text:p>habreheartk7@furl.net</text:p>
          </table:table-cell>
          <table:table-cell office:value-type="string">
            <text:p>Male</text:p>
          </table:table-cell>
          <table:table-cell office:value-type="string">
            <text:p>60.55.24.101</text:p>
          </table:table-cell>
          <table:table-cell table:number-columns-repeated="1018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Orran</text:p>
          </table:table-cell>
          <table:table-cell office:value-type="string">
            <text:p>McNerlin</text:p>
          </table:table-cell>
          <table:table-cell office:value-type="string">
            <text:p>omcnerlink8@arizona.edu</text:p>
          </table:table-cell>
          <table:table-cell office:value-type="string">
            <text:p>Male</text:p>
          </table:table-cell>
          <table:table-cell office:value-type="string">
            <text:p>130.12.147.189</text:p>
          </table:table-cell>
          <table:table-cell table:number-columns-repeated="1018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Lorrie</text:p>
          </table:table-cell>
          <table:table-cell office:value-type="string">
            <text:p>O' Hogan</text:p>
          </table:table-cell>
          <table:table-cell office:value-type="string">
            <text:p>lohogank9@gov.uk</text:p>
          </table:table-cell>
          <table:table-cell office:value-type="string">
            <text:p>Female</text:p>
          </table:table-cell>
          <table:table-cell office:value-type="string">
            <text:p>44.77.20.15</text:p>
          </table:table-cell>
          <table:table-cell table:number-columns-repeated="1018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Tiffanie</text:p>
          </table:table-cell>
          <table:table-cell office:value-type="string">
            <text:p>Muck</text:p>
          </table:table-cell>
          <table:table-cell office:value-type="string">
            <text:p>tmuckka@nasa.gov</text:p>
          </table:table-cell>
          <table:table-cell office:value-type="string">
            <text:p>Female</text:p>
          </table:table-cell>
          <table:table-cell office:value-type="string">
            <text:p>62.242.83.192</text:p>
          </table:table-cell>
          <table:table-cell table:number-columns-repeated="1018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Chrystel</text:p>
          </table:table-cell>
          <table:table-cell office:value-type="string">
            <text:p>Tempest</text:p>
          </table:table-cell>
          <table:table-cell office:value-type="string">
            <text:p>ctempestkb@latimes.com</text:p>
          </table:table-cell>
          <table:table-cell office:value-type="string">
            <text:p>Female</text:p>
          </table:table-cell>
          <table:table-cell office:value-type="string">
            <text:p>75.144.180.178</text:p>
          </table:table-cell>
          <table:table-cell table:number-columns-repeated="1018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Quintin</text:p>
          </table:table-cell>
          <table:table-cell office:value-type="string">
            <text:p>Palmer</text:p>
          </table:table-cell>
          <table:table-cell office:value-type="string">
            <text:p>qpalmerkc@spotify.com</text:p>
          </table:table-cell>
          <table:table-cell office:value-type="string">
            <text:p>Male</text:p>
          </table:table-cell>
          <table:table-cell office:value-type="string">
            <text:p>65.235.182.9</text:p>
          </table:table-cell>
          <table:table-cell table:number-columns-repeated="1018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Jefferson</text:p>
          </table:table-cell>
          <table:table-cell office:value-type="string">
            <text:p>Fendley</text:p>
          </table:table-cell>
          <table:table-cell office:value-type="string">
            <text:p>jfendleykd@dailymail.co.uk</text:p>
          </table:table-cell>
          <table:table-cell office:value-type="string">
            <text:p>Male</text:p>
          </table:table-cell>
          <table:table-cell office:value-type="string">
            <text:p>106.179.2.103</text:p>
          </table:table-cell>
          <table:table-cell table:number-columns-repeated="1018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Aundrea</text:p>
          </table:table-cell>
          <table:table-cell office:value-type="string">
            <text:p>Krates</text:p>
          </table:table-cell>
          <table:table-cell office:value-type="string">
            <text:p>akrateske@china.com.cn</text:p>
          </table:table-cell>
          <table:table-cell office:value-type="string">
            <text:p>Female</text:p>
          </table:table-cell>
          <table:table-cell office:value-type="string">
            <text:p>214.37.167.25</text:p>
          </table:table-cell>
          <table:table-cell table:number-columns-repeated="1018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Katherine</text:p>
          </table:table-cell>
          <table:table-cell office:value-type="string">
            <text:p>Castagnaro</text:p>
          </table:table-cell>
          <table:table-cell office:value-type="string">
            <text:p>kcastagnarokf@oaic.gov.au</text:p>
          </table:table-cell>
          <table:table-cell office:value-type="string">
            <text:p>Female</text:p>
          </table:table-cell>
          <table:table-cell office:value-type="string">
            <text:p>138.123.148.23</text:p>
          </table:table-cell>
          <table:table-cell table:number-columns-repeated="1018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Liz</text:p>
          </table:table-cell>
          <table:table-cell office:value-type="string">
            <text:p>Markwelley</text:p>
          </table:table-cell>
          <table:table-cell office:value-type="string">
            <text:p>lmarkwelleykg@statcounter.com</text:p>
          </table:table-cell>
          <table:table-cell office:value-type="string">
            <text:p>Female</text:p>
          </table:table-cell>
          <table:table-cell office:value-type="string">
            <text:p>27.64.198.24</text:p>
          </table:table-cell>
          <table:table-cell table:number-columns-repeated="1018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Cate</text:p>
          </table:table-cell>
          <table:table-cell office:value-type="string">
            <text:p>Emor</text:p>
          </table:table-cell>
          <table:table-cell office:value-type="string">
            <text:p>cemorkh@phpbb.com</text:p>
          </table:table-cell>
          <table:table-cell office:value-type="string">
            <text:p>Female</text:p>
          </table:table-cell>
          <table:table-cell office:value-type="string">
            <text:p>42.158.170.251</text:p>
          </table:table-cell>
          <table:table-cell table:number-columns-repeated="1018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Edythe</text:p>
          </table:table-cell>
          <table:table-cell office:value-type="string">
            <text:p>Dickons</text:p>
          </table:table-cell>
          <table:table-cell office:value-type="string">
            <text:p>edickonski@cpanel.net</text:p>
          </table:table-cell>
          <table:table-cell office:value-type="string">
            <text:p>Female</text:p>
          </table:table-cell>
          <table:table-cell office:value-type="string">
            <text:p>51.149.141.191</text:p>
          </table:table-cell>
          <table:table-cell table:number-columns-repeated="1018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Erin</text:p>
          </table:table-cell>
          <table:table-cell office:value-type="string">
            <text:p>Allcorn</text:p>
          </table:table-cell>
          <table:table-cell office:value-type="string">
            <text:p>eallcornkj@salon.com</text:p>
          </table:table-cell>
          <table:table-cell office:value-type="string">
            <text:p>Female</text:p>
          </table:table-cell>
          <table:table-cell office:value-type="string">
            <text:p>239.39.212.180</text:p>
          </table:table-cell>
          <table:table-cell table:number-columns-repeated="1018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Krystle</text:p>
          </table:table-cell>
          <table:table-cell office:value-type="string">
            <text:p>Caughtry</text:p>
          </table:table-cell>
          <table:table-cell office:value-type="string">
            <text:p>kcaughtrykk@addthis.com</text:p>
          </table:table-cell>
          <table:table-cell office:value-type="string">
            <text:p>Female</text:p>
          </table:table-cell>
          <table:table-cell office:value-type="string">
            <text:p>20.230.9.228</text:p>
          </table:table-cell>
          <table:table-cell table:number-columns-repeated="1018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iward</text:p>
          </table:table-cell>
          <table:table-cell office:value-type="string">
            <text:p>Espinha</text:p>
          </table:table-cell>
          <table:table-cell office:value-type="string">
            <text:p>sespinhakl@newyorker.com</text:p>
          </table:table-cell>
          <table:table-cell office:value-type="string">
            <text:p>Male</text:p>
          </table:table-cell>
          <table:table-cell office:value-type="string">
            <text:p>110.190.171.204</text:p>
          </table:table-cell>
          <table:table-cell table:number-columns-repeated="1018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Kora</text:p>
          </table:table-cell>
          <table:table-cell office:value-type="string">
            <text:p>Jursch</text:p>
          </table:table-cell>
          <table:table-cell office:value-type="string">
            <text:p>kjurschkm@issuu.com</text:p>
          </table:table-cell>
          <table:table-cell office:value-type="string">
            <text:p>Female</text:p>
          </table:table-cell>
          <table:table-cell office:value-type="string">
            <text:p>144.200.227.225</text:p>
          </table:table-cell>
          <table:table-cell table:number-columns-repeated="1018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Haily</text:p>
          </table:table-cell>
          <table:table-cell office:value-type="string">
            <text:p>Di Baudi</text:p>
          </table:table-cell>
          <table:table-cell office:value-type="string">
            <text:p>hdibaudikn@nbcnews.com</text:p>
          </table:table-cell>
          <table:table-cell office:value-type="string">
            <text:p>Female</text:p>
          </table:table-cell>
          <table:table-cell office:value-type="string">
            <text:p>109.32.220.226</text:p>
          </table:table-cell>
          <table:table-cell table:number-columns-repeated="1018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Fabiano</text:p>
          </table:table-cell>
          <table:table-cell office:value-type="string">
            <text:p>Tatem</text:p>
          </table:table-cell>
          <table:table-cell office:value-type="string">
            <text:p>ftatemko@themeforest.net</text:p>
          </table:table-cell>
          <table:table-cell office:value-type="string">
            <text:p>Male</text:p>
          </table:table-cell>
          <table:table-cell office:value-type="string">
            <text:p>91.225.1.21</text:p>
          </table:table-cell>
          <table:table-cell table:number-columns-repeated="1018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Franny</text:p>
          </table:table-cell>
          <table:table-cell office:value-type="string">
            <text:p>Lillyman</text:p>
          </table:table-cell>
          <table:table-cell office:value-type="string">
            <text:p>flillymankp@tuttocitta.it</text:p>
          </table:table-cell>
          <table:table-cell office:value-type="string">
            <text:p>Female</text:p>
          </table:table-cell>
          <table:table-cell office:value-type="string">
            <text:p>206.177.161.52</text:p>
          </table:table-cell>
          <table:table-cell table:number-columns-repeated="1018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Ferguson</text:p>
          </table:table-cell>
          <table:table-cell office:value-type="string">
            <text:p>Dempster</text:p>
          </table:table-cell>
          <table:table-cell office:value-type="string">
            <text:p>fdempsterkq@trellian.com</text:p>
          </table:table-cell>
          <table:table-cell office:value-type="string">
            <text:p>Male</text:p>
          </table:table-cell>
          <table:table-cell office:value-type="string">
            <text:p>221.97.75.127</text:p>
          </table:table-cell>
          <table:table-cell table:number-columns-repeated="1018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Othilia</text:p>
          </table:table-cell>
          <table:table-cell office:value-type="string">
            <text:p>Sackey</text:p>
          </table:table-cell>
          <table:table-cell office:value-type="string">
            <text:p>osackeykr@miitbeian.gov.cn</text:p>
          </table:table-cell>
          <table:table-cell office:value-type="string">
            <text:p>Female</text:p>
          </table:table-cell>
          <table:table-cell office:value-type="string">
            <text:p>24.135.144.55</text:p>
          </table:table-cell>
          <table:table-cell table:number-columns-repeated="1018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Jeanette</text:p>
          </table:table-cell>
          <table:table-cell office:value-type="string">
            <text:p>Yashaev</text:p>
          </table:table-cell>
          <table:table-cell office:value-type="string">
            <text:p>jyashaevks@goo.ne.jp</text:p>
          </table:table-cell>
          <table:table-cell office:value-type="string">
            <text:p>Female</text:p>
          </table:table-cell>
          <table:table-cell office:value-type="string">
            <text:p>170.113.77.247</text:p>
          </table:table-cell>
          <table:table-cell table:number-columns-repeated="1018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Clemens</text:p>
          </table:table-cell>
          <table:table-cell office:value-type="string">
            <text:p>Cutajar</text:p>
          </table:table-cell>
          <table:table-cell office:value-type="string">
            <text:p>ccutajarkt@multiply.com</text:p>
          </table:table-cell>
          <table:table-cell office:value-type="string">
            <text:p>Male</text:p>
          </table:table-cell>
          <table:table-cell office:value-type="string">
            <text:p>243.61.230.97</text:p>
          </table:table-cell>
          <table:table-cell table:number-columns-repeated="1018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Haze</text:p>
          </table:table-cell>
          <table:table-cell office:value-type="string">
            <text:p>McNamara</text:p>
          </table:table-cell>
          <table:table-cell office:value-type="string">
            <text:p>hmcnamaraku@webeden.co.uk</text:p>
          </table:table-cell>
          <table:table-cell office:value-type="string">
            <text:p>Male</text:p>
          </table:table-cell>
          <table:table-cell office:value-type="string">
            <text:p>96.167.176.34</text:p>
          </table:table-cell>
          <table:table-cell table:number-columns-repeated="1018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Daile</text:p>
          </table:table-cell>
          <table:table-cell office:value-type="string">
            <text:p>Jizhaki</text:p>
          </table:table-cell>
          <table:table-cell office:value-type="string">
            <text:p>djizhakikv@privacy.gov.au</text:p>
          </table:table-cell>
          <table:table-cell office:value-type="string">
            <text:p>Female</text:p>
          </table:table-cell>
          <table:table-cell office:value-type="string">
            <text:p>88.41.148.163</text:p>
          </table:table-cell>
          <table:table-cell table:number-columns-repeated="1018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Randall</text:p>
          </table:table-cell>
          <table:table-cell office:value-type="string">
            <text:p>Campanelli</text:p>
          </table:table-cell>
          <table:table-cell office:value-type="string">
            <text:p>rcampanellikw@springer.com</text:p>
          </table:table-cell>
          <table:table-cell office:value-type="string">
            <text:p>Male</text:p>
          </table:table-cell>
          <table:table-cell office:value-type="string">
            <text:p>94.204.194.7</text:p>
          </table:table-cell>
          <table:table-cell table:number-columns-repeated="1018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Jason</text:p>
          </table:table-cell>
          <table:table-cell office:value-type="string">
            <text:p>Snowsill</text:p>
          </table:table-cell>
          <table:table-cell office:value-type="string">
            <text:p>jsnowsillkx@marriott.com</text:p>
          </table:table-cell>
          <table:table-cell office:value-type="string">
            <text:p>Male</text:p>
          </table:table-cell>
          <table:table-cell office:value-type="string">
            <text:p>78.162.216.50</text:p>
          </table:table-cell>
          <table:table-cell table:number-columns-repeated="1018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Ches</text:p>
          </table:table-cell>
          <table:table-cell office:value-type="string">
            <text:p>Baitman</text:p>
          </table:table-cell>
          <table:table-cell office:value-type="string">
            <text:p>cbaitmanky@marketwatch.com</text:p>
          </table:table-cell>
          <table:table-cell office:value-type="string">
            <text:p>Male</text:p>
          </table:table-cell>
          <table:table-cell office:value-type="string">
            <text:p>200.204.154.251</text:p>
          </table:table-cell>
          <table:table-cell table:number-columns-repeated="1018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Gretel</text:p>
          </table:table-cell>
          <table:table-cell office:value-type="string">
            <text:p>Barling</text:p>
          </table:table-cell>
          <table:table-cell office:value-type="string">
            <text:p>gbarlingkz@ed.gov</text:p>
          </table:table-cell>
          <table:table-cell office:value-type="string">
            <text:p>Female</text:p>
          </table:table-cell>
          <table:table-cell office:value-type="string">
            <text:p>170.87.144.111</text:p>
          </table:table-cell>
          <table:table-cell table:number-columns-repeated="1018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Lawrence</text:p>
          </table:table-cell>
          <table:table-cell office:value-type="string">
            <text:p>Sabatier</text:p>
          </table:table-cell>
          <table:table-cell office:value-type="string">
            <text:p>lsabatierl0@rakuten.co.jp</text:p>
          </table:table-cell>
          <table:table-cell office:value-type="string">
            <text:p>Male</text:p>
          </table:table-cell>
          <table:table-cell office:value-type="string">
            <text:p>126.136.36.162</text:p>
          </table:table-cell>
          <table:table-cell table:number-columns-repeated="1018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Vidovik</text:p>
          </table:table-cell>
          <table:table-cell office:value-type="string">
            <text:p>Rookledge</text:p>
          </table:table-cell>
          <table:table-cell office:value-type="string">
            <text:p>vrookledgel1@jiathis.com</text:p>
          </table:table-cell>
          <table:table-cell office:value-type="string">
            <text:p>Male</text:p>
          </table:table-cell>
          <table:table-cell office:value-type="string">
            <text:p>150.93.244.50</text:p>
          </table:table-cell>
          <table:table-cell table:number-columns-repeated="1018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Emmi</text:p>
          </table:table-cell>
          <table:table-cell office:value-type="string">
            <text:p>Heephy</text:p>
          </table:table-cell>
          <table:table-cell office:value-type="string">
            <text:p>eheephyl2@usatoday.com</text:p>
          </table:table-cell>
          <table:table-cell office:value-type="string">
            <text:p>Female</text:p>
          </table:table-cell>
          <table:table-cell office:value-type="string">
            <text:p>131.222.132.58</text:p>
          </table:table-cell>
          <table:table-cell table:number-columns-repeated="1018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Nathan</text:p>
          </table:table-cell>
          <table:table-cell office:value-type="string">
            <text:p>Macey</text:p>
          </table:table-cell>
          <table:table-cell office:value-type="string">
            <text:p>nmaceyl3@mozilla.com</text:p>
          </table:table-cell>
          <table:table-cell office:value-type="string">
            <text:p>Male</text:p>
          </table:table-cell>
          <table:table-cell office:value-type="string">
            <text:p>211.190.206.104</text:p>
          </table:table-cell>
          <table:table-cell table:number-columns-repeated="1018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Tiffi</text:p>
          </table:table-cell>
          <table:table-cell office:value-type="string">
            <text:p>Cogley</text:p>
          </table:table-cell>
          <table:table-cell office:value-type="string">
            <text:p>tcogleyl4@ustream.tv</text:p>
          </table:table-cell>
          <table:table-cell office:value-type="string">
            <text:p>Female</text:p>
          </table:table-cell>
          <table:table-cell office:value-type="string">
            <text:p>71.66.61.159</text:p>
          </table:table-cell>
          <table:table-cell table:number-columns-repeated="1018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redric</text:p>
          </table:table-cell>
          <table:table-cell office:value-type="string">
            <text:p>Outibridge</text:p>
          </table:table-cell>
          <table:table-cell office:value-type="string">
            <text:p>foutibridgel5@fema.gov</text:p>
          </table:table-cell>
          <table:table-cell office:value-type="string">
            <text:p>Male</text:p>
          </table:table-cell>
          <table:table-cell office:value-type="string">
            <text:p>120.201.65.203</text:p>
          </table:table-cell>
          <table:table-cell table:number-columns-repeated="1018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Claudius</text:p>
          </table:table-cell>
          <table:table-cell office:value-type="string">
            <text:p>Ivanyushkin</text:p>
          </table:table-cell>
          <table:table-cell office:value-type="string">
            <text:p>civanyushkinl6@gravatar.com</text:p>
          </table:table-cell>
          <table:table-cell office:value-type="string">
            <text:p>Male</text:p>
          </table:table-cell>
          <table:table-cell office:value-type="string">
            <text:p>65.82.113.160</text:p>
          </table:table-cell>
          <table:table-cell table:number-columns-repeated="1018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Etti</text:p>
          </table:table-cell>
          <table:table-cell office:value-type="string">
            <text:p>Bottinelli</text:p>
          </table:table-cell>
          <table:table-cell office:value-type="string">
            <text:p>ebottinellil7@blinklist.com</text:p>
          </table:table-cell>
          <table:table-cell office:value-type="string">
            <text:p>Female</text:p>
          </table:table-cell>
          <table:table-cell office:value-type="string">
            <text:p>66.233.64.87</text:p>
          </table:table-cell>
          <table:table-cell table:number-columns-repeated="1018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Farrand</text:p>
          </table:table-cell>
          <table:table-cell office:value-type="string">
            <text:p>Cowling</text:p>
          </table:table-cell>
          <table:table-cell office:value-type="string">
            <text:p>fcowlingl8@zimbio.com</text:p>
          </table:table-cell>
          <table:table-cell office:value-type="string">
            <text:p>Female</text:p>
          </table:table-cell>
          <table:table-cell office:value-type="string">
            <text:p>39.67.104.143</text:p>
          </table:table-cell>
          <table:table-cell table:number-columns-repeated="1018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Demetris</text:p>
          </table:table-cell>
          <table:table-cell office:value-type="string">
            <text:p>Hein</text:p>
          </table:table-cell>
          <table:table-cell office:value-type="string">
            <text:p>dheinl9@weibo.com</text:p>
          </table:table-cell>
          <table:table-cell office:value-type="string">
            <text:p>Female</text:p>
          </table:table-cell>
          <table:table-cell office:value-type="string">
            <text:p>146.99.211.241</text:p>
          </table:table-cell>
          <table:table-cell table:number-columns-repeated="1018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Jocelin</text:p>
          </table:table-cell>
          <table:table-cell office:value-type="string">
            <text:p>Goulston</text:p>
          </table:table-cell>
          <table:table-cell office:value-type="string">
            <text:p>jgoulstonla@squidoo.com</text:p>
          </table:table-cell>
          <table:table-cell office:value-type="string">
            <text:p>Female</text:p>
          </table:table-cell>
          <table:table-cell office:value-type="string">
            <text:p>84.246.114.191</text:p>
          </table:table-cell>
          <table:table-cell table:number-columns-repeated="1018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Onida</text:p>
          </table:table-cell>
          <table:table-cell office:value-type="string">
            <text:p>Melbourn</text:p>
          </table:table-cell>
          <table:table-cell office:value-type="string">
            <text:p>omelbournlb@toplist.cz</text:p>
          </table:table-cell>
          <table:table-cell office:value-type="string">
            <text:p>Female</text:p>
          </table:table-cell>
          <table:table-cell office:value-type="string">
            <text:p>43.35.118.252</text:p>
          </table:table-cell>
          <table:table-cell table:number-columns-repeated="1018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Efrem</text:p>
          </table:table-cell>
          <table:table-cell office:value-type="string">
            <text:p>Jowett</text:p>
          </table:table-cell>
          <table:table-cell office:value-type="string">
            <text:p>ejowettlc@paginegialle.it</text:p>
          </table:table-cell>
          <table:table-cell office:value-type="string">
            <text:p>Male</text:p>
          </table:table-cell>
          <table:table-cell office:value-type="string">
            <text:p>133.131.83.29</text:p>
          </table:table-cell>
          <table:table-cell table:number-columns-repeated="1018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Bibbie</text:p>
          </table:table-cell>
          <table:table-cell office:value-type="string">
            <text:p>Giraudat</text:p>
          </table:table-cell>
          <table:table-cell office:value-type="string">
            <text:p>bgiraudatld@mashable.com</text:p>
          </table:table-cell>
          <table:table-cell office:value-type="string">
            <text:p>Female</text:p>
          </table:table-cell>
          <table:table-cell office:value-type="string">
            <text:p>99.4.237.53</text:p>
          </table:table-cell>
          <table:table-cell table:number-columns-repeated="1018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Neville</text:p>
          </table:table-cell>
          <table:table-cell office:value-type="string">
            <text:p>Benediktovich</text:p>
          </table:table-cell>
          <table:table-cell office:value-type="string">
            <text:p>nbenediktovichle@wufoo.com</text:p>
          </table:table-cell>
          <table:table-cell office:value-type="string">
            <text:p>Male</text:p>
          </table:table-cell>
          <table:table-cell office:value-type="string">
            <text:p>18.185.161.220</text:p>
          </table:table-cell>
          <table:table-cell table:number-columns-repeated="1018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Hillel</text:p>
          </table:table-cell>
          <table:table-cell office:value-type="string">
            <text:p>Krzyzaniak</text:p>
          </table:table-cell>
          <table:table-cell office:value-type="string">
            <text:p>hkrzyzaniaklf@vistaprint.com</text:p>
          </table:table-cell>
          <table:table-cell office:value-type="string">
            <text:p>Male</text:p>
          </table:table-cell>
          <table:table-cell office:value-type="string">
            <text:p>179.114.71.50</text:p>
          </table:table-cell>
          <table:table-cell table:number-columns-repeated="1018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Nickola</text:p>
          </table:table-cell>
          <table:table-cell office:value-type="string">
            <text:p>Wellstead</text:p>
          </table:table-cell>
          <table:table-cell office:value-type="string">
            <text:p>nwellsteadlg@yahoo.com</text:p>
          </table:table-cell>
          <table:table-cell office:value-type="string">
            <text:p>Male</text:p>
          </table:table-cell>
          <table:table-cell office:value-type="string">
            <text:p>6.199.213.70</text:p>
          </table:table-cell>
          <table:table-cell table:number-columns-repeated="1018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Clevie</text:p>
          </table:table-cell>
          <table:table-cell office:value-type="string">
            <text:p>Tallant</text:p>
          </table:table-cell>
          <table:table-cell office:value-type="string">
            <text:p>ctallantlh@google.ca</text:p>
          </table:table-cell>
          <table:table-cell office:value-type="string">
            <text:p>Male</text:p>
          </table:table-cell>
          <table:table-cell office:value-type="string">
            <text:p>98.48.89.174</text:p>
          </table:table-cell>
          <table:table-cell table:number-columns-repeated="1018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Lauritz</text:p>
          </table:table-cell>
          <table:table-cell office:value-type="string">
            <text:p>Jasiak</text:p>
          </table:table-cell>
          <table:table-cell office:value-type="string">
            <text:p>ljasiakli@psu.edu</text:p>
          </table:table-cell>
          <table:table-cell office:value-type="string">
            <text:p>Male</text:p>
          </table:table-cell>
          <table:table-cell office:value-type="string">
            <text:p>199.225.71.61</text:p>
          </table:table-cell>
          <table:table-cell table:number-columns-repeated="1018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Jan</text:p>
          </table:table-cell>
          <table:table-cell office:value-type="string">
            <text:p>Tapton</text:p>
          </table:table-cell>
          <table:table-cell office:value-type="string">
            <text:p>jtaptonlj@samsung.com</text:p>
          </table:table-cell>
          <table:table-cell office:value-type="string">
            <text:p>Male</text:p>
          </table:table-cell>
          <table:table-cell office:value-type="string">
            <text:p>138.226.65.34</text:p>
          </table:table-cell>
          <table:table-cell table:number-columns-repeated="1018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Elga</text:p>
          </table:table-cell>
          <table:table-cell office:value-type="string">
            <text:p>Willbond</text:p>
          </table:table-cell>
          <table:table-cell office:value-type="string">
            <text:p>ewillbondlk@hibu.com</text:p>
          </table:table-cell>
          <table:table-cell office:value-type="string">
            <text:p>Female</text:p>
          </table:table-cell>
          <table:table-cell office:value-type="string">
            <text:p>38.235.205.53</text:p>
          </table:table-cell>
          <table:table-cell table:number-columns-repeated="1018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Parker</text:p>
          </table:table-cell>
          <table:table-cell office:value-type="string">
            <text:p>Moynihan</text:p>
          </table:table-cell>
          <table:table-cell office:value-type="string">
            <text:p>pmoynihanll@salon.com</text:p>
          </table:table-cell>
          <table:table-cell office:value-type="string">
            <text:p>Male</text:p>
          </table:table-cell>
          <table:table-cell office:value-type="string">
            <text:p>134.42.203.133</text:p>
          </table:table-cell>
          <table:table-cell table:number-columns-repeated="1018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Tris</text:p>
          </table:table-cell>
          <table:table-cell office:value-type="string">
            <text:p>Dyet</text:p>
          </table:table-cell>
          <table:table-cell office:value-type="string">
            <text:p>tdyetlm@over-blog.com</text:p>
          </table:table-cell>
          <table:table-cell office:value-type="string">
            <text:p>Male</text:p>
          </table:table-cell>
          <table:table-cell office:value-type="string">
            <text:p>214.14.188.169</text:p>
          </table:table-cell>
          <table:table-cell table:number-columns-repeated="1018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Mag</text:p>
          </table:table-cell>
          <table:table-cell office:value-type="string">
            <text:p>Pentycost</text:p>
          </table:table-cell>
          <table:table-cell office:value-type="string">
            <text:p>mpentycostln@dell.com</text:p>
          </table:table-cell>
          <table:table-cell office:value-type="string">
            <text:p>Female</text:p>
          </table:table-cell>
          <table:table-cell office:value-type="string">
            <text:p>85.157.69.230</text:p>
          </table:table-cell>
          <table:table-cell table:number-columns-repeated="1018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Shalom</text:p>
          </table:table-cell>
          <table:table-cell office:value-type="string">
            <text:p>Abrahart</text:p>
          </table:table-cell>
          <table:table-cell office:value-type="string">
            <text:p>sabrahartlo@aboutads.info</text:p>
          </table:table-cell>
          <table:table-cell office:value-type="string">
            <text:p>Male</text:p>
          </table:table-cell>
          <table:table-cell office:value-type="string">
            <text:p>89.196.128.224</text:p>
          </table:table-cell>
          <table:table-cell table:number-columns-repeated="1018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Claudianus</text:p>
          </table:table-cell>
          <table:table-cell office:value-type="string">
            <text:p>Drinan</text:p>
          </table:table-cell>
          <table:table-cell office:value-type="string">
            <text:p>cdrinanlp@yahoo.co.jp</text:p>
          </table:table-cell>
          <table:table-cell office:value-type="string">
            <text:p>Male</text:p>
          </table:table-cell>
          <table:table-cell office:value-type="string">
            <text:p>75.110.25.216</text:p>
          </table:table-cell>
          <table:table-cell table:number-columns-repeated="1018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Manda</text:p>
          </table:table-cell>
          <table:table-cell office:value-type="string">
            <text:p>Broodes</text:p>
          </table:table-cell>
          <table:table-cell office:value-type="string">
            <text:p>mbroodeslq@cafepress.com</text:p>
          </table:table-cell>
          <table:table-cell office:value-type="string">
            <text:p>Female</text:p>
          </table:table-cell>
          <table:table-cell office:value-type="string">
            <text:p>115.18.48.60</text:p>
          </table:table-cell>
          <table:table-cell table:number-columns-repeated="1018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Herta</text:p>
          </table:table-cell>
          <table:table-cell office:value-type="string">
            <text:p>Bowcock</text:p>
          </table:table-cell>
          <table:table-cell office:value-type="string">
            <text:p>hbowcocklr@mac.com</text:p>
          </table:table-cell>
          <table:table-cell office:value-type="string">
            <text:p>Female</text:p>
          </table:table-cell>
          <table:table-cell office:value-type="string">
            <text:p>190.156.60.137</text:p>
          </table:table-cell>
          <table:table-cell table:number-columns-repeated="1018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Maddy</text:p>
          </table:table-cell>
          <table:table-cell office:value-type="string">
            <text:p>Howood</text:p>
          </table:table-cell>
          <table:table-cell office:value-type="string">
            <text:p>mhowoodls@pcworld.com</text:p>
          </table:table-cell>
          <table:table-cell office:value-type="string">
            <text:p>Female</text:p>
          </table:table-cell>
          <table:table-cell office:value-type="string">
            <text:p>66.82.33.73</text:p>
          </table:table-cell>
          <table:table-cell table:number-columns-repeated="1018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Von</text:p>
          </table:table-cell>
          <table:table-cell office:value-type="string">
            <text:p>Hearon</text:p>
          </table:table-cell>
          <table:table-cell office:value-type="string">
            <text:p>vhearonlt@ucsd.edu</text:p>
          </table:table-cell>
          <table:table-cell office:value-type="string">
            <text:p>Male</text:p>
          </table:table-cell>
          <table:table-cell office:value-type="string">
            <text:p>133.101.69.150</text:p>
          </table:table-cell>
          <table:table-cell table:number-columns-repeated="1018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Luciano</text:p>
          </table:table-cell>
          <table:table-cell office:value-type="string">
            <text:p>Kleimt</text:p>
          </table:table-cell>
          <table:table-cell office:value-type="string">
            <text:p>lkleimtlu@illinois.edu</text:p>
          </table:table-cell>
          <table:table-cell office:value-type="string">
            <text:p>Male</text:p>
          </table:table-cell>
          <table:table-cell office:value-type="string">
            <text:p>15.191.172.117</text:p>
          </table:table-cell>
          <table:table-cell table:number-columns-repeated="1018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Leah</text:p>
          </table:table-cell>
          <table:table-cell office:value-type="string">
            <text:p>O' Reagan</text:p>
          </table:table-cell>
          <table:table-cell office:value-type="string">
            <text:p>loreaganlv@1688.com</text:p>
          </table:table-cell>
          <table:table-cell office:value-type="string">
            <text:p>Female</text:p>
          </table:table-cell>
          <table:table-cell office:value-type="string">
            <text:p>128.124.186.166</text:p>
          </table:table-cell>
          <table:table-cell table:number-columns-repeated="1018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Mirilla</text:p>
          </table:table-cell>
          <table:table-cell office:value-type="string">
            <text:p>Behrend</text:p>
          </table:table-cell>
          <table:table-cell office:value-type="string">
            <text:p>mbehrendlw@t-online.de</text:p>
          </table:table-cell>
          <table:table-cell office:value-type="string">
            <text:p>Female</text:p>
          </table:table-cell>
          <table:table-cell office:value-type="string">
            <text:p>255.58.229.111</text:p>
          </table:table-cell>
          <table:table-cell table:number-columns-repeated="1018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Shanda</text:p>
          </table:table-cell>
          <table:table-cell office:value-type="string">
            <text:p>Stealy</text:p>
          </table:table-cell>
          <table:table-cell office:value-type="string">
            <text:p>sstealylx@addtoany.com</text:p>
          </table:table-cell>
          <table:table-cell office:value-type="string">
            <text:p>Female</text:p>
          </table:table-cell>
          <table:table-cell office:value-type="string">
            <text:p>156.97.236.219</text:p>
          </table:table-cell>
          <table:table-cell table:number-columns-repeated="1018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Emilio</text:p>
          </table:table-cell>
          <table:table-cell office:value-type="string">
            <text:p>Siehard</text:p>
          </table:table-cell>
          <table:table-cell office:value-type="string">
            <text:p>esiehardly@yandex.ru</text:p>
          </table:table-cell>
          <table:table-cell office:value-type="string">
            <text:p>Male</text:p>
          </table:table-cell>
          <table:table-cell office:value-type="string">
            <text:p>62.220.153.116</text:p>
          </table:table-cell>
          <table:table-cell table:number-columns-repeated="1018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Josepha</text:p>
          </table:table-cell>
          <table:table-cell office:value-type="string">
            <text:p>Bacon</text:p>
          </table:table-cell>
          <table:table-cell office:value-type="string">
            <text:p>jbaconlz@digg.com</text:p>
          </table:table-cell>
          <table:table-cell office:value-type="string">
            <text:p>Female</text:p>
          </table:table-cell>
          <table:table-cell office:value-type="string">
            <text:p>209.245.215.121</text:p>
          </table:table-cell>
          <table:table-cell table:number-columns-repeated="1018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Devlen</text:p>
          </table:table-cell>
          <table:table-cell office:value-type="string">
            <text:p>Capaldo</text:p>
          </table:table-cell>
          <table:table-cell office:value-type="string">
            <text:p>dcapaldom0@skype.com</text:p>
          </table:table-cell>
          <table:table-cell office:value-type="string">
            <text:p>Male</text:p>
          </table:table-cell>
          <table:table-cell office:value-type="string">
            <text:p>44.157.16.112</text:p>
          </table:table-cell>
          <table:table-cell table:number-columns-repeated="1018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Pearle</text:p>
          </table:table-cell>
          <table:table-cell office:value-type="string">
            <text:p>Lampitt</text:p>
          </table:table-cell>
          <table:table-cell office:value-type="string">
            <text:p>plampittm1@topsy.com</text:p>
          </table:table-cell>
          <table:table-cell office:value-type="string">
            <text:p>Female</text:p>
          </table:table-cell>
          <table:table-cell office:value-type="string">
            <text:p>180.59.199.23</text:p>
          </table:table-cell>
          <table:table-cell table:number-columns-repeated="1018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Tatiana</text:p>
          </table:table-cell>
          <table:table-cell office:value-type="string">
            <text:p>Lionel</text:p>
          </table:table-cell>
          <table:table-cell office:value-type="string">
            <text:p>tlionelm2@histats.com</text:p>
          </table:table-cell>
          <table:table-cell office:value-type="string">
            <text:p>Female</text:p>
          </table:table-cell>
          <table:table-cell office:value-type="string">
            <text:p>41.192.1.197</text:p>
          </table:table-cell>
          <table:table-cell table:number-columns-repeated="1018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Jannelle</text:p>
          </table:table-cell>
          <table:table-cell office:value-type="string">
            <text:p>Corradino</text:p>
          </table:table-cell>
          <table:table-cell office:value-type="string">
            <text:p>jcorradinom3@usnews.com</text:p>
          </table:table-cell>
          <table:table-cell office:value-type="string">
            <text:p>Female</text:p>
          </table:table-cell>
          <table:table-cell office:value-type="string">
            <text:p>144.161.129.244</text:p>
          </table:table-cell>
          <table:table-cell table:number-columns-repeated="1018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Jayme</text:p>
          </table:table-cell>
          <table:table-cell office:value-type="string">
            <text:p>Godthaab</text:p>
          </table:table-cell>
          <table:table-cell office:value-type="string">
            <text:p>jgodthaabm4@usgs.gov</text:p>
          </table:table-cell>
          <table:table-cell office:value-type="string">
            <text:p>Male</text:p>
          </table:table-cell>
          <table:table-cell office:value-type="string">
            <text:p>217.18.76.239</text:p>
          </table:table-cell>
          <table:table-cell table:number-columns-repeated="1018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Hurleigh</text:p>
          </table:table-cell>
          <table:table-cell office:value-type="string">
            <text:p>Hucquart</text:p>
          </table:table-cell>
          <table:table-cell office:value-type="string">
            <text:p>hhucquartm5@si.edu</text:p>
          </table:table-cell>
          <table:table-cell office:value-type="string">
            <text:p>Male</text:p>
          </table:table-cell>
          <table:table-cell office:value-type="string">
            <text:p>10.39.94.149</text:p>
          </table:table-cell>
          <table:table-cell table:number-columns-repeated="1018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Dollie</text:p>
          </table:table-cell>
          <table:table-cell office:value-type="string">
            <text:p>Merredy</text:p>
          </table:table-cell>
          <table:table-cell office:value-type="string">
            <text:p>dmerredym6@opensource.org</text:p>
          </table:table-cell>
          <table:table-cell office:value-type="string">
            <text:p>Female</text:p>
          </table:table-cell>
          <table:table-cell office:value-type="string">
            <text:p>222.122.23.218</text:p>
          </table:table-cell>
          <table:table-cell table:number-columns-repeated="1018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Burtie</text:p>
          </table:table-cell>
          <table:table-cell office:value-type="string">
            <text:p>Dax</text:p>
          </table:table-cell>
          <table:table-cell office:value-type="string">
            <text:p>bdaxm7@163.com</text:p>
          </table:table-cell>
          <table:table-cell office:value-type="string">
            <text:p>Male</text:p>
          </table:table-cell>
          <table:table-cell office:value-type="string">
            <text:p>35.44.64.142</text:p>
          </table:table-cell>
          <table:table-cell table:number-columns-repeated="1018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Allissa</text:p>
          </table:table-cell>
          <table:table-cell office:value-type="string">
            <text:p>Phlipon</text:p>
          </table:table-cell>
          <table:table-cell office:value-type="string">
            <text:p>aphliponm8@reddit.com</text:p>
          </table:table-cell>
          <table:table-cell office:value-type="string">
            <text:p>Female</text:p>
          </table:table-cell>
          <table:table-cell office:value-type="string">
            <text:p>196.64.124.196</text:p>
          </table:table-cell>
          <table:table-cell table:number-columns-repeated="1018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entlee</text:p>
          </table:table-cell>
          <table:table-cell office:value-type="string">
            <text:p>Wallis</text:p>
          </table:table-cell>
          <table:table-cell office:value-type="string">
            <text:p>bwallism9@usnews.com</text:p>
          </table:table-cell>
          <table:table-cell office:value-type="string">
            <text:p>Male</text:p>
          </table:table-cell>
          <table:table-cell office:value-type="string">
            <text:p>171.229.84.243</text:p>
          </table:table-cell>
          <table:table-cell table:number-columns-repeated="1018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Danika</text:p>
          </table:table-cell>
          <table:table-cell office:value-type="string">
            <text:p>Hedney</text:p>
          </table:table-cell>
          <table:table-cell office:value-type="string">
            <text:p>dhedneyma@hud.gov</text:p>
          </table:table-cell>
          <table:table-cell office:value-type="string">
            <text:p>Female</text:p>
          </table:table-cell>
          <table:table-cell office:value-type="string">
            <text:p>116.250.145.90</text:p>
          </table:table-cell>
          <table:table-cell table:number-columns-repeated="1018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Phoebe</text:p>
          </table:table-cell>
          <table:table-cell office:value-type="string">
            <text:p>Adhams</text:p>
          </table:table-cell>
          <table:table-cell office:value-type="string">
            <text:p>padhamsmb@bloomberg.com</text:p>
          </table:table-cell>
          <table:table-cell office:value-type="string">
            <text:p>Female</text:p>
          </table:table-cell>
          <table:table-cell office:value-type="string">
            <text:p>13.249.151.99</text:p>
          </table:table-cell>
          <table:table-cell table:number-columns-repeated="101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nthony</text:p>
          </table:table-cell>
          <table:table-cell office:value-type="string">
            <text:p>Lippitt</text:p>
          </table:table-cell>
          <table:table-cell office:value-type="string">
            <text:p>alippittmc@twitter.com</text:p>
          </table:table-cell>
          <table:table-cell office:value-type="string">
            <text:p>Male</text:p>
          </table:table-cell>
          <table:table-cell office:value-type="string">
            <text:p>54.214.160.92</text:p>
          </table:table-cell>
          <table:table-cell table:number-columns-repeated="1018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Minta</text:p>
          </table:table-cell>
          <table:table-cell office:value-type="string">
            <text:p>Tregien</text:p>
          </table:table-cell>
          <table:table-cell office:value-type="string">
            <text:p>mtregienmd@adobe.com</text:p>
          </table:table-cell>
          <table:table-cell office:value-type="string">
            <text:p>Female</text:p>
          </table:table-cell>
          <table:table-cell office:value-type="string">
            <text:p>52.8.229.248</text:p>
          </table:table-cell>
          <table:table-cell table:number-columns-repeated="1018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tefania</text:p>
          </table:table-cell>
          <table:table-cell office:value-type="string">
            <text:p>Varnham</text:p>
          </table:table-cell>
          <table:table-cell office:value-type="string">
            <text:p>svarnhamme@g.co</text:p>
          </table:table-cell>
          <table:table-cell office:value-type="string">
            <text:p>Female</text:p>
          </table:table-cell>
          <table:table-cell office:value-type="string">
            <text:p>171.165.215.163</text:p>
          </table:table-cell>
          <table:table-cell table:number-columns-repeated="1018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Alonso</text:p>
          </table:table-cell>
          <table:table-cell office:value-type="string">
            <text:p>Saggs</text:p>
          </table:table-cell>
          <table:table-cell office:value-type="string">
            <text:p>asaggsmf@squarespace.com</text:p>
          </table:table-cell>
          <table:table-cell office:value-type="string">
            <text:p>Male</text:p>
          </table:table-cell>
          <table:table-cell office:value-type="string">
            <text:p>28.217.121.15</text:p>
          </table:table-cell>
          <table:table-cell table:number-columns-repeated="1018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Albrecht</text:p>
          </table:table-cell>
          <table:table-cell office:value-type="string">
            <text:p>Gepson</text:p>
          </table:table-cell>
          <table:table-cell office:value-type="string">
            <text:p>agepsonmg@rediff.com</text:p>
          </table:table-cell>
          <table:table-cell office:value-type="string">
            <text:p>Male</text:p>
          </table:table-cell>
          <table:table-cell office:value-type="string">
            <text:p>145.15.170.143</text:p>
          </table:table-cell>
          <table:table-cell table:number-columns-repeated="1018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Purcell</text:p>
          </table:table-cell>
          <table:table-cell office:value-type="string">
            <text:p>Rowett</text:p>
          </table:table-cell>
          <table:table-cell office:value-type="string">
            <text:p>prowettmh@nymag.com</text:p>
          </table:table-cell>
          <table:table-cell office:value-type="string">
            <text:p>Male</text:p>
          </table:table-cell>
          <table:table-cell office:value-type="string">
            <text:p>202.249.244.236</text:p>
          </table:table-cell>
          <table:table-cell table:number-columns-repeated="101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Quentin</text:p>
          </table:table-cell>
          <table:table-cell office:value-type="string">
            <text:p>Smeaton</text:p>
          </table:table-cell>
          <table:table-cell office:value-type="string">
            <text:p>qsmeatonmi@newsvine.com</text:p>
          </table:table-cell>
          <table:table-cell office:value-type="string">
            <text:p>Male</text:p>
          </table:table-cell>
          <table:table-cell office:value-type="string">
            <text:p>198.115.72.188</text:p>
          </table:table-cell>
          <table:table-cell table:number-columns-repeated="1018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Maggie</text:p>
          </table:table-cell>
          <table:table-cell office:value-type="string">
            <text:p>Dunstan</text:p>
          </table:table-cell>
          <table:table-cell office:value-type="string">
            <text:p>mdunstanmj@wordpress.org</text:p>
          </table:table-cell>
          <table:table-cell office:value-type="string">
            <text:p>Female</text:p>
          </table:table-cell>
          <table:table-cell office:value-type="string">
            <text:p>45.123.151.82</text:p>
          </table:table-cell>
          <table:table-cell table:number-columns-repeated="1018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Aldwin</text:p>
          </table:table-cell>
          <table:table-cell office:value-type="string">
            <text:p>Whittam</text:p>
          </table:table-cell>
          <table:table-cell office:value-type="string">
            <text:p>awhittammk@netvibes.com</text:p>
          </table:table-cell>
          <table:table-cell office:value-type="string">
            <text:p>Male</text:p>
          </table:table-cell>
          <table:table-cell office:value-type="string">
            <text:p>164.241.173.128</text:p>
          </table:table-cell>
          <table:table-cell table:number-columns-repeated="1018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Elmo</text:p>
          </table:table-cell>
          <table:table-cell office:value-type="string">
            <text:p>Potts</text:p>
          </table:table-cell>
          <table:table-cell office:value-type="string">
            <text:p>epottsml@economist.com</text:p>
          </table:table-cell>
          <table:table-cell office:value-type="string">
            <text:p>Male</text:p>
          </table:table-cell>
          <table:table-cell office:value-type="string">
            <text:p>217.9.216.136</text:p>
          </table:table-cell>
          <table:table-cell table:number-columns-repeated="1018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Flossi</text:p>
          </table:table-cell>
          <table:table-cell office:value-type="string">
            <text:p>Acton</text:p>
          </table:table-cell>
          <table:table-cell office:value-type="string">
            <text:p>factonmm@dmoz.org</text:p>
          </table:table-cell>
          <table:table-cell office:value-type="string">
            <text:p>Female</text:p>
          </table:table-cell>
          <table:table-cell office:value-type="string">
            <text:p>130.52.97.251</text:p>
          </table:table-cell>
          <table:table-cell table:number-columns-repeated="1018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Raphaela</text:p>
          </table:table-cell>
          <table:table-cell office:value-type="string">
            <text:p>MacGorrie</text:p>
          </table:table-cell>
          <table:table-cell office:value-type="string">
            <text:p>rmacgorriemn@cafepress.com</text:p>
          </table:table-cell>
          <table:table-cell office:value-type="string">
            <text:p>Female</text:p>
          </table:table-cell>
          <table:table-cell office:value-type="string">
            <text:p>164.229.165.202</text:p>
          </table:table-cell>
          <table:table-cell table:number-columns-repeated="1018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Tadd</text:p>
          </table:table-cell>
          <table:table-cell office:value-type="string">
            <text:p>Kelberer</text:p>
          </table:table-cell>
          <table:table-cell office:value-type="string">
            <text:p>tkelberermo@last.fm</text:p>
          </table:table-cell>
          <table:table-cell office:value-type="string">
            <text:p>Male</text:p>
          </table:table-cell>
          <table:table-cell office:value-type="string">
            <text:p>53.149.199.178</text:p>
          </table:table-cell>
          <table:table-cell table:number-columns-repeated="1018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Elspeth</text:p>
          </table:table-cell>
          <table:table-cell office:value-type="string">
            <text:p>Birkin</text:p>
          </table:table-cell>
          <table:table-cell office:value-type="string">
            <text:p>ebirkinmp@sciencedirect.com</text:p>
          </table:table-cell>
          <table:table-cell office:value-type="string">
            <text:p>Female</text:p>
          </table:table-cell>
          <table:table-cell office:value-type="string">
            <text:p>157.152.164.62</text:p>
          </table:table-cell>
          <table:table-cell table:number-columns-repeated="1018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Tammi</text:p>
          </table:table-cell>
          <table:table-cell office:value-type="string">
            <text:p>Lettsom</text:p>
          </table:table-cell>
          <table:table-cell office:value-type="string">
            <text:p>tlettsommq@java.com</text:p>
          </table:table-cell>
          <table:table-cell office:value-type="string">
            <text:p>Female</text:p>
          </table:table-cell>
          <table:table-cell office:value-type="string">
            <text:p>34.59.239.23</text:p>
          </table:table-cell>
          <table:table-cell table:number-columns-repeated="1018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Carmelia</text:p>
          </table:table-cell>
          <table:table-cell office:value-type="string">
            <text:p>Loos</text:p>
          </table:table-cell>
          <table:table-cell office:value-type="string">
            <text:p>cloosmr@cafepress.com</text:p>
          </table:table-cell>
          <table:table-cell office:value-type="string">
            <text:p>Female</text:p>
          </table:table-cell>
          <table:table-cell office:value-type="string">
            <text:p>201.54.177.149</text:p>
          </table:table-cell>
          <table:table-cell table:number-columns-repeated="1018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Jerald</text:p>
          </table:table-cell>
          <table:table-cell office:value-type="string">
            <text:p>Westrope</text:p>
          </table:table-cell>
          <table:table-cell office:value-type="string">
            <text:p>jwestropems@lulu.com</text:p>
          </table:table-cell>
          <table:table-cell office:value-type="string">
            <text:p>Male</text:p>
          </table:table-cell>
          <table:table-cell office:value-type="string">
            <text:p>108.219.239.157</text:p>
          </table:table-cell>
          <table:table-cell table:number-columns-repeated="1018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Chelsea</text:p>
          </table:table-cell>
          <table:table-cell office:value-type="string">
            <text:p>Harrema</text:p>
          </table:table-cell>
          <table:table-cell office:value-type="string">
            <text:p>charremamt@webnode.com</text:p>
          </table:table-cell>
          <table:table-cell office:value-type="string">
            <text:p>Female</text:p>
          </table:table-cell>
          <table:table-cell office:value-type="string">
            <text:p>104.132.59.223</text:p>
          </table:table-cell>
          <table:table-cell table:number-columns-repeated="1018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Brit</text:p>
          </table:table-cell>
          <table:table-cell office:value-type="string">
            <text:p>Hamprecht</text:p>
          </table:table-cell>
          <table:table-cell office:value-type="string">
            <text:p>bhamprechtmu@ycombinator.com</text:p>
          </table:table-cell>
          <table:table-cell office:value-type="string">
            <text:p>Male</text:p>
          </table:table-cell>
          <table:table-cell office:value-type="string">
            <text:p>250.94.114.232</text:p>
          </table:table-cell>
          <table:table-cell table:number-columns-repeated="1018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Clemente</text:p>
          </table:table-cell>
          <table:table-cell office:value-type="string">
            <text:p>Gorioli</text:p>
          </table:table-cell>
          <table:table-cell office:value-type="string">
            <text:p>cgoriolimv@google.com.br</text:p>
          </table:table-cell>
          <table:table-cell office:value-type="string">
            <text:p>Male</text:p>
          </table:table-cell>
          <table:table-cell office:value-type="string">
            <text:p>210.112.163.222</text:p>
          </table:table-cell>
          <table:table-cell table:number-columns-repeated="1018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Cornelius</text:p>
          </table:table-cell>
          <table:table-cell office:value-type="string">
            <text:p>Whitloe</text:p>
          </table:table-cell>
          <table:table-cell office:value-type="string">
            <text:p>cwhitloemw@arizona.edu</text:p>
          </table:table-cell>
          <table:table-cell office:value-type="string">
            <text:p>Male</text:p>
          </table:table-cell>
          <table:table-cell office:value-type="string">
            <text:p>92.240.84.166</text:p>
          </table:table-cell>
          <table:table-cell table:number-columns-repeated="1018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Kirby</text:p>
          </table:table-cell>
          <table:table-cell office:value-type="string">
            <text:p>Cotta</text:p>
          </table:table-cell>
          <table:table-cell office:value-type="string">
            <text:p>kcottamx@liveinternet.ru</text:p>
          </table:table-cell>
          <table:table-cell office:value-type="string">
            <text:p>Female</text:p>
          </table:table-cell>
          <table:table-cell office:value-type="string">
            <text:p>21.86.234.176</text:p>
          </table:table-cell>
          <table:table-cell table:number-columns-repeated="1018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ay</text:p>
          </table:table-cell>
          <table:table-cell office:value-type="string">
            <text:p>Foston</text:p>
          </table:table-cell>
          <table:table-cell office:value-type="string">
            <text:p>sfostonmy@dailymail.co.uk</text:p>
          </table:table-cell>
          <table:table-cell office:value-type="string">
            <text:p>Male</text:p>
          </table:table-cell>
          <table:table-cell office:value-type="string">
            <text:p>224.196.177.96</text:p>
          </table:table-cell>
          <table:table-cell table:number-columns-repeated="1018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Olivier</text:p>
          </table:table-cell>
          <table:table-cell office:value-type="string">
            <text:p>Milnthorpe</text:p>
          </table:table-cell>
          <table:table-cell office:value-type="string">
            <text:p>omilnthorpemz@wp.com</text:p>
          </table:table-cell>
          <table:table-cell office:value-type="string">
            <text:p>Male</text:p>
          </table:table-cell>
          <table:table-cell office:value-type="string">
            <text:p>211.192.182.121</text:p>
          </table:table-cell>
          <table:table-cell table:number-columns-repeated="1018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Alf</text:p>
          </table:table-cell>
          <table:table-cell office:value-type="string">
            <text:p>Brech</text:p>
          </table:table-cell>
          <table:table-cell office:value-type="string">
            <text:p>abrechn0@google.fr</text:p>
          </table:table-cell>
          <table:table-cell office:value-type="string">
            <text:p>Male</text:p>
          </table:table-cell>
          <table:table-cell office:value-type="string">
            <text:p>234.2.34.120</text:p>
          </table:table-cell>
          <table:table-cell table:number-columns-repeated="1018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Barbee</text:p>
          </table:table-cell>
          <table:table-cell office:value-type="string">
            <text:p>Thurske</text:p>
          </table:table-cell>
          <table:table-cell office:value-type="string">
            <text:p>bthursken1@miitbeian.gov.cn</text:p>
          </table:table-cell>
          <table:table-cell office:value-type="string">
            <text:p>Female</text:p>
          </table:table-cell>
          <table:table-cell office:value-type="string">
            <text:p>254.125.215.62</text:p>
          </table:table-cell>
          <table:table-cell table:number-columns-repeated="1018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Melisandra</text:p>
          </table:table-cell>
          <table:table-cell office:value-type="string">
            <text:p>Mazonowicz</text:p>
          </table:table-cell>
          <table:table-cell office:value-type="string">
            <text:p>mmazonowiczn2@shinystat.com</text:p>
          </table:table-cell>
          <table:table-cell office:value-type="string">
            <text:p>Female</text:p>
          </table:table-cell>
          <table:table-cell office:value-type="string">
            <text:p>220.41.34.249</text:p>
          </table:table-cell>
          <table:table-cell table:number-columns-repeated="1018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Lyndell</text:p>
          </table:table-cell>
          <table:table-cell office:value-type="string">
            <text:p>Campion</text:p>
          </table:table-cell>
          <table:table-cell office:value-type="string">
            <text:p>lcampionn3@addtoany.com</text:p>
          </table:table-cell>
          <table:table-cell office:value-type="string">
            <text:p>Female</text:p>
          </table:table-cell>
          <table:table-cell office:value-type="string">
            <text:p>111.104.168.251</text:p>
          </table:table-cell>
          <table:table-cell table:number-columns-repeated="1018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onnell</text:p>
          </table:table-cell>
          <table:table-cell office:value-type="string">
            <text:p>Snooks</text:p>
          </table:table-cell>
          <table:table-cell office:value-type="string">
            <text:p>dsnooksn4@reddit.com</text:p>
          </table:table-cell>
          <table:table-cell office:value-type="string">
            <text:p>Male</text:p>
          </table:table-cell>
          <table:table-cell office:value-type="string">
            <text:p>64.158.168.50</text:p>
          </table:table-cell>
          <table:table-cell table:number-columns-repeated="1018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Colas</text:p>
          </table:table-cell>
          <table:table-cell office:value-type="string">
            <text:p>Dolphin</text:p>
          </table:table-cell>
          <table:table-cell office:value-type="string">
            <text:p>cdolphinn5@paypal.com</text:p>
          </table:table-cell>
          <table:table-cell office:value-type="string">
            <text:p>Male</text:p>
          </table:table-cell>
          <table:table-cell office:value-type="string">
            <text:p>122.181.59.2</text:p>
          </table:table-cell>
          <table:table-cell table:number-columns-repeated="1018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Desdemona</text:p>
          </table:table-cell>
          <table:table-cell office:value-type="string">
            <text:p>Ehrat</text:p>
          </table:table-cell>
          <table:table-cell office:value-type="string">
            <text:p>dehratn6@home.pl</text:p>
          </table:table-cell>
          <table:table-cell office:value-type="string">
            <text:p>Female</text:p>
          </table:table-cell>
          <table:table-cell office:value-type="string">
            <text:p>53.194.45.93</text:p>
          </table:table-cell>
          <table:table-cell table:number-columns-repeated="1018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Valry</text:p>
          </table:table-cell>
          <table:table-cell office:value-type="string">
            <text:p>Hodge</text:p>
          </table:table-cell>
          <table:table-cell office:value-type="string">
            <text:p>vhodgen7@usgs.gov</text:p>
          </table:table-cell>
          <table:table-cell office:value-type="string">
            <text:p>Female</text:p>
          </table:table-cell>
          <table:table-cell office:value-type="string">
            <text:p>174.221.71.230</text:p>
          </table:table-cell>
          <table:table-cell table:number-columns-repeated="1018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Denna</text:p>
          </table:table-cell>
          <table:table-cell office:value-type="string">
            <text:p>Kembrey</text:p>
          </table:table-cell>
          <table:table-cell office:value-type="string">
            <text:p>dkembreyn8@sourceforge.net</text:p>
          </table:table-cell>
          <table:table-cell office:value-type="string">
            <text:p>Female</text:p>
          </table:table-cell>
          <table:table-cell office:value-type="string">
            <text:p>27.128.0.26</text:p>
          </table:table-cell>
          <table:table-cell table:number-columns-repeated="1018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Harrie</text:p>
          </table:table-cell>
          <table:table-cell office:value-type="string">
            <text:p>Heppenspall</text:p>
          </table:table-cell>
          <table:table-cell office:value-type="string">
            <text:p>hheppenspalln9@nydailynews.com</text:p>
          </table:table-cell>
          <table:table-cell office:value-type="string">
            <text:p>Female</text:p>
          </table:table-cell>
          <table:table-cell office:value-type="string">
            <text:p>65.154.65.206</text:p>
          </table:table-cell>
          <table:table-cell table:number-columns-repeated="1018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Adelheid</text:p>
          </table:table-cell>
          <table:table-cell office:value-type="string">
            <text:p>Visick</text:p>
          </table:table-cell>
          <table:table-cell office:value-type="string">
            <text:p>avisickna@oracle.com</text:p>
          </table:table-cell>
          <table:table-cell office:value-type="string">
            <text:p>Female</text:p>
          </table:table-cell>
          <table:table-cell office:value-type="string">
            <text:p>22.46.117.195</text:p>
          </table:table-cell>
          <table:table-cell table:number-columns-repeated="1018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Aundrea</text:p>
          </table:table-cell>
          <table:table-cell office:value-type="string">
            <text:p>Cowoppe</text:p>
          </table:table-cell>
          <table:table-cell office:value-type="string">
            <text:p>acowoppenb@harvard.edu</text:p>
          </table:table-cell>
          <table:table-cell office:value-type="string">
            <text:p>Female</text:p>
          </table:table-cell>
          <table:table-cell office:value-type="string">
            <text:p>202.98.114.227</text:p>
          </table:table-cell>
          <table:table-cell table:number-columns-repeated="1018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Farica</text:p>
          </table:table-cell>
          <table:table-cell office:value-type="string">
            <text:p>Djekic</text:p>
          </table:table-cell>
          <table:table-cell office:value-type="string">
            <text:p>fdjekicnc@barnesandnoble.com</text:p>
          </table:table-cell>
          <table:table-cell office:value-type="string">
            <text:p>Female</text:p>
          </table:table-cell>
          <table:table-cell office:value-type="string">
            <text:p>203.124.98.129</text:p>
          </table:table-cell>
          <table:table-cell table:number-columns-repeated="1018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Robinet</text:p>
          </table:table-cell>
          <table:table-cell office:value-type="string">
            <text:p>Leynagh</text:p>
          </table:table-cell>
          <table:table-cell office:value-type="string">
            <text:p>rleynaghnd@netlog.com</text:p>
          </table:table-cell>
          <table:table-cell office:value-type="string">
            <text:p>Male</text:p>
          </table:table-cell>
          <table:table-cell office:value-type="string">
            <text:p>81.200.160.11</text:p>
          </table:table-cell>
          <table:table-cell table:number-columns-repeated="1018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Fancy</text:p>
          </table:table-cell>
          <table:table-cell office:value-type="string">
            <text:p>Swetland</text:p>
          </table:table-cell>
          <table:table-cell office:value-type="string">
            <text:p>fswetlandne@epa.gov</text:p>
          </table:table-cell>
          <table:table-cell office:value-type="string">
            <text:p>Female</text:p>
          </table:table-cell>
          <table:table-cell office:value-type="string">
            <text:p>195.130.43.86</text:p>
          </table:table-cell>
          <table:table-cell table:number-columns-repeated="1018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Shelby</text:p>
          </table:table-cell>
          <table:table-cell office:value-type="string">
            <text:p>Quilter</text:p>
          </table:table-cell>
          <table:table-cell office:value-type="string">
            <text:p>squilternf@reuters.com</text:p>
          </table:table-cell>
          <table:table-cell office:value-type="string">
            <text:p>Male</text:p>
          </table:table-cell>
          <table:table-cell office:value-type="string">
            <text:p>78.142.49.70</text:p>
          </table:table-cell>
          <table:table-cell table:number-columns-repeated="1018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Maurizio</text:p>
          </table:table-cell>
          <table:table-cell office:value-type="string">
            <text:p>Emmanuel</text:p>
          </table:table-cell>
          <table:table-cell office:value-type="string">
            <text:p>memmanuelng@barnesandnoble.com</text:p>
          </table:table-cell>
          <table:table-cell office:value-type="string">
            <text:p>Male</text:p>
          </table:table-cell>
          <table:table-cell office:value-type="string">
            <text:p>111.36.189.249</text:p>
          </table:table-cell>
          <table:table-cell table:number-columns-repeated="1018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Lena</text:p>
          </table:table-cell>
          <table:table-cell office:value-type="string">
            <text:p>Wilkins</text:p>
          </table:table-cell>
          <table:table-cell office:value-type="string">
            <text:p>lwilkinsnh@comsenz.com</text:p>
          </table:table-cell>
          <table:table-cell office:value-type="string">
            <text:p>Female</text:p>
          </table:table-cell>
          <table:table-cell office:value-type="string">
            <text:p>53.2.244.155</text:p>
          </table:table-cell>
          <table:table-cell table:number-columns-repeated="1018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Kittie</text:p>
          </table:table-cell>
          <table:table-cell office:value-type="string">
            <text:p>MacScherie</text:p>
          </table:table-cell>
          <table:table-cell office:value-type="string">
            <text:p>kmacscherieni@wired.com</text:p>
          </table:table-cell>
          <table:table-cell office:value-type="string">
            <text:p>Female</text:p>
          </table:table-cell>
          <table:table-cell office:value-type="string">
            <text:p>205.239.141.198</text:p>
          </table:table-cell>
          <table:table-cell table:number-columns-repeated="1018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Loren</text:p>
          </table:table-cell>
          <table:table-cell office:value-type="string">
            <text:p>Misk</text:p>
          </table:table-cell>
          <table:table-cell office:value-type="string">
            <text:p>lmisknj@example.com</text:p>
          </table:table-cell>
          <table:table-cell office:value-type="string">
            <text:p>Female</text:p>
          </table:table-cell>
          <table:table-cell office:value-type="string">
            <text:p>123.239.238.91</text:p>
          </table:table-cell>
          <table:table-cell table:number-columns-repeated="1018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Kahlil</text:p>
          </table:table-cell>
          <table:table-cell office:value-type="string">
            <text:p>Rodenburg</text:p>
          </table:table-cell>
          <table:table-cell office:value-type="string">
            <text:p>krodenburgnk@sina.com.cn</text:p>
          </table:table-cell>
          <table:table-cell office:value-type="string">
            <text:p>Male</text:p>
          </table:table-cell>
          <table:table-cell office:value-type="string">
            <text:p>53.53.134.131</text:p>
          </table:table-cell>
          <table:table-cell table:number-columns-repeated="1018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Layne</text:p>
          </table:table-cell>
          <table:table-cell office:value-type="string">
            <text:p>Smogur</text:p>
          </table:table-cell>
          <table:table-cell office:value-type="string">
            <text:p>lsmogurnl@blogtalkradio.com</text:p>
          </table:table-cell>
          <table:table-cell office:value-type="string">
            <text:p>Female</text:p>
          </table:table-cell>
          <table:table-cell office:value-type="string">
            <text:p>8.26.94.144</text:p>
          </table:table-cell>
          <table:table-cell table:number-columns-repeated="1018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Lauraine</text:p>
          </table:table-cell>
          <table:table-cell office:value-type="string">
            <text:p>Bounds</text:p>
          </table:table-cell>
          <table:table-cell office:value-type="string">
            <text:p>lboundsnm@mac.com</text:p>
          </table:table-cell>
          <table:table-cell office:value-type="string">
            <text:p>Female</text:p>
          </table:table-cell>
          <table:table-cell office:value-type="string">
            <text:p>59.135.107.81</text:p>
          </table:table-cell>
          <table:table-cell table:number-columns-repeated="1018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Daveen</text:p>
          </table:table-cell>
          <table:table-cell office:value-type="string">
            <text:p>Radnedge</text:p>
          </table:table-cell>
          <table:table-cell office:value-type="string">
            <text:p>dradnedgenn@eventbrite.com</text:p>
          </table:table-cell>
          <table:table-cell office:value-type="string">
            <text:p>Female</text:p>
          </table:table-cell>
          <table:table-cell office:value-type="string">
            <text:p>249.163.107.210</text:p>
          </table:table-cell>
          <table:table-cell table:number-columns-repeated="1018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Jillayne</text:p>
          </table:table-cell>
          <table:table-cell office:value-type="string">
            <text:p>Heliar</text:p>
          </table:table-cell>
          <table:table-cell office:value-type="string">
            <text:p>jheliarno@reverbnation.com</text:p>
          </table:table-cell>
          <table:table-cell office:value-type="string">
            <text:p>Female</text:p>
          </table:table-cell>
          <table:table-cell office:value-type="string">
            <text:p>69.30.127.172</text:p>
          </table:table-cell>
          <table:table-cell table:number-columns-repeated="1018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Yolanthe</text:p>
          </table:table-cell>
          <table:table-cell office:value-type="string">
            <text:p>Coverdale</text:p>
          </table:table-cell>
          <table:table-cell office:value-type="string">
            <text:p>ycoverdalenp@spiegel.de</text:p>
          </table:table-cell>
          <table:table-cell office:value-type="string">
            <text:p>Female</text:p>
          </table:table-cell>
          <table:table-cell office:value-type="string">
            <text:p>41.66.205.43</text:p>
          </table:table-cell>
          <table:table-cell table:number-columns-repeated="1018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Patrizia</text:p>
          </table:table-cell>
          <table:table-cell office:value-type="string">
            <text:p>Antoniou</text:p>
          </table:table-cell>
          <table:table-cell office:value-type="string">
            <text:p>pantoniounq@mozilla.com</text:p>
          </table:table-cell>
          <table:table-cell office:value-type="string">
            <text:p>Female</text:p>
          </table:table-cell>
          <table:table-cell office:value-type="string">
            <text:p>67.112.156.79</text:p>
          </table:table-cell>
          <table:table-cell table:number-columns-repeated="1018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Rosette</text:p>
          </table:table-cell>
          <table:table-cell office:value-type="string">
            <text:p>Fosserd</text:p>
          </table:table-cell>
          <table:table-cell office:value-type="string">
            <text:p>rfosserdnr@ftc.gov</text:p>
          </table:table-cell>
          <table:table-cell office:value-type="string">
            <text:p>Female</text:p>
          </table:table-cell>
          <table:table-cell office:value-type="string">
            <text:p>187.115.71.16</text:p>
          </table:table-cell>
          <table:table-cell table:number-columns-repeated="1018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Ron</text:p>
          </table:table-cell>
          <table:table-cell office:value-type="string">
            <text:p>Challes</text:p>
          </table:table-cell>
          <table:table-cell office:value-type="string">
            <text:p>rchallesns@icio.us</text:p>
          </table:table-cell>
          <table:table-cell office:value-type="string">
            <text:p>Male</text:p>
          </table:table-cell>
          <table:table-cell office:value-type="string">
            <text:p>25.40.160.194</text:p>
          </table:table-cell>
          <table:table-cell table:number-columns-repeated="1018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Gard</text:p>
          </table:table-cell>
          <table:table-cell office:value-type="string">
            <text:p>Abrahamowitcz</text:p>
          </table:table-cell>
          <table:table-cell office:value-type="string">
            <text:p>gabrahamowitcznt@sohu.com</text:p>
          </table:table-cell>
          <table:table-cell office:value-type="string">
            <text:p>Male</text:p>
          </table:table-cell>
          <table:table-cell office:value-type="string">
            <text:p>51.118.23.217</text:p>
          </table:table-cell>
          <table:table-cell table:number-columns-repeated="1018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Kareem</text:p>
          </table:table-cell>
          <table:table-cell office:value-type="string">
            <text:p>Churchward</text:p>
          </table:table-cell>
          <table:table-cell office:value-type="string">
            <text:p>kchurchwardnu@hhs.gov</text:p>
          </table:table-cell>
          <table:table-cell office:value-type="string">
            <text:p>Male</text:p>
          </table:table-cell>
          <table:table-cell office:value-type="string">
            <text:p>19.187.227.16</text:p>
          </table:table-cell>
          <table:table-cell table:number-columns-repeated="1018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Hughie</text:p>
          </table:table-cell>
          <table:table-cell office:value-type="string">
            <text:p>Pragnell</text:p>
          </table:table-cell>
          <table:table-cell office:value-type="string">
            <text:p>hpragnellnv@eepurl.com</text:p>
          </table:table-cell>
          <table:table-cell office:value-type="string">
            <text:p>Male</text:p>
          </table:table-cell>
          <table:table-cell office:value-type="string">
            <text:p>37.87.28.194</text:p>
          </table:table-cell>
          <table:table-cell table:number-columns-repeated="1018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Rachelle</text:p>
          </table:table-cell>
          <table:table-cell office:value-type="string">
            <text:p>Isham</text:p>
          </table:table-cell>
          <table:table-cell office:value-type="string">
            <text:p>rishamnw@jimdo.com</text:p>
          </table:table-cell>
          <table:table-cell office:value-type="string">
            <text:p>Female</text:p>
          </table:table-cell>
          <table:table-cell office:value-type="string">
            <text:p>112.92.202.236</text:p>
          </table:table-cell>
          <table:table-cell table:number-columns-repeated="1018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igmund</text:p>
          </table:table-cell>
          <table:table-cell office:value-type="string">
            <text:p>Smithson</text:p>
          </table:table-cell>
          <table:table-cell office:value-type="string">
            <text:p>ssmithsonnx@forbes.com</text:p>
          </table:table-cell>
          <table:table-cell office:value-type="string">
            <text:p>Male</text:p>
          </table:table-cell>
          <table:table-cell office:value-type="string">
            <text:p>131.195.123.32</text:p>
          </table:table-cell>
          <table:table-cell table:number-columns-repeated="1018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Tobe</text:p>
          </table:table-cell>
          <table:table-cell office:value-type="string">
            <text:p>Comini</text:p>
          </table:table-cell>
          <table:table-cell office:value-type="string">
            <text:p>tcomininy@wikimedia.org</text:p>
          </table:table-cell>
          <table:table-cell office:value-type="string">
            <text:p>Female</text:p>
          </table:table-cell>
          <table:table-cell office:value-type="string">
            <text:p>156.25.216.252</text:p>
          </table:table-cell>
          <table:table-cell table:number-columns-repeated="1018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Piper</text:p>
          </table:table-cell>
          <table:table-cell office:value-type="string">
            <text:p>Laverenz</text:p>
          </table:table-cell>
          <table:table-cell office:value-type="string">
            <text:p>plaverenznz@paginegialle.it</text:p>
          </table:table-cell>
          <table:table-cell office:value-type="string">
            <text:p>Female</text:p>
          </table:table-cell>
          <table:table-cell office:value-type="string">
            <text:p>26.211.86.25</text:p>
          </table:table-cell>
          <table:table-cell table:number-columns-repeated="1018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Patrizio</text:p>
          </table:table-cell>
          <table:table-cell office:value-type="string">
            <text:p>Barts</text:p>
          </table:table-cell>
          <table:table-cell office:value-type="string">
            <text:p>pbartso0@is.gd</text:p>
          </table:table-cell>
          <table:table-cell office:value-type="string">
            <text:p>Male</text:p>
          </table:table-cell>
          <table:table-cell office:value-type="string">
            <text:p>189.161.90.33</text:p>
          </table:table-cell>
          <table:table-cell table:number-columns-repeated="1018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Rab</text:p>
          </table:table-cell>
          <table:table-cell office:value-type="string">
            <text:p>Wildor</text:p>
          </table:table-cell>
          <table:table-cell office:value-type="string">
            <text:p>rwildoro1@edublogs.org</text:p>
          </table:table-cell>
          <table:table-cell office:value-type="string">
            <text:p>Male</text:p>
          </table:table-cell>
          <table:table-cell office:value-type="string">
            <text:p>111.2.80.136</text:p>
          </table:table-cell>
          <table:table-cell table:number-columns-repeated="1018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Ringo</text:p>
          </table:table-cell>
          <table:table-cell office:value-type="string">
            <text:p>Jardein</text:p>
          </table:table-cell>
          <table:table-cell office:value-type="string">
            <text:p>rjardeino2@pinterest.com</text:p>
          </table:table-cell>
          <table:table-cell office:value-type="string">
            <text:p>Male</text:p>
          </table:table-cell>
          <table:table-cell office:value-type="string">
            <text:p>225.211.162.113</text:p>
          </table:table-cell>
          <table:table-cell table:number-columns-repeated="1018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Guinevere</text:p>
          </table:table-cell>
          <table:table-cell office:value-type="string">
            <text:p>Carneck</text:p>
          </table:table-cell>
          <table:table-cell office:value-type="string">
            <text:p>gcarnecko3@about.me</text:p>
          </table:table-cell>
          <table:table-cell office:value-type="string">
            <text:p>Female</text:p>
          </table:table-cell>
          <table:table-cell office:value-type="string">
            <text:p>84.71.126.151</text:p>
          </table:table-cell>
          <table:table-cell table:number-columns-repeated="1018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Berne</text:p>
          </table:table-cell>
          <table:table-cell office:value-type="string">
            <text:p>Cubbin</text:p>
          </table:table-cell>
          <table:table-cell office:value-type="string">
            <text:p>bcubbino4@hc360.com</text:p>
          </table:table-cell>
          <table:table-cell office:value-type="string">
            <text:p>Male</text:p>
          </table:table-cell>
          <table:table-cell office:value-type="string">
            <text:p>19.234.174.90</text:p>
          </table:table-cell>
          <table:table-cell table:number-columns-repeated="1018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Roda</text:p>
          </table:table-cell>
          <table:table-cell office:value-type="string">
            <text:p>Cassie</text:p>
          </table:table-cell>
          <table:table-cell office:value-type="string">
            <text:p>rcassieo5@multiply.com</text:p>
          </table:table-cell>
          <table:table-cell office:value-type="string">
            <text:p>Female</text:p>
          </table:table-cell>
          <table:table-cell office:value-type="string">
            <text:p>96.253.112.81</text:p>
          </table:table-cell>
          <table:table-cell table:number-columns-repeated="1018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Rochella</text:p>
          </table:table-cell>
          <table:table-cell office:value-type="string">
            <text:p>Adamowicz</text:p>
          </table:table-cell>
          <table:table-cell office:value-type="string">
            <text:p>radamowiczo6@hud.gov</text:p>
          </table:table-cell>
          <table:table-cell office:value-type="string">
            <text:p>Female</text:p>
          </table:table-cell>
          <table:table-cell office:value-type="string">
            <text:p>149.250.178.94</text:p>
          </table:table-cell>
          <table:table-cell table:number-columns-repeated="1018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Charlene</text:p>
          </table:table-cell>
          <table:table-cell office:value-type="string">
            <text:p>Weeke</text:p>
          </table:table-cell>
          <table:table-cell office:value-type="string">
            <text:p>cweekeo7@dailymail.co.uk</text:p>
          </table:table-cell>
          <table:table-cell office:value-type="string">
            <text:p>Female</text:p>
          </table:table-cell>
          <table:table-cell office:value-type="string">
            <text:p>66.212.10.44</text:p>
          </table:table-cell>
          <table:table-cell table:number-columns-repeated="1018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Olivier</text:p>
          </table:table-cell>
          <table:table-cell office:value-type="string">
            <text:p>Lumsdale</text:p>
          </table:table-cell>
          <table:table-cell office:value-type="string">
            <text:p>olumsdaleo8@answers.com</text:p>
          </table:table-cell>
          <table:table-cell office:value-type="string">
            <text:p>Male</text:p>
          </table:table-cell>
          <table:table-cell office:value-type="string">
            <text:p>150.155.222.21</text:p>
          </table:table-cell>
          <table:table-cell table:number-columns-repeated="1018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Salomo</text:p>
          </table:table-cell>
          <table:table-cell office:value-type="string">
            <text:p>Wycliff</text:p>
          </table:table-cell>
          <table:table-cell office:value-type="string">
            <text:p>swycliffo9@vinaora.com</text:p>
          </table:table-cell>
          <table:table-cell office:value-type="string">
            <text:p>Male</text:p>
          </table:table-cell>
          <table:table-cell office:value-type="string">
            <text:p>99.33.65.232</text:p>
          </table:table-cell>
          <table:table-cell table:number-columns-repeated="1018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Remus</text:p>
          </table:table-cell>
          <table:table-cell office:value-type="string">
            <text:p>Hovert</text:p>
          </table:table-cell>
          <table:table-cell office:value-type="string">
            <text:p>rhovertoa@google.com.au</text:p>
          </table:table-cell>
          <table:table-cell office:value-type="string">
            <text:p>Male</text:p>
          </table:table-cell>
          <table:table-cell office:value-type="string">
            <text:p>125.93.89.111</text:p>
          </table:table-cell>
          <table:table-cell table:number-columns-repeated="1018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Frasier</text:p>
          </table:table-cell>
          <table:table-cell office:value-type="string">
            <text:p>Waren</text:p>
          </table:table-cell>
          <table:table-cell office:value-type="string">
            <text:p>fwarenob@t.co</text:p>
          </table:table-cell>
          <table:table-cell office:value-type="string">
            <text:p>Male</text:p>
          </table:table-cell>
          <table:table-cell office:value-type="string">
            <text:p>110.239.145.1</text:p>
          </table:table-cell>
          <table:table-cell table:number-columns-repeated="1018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Toby</text:p>
          </table:table-cell>
          <table:table-cell office:value-type="string">
            <text:p>Fairman</text:p>
          </table:table-cell>
          <table:table-cell office:value-type="string">
            <text:p>tfairmanoc@parallels.com</text:p>
          </table:table-cell>
          <table:table-cell office:value-type="string">
            <text:p>Male</text:p>
          </table:table-cell>
          <table:table-cell office:value-type="string">
            <text:p>50.173.159.229</text:p>
          </table:table-cell>
          <table:table-cell table:number-columns-repeated="1018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Keefe</text:p>
          </table:table-cell>
          <table:table-cell office:value-type="string">
            <text:p>Sainthill</text:p>
          </table:table-cell>
          <table:table-cell office:value-type="string">
            <text:p>ksainthillod@sbwire.com</text:p>
          </table:table-cell>
          <table:table-cell office:value-type="string">
            <text:p>Male</text:p>
          </table:table-cell>
          <table:table-cell office:value-type="string">
            <text:p>188.104.168.79</text:p>
          </table:table-cell>
          <table:table-cell table:number-columns-repeated="1018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Alejandrina</text:p>
          </table:table-cell>
          <table:table-cell office:value-type="string">
            <text:p>Dongall</text:p>
          </table:table-cell>
          <table:table-cell office:value-type="string">
            <text:p>adongalloe@who.int</text:p>
          </table:table-cell>
          <table:table-cell office:value-type="string">
            <text:p>Female</text:p>
          </table:table-cell>
          <table:table-cell office:value-type="string">
            <text:p>141.184.193.244</text:p>
          </table:table-cell>
          <table:table-cell table:number-columns-repeated="1018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Katie</text:p>
          </table:table-cell>
          <table:table-cell office:value-type="string">
            <text:p>Trousdale</text:p>
          </table:table-cell>
          <table:table-cell office:value-type="string">
            <text:p>ktrousdaleof@bbb.org</text:p>
          </table:table-cell>
          <table:table-cell office:value-type="string">
            <text:p>Female</text:p>
          </table:table-cell>
          <table:table-cell office:value-type="string">
            <text:p>118.226.71.113</text:p>
          </table:table-cell>
          <table:table-cell table:number-columns-repeated="1018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Rosalinda</text:p>
          </table:table-cell>
          <table:table-cell office:value-type="string">
            <text:p>Dufoure</text:p>
          </table:table-cell>
          <table:table-cell office:value-type="string">
            <text:p>rdufoureog@arizona.edu</text:p>
          </table:table-cell>
          <table:table-cell office:value-type="string">
            <text:p>Female</text:p>
          </table:table-cell>
          <table:table-cell office:value-type="string">
            <text:p>57.19.31.59</text:p>
          </table:table-cell>
          <table:table-cell table:number-columns-repeated="1018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Chancey</text:p>
          </table:table-cell>
          <table:table-cell office:value-type="string">
            <text:p>Rediers</text:p>
          </table:table-cell>
          <table:table-cell office:value-type="string">
            <text:p>crediersoh@cdbaby.com</text:p>
          </table:table-cell>
          <table:table-cell office:value-type="string">
            <text:p>Male</text:p>
          </table:table-cell>
          <table:table-cell office:value-type="string">
            <text:p>179.233.186.113</text:p>
          </table:table-cell>
          <table:table-cell table:number-columns-repeated="1018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Janene</text:p>
          </table:table-cell>
          <table:table-cell office:value-type="string">
            <text:p>Tarver</text:p>
          </table:table-cell>
          <table:table-cell office:value-type="string">
            <text:p>jtarveroi@ed.gov</text:p>
          </table:table-cell>
          <table:table-cell office:value-type="string">
            <text:p>Female</text:p>
          </table:table-cell>
          <table:table-cell office:value-type="string">
            <text:p>19.184.119.54</text:p>
          </table:table-cell>
          <table:table-cell table:number-columns-repeated="1018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Celestine</text:p>
          </table:table-cell>
          <table:table-cell office:value-type="string">
            <text:p>Ashwell</text:p>
          </table:table-cell>
          <table:table-cell office:value-type="string">
            <text:p>cashwelloj@mozilla.org</text:p>
          </table:table-cell>
          <table:table-cell office:value-type="string">
            <text:p>Female</text:p>
          </table:table-cell>
          <table:table-cell office:value-type="string">
            <text:p>189.167.132.31</text:p>
          </table:table-cell>
          <table:table-cell table:number-columns-repeated="1018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tormy</text:p>
          </table:table-cell>
          <table:table-cell office:value-type="string">
            <text:p>Arangy</text:p>
          </table:table-cell>
          <table:table-cell office:value-type="string">
            <text:p>sarangyok@sbwire.com</text:p>
          </table:table-cell>
          <table:table-cell office:value-type="string">
            <text:p>Female</text:p>
          </table:table-cell>
          <table:table-cell office:value-type="string">
            <text:p>169.161.105.90</text:p>
          </table:table-cell>
          <table:table-cell table:number-columns-repeated="1018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Clarita</text:p>
          </table:table-cell>
          <table:table-cell office:value-type="string">
            <text:p>Whittingham</text:p>
          </table:table-cell>
          <table:table-cell office:value-type="string">
            <text:p>cwhittinghamol@sourceforge.net</text:p>
          </table:table-cell>
          <table:table-cell office:value-type="string">
            <text:p>Female</text:p>
          </table:table-cell>
          <table:table-cell office:value-type="string">
            <text:p>21.57.23.196</text:p>
          </table:table-cell>
          <table:table-cell table:number-columns-repeated="1018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Bryce</text:p>
          </table:table-cell>
          <table:table-cell office:value-type="string">
            <text:p>Vuitton</text:p>
          </table:table-cell>
          <table:table-cell office:value-type="string">
            <text:p>bvuittonom@sitemeter.com</text:p>
          </table:table-cell>
          <table:table-cell office:value-type="string">
            <text:p>Male</text:p>
          </table:table-cell>
          <table:table-cell office:value-type="string">
            <text:p>106.15.53.228</text:p>
          </table:table-cell>
          <table:table-cell table:number-columns-repeated="1018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Nial</text:p>
          </table:table-cell>
          <table:table-cell office:value-type="string">
            <text:p>Kowalik</text:p>
          </table:table-cell>
          <table:table-cell office:value-type="string">
            <text:p>nkowalikon@reuters.com</text:p>
          </table:table-cell>
          <table:table-cell office:value-type="string">
            <text:p>Male</text:p>
          </table:table-cell>
          <table:table-cell office:value-type="string">
            <text:p>0.37.203.115</text:p>
          </table:table-cell>
          <table:table-cell table:number-columns-repeated="1018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Dov</text:p>
          </table:table-cell>
          <table:table-cell office:value-type="string">
            <text:p>Blay</text:p>
          </table:table-cell>
          <table:table-cell office:value-type="string">
            <text:p>dblayoo@surveymonkey.com</text:p>
          </table:table-cell>
          <table:table-cell office:value-type="string">
            <text:p>Male</text:p>
          </table:table-cell>
          <table:table-cell office:value-type="string">
            <text:p>54.50.230.122</text:p>
          </table:table-cell>
          <table:table-cell table:number-columns-repeated="1018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Meade</text:p>
          </table:table-cell>
          <table:table-cell office:value-type="string">
            <text:p>Whithalgh</text:p>
          </table:table-cell>
          <table:table-cell office:value-type="string">
            <text:p>mwhithalghop@godaddy.com</text:p>
          </table:table-cell>
          <table:table-cell office:value-type="string">
            <text:p>Female</text:p>
          </table:table-cell>
          <table:table-cell office:value-type="string">
            <text:p>239.75.109.91</text:p>
          </table:table-cell>
          <table:table-cell table:number-columns-repeated="1018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Keene</text:p>
          </table:table-cell>
          <table:table-cell office:value-type="string">
            <text:p>Borzone</text:p>
          </table:table-cell>
          <table:table-cell office:value-type="string">
            <text:p>kborzoneoq@ocn.ne.jp</text:p>
          </table:table-cell>
          <table:table-cell office:value-type="string">
            <text:p>Male</text:p>
          </table:table-cell>
          <table:table-cell office:value-type="string">
            <text:p>228.181.94.77</text:p>
          </table:table-cell>
          <table:table-cell table:number-columns-repeated="1018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Victoria</text:p>
          </table:table-cell>
          <table:table-cell office:value-type="string">
            <text:p>Massimo</text:p>
          </table:table-cell>
          <table:table-cell office:value-type="string">
            <text:p>vmassimoor@yolasite.com</text:p>
          </table:table-cell>
          <table:table-cell office:value-type="string">
            <text:p>Female</text:p>
          </table:table-cell>
          <table:table-cell office:value-type="string">
            <text:p>205.57.136.176</text:p>
          </table:table-cell>
          <table:table-cell table:number-columns-repeated="1018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Vittoria</text:p>
          </table:table-cell>
          <table:table-cell office:value-type="string">
            <text:p>Belfield</text:p>
          </table:table-cell>
          <table:table-cell office:value-type="string">
            <text:p>vbelfieldos@addthis.com</text:p>
          </table:table-cell>
          <table:table-cell office:value-type="string">
            <text:p>Female</text:p>
          </table:table-cell>
          <table:table-cell office:value-type="string">
            <text:p>63.152.124.129</text:p>
          </table:table-cell>
          <table:table-cell table:number-columns-repeated="1018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Tomas</text:p>
          </table:table-cell>
          <table:table-cell office:value-type="string">
            <text:p>Ainscough</text:p>
          </table:table-cell>
          <table:table-cell office:value-type="string">
            <text:p>tainscoughot@netlog.com</text:p>
          </table:table-cell>
          <table:table-cell office:value-type="string">
            <text:p>Male</text:p>
          </table:table-cell>
          <table:table-cell office:value-type="string">
            <text:p>227.152.153.150</text:p>
          </table:table-cell>
          <table:table-cell table:number-columns-repeated="1018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Olive</text:p>
          </table:table-cell>
          <table:table-cell office:value-type="string">
            <text:p>Sivess</text:p>
          </table:table-cell>
          <table:table-cell office:value-type="string">
            <text:p>osivessou@yellowbook.com</text:p>
          </table:table-cell>
          <table:table-cell office:value-type="string">
            <text:p>Female</text:p>
          </table:table-cell>
          <table:table-cell office:value-type="string">
            <text:p>76.104.36.173</text:p>
          </table:table-cell>
          <table:table-cell table:number-columns-repeated="1018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agdaia</text:p>
          </table:table-cell>
          <table:table-cell office:value-type="string">
            <text:p>Garthshore</text:p>
          </table:table-cell>
          <table:table-cell office:value-type="string">
            <text:p>mgarthshoreov@gnu.org</text:p>
          </table:table-cell>
          <table:table-cell office:value-type="string">
            <text:p>Female</text:p>
          </table:table-cell>
          <table:table-cell office:value-type="string">
            <text:p>67.122.179.155</text:p>
          </table:table-cell>
          <table:table-cell table:number-columns-repeated="1018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uki</text:p>
          </table:table-cell>
          <table:table-cell office:value-type="string">
            <text:p>Garrand</text:p>
          </table:table-cell>
          <table:table-cell office:value-type="string">
            <text:p>sgarrandow@sitemeter.com</text:p>
          </table:table-cell>
          <table:table-cell office:value-type="string">
            <text:p>Female</text:p>
          </table:table-cell>
          <table:table-cell office:value-type="string">
            <text:p>7.75.131.44</text:p>
          </table:table-cell>
          <table:table-cell table:number-columns-repeated="1018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Celina</text:p>
          </table:table-cell>
          <table:table-cell office:value-type="string">
            <text:p>Mungane</text:p>
          </table:table-cell>
          <table:table-cell office:value-type="string">
            <text:p>cmunganeox@spiegel.de</text:p>
          </table:table-cell>
          <table:table-cell office:value-type="string">
            <text:p>Female</text:p>
          </table:table-cell>
          <table:table-cell office:value-type="string">
            <text:p>107.178.55.137</text:p>
          </table:table-cell>
          <table:table-cell table:number-columns-repeated="1018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Viole</text:p>
          </table:table-cell>
          <table:table-cell office:value-type="string">
            <text:p>Jennison</text:p>
          </table:table-cell>
          <table:table-cell office:value-type="string">
            <text:p>vjennisonoy@spotify.com</text:p>
          </table:table-cell>
          <table:table-cell office:value-type="string">
            <text:p>Female</text:p>
          </table:table-cell>
          <table:table-cell office:value-type="string">
            <text:p>87.116.160.91</text:p>
          </table:table-cell>
          <table:table-cell table:number-columns-repeated="1018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onall</text:p>
          </table:table-cell>
          <table:table-cell office:value-type="string">
            <text:p>Walthall</text:p>
          </table:table-cell>
          <table:table-cell office:value-type="string">
            <text:p>dwalthalloz@pbs.org</text:p>
          </table:table-cell>
          <table:table-cell office:value-type="string">
            <text:p>Male</text:p>
          </table:table-cell>
          <table:table-cell office:value-type="string">
            <text:p>220.198.187.169</text:p>
          </table:table-cell>
          <table:table-cell table:number-columns-repeated="1018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Harold</text:p>
          </table:table-cell>
          <table:table-cell office:value-type="string">
            <text:p>Simonson</text:p>
          </table:table-cell>
          <table:table-cell office:value-type="string">
            <text:p>hsimonsonp0@ibm.com</text:p>
          </table:table-cell>
          <table:table-cell office:value-type="string">
            <text:p>Male</text:p>
          </table:table-cell>
          <table:table-cell office:value-type="string">
            <text:p>19.190.177.230</text:p>
          </table:table-cell>
          <table:table-cell table:number-columns-repeated="1018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Twila</text:p>
          </table:table-cell>
          <table:table-cell office:value-type="string">
            <text:p>Casaccio</text:p>
          </table:table-cell>
          <table:table-cell office:value-type="string">
            <text:p>tcasacciop1@yolasite.com</text:p>
          </table:table-cell>
          <table:table-cell office:value-type="string">
            <text:p>Female</text:p>
          </table:table-cell>
          <table:table-cell office:value-type="string">
            <text:p>209.116.130.92</text:p>
          </table:table-cell>
          <table:table-cell table:number-columns-repeated="1018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Tabbitha</text:p>
          </table:table-cell>
          <table:table-cell office:value-type="string">
            <text:p>Cornelleau</text:p>
          </table:table-cell>
          <table:table-cell office:value-type="string">
            <text:p>tcornelleaup2@uiuc.edu</text:p>
          </table:table-cell>
          <table:table-cell office:value-type="string">
            <text:p>Female</text:p>
          </table:table-cell>
          <table:table-cell office:value-type="string">
            <text:p>222.112.71.239</text:p>
          </table:table-cell>
          <table:table-cell table:number-columns-repeated="1018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Dorice</text:p>
          </table:table-cell>
          <table:table-cell office:value-type="string">
            <text:p>Collinge</text:p>
          </table:table-cell>
          <table:table-cell office:value-type="string">
            <text:p>dcollingep3@devhub.com</text:p>
          </table:table-cell>
          <table:table-cell office:value-type="string">
            <text:p>Female</text:p>
          </table:table-cell>
          <table:table-cell office:value-type="string">
            <text:p>125.110.140.73</text:p>
          </table:table-cell>
          <table:table-cell table:number-columns-repeated="1018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Tuesday</text:p>
          </table:table-cell>
          <table:table-cell office:value-type="string">
            <text:p>New</text:p>
          </table:table-cell>
          <table:table-cell office:value-type="string">
            <text:p>tnewp4@reference.com</text:p>
          </table:table-cell>
          <table:table-cell office:value-type="string">
            <text:p>Female</text:p>
          </table:table-cell>
          <table:table-cell office:value-type="string">
            <text:p>139.202.57.54</text:p>
          </table:table-cell>
          <table:table-cell table:number-columns-repeated="1018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arcy</text:p>
          </table:table-cell>
          <table:table-cell office:value-type="string">
            <text:p>Matteucci</text:p>
          </table:table-cell>
          <table:table-cell office:value-type="string">
            <text:p>dmatteuccip5@guardian.co.uk</text:p>
          </table:table-cell>
          <table:table-cell office:value-type="string">
            <text:p>Male</text:p>
          </table:table-cell>
          <table:table-cell office:value-type="string">
            <text:p>23.114.228.184</text:p>
          </table:table-cell>
          <table:table-cell table:number-columns-repeated="1018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Evaleen</text:p>
          </table:table-cell>
          <table:table-cell office:value-type="string">
            <text:p>Stittle</text:p>
          </table:table-cell>
          <table:table-cell office:value-type="string">
            <text:p>estittlep6@dedecms.com</text:p>
          </table:table-cell>
          <table:table-cell office:value-type="string">
            <text:p>Female</text:p>
          </table:table-cell>
          <table:table-cell office:value-type="string">
            <text:p>109.217.14.205</text:p>
          </table:table-cell>
          <table:table-cell table:number-columns-repeated="1018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Haley</text:p>
          </table:table-cell>
          <table:table-cell office:value-type="string">
            <text:p>Gomersal</text:p>
          </table:table-cell>
          <table:table-cell office:value-type="string">
            <text:p>hgomersalp7@sogou.com</text:p>
          </table:table-cell>
          <table:table-cell office:value-type="string">
            <text:p>Female</text:p>
          </table:table-cell>
          <table:table-cell office:value-type="string">
            <text:p>157.202.133.138</text:p>
          </table:table-cell>
          <table:table-cell table:number-columns-repeated="1018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Giulia</text:p>
          </table:table-cell>
          <table:table-cell office:value-type="string">
            <text:p>Pollack</text:p>
          </table:table-cell>
          <table:table-cell office:value-type="string">
            <text:p>gpollackp8@comsenz.com</text:p>
          </table:table-cell>
          <table:table-cell office:value-type="string">
            <text:p>Female</text:p>
          </table:table-cell>
          <table:table-cell office:value-type="string">
            <text:p>82.91.90.207</text:p>
          </table:table-cell>
          <table:table-cell table:number-columns-repeated="1018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Creigh</text:p>
          </table:table-cell>
          <table:table-cell office:value-type="string">
            <text:p>Normington</text:p>
          </table:table-cell>
          <table:table-cell office:value-type="string">
            <text:p>cnormingtonp9@si.edu</text:p>
          </table:table-cell>
          <table:table-cell office:value-type="string">
            <text:p>Male</text:p>
          </table:table-cell>
          <table:table-cell office:value-type="string">
            <text:p>54.98.28.27</text:p>
          </table:table-cell>
          <table:table-cell table:number-columns-repeated="1018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Dennison</text:p>
          </table:table-cell>
          <table:table-cell office:value-type="string">
            <text:p>O' Neligan</text:p>
          </table:table-cell>
          <table:table-cell office:value-type="string">
            <text:p>doneliganpa@spiegel.de</text:p>
          </table:table-cell>
          <table:table-cell office:value-type="string">
            <text:p>Male</text:p>
          </table:table-cell>
          <table:table-cell office:value-type="string">
            <text:p>205.155.148.123</text:p>
          </table:table-cell>
          <table:table-cell table:number-columns-repeated="1018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Cory</text:p>
          </table:table-cell>
          <table:table-cell office:value-type="string">
            <text:p>Finlater</text:p>
          </table:table-cell>
          <table:table-cell office:value-type="string">
            <text:p>cfinlaterpb@issuu.com</text:p>
          </table:table-cell>
          <table:table-cell office:value-type="string">
            <text:p>Female</text:p>
          </table:table-cell>
          <table:table-cell office:value-type="string">
            <text:p>102.242.150.142</text:p>
          </table:table-cell>
          <table:table-cell table:number-columns-repeated="1018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Ferrell</text:p>
          </table:table-cell>
          <table:table-cell office:value-type="string">
            <text:p>Basilio</text:p>
          </table:table-cell>
          <table:table-cell office:value-type="string">
            <text:p>fbasiliopc@guardian.co.uk</text:p>
          </table:table-cell>
          <table:table-cell office:value-type="string">
            <text:p>Male</text:p>
          </table:table-cell>
          <table:table-cell office:value-type="string">
            <text:p>7.27.140.240</text:p>
          </table:table-cell>
          <table:table-cell table:number-columns-repeated="1018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Helenka</text:p>
          </table:table-cell>
          <table:table-cell office:value-type="string">
            <text:p>Twallin</text:p>
          </table:table-cell>
          <table:table-cell office:value-type="string">
            <text:p>htwallinpd@desdev.cn</text:p>
          </table:table-cell>
          <table:table-cell office:value-type="string">
            <text:p>Female</text:p>
          </table:table-cell>
          <table:table-cell office:value-type="string">
            <text:p>106.200.77.168</text:p>
          </table:table-cell>
          <table:table-cell table:number-columns-repeated="1018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Mycah</text:p>
          </table:table-cell>
          <table:table-cell office:value-type="string">
            <text:p>Deighan</text:p>
          </table:table-cell>
          <table:table-cell office:value-type="string">
            <text:p>mdeighanpe@bing.com</text:p>
          </table:table-cell>
          <table:table-cell office:value-type="string">
            <text:p>Male</text:p>
          </table:table-cell>
          <table:table-cell office:value-type="string">
            <text:p>196.153.180.89</text:p>
          </table:table-cell>
          <table:table-cell table:number-columns-repeated="1018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Devy</text:p>
          </table:table-cell>
          <table:table-cell office:value-type="string">
            <text:p>Wyne</text:p>
          </table:table-cell>
          <table:table-cell office:value-type="string">
            <text:p>dwynepf@seattletimes.com</text:p>
          </table:table-cell>
          <table:table-cell office:value-type="string">
            <text:p>Male</text:p>
          </table:table-cell>
          <table:table-cell office:value-type="string">
            <text:p>144.119.161.92</text:p>
          </table:table-cell>
          <table:table-cell table:number-columns-repeated="1018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teven</text:p>
          </table:table-cell>
          <table:table-cell office:value-type="string">
            <text:p>Benstead</text:p>
          </table:table-cell>
          <table:table-cell office:value-type="string">
            <text:p>sbensteadpg@soundcloud.com</text:p>
          </table:table-cell>
          <table:table-cell office:value-type="string">
            <text:p>Male</text:p>
          </table:table-cell>
          <table:table-cell office:value-type="string">
            <text:p>29.63.124.199</text:p>
          </table:table-cell>
          <table:table-cell table:number-columns-repeated="1018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Lenci</text:p>
          </table:table-cell>
          <table:table-cell office:value-type="string">
            <text:p>Divisek</text:p>
          </table:table-cell>
          <table:table-cell office:value-type="string">
            <text:p>ldivisekph@gmpg.org</text:p>
          </table:table-cell>
          <table:table-cell office:value-type="string">
            <text:p>Male</text:p>
          </table:table-cell>
          <table:table-cell office:value-type="string">
            <text:p>209.2.69.56</text:p>
          </table:table-cell>
          <table:table-cell table:number-columns-repeated="1018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Fifi</text:p>
          </table:table-cell>
          <table:table-cell office:value-type="string">
            <text:p>Bendley</text:p>
          </table:table-cell>
          <table:table-cell office:value-type="string">
            <text:p>fbendleypi@blogger.com</text:p>
          </table:table-cell>
          <table:table-cell office:value-type="string">
            <text:p>Female</text:p>
          </table:table-cell>
          <table:table-cell office:value-type="string">
            <text:p>193.77.216.108</text:p>
          </table:table-cell>
          <table:table-cell table:number-columns-repeated="1018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Ethelred</text:p>
          </table:table-cell>
          <table:table-cell office:value-type="string">
            <text:p>Whawell</text:p>
          </table:table-cell>
          <table:table-cell office:value-type="string">
            <text:p>ewhawellpj@wikispaces.com</text:p>
          </table:table-cell>
          <table:table-cell office:value-type="string">
            <text:p>Male</text:p>
          </table:table-cell>
          <table:table-cell office:value-type="string">
            <text:p>179.83.44.80</text:p>
          </table:table-cell>
          <table:table-cell table:number-columns-repeated="1018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Dennet</text:p>
          </table:table-cell>
          <table:table-cell office:value-type="string">
            <text:p>Cressingham</text:p>
          </table:table-cell>
          <table:table-cell office:value-type="string">
            <text:p>dcressinghampk@goo.ne.jp</text:p>
          </table:table-cell>
          <table:table-cell office:value-type="string">
            <text:p>Male</text:p>
          </table:table-cell>
          <table:table-cell office:value-type="string">
            <text:p>28.73.137.237</text:p>
          </table:table-cell>
          <table:table-cell table:number-columns-repeated="1018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Valida</text:p>
          </table:table-cell>
          <table:table-cell office:value-type="string">
            <text:p>Palley</text:p>
          </table:table-cell>
          <table:table-cell office:value-type="string">
            <text:p>vpalleypl@ebay.com</text:p>
          </table:table-cell>
          <table:table-cell office:value-type="string">
            <text:p>Female</text:p>
          </table:table-cell>
          <table:table-cell office:value-type="string">
            <text:p>67.70.176.96</text:p>
          </table:table-cell>
          <table:table-cell table:number-columns-repeated="1018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tanleigh</text:p>
          </table:table-cell>
          <table:table-cell office:value-type="string">
            <text:p>Cropton</text:p>
          </table:table-cell>
          <table:table-cell office:value-type="string">
            <text:p>scroptonpm@bbb.org</text:p>
          </table:table-cell>
          <table:table-cell office:value-type="string">
            <text:p>Male</text:p>
          </table:table-cell>
          <table:table-cell office:value-type="string">
            <text:p>186.104.11.198</text:p>
          </table:table-cell>
          <table:table-cell table:number-columns-repeated="1018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iki</text:p>
          </table:table-cell>
          <table:table-cell office:value-type="string">
            <text:p>Kemer</text:p>
          </table:table-cell>
          <table:table-cell office:value-type="string">
            <text:p>nkemerpn@jiathis.com</text:p>
          </table:table-cell>
          <table:table-cell office:value-type="string">
            <text:p>Male</text:p>
          </table:table-cell>
          <table:table-cell office:value-type="string">
            <text:p>102.98.197.110</text:p>
          </table:table-cell>
          <table:table-cell table:number-columns-repeated="1018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Jud</text:p>
          </table:table-cell>
          <table:table-cell office:value-type="string">
            <text:p>Simononsky</text:p>
          </table:table-cell>
          <table:table-cell office:value-type="string">
            <text:p>jsimononskypo@jalbum.net</text:p>
          </table:table-cell>
          <table:table-cell office:value-type="string">
            <text:p>Male</text:p>
          </table:table-cell>
          <table:table-cell office:value-type="string">
            <text:p>71.237.70.152</text:p>
          </table:table-cell>
          <table:table-cell table:number-columns-repeated="1018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Tate</text:p>
          </table:table-cell>
          <table:table-cell office:value-type="string">
            <text:p>Yerborn</text:p>
          </table:table-cell>
          <table:table-cell office:value-type="string">
            <text:p>tyerbornpp@pinterest.com</text:p>
          </table:table-cell>
          <table:table-cell office:value-type="string">
            <text:p>Female</text:p>
          </table:table-cell>
          <table:table-cell office:value-type="string">
            <text:p>143.5.235.242</text:p>
          </table:table-cell>
          <table:table-cell table:number-columns-repeated="1018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Charin</text:p>
          </table:table-cell>
          <table:table-cell office:value-type="string">
            <text:p>McReynolds</text:p>
          </table:table-cell>
          <table:table-cell office:value-type="string">
            <text:p>cmcreynoldspq@rediff.com</text:p>
          </table:table-cell>
          <table:table-cell office:value-type="string">
            <text:p>Female</text:p>
          </table:table-cell>
          <table:table-cell office:value-type="string">
            <text:p>0.13.10.134</text:p>
          </table:table-cell>
          <table:table-cell table:number-columns-repeated="1018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Kerrie</text:p>
          </table:table-cell>
          <table:table-cell office:value-type="string">
            <text:p>Hayller</text:p>
          </table:table-cell>
          <table:table-cell office:value-type="string">
            <text:p>khayllerpr@biblegateway.com</text:p>
          </table:table-cell>
          <table:table-cell office:value-type="string">
            <text:p>Female</text:p>
          </table:table-cell>
          <table:table-cell office:value-type="string">
            <text:p>240.26.246.138</text:p>
          </table:table-cell>
          <table:table-cell table:number-columns-repeated="1018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Lyell</text:p>
          </table:table-cell>
          <table:table-cell office:value-type="string">
            <text:p>Gosby</text:p>
          </table:table-cell>
          <table:table-cell office:value-type="string">
            <text:p>lgosbyps@prlog.org</text:p>
          </table:table-cell>
          <table:table-cell office:value-type="string">
            <text:p>Male</text:p>
          </table:table-cell>
          <table:table-cell office:value-type="string">
            <text:p>112.82.96.157</text:p>
          </table:table-cell>
          <table:table-cell table:number-columns-repeated="1018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tandford</text:p>
          </table:table-cell>
          <table:table-cell office:value-type="string">
            <text:p>Robbel</text:p>
          </table:table-cell>
          <table:table-cell office:value-type="string">
            <text:p>srobbelpt@amazon.co.uk</text:p>
          </table:table-cell>
          <table:table-cell office:value-type="string">
            <text:p>Male</text:p>
          </table:table-cell>
          <table:table-cell office:value-type="string">
            <text:p>241.225.252.178</text:p>
          </table:table-cell>
          <table:table-cell table:number-columns-repeated="1018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haun</text:p>
          </table:table-cell>
          <table:table-cell office:value-type="string">
            <text:p>Blois</text:p>
          </table:table-cell>
          <table:table-cell office:value-type="string">
            <text:p>sbloispu@infoseek.co.jp</text:p>
          </table:table-cell>
          <table:table-cell office:value-type="string">
            <text:p>Male</text:p>
          </table:table-cell>
          <table:table-cell office:value-type="string">
            <text:p>105.76.193.50</text:p>
          </table:table-cell>
          <table:table-cell table:number-columns-repeated="1018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Sebastian</text:p>
          </table:table-cell>
          <table:table-cell office:value-type="string">
            <text:p>Lace</text:p>
          </table:table-cell>
          <table:table-cell office:value-type="string">
            <text:p>slacepv@wiley.com</text:p>
          </table:table-cell>
          <table:table-cell office:value-type="string">
            <text:p>Male</text:p>
          </table:table-cell>
          <table:table-cell office:value-type="string">
            <text:p>52.51.218.238</text:p>
          </table:table-cell>
          <table:table-cell table:number-columns-repeated="1018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Gloriane</text:p>
          </table:table-cell>
          <table:table-cell office:value-type="string">
            <text:p>Garforth</text:p>
          </table:table-cell>
          <table:table-cell office:value-type="string">
            <text:p>ggarforthpw@elegantthemes.com</text:p>
          </table:table-cell>
          <table:table-cell office:value-type="string">
            <text:p>Female</text:p>
          </table:table-cell>
          <table:table-cell office:value-type="string">
            <text:p>96.203.9.98</text:p>
          </table:table-cell>
          <table:table-cell table:number-columns-repeated="1018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Adore</text:p>
          </table:table-cell>
          <table:table-cell office:value-type="string">
            <text:p>Torrie</text:p>
          </table:table-cell>
          <table:table-cell office:value-type="string">
            <text:p>atorriepx@thetimes.co.uk</text:p>
          </table:table-cell>
          <table:table-cell office:value-type="string">
            <text:p>Female</text:p>
          </table:table-cell>
          <table:table-cell office:value-type="string">
            <text:p>96.196.124.63</text:p>
          </table:table-cell>
          <table:table-cell table:number-columns-repeated="1018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Magdalena</text:p>
          </table:table-cell>
          <table:table-cell office:value-type="string">
            <text:p>Bandy</text:p>
          </table:table-cell>
          <table:table-cell office:value-type="string">
            <text:p>mbandypy@sina.com.cn</text:p>
          </table:table-cell>
          <table:table-cell office:value-type="string">
            <text:p>Female</text:p>
          </table:table-cell>
          <table:table-cell office:value-type="string">
            <text:p>207.56.114.145</text:p>
          </table:table-cell>
          <table:table-cell table:number-columns-repeated="1018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Lorant</text:p>
          </table:table-cell>
          <table:table-cell office:value-type="string">
            <text:p>O'Henery</text:p>
          </table:table-cell>
          <table:table-cell office:value-type="string">
            <text:p>lohenerypz@altervista.org</text:p>
          </table:table-cell>
          <table:table-cell office:value-type="string">
            <text:p>Male</text:p>
          </table:table-cell>
          <table:table-cell office:value-type="string">
            <text:p>57.139.75.196</text:p>
          </table:table-cell>
          <table:table-cell table:number-columns-repeated="1018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Angelika</text:p>
          </table:table-cell>
          <table:table-cell office:value-type="string">
            <text:p>Malim</text:p>
          </table:table-cell>
          <table:table-cell office:value-type="string">
            <text:p>amalimq0@bloglovin.com</text:p>
          </table:table-cell>
          <table:table-cell office:value-type="string">
            <text:p>Female</text:p>
          </table:table-cell>
          <table:table-cell office:value-type="string">
            <text:p>68.146.239.147</text:p>
          </table:table-cell>
          <table:table-cell table:number-columns-repeated="1018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Celine</text:p>
          </table:table-cell>
          <table:table-cell office:value-type="string">
            <text:p>Clutterbuck</text:p>
          </table:table-cell>
          <table:table-cell office:value-type="string">
            <text:p>cclutterbuckq1@dropbox.com</text:p>
          </table:table-cell>
          <table:table-cell office:value-type="string">
            <text:p>Female</text:p>
          </table:table-cell>
          <table:table-cell office:value-type="string">
            <text:p>137.224.146.24</text:p>
          </table:table-cell>
          <table:table-cell table:number-columns-repeated="1018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Royall</text:p>
          </table:table-cell>
          <table:table-cell office:value-type="string">
            <text:p>Manuely</text:p>
          </table:table-cell>
          <table:table-cell office:value-type="string">
            <text:p>rmanuelyq2@godaddy.com</text:p>
          </table:table-cell>
          <table:table-cell office:value-type="string">
            <text:p>Male</text:p>
          </table:table-cell>
          <table:table-cell office:value-type="string">
            <text:p>24.107.238.148</text:p>
          </table:table-cell>
          <table:table-cell table:number-columns-repeated="1018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Joey</text:p>
          </table:table-cell>
          <table:table-cell office:value-type="string">
            <text:p>Figiovanni</text:p>
          </table:table-cell>
          <table:table-cell office:value-type="string">
            <text:p>jfigiovanniq3@icio.us</text:p>
          </table:table-cell>
          <table:table-cell office:value-type="string">
            <text:p>Male</text:p>
          </table:table-cell>
          <table:table-cell office:value-type="string">
            <text:p>19.166.220.19</text:p>
          </table:table-cell>
          <table:table-cell table:number-columns-repeated="1018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Philippe</text:p>
          </table:table-cell>
          <table:table-cell office:value-type="string">
            <text:p>Belchamp</text:p>
          </table:table-cell>
          <table:table-cell office:value-type="string">
            <text:p>pbelchampq4@chronoengine.com</text:p>
          </table:table-cell>
          <table:table-cell office:value-type="string">
            <text:p>Female</text:p>
          </table:table-cell>
          <table:table-cell office:value-type="string">
            <text:p>201.215.114.184</text:p>
          </table:table-cell>
          <table:table-cell table:number-columns-repeated="1018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Rodge</text:p>
          </table:table-cell>
          <table:table-cell office:value-type="string">
            <text:p>Kimbrey</text:p>
          </table:table-cell>
          <table:table-cell office:value-type="string">
            <text:p>rkimbreyq5@flavors.me</text:p>
          </table:table-cell>
          <table:table-cell office:value-type="string">
            <text:p>Male</text:p>
          </table:table-cell>
          <table:table-cell office:value-type="string">
            <text:p>210.60.73.45</text:p>
          </table:table-cell>
          <table:table-cell table:number-columns-repeated="1018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Hyman</text:p>
          </table:table-cell>
          <table:table-cell office:value-type="string">
            <text:p>Spinke</text:p>
          </table:table-cell>
          <table:table-cell office:value-type="string">
            <text:p>hspinkeq6@wikia.com</text:p>
          </table:table-cell>
          <table:table-cell office:value-type="string">
            <text:p>Male</text:p>
          </table:table-cell>
          <table:table-cell office:value-type="string">
            <text:p>155.210.186.163</text:p>
          </table:table-cell>
          <table:table-cell table:number-columns-repeated="1018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Bartholomeus</text:p>
          </table:table-cell>
          <table:table-cell office:value-type="string">
            <text:p>Luthwood</text:p>
          </table:table-cell>
          <table:table-cell office:value-type="string">
            <text:p>bluthwoodq7@nyu.edu</text:p>
          </table:table-cell>
          <table:table-cell office:value-type="string">
            <text:p>Male</text:p>
          </table:table-cell>
          <table:table-cell office:value-type="string">
            <text:p>95.199.129.23</text:p>
          </table:table-cell>
          <table:table-cell table:number-columns-repeated="1018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Lars</text:p>
          </table:table-cell>
          <table:table-cell office:value-type="string">
            <text:p>Rosenwald</text:p>
          </table:table-cell>
          <table:table-cell office:value-type="string">
            <text:p>lrosenwaldq8@vkontakte.ru</text:p>
          </table:table-cell>
          <table:table-cell office:value-type="string">
            <text:p>Male</text:p>
          </table:table-cell>
          <table:table-cell office:value-type="string">
            <text:p>122.121.54.185</text:p>
          </table:table-cell>
          <table:table-cell table:number-columns-repeated="1018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Gabe</text:p>
          </table:table-cell>
          <table:table-cell office:value-type="string">
            <text:p>Fay</text:p>
          </table:table-cell>
          <table:table-cell office:value-type="string">
            <text:p>gfayq9@google.cn</text:p>
          </table:table-cell>
          <table:table-cell office:value-type="string">
            <text:p>Male</text:p>
          </table:table-cell>
          <table:table-cell office:value-type="string">
            <text:p>17.231.233.107</text:p>
          </table:table-cell>
          <table:table-cell table:number-columns-repeated="1018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Johnathon</text:p>
          </table:table-cell>
          <table:table-cell office:value-type="string">
            <text:p>Tippetts</text:p>
          </table:table-cell>
          <table:table-cell office:value-type="string">
            <text:p>jtippettsqa@google.es</text:p>
          </table:table-cell>
          <table:table-cell office:value-type="string">
            <text:p>Male</text:p>
          </table:table-cell>
          <table:table-cell office:value-type="string">
            <text:p>95.84.125.168</text:p>
          </table:table-cell>
          <table:table-cell table:number-columns-repeated="1018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Caralie</text:p>
          </table:table-cell>
          <table:table-cell office:value-type="string">
            <text:p>Domanski</text:p>
          </table:table-cell>
          <table:table-cell office:value-type="string">
            <text:p>cdomanskiqb@ezinearticles.com</text:p>
          </table:table-cell>
          <table:table-cell office:value-type="string">
            <text:p>Female</text:p>
          </table:table-cell>
          <table:table-cell office:value-type="string">
            <text:p>232.47.235.87</text:p>
          </table:table-cell>
          <table:table-cell table:number-columns-repeated="1018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Angelle</text:p>
          </table:table-cell>
          <table:table-cell office:value-type="string">
            <text:p>Mandy</text:p>
          </table:table-cell>
          <table:table-cell office:value-type="string">
            <text:p>amandyqc@multiply.com</text:p>
          </table:table-cell>
          <table:table-cell office:value-type="string">
            <text:p>Female</text:p>
          </table:table-cell>
          <table:table-cell office:value-type="string">
            <text:p>96.144.242.169</text:p>
          </table:table-cell>
          <table:table-cell table:number-columns-repeated="1018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Gaby</text:p>
          </table:table-cell>
          <table:table-cell office:value-type="string">
            <text:p>Blockwell</text:p>
          </table:table-cell>
          <table:table-cell office:value-type="string">
            <text:p>gblockwellqd@mapquest.com</text:p>
          </table:table-cell>
          <table:table-cell office:value-type="string">
            <text:p>Male</text:p>
          </table:table-cell>
          <table:table-cell office:value-type="string">
            <text:p>15.112.22.216</text:p>
          </table:table-cell>
          <table:table-cell table:number-columns-repeated="1018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Cleve</text:p>
          </table:table-cell>
          <table:table-cell office:value-type="string">
            <text:p>Pidon</text:p>
          </table:table-cell>
          <table:table-cell office:value-type="string">
            <text:p>cpidonqe@cafepress.com</text:p>
          </table:table-cell>
          <table:table-cell office:value-type="string">
            <text:p>Male</text:p>
          </table:table-cell>
          <table:table-cell office:value-type="string">
            <text:p>243.22.176.187</text:p>
          </table:table-cell>
          <table:table-cell table:number-columns-repeated="1018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Pris</text:p>
          </table:table-cell>
          <table:table-cell office:value-type="string">
            <text:p>Stannering</text:p>
          </table:table-cell>
          <table:table-cell office:value-type="string">
            <text:p>pstanneringqf@de.vu</text:p>
          </table:table-cell>
          <table:table-cell office:value-type="string">
            <text:p>Female</text:p>
          </table:table-cell>
          <table:table-cell office:value-type="string">
            <text:p>97.86.208.130</text:p>
          </table:table-cell>
          <table:table-cell table:number-columns-repeated="1018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Tanitansy</text:p>
          </table:table-cell>
          <table:table-cell office:value-type="string">
            <text:p>Tuxill</text:p>
          </table:table-cell>
          <table:table-cell office:value-type="string">
            <text:p>ttuxillqg@freewebs.com</text:p>
          </table:table-cell>
          <table:table-cell office:value-type="string">
            <text:p>Female</text:p>
          </table:table-cell>
          <table:table-cell office:value-type="string">
            <text:p>22.34.243.230</text:p>
          </table:table-cell>
          <table:table-cell table:number-columns-repeated="1018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Paulita</text:p>
          </table:table-cell>
          <table:table-cell office:value-type="string">
            <text:p>Phillip</text:p>
          </table:table-cell>
          <table:table-cell office:value-type="string">
            <text:p>pphillipqh@symantec.com</text:p>
          </table:table-cell>
          <table:table-cell office:value-type="string">
            <text:p>Female</text:p>
          </table:table-cell>
          <table:table-cell office:value-type="string">
            <text:p>239.231.58.176</text:p>
          </table:table-cell>
          <table:table-cell table:number-columns-repeated="1018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lec</text:p>
          </table:table-cell>
          <table:table-cell office:value-type="string">
            <text:p>Chucks</text:p>
          </table:table-cell>
          <table:table-cell office:value-type="string">
            <text:p>achucksqi@ehow.com</text:p>
          </table:table-cell>
          <table:table-cell office:value-type="string">
            <text:p>Male</text:p>
          </table:table-cell>
          <table:table-cell office:value-type="string">
            <text:p>68.6.161.0</text:p>
          </table:table-cell>
          <table:table-cell table:number-columns-repeated="1018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Hadley</text:p>
          </table:table-cell>
          <table:table-cell office:value-type="string">
            <text:p>Billborough</text:p>
          </table:table-cell>
          <table:table-cell office:value-type="string">
            <text:p>hbillboroughqj@guardian.co.uk</text:p>
          </table:table-cell>
          <table:table-cell office:value-type="string">
            <text:p>Male</text:p>
          </table:table-cell>
          <table:table-cell office:value-type="string">
            <text:p>147.72.206.128</text:p>
          </table:table-cell>
          <table:table-cell table:number-columns-repeated="1018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Cullin</text:p>
          </table:table-cell>
          <table:table-cell office:value-type="string">
            <text:p>Smylie</text:p>
          </table:table-cell>
          <table:table-cell office:value-type="string">
            <text:p>csmylieqk@sakura.ne.jp</text:p>
          </table:table-cell>
          <table:table-cell office:value-type="string">
            <text:p>Male</text:p>
          </table:table-cell>
          <table:table-cell office:value-type="string">
            <text:p>55.160.128.235</text:p>
          </table:table-cell>
          <table:table-cell table:number-columns-repeated="1018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Ole</text:p>
          </table:table-cell>
          <table:table-cell office:value-type="string">
            <text:p>Baron</text:p>
          </table:table-cell>
          <table:table-cell office:value-type="string">
            <text:p>obaronql@samsung.com</text:p>
          </table:table-cell>
          <table:table-cell office:value-type="string">
            <text:p>Male</text:p>
          </table:table-cell>
          <table:table-cell office:value-type="string">
            <text:p>228.70.217.107</text:p>
          </table:table-cell>
          <table:table-cell table:number-columns-repeated="1018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Nevil</text:p>
          </table:table-cell>
          <table:table-cell office:value-type="string">
            <text:p>Baptie</text:p>
          </table:table-cell>
          <table:table-cell office:value-type="string">
            <text:p>nbaptieqm@com.com</text:p>
          </table:table-cell>
          <table:table-cell office:value-type="string">
            <text:p>Male</text:p>
          </table:table-cell>
          <table:table-cell office:value-type="string">
            <text:p>253.171.52.127</text:p>
          </table:table-cell>
          <table:table-cell table:number-columns-repeated="1018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Donn</text:p>
          </table:table-cell>
          <table:table-cell office:value-type="string">
            <text:p>Nabarro</text:p>
          </table:table-cell>
          <table:table-cell office:value-type="string">
            <text:p>dnabarroqn@cam.ac.uk</text:p>
          </table:table-cell>
          <table:table-cell office:value-type="string">
            <text:p>Male</text:p>
          </table:table-cell>
          <table:table-cell office:value-type="string">
            <text:p>53.157.242.240</text:p>
          </table:table-cell>
          <table:table-cell table:number-columns-repeated="1018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Enid</text:p>
          </table:table-cell>
          <table:table-cell office:value-type="string">
            <text:p>Navarijo</text:p>
          </table:table-cell>
          <table:table-cell office:value-type="string">
            <text:p>enavarijoqo@topsy.com</text:p>
          </table:table-cell>
          <table:table-cell office:value-type="string">
            <text:p>Female</text:p>
          </table:table-cell>
          <table:table-cell office:value-type="string">
            <text:p>192.210.209.237</text:p>
          </table:table-cell>
          <table:table-cell table:number-columns-repeated="1018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Melita</text:p>
          </table:table-cell>
          <table:table-cell office:value-type="string">
            <text:p>Queree</text:p>
          </table:table-cell>
          <table:table-cell office:value-type="string">
            <text:p>mquereeqp@shareasale.com</text:p>
          </table:table-cell>
          <table:table-cell office:value-type="string">
            <text:p>Female</text:p>
          </table:table-cell>
          <table:table-cell office:value-type="string">
            <text:p>215.189.32.39</text:p>
          </table:table-cell>
          <table:table-cell table:number-columns-repeated="1018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Lucienne</text:p>
          </table:table-cell>
          <table:table-cell office:value-type="string">
            <text:p>Burston</text:p>
          </table:table-cell>
          <table:table-cell office:value-type="string">
            <text:p>lburstonqq@a8.net</text:p>
          </table:table-cell>
          <table:table-cell office:value-type="string">
            <text:p>Female</text:p>
          </table:table-cell>
          <table:table-cell office:value-type="string">
            <text:p>113.50.225.92</text:p>
          </table:table-cell>
          <table:table-cell table:number-columns-repeated="1018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Tamara</text:p>
          </table:table-cell>
          <table:table-cell office:value-type="string">
            <text:p>Doblin</text:p>
          </table:table-cell>
          <table:table-cell office:value-type="string">
            <text:p>tdoblinqr@washington.edu</text:p>
          </table:table-cell>
          <table:table-cell office:value-type="string">
            <text:p>Female</text:p>
          </table:table-cell>
          <table:table-cell office:value-type="string">
            <text:p>215.119.115.34</text:p>
          </table:table-cell>
          <table:table-cell table:number-columns-repeated="1018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Agretha</text:p>
          </table:table-cell>
          <table:table-cell office:value-type="string">
            <text:p>Vink</text:p>
          </table:table-cell>
          <table:table-cell office:value-type="string">
            <text:p>avinkqs@artisteer.com</text:p>
          </table:table-cell>
          <table:table-cell office:value-type="string">
            <text:p>Female</text:p>
          </table:table-cell>
          <table:table-cell office:value-type="string">
            <text:p>188.222.252.226</text:p>
          </table:table-cell>
          <table:table-cell table:number-columns-repeated="1018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Arman</text:p>
          </table:table-cell>
          <table:table-cell office:value-type="string">
            <text:p>Kingscott</text:p>
          </table:table-cell>
          <table:table-cell office:value-type="string">
            <text:p>akingscottqt@webmd.com</text:p>
          </table:table-cell>
          <table:table-cell office:value-type="string">
            <text:p>Male</text:p>
          </table:table-cell>
          <table:table-cell office:value-type="string">
            <text:p>113.205.81.211</text:p>
          </table:table-cell>
          <table:table-cell table:number-columns-repeated="1018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Justina</text:p>
          </table:table-cell>
          <table:table-cell office:value-type="string">
            <text:p>McCreery</text:p>
          </table:table-cell>
          <table:table-cell office:value-type="string">
            <text:p>jmccreeryqu@shop-pro.jp</text:p>
          </table:table-cell>
          <table:table-cell office:value-type="string">
            <text:p>Female</text:p>
          </table:table-cell>
          <table:table-cell office:value-type="string">
            <text:p>146.228.128.197</text:p>
          </table:table-cell>
          <table:table-cell table:number-columns-repeated="1018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Esteban</text:p>
          </table:table-cell>
          <table:table-cell office:value-type="string">
            <text:p>Rogan</text:p>
          </table:table-cell>
          <table:table-cell office:value-type="string">
            <text:p>eroganqv@columbia.edu</text:p>
          </table:table-cell>
          <table:table-cell office:value-type="string">
            <text:p>Male</text:p>
          </table:table-cell>
          <table:table-cell office:value-type="string">
            <text:p>181.91.192.105</text:p>
          </table:table-cell>
          <table:table-cell table:number-columns-repeated="1018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Jordan</text:p>
          </table:table-cell>
          <table:table-cell office:value-type="string">
            <text:p>Ashfold</text:p>
          </table:table-cell>
          <table:table-cell office:value-type="string">
            <text:p>jashfoldqw@wikispaces.com</text:p>
          </table:table-cell>
          <table:table-cell office:value-type="string">
            <text:p>Male</text:p>
          </table:table-cell>
          <table:table-cell office:value-type="string">
            <text:p>30.183.130.8</text:p>
          </table:table-cell>
          <table:table-cell table:number-columns-repeated="1018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Cordula</text:p>
          </table:table-cell>
          <table:table-cell office:value-type="string">
            <text:p>Havelin</text:p>
          </table:table-cell>
          <table:table-cell office:value-type="string">
            <text:p>chavelinqx@elegantthemes.com</text:p>
          </table:table-cell>
          <table:table-cell office:value-type="string">
            <text:p>Female</text:p>
          </table:table-cell>
          <table:table-cell office:value-type="string">
            <text:p>127.30.27.49</text:p>
          </table:table-cell>
          <table:table-cell table:number-columns-repeated="1018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Aldous</text:p>
          </table:table-cell>
          <table:table-cell office:value-type="string">
            <text:p>Ramble</text:p>
          </table:table-cell>
          <table:table-cell office:value-type="string">
            <text:p>arambleqy@shutterfly.com</text:p>
          </table:table-cell>
          <table:table-cell office:value-type="string">
            <text:p>Male</text:p>
          </table:table-cell>
          <table:table-cell office:value-type="string">
            <text:p>97.183.121.191</text:p>
          </table:table-cell>
          <table:table-cell table:number-columns-repeated="1018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Clary</text:p>
          </table:table-cell>
          <table:table-cell office:value-type="string">
            <text:p>Tremouille</text:p>
          </table:table-cell>
          <table:table-cell office:value-type="string">
            <text:p>ctremouilleqz@netlog.com</text:p>
          </table:table-cell>
          <table:table-cell office:value-type="string">
            <text:p>Female</text:p>
          </table:table-cell>
          <table:table-cell office:value-type="string">
            <text:p>124.33.162.80</text:p>
          </table:table-cell>
          <table:table-cell table:number-columns-repeated="1018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Dara</text:p>
          </table:table-cell>
          <table:table-cell office:value-type="string">
            <text:p>Boggs</text:p>
          </table:table-cell>
          <table:table-cell office:value-type="string">
            <text:p>dboggsr0@ezinearticles.com</text:p>
          </table:table-cell>
          <table:table-cell office:value-type="string">
            <text:p>Female</text:p>
          </table:table-cell>
          <table:table-cell office:value-type="string">
            <text:p>86.211.227.76</text:p>
          </table:table-cell>
          <table:table-cell table:number-columns-repeated="1018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Timofei</text:p>
          </table:table-cell>
          <table:table-cell office:value-type="string">
            <text:p>Melby</text:p>
          </table:table-cell>
          <table:table-cell office:value-type="string">
            <text:p>tmelbyr1@google.com.au</text:p>
          </table:table-cell>
          <table:table-cell office:value-type="string">
            <text:p>Male</text:p>
          </table:table-cell>
          <table:table-cell office:value-type="string">
            <text:p>8.139.30.110</text:p>
          </table:table-cell>
          <table:table-cell table:number-columns-repeated="1018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Rhody</text:p>
          </table:table-cell>
          <table:table-cell office:value-type="string">
            <text:p>L' Anglois</text:p>
          </table:table-cell>
          <table:table-cell office:value-type="string">
            <text:p>rlangloisr2@twitter.com</text:p>
          </table:table-cell>
          <table:table-cell office:value-type="string">
            <text:p>Female</text:p>
          </table:table-cell>
          <table:table-cell office:value-type="string">
            <text:p>230.248.206.156</text:p>
          </table:table-cell>
          <table:table-cell table:number-columns-repeated="1018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Klemens</text:p>
          </table:table-cell>
          <table:table-cell office:value-type="string">
            <text:p>Neeve</text:p>
          </table:table-cell>
          <table:table-cell office:value-type="string">
            <text:p>kneever3@ovh.net</text:p>
          </table:table-cell>
          <table:table-cell office:value-type="string">
            <text:p>Male</text:p>
          </table:table-cell>
          <table:table-cell office:value-type="string">
            <text:p>158.213.24.205</text:p>
          </table:table-cell>
          <table:table-cell table:number-columns-repeated="1018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Roddy</text:p>
          </table:table-cell>
          <table:table-cell office:value-type="string">
            <text:p>Simpkins</text:p>
          </table:table-cell>
          <table:table-cell office:value-type="string">
            <text:p>rsimpkinsr4@blogger.com</text:p>
          </table:table-cell>
          <table:table-cell office:value-type="string">
            <text:p>Male</text:p>
          </table:table-cell>
          <table:table-cell office:value-type="string">
            <text:p>67.110.45.2</text:p>
          </table:table-cell>
          <table:table-cell table:number-columns-repeated="1018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Dana</text:p>
          </table:table-cell>
          <table:table-cell office:value-type="string">
            <text:p>McSwan</text:p>
          </table:table-cell>
          <table:table-cell office:value-type="string">
            <text:p>dmcswanr5@g.co</text:p>
          </table:table-cell>
          <table:table-cell office:value-type="string">
            <text:p>Female</text:p>
          </table:table-cell>
          <table:table-cell office:value-type="string">
            <text:p>202.217.133.146</text:p>
          </table:table-cell>
          <table:table-cell table:number-columns-repeated="1018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Fran</text:p>
          </table:table-cell>
          <table:table-cell office:value-type="string">
            <text:p>Ellin</text:p>
          </table:table-cell>
          <table:table-cell office:value-type="string">
            <text:p>fellinr6@senate.gov</text:p>
          </table:table-cell>
          <table:table-cell office:value-type="string">
            <text:p>Female</text:p>
          </table:table-cell>
          <table:table-cell office:value-type="string">
            <text:p>175.199.127.0</text:p>
          </table:table-cell>
          <table:table-cell table:number-columns-repeated="1018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Jacquenetta</text:p>
          </table:table-cell>
          <table:table-cell office:value-type="string">
            <text:p>Mapother</text:p>
          </table:table-cell>
          <table:table-cell office:value-type="string">
            <text:p>jmapotherr7@stumbleupon.com</text:p>
          </table:table-cell>
          <table:table-cell office:value-type="string">
            <text:p>Female</text:p>
          </table:table-cell>
          <table:table-cell office:value-type="string">
            <text:p>64.47.251.118</text:p>
          </table:table-cell>
          <table:table-cell table:number-columns-repeated="1018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Erda</text:p>
          </table:table-cell>
          <table:table-cell office:value-type="string">
            <text:p>Cholwell</text:p>
          </table:table-cell>
          <table:table-cell office:value-type="string">
            <text:p>echolwellr8@facebook.com</text:p>
          </table:table-cell>
          <table:table-cell office:value-type="string">
            <text:p>Female</text:p>
          </table:table-cell>
          <table:table-cell office:value-type="string">
            <text:p>242.117.69.123</text:p>
          </table:table-cell>
          <table:table-cell table:number-columns-repeated="1018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Carol</text:p>
          </table:table-cell>
          <table:table-cell office:value-type="string">
            <text:p>Tenniswood</text:p>
          </table:table-cell>
          <table:table-cell office:value-type="string">
            <text:p>ctenniswoodr9@google.pl</text:p>
          </table:table-cell>
          <table:table-cell office:value-type="string">
            <text:p>Female</text:p>
          </table:table-cell>
          <table:table-cell office:value-type="string">
            <text:p>141.129.22.28</text:p>
          </table:table-cell>
          <table:table-cell table:number-columns-repeated="1018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Wilmette</text:p>
          </table:table-cell>
          <table:table-cell office:value-type="string">
            <text:p>Boodell</text:p>
          </table:table-cell>
          <table:table-cell office:value-type="string">
            <text:p>wboodellra@telegraph.co.uk</text:p>
          </table:table-cell>
          <table:table-cell office:value-type="string">
            <text:p>Female</text:p>
          </table:table-cell>
          <table:table-cell office:value-type="string">
            <text:p>95.169.138.26</text:p>
          </table:table-cell>
          <table:table-cell table:number-columns-repeated="1018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Elysee</text:p>
          </table:table-cell>
          <table:table-cell office:value-type="string">
            <text:p>Brockest</text:p>
          </table:table-cell>
          <table:table-cell office:value-type="string">
            <text:p>ebrockestrb@shutterfly.com</text:p>
          </table:table-cell>
          <table:table-cell office:value-type="string">
            <text:p>Female</text:p>
          </table:table-cell>
          <table:table-cell office:value-type="string">
            <text:p>251.171.214.216</text:p>
          </table:table-cell>
          <table:table-cell table:number-columns-repeated="1018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Tally</text:p>
          </table:table-cell>
          <table:table-cell office:value-type="string">
            <text:p>Moorhead</text:p>
          </table:table-cell>
          <table:table-cell office:value-type="string">
            <text:p>tmoorheadrc@google.com.hk</text:p>
          </table:table-cell>
          <table:table-cell office:value-type="string">
            <text:p>Female</text:p>
          </table:table-cell>
          <table:table-cell office:value-type="string">
            <text:p>191.180.209.207</text:p>
          </table:table-cell>
          <table:table-cell table:number-columns-repeated="1018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Abbey</text:p>
          </table:table-cell>
          <table:table-cell office:value-type="string">
            <text:p>Heater</text:p>
          </table:table-cell>
          <table:table-cell office:value-type="string">
            <text:p>aheaterrd@amazon.com</text:p>
          </table:table-cell>
          <table:table-cell office:value-type="string">
            <text:p>Male</text:p>
          </table:table-cell>
          <table:table-cell office:value-type="string">
            <text:p>56.55.127.63</text:p>
          </table:table-cell>
          <table:table-cell table:number-columns-repeated="1018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Roxanna</text:p>
          </table:table-cell>
          <table:table-cell office:value-type="string">
            <text:p>MacCawley</text:p>
          </table:table-cell>
          <table:table-cell office:value-type="string">
            <text:p>rmaccawleyre@upenn.edu</text:p>
          </table:table-cell>
          <table:table-cell office:value-type="string">
            <text:p>Female</text:p>
          </table:table-cell>
          <table:table-cell office:value-type="string">
            <text:p>103.215.137.238</text:p>
          </table:table-cell>
          <table:table-cell table:number-columns-repeated="1018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Twila</text:p>
          </table:table-cell>
          <table:table-cell office:value-type="string">
            <text:p>De Cruze</text:p>
          </table:table-cell>
          <table:table-cell office:value-type="string">
            <text:p>tdecruzerf@constantcontact.com</text:p>
          </table:table-cell>
          <table:table-cell office:value-type="string">
            <text:p>Female</text:p>
          </table:table-cell>
          <table:table-cell office:value-type="string">
            <text:p>141.185.219.12</text:p>
          </table:table-cell>
          <table:table-cell table:number-columns-repeated="1018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Greta</text:p>
          </table:table-cell>
          <table:table-cell office:value-type="string">
            <text:p>Tavner</text:p>
          </table:table-cell>
          <table:table-cell office:value-type="string">
            <text:p>gtavnerrg@wired.com</text:p>
          </table:table-cell>
          <table:table-cell office:value-type="string">
            <text:p>Female</text:p>
          </table:table-cell>
          <table:table-cell office:value-type="string">
            <text:p>165.107.184.41</text:p>
          </table:table-cell>
          <table:table-cell table:number-columns-repeated="1018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Caryl</text:p>
          </table:table-cell>
          <table:table-cell office:value-type="string">
            <text:p>Osler</text:p>
          </table:table-cell>
          <table:table-cell office:value-type="string">
            <text:p>coslerrh@seattletimes.com</text:p>
          </table:table-cell>
          <table:table-cell office:value-type="string">
            <text:p>Male</text:p>
          </table:table-cell>
          <table:table-cell office:value-type="string">
            <text:p>239.37.249.145</text:p>
          </table:table-cell>
          <table:table-cell table:number-columns-repeated="1018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Thaine</text:p>
          </table:table-cell>
          <table:table-cell office:value-type="string">
            <text:p>Buard</text:p>
          </table:table-cell>
          <table:table-cell office:value-type="string">
            <text:p>tbuardri@storify.com</text:p>
          </table:table-cell>
          <table:table-cell office:value-type="string">
            <text:p>Male</text:p>
          </table:table-cell>
          <table:table-cell office:value-type="string">
            <text:p>97.206.162.97</text:p>
          </table:table-cell>
          <table:table-cell table:number-columns-repeated="1018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Kathryn</text:p>
          </table:table-cell>
          <table:table-cell office:value-type="string">
            <text:p>Kitcatt</text:p>
          </table:table-cell>
          <table:table-cell office:value-type="string">
            <text:p>kkitcattrj@cmu.edu</text:p>
          </table:table-cell>
          <table:table-cell office:value-type="string">
            <text:p>Female</text:p>
          </table:table-cell>
          <table:table-cell office:value-type="string">
            <text:p>69.107.140.16</text:p>
          </table:table-cell>
          <table:table-cell table:number-columns-repeated="1018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Katy</text:p>
          </table:table-cell>
          <table:table-cell office:value-type="string">
            <text:p>Falla</text:p>
          </table:table-cell>
          <table:table-cell office:value-type="string">
            <text:p>kfallark@sogou.com</text:p>
          </table:table-cell>
          <table:table-cell office:value-type="string">
            <text:p>Female</text:p>
          </table:table-cell>
          <table:table-cell office:value-type="string">
            <text:p>28.137.136.18</text:p>
          </table:table-cell>
          <table:table-cell table:number-columns-repeated="1018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Candace</text:p>
          </table:table-cell>
          <table:table-cell office:value-type="string">
            <text:p>Madoc-Jones</text:p>
          </table:table-cell>
          <table:table-cell office:value-type="string">
            <text:p>cmadocjonesrl@home.pl</text:p>
          </table:table-cell>
          <table:table-cell office:value-type="string">
            <text:p>Female</text:p>
          </table:table-cell>
          <table:table-cell office:value-type="string">
            <text:p>151.93.91.64</text:p>
          </table:table-cell>
          <table:table-cell table:number-columns-repeated="1018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Haily</text:p>
          </table:table-cell>
          <table:table-cell office:value-type="string">
            <text:p>Josefs</text:p>
          </table:table-cell>
          <table:table-cell office:value-type="string">
            <text:p>hjosefsrm@surveymonkey.com</text:p>
          </table:table-cell>
          <table:table-cell office:value-type="string">
            <text:p>Female</text:p>
          </table:table-cell>
          <table:table-cell office:value-type="string">
            <text:p>103.73.114.84</text:p>
          </table:table-cell>
          <table:table-cell table:number-columns-repeated="1018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Ivory</text:p>
          </table:table-cell>
          <table:table-cell office:value-type="string">
            <text:p>Stannislawski</text:p>
          </table:table-cell>
          <table:table-cell office:value-type="string">
            <text:p>istannislawskirn@linkedin.com</text:p>
          </table:table-cell>
          <table:table-cell office:value-type="string">
            <text:p>Female</text:p>
          </table:table-cell>
          <table:table-cell office:value-type="string">
            <text:p>147.10.135.229</text:p>
          </table:table-cell>
          <table:table-cell table:number-columns-repeated="1018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Janeta</text:p>
          </table:table-cell>
          <table:table-cell office:value-type="string">
            <text:p>Bedin</text:p>
          </table:table-cell>
          <table:table-cell office:value-type="string">
            <text:p>jbedinro@pbs.org</text:p>
          </table:table-cell>
          <table:table-cell office:value-type="string">
            <text:p>Female</text:p>
          </table:table-cell>
          <table:table-cell office:value-type="string">
            <text:p>188.99.38.194</text:p>
          </table:table-cell>
          <table:table-cell table:number-columns-repeated="1018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Flori</text:p>
          </table:table-cell>
          <table:table-cell office:value-type="string">
            <text:p>Izon</text:p>
          </table:table-cell>
          <table:table-cell office:value-type="string">
            <text:p>fizonrp@liveinternet.ru</text:p>
          </table:table-cell>
          <table:table-cell office:value-type="string">
            <text:p>Female</text:p>
          </table:table-cell>
          <table:table-cell office:value-type="string">
            <text:p>35.0.184.153</text:p>
          </table:table-cell>
          <table:table-cell table:number-columns-repeated="1018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Josy</text:p>
          </table:table-cell>
          <table:table-cell office:value-type="string">
            <text:p>Winson</text:p>
          </table:table-cell>
          <table:table-cell office:value-type="string">
            <text:p>jwinsonrq@wordpress.com</text:p>
          </table:table-cell>
          <table:table-cell office:value-type="string">
            <text:p>Female</text:p>
          </table:table-cell>
          <table:table-cell office:value-type="string">
            <text:p>220.112.40.188</text:p>
          </table:table-cell>
          <table:table-cell table:number-columns-repeated="1018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Raleigh</text:p>
          </table:table-cell>
          <table:table-cell office:value-type="string">
            <text:p>Horsey</text:p>
          </table:table-cell>
          <table:table-cell office:value-type="string">
            <text:p>rhorseyrr@npr.org</text:p>
          </table:table-cell>
          <table:table-cell office:value-type="string">
            <text:p>Male</text:p>
          </table:table-cell>
          <table:table-cell office:value-type="string">
            <text:p>105.188.143.96</text:p>
          </table:table-cell>
          <table:table-cell table:number-columns-repeated="1018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8/11/2017</text:date>, <text:time>14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6" meta:object-count="0"/>
    <meta:generator>OpenOffice/4.1.2$Unix OpenOffice.org_project/412m3$Build-9782</meta:generator>
  </office:meta>
</office:document-meta>
</file>